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Object 130/content.xml"/>
  <manifest:file-entry manifest:media-type="text/xml" manifest:full-path="Object 130/settings.xml"/>
  <manifest:file-entry manifest:media-type="application/vnd.oasis.opendocument.formula" manifest:version="1.2" manifest:full-path="Object 130/"/>
  <manifest:file-entry manifest:media-type="text/xml" manifest:full-path="Object 131/content.xml"/>
  <manifest:file-entry manifest:media-type="text/xml" manifest:full-path="Object 131/settings.xml"/>
  <manifest:file-entry manifest:media-type="application/vnd.oasis.opendocument.formula" manifest:version="1.2" manifest:full-path="Object 131/"/>
  <manifest:file-entry manifest:media-type="text/xml" manifest:full-path="Object 132/content.xml"/>
  <manifest:file-entry manifest:media-type="text/xml" manifest:full-path="Object 132/settings.xml"/>
  <manifest:file-entry manifest:media-type="application/vnd.oasis.opendocument.formula" manifest:version="1.2" manifest:full-path="Object 132/"/>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Object 133/content.xml"/>
  <manifest:file-entry manifest:media-type="text/xml" manifest:full-path="Object 133/settings.xml"/>
  <manifest:file-entry manifest:media-type="application/vnd.oasis.opendocument.formula" manifest:version="1.2" manifest:full-path="Object 133/"/>
  <manifest:file-entry manifest:media-type="text/xml" manifest:full-path="Object 134/content.xml"/>
  <manifest:file-entry manifest:media-type="text/xml" manifest:full-path="Object 134/settings.xml"/>
  <manifest:file-entry manifest:media-type="application/vnd.oasis.opendocument.formula" manifest:version="1.2" manifest:full-path="Object 134/"/>
  <manifest:file-entry manifest:media-type="text/xml" manifest:full-path="Object 135/content.xml"/>
  <manifest:file-entry manifest:media-type="text/xml" manifest:full-path="Object 135/settings.xml"/>
  <manifest:file-entry manifest:media-type="application/vnd.oasis.opendocument.formula" manifest:version="1.2" manifest:full-path="Object 135/"/>
  <manifest:file-entry manifest:media-type="text/xml" manifest:full-path="Object 136/content.xml"/>
  <manifest:file-entry manifest:media-type="text/xml" manifest:full-path="Object 136/settings.xml"/>
  <manifest:file-entry manifest:media-type="application/vnd.oasis.opendocument.formula" manifest:version="1.2" manifest:full-path="Object 136/"/>
  <manifest:file-entry manifest:media-type="text/xml" manifest:full-path="Object 137/content.xml"/>
  <manifest:file-entry manifest:media-type="text/xml" manifest:full-path="Object 137/settings.xml"/>
  <manifest:file-entry manifest:media-type="application/vnd.oasis.opendocument.formula" manifest:version="1.2" manifest:full-path="Object 137/"/>
  <manifest:file-entry manifest:media-type="text/xml" manifest:full-path="Object 138/content.xml"/>
  <manifest:file-entry manifest:media-type="text/xml" manifest:full-path="Object 138/settings.xml"/>
  <manifest:file-entry manifest:media-type="application/vnd.oasis.opendocument.formula" manifest:version="1.2" manifest:full-path="Object 138/"/>
  <manifest:file-entry manifest:media-type="text/xml" manifest:full-path="Object 139/content.xml"/>
  <manifest:file-entry manifest:media-type="text/xml" manifest:full-path="Object 139/settings.xml"/>
  <manifest:file-entry manifest:media-type="application/vnd.oasis.opendocument.formula" manifest:version="1.2" manifest:full-path="Object 139/"/>
  <manifest:file-entry manifest:media-type="text/xml" manifest:full-path="Object 90/content.xml"/>
  <manifest:file-entry manifest:media-type="text/xml" manifest:full-path="Object 90/settings.xml"/>
  <manifest:file-entry manifest:media-type="application/vnd.oasis.opendocument.formula" manifest:version="1.2" manifest:full-path="Object 90/"/>
  <manifest:file-entry manifest:media-type="text/xml" manifest:full-path="Object 91/content.xml"/>
  <manifest:file-entry manifest:media-type="text/xml" manifest:full-path="Object 91/settings.xml"/>
  <manifest:file-entry manifest:media-type="application/vnd.oasis.opendocument.formula" manifest:version="1.2" manifest:full-path="Object 91/"/>
  <manifest:file-entry manifest:media-type="text/xml" manifest:full-path="Object 92/content.xml"/>
  <manifest:file-entry manifest:media-type="text/xml" manifest:full-path="Object 92/settings.xml"/>
  <manifest:file-entry manifest:media-type="application/vnd.oasis.opendocument.formula" manifest:version="1.2" manifest:full-path="Object 92/"/>
  <manifest:file-entry manifest:media-type="text/xml" manifest:full-path="Object 93/content.xml"/>
  <manifest:file-entry manifest:media-type="text/xml" manifest:full-path="Object 93/settings.xml"/>
  <manifest:file-entry manifest:media-type="application/vnd.oasis.opendocument.formula" manifest:version="1.2" manifest:full-path="Object 93/"/>
  <manifest:file-entry manifest:media-type="text/xml" manifest:full-path="Object 94/content.xml"/>
  <manifest:file-entry manifest:media-type="text/xml" manifest:full-path="Object 94/settings.xml"/>
  <manifest:file-entry manifest:media-type="application/vnd.oasis.opendocument.formula" manifest:version="1.2" manifest:full-path="Object 94/"/>
  <manifest:file-entry manifest:media-type="text/xml" manifest:full-path="Object 95/content.xml"/>
  <manifest:file-entry manifest:media-type="text/xml" manifest:full-path="Object 95/settings.xml"/>
  <manifest:file-entry manifest:media-type="application/vnd.oasis.opendocument.formula" manifest:version="1.2" manifest:full-path="Object 95/"/>
  <manifest:file-entry manifest:media-type="text/xml" manifest:full-path="Object 96/content.xml"/>
  <manifest:file-entry manifest:media-type="text/xml" manifest:full-path="Object 96/settings.xml"/>
  <manifest:file-entry manifest:media-type="application/vnd.oasis.opendocument.formula" manifest:version="1.2" manifest:full-path="Object 96/"/>
  <manifest:file-entry manifest:media-type="text/xml" manifest:full-path="Object 97/content.xml"/>
  <manifest:file-entry manifest:media-type="text/xml" manifest:full-path="Object 97/settings.xml"/>
  <manifest:file-entry manifest:media-type="application/vnd.oasis.opendocument.formula" manifest:version="1.2" manifest:full-path="Object 97/"/>
  <manifest:file-entry manifest:media-type="text/xml" manifest:full-path="Object 40/content.xml"/>
  <manifest:file-entry manifest:media-type="text/xml" manifest:full-path="Object 40/settings.xml"/>
  <manifest:file-entry manifest:media-type="application/vnd.oasis.opendocument.formula" manifest:version="1.2" manifest:full-path="Object 40/"/>
  <manifest:file-entry manifest:media-type="text/xml" manifest:full-path="Object 98/content.xml"/>
  <manifest:file-entry manifest:media-type="text/xml" manifest:full-path="Object 98/settings.xml"/>
  <manifest:file-entry manifest:media-type="application/vnd.oasis.opendocument.formula" manifest:version="1.2" manifest:full-path="Object 98/"/>
  <manifest:file-entry manifest:media-type="text/xml" manifest:full-path="Object 41/content.xml"/>
  <manifest:file-entry manifest:media-type="text/xml" manifest:full-path="Object 41/settings.xml"/>
  <manifest:file-entry manifest:media-type="application/vnd.oasis.opendocument.formula" manifest:version="1.2" manifest:full-path="Object 41/"/>
  <manifest:file-entry manifest:media-type="text/xml" manifest:full-path="Object 99/content.xml"/>
  <manifest:file-entry manifest:media-type="text/xml" manifest:full-path="Object 99/settings.xml"/>
  <manifest:file-entry manifest:media-type="application/vnd.oasis.opendocument.formula" manifest:version="1.2" manifest:full-path="Object 99/"/>
  <manifest:file-entry manifest:media-type="text/xml" manifest:full-path="Object 42/content.xml"/>
  <manifest:file-entry manifest:media-type="text/xml" manifest:full-path="Object 42/settings.xml"/>
  <manifest:file-entry manifest:media-type="application/vnd.oasis.opendocument.formula" manifest:version="1.2" manifest:full-path="Object 42/"/>
  <manifest:file-entry manifest:media-type="" manifest:full-path="Pictures/200000390000071A0000021272609F3D.svm"/>
  <manifest:file-entry manifest:media-type="" manifest:full-path="Pictures/20000016000001E1000002123D883372.svm"/>
  <manifest:file-entry manifest:media-type="" manifest:full-path="Pictures/200000160000023F0000021264B3BCD8.svm"/>
  <manifest:file-entry manifest:media-type="" manifest:full-path="Pictures/200000160000030F000001D49DB4F5A7.svm"/>
  <manifest:file-entry manifest:media-type="image/png" manifest:full-path="Pictures/10000000000000200000002000309F1C.png"/>
  <manifest:file-entry manifest:media-type="" manifest:full-path="Pictures/2000002B000003FD000002129564427D.svm"/>
  <manifest:file-entry manifest:media-type="" manifest:full-path="Pictures/200000240000048500000212DB72015C.svm"/>
  <manifest:file-entry manifest:media-type="" manifest:full-path="Pictures/20000016000002F6000001D36AB80B44.svm"/>
  <manifest:file-entry manifest:media-type="" manifest:full-path="Pictures/2000002B0000040400000212F63525E5.svm"/>
  <manifest:file-entry manifest:media-type="" manifest:full-path="Pictures/200000240000056F000001D42A655F74.svm"/>
  <manifest:file-entry manifest:media-type="" manifest:full-path="Pictures/20000016000001E4000002124F8D386E.svm"/>
  <manifest:file-entry manifest:media-type="" manifest:full-path="Pictures/20000016000002B2000001D303C053F2.svm"/>
  <manifest:file-entry manifest:media-type="" manifest:full-path="Pictures/2000002B000004D500000213FBEFA067.svm"/>
  <manifest:file-entry manifest:media-type="" manifest:full-path="Pictures/"/>
  <manifest:file-entry manifest:media-type="text/xml" manifest:full-path="Object 43/content.xml"/>
  <manifest:file-entry manifest:media-type="text/xml" manifest:full-path="Object 43/settings.xml"/>
  <manifest:file-entry manifest:media-type="application/vnd.oasis.opendocument.formula" manifest:version="1.2" manifest:full-path="Object 43/"/>
  <manifest:file-entry manifest:media-type="" manifest:full-path="Object 44/Configurations2/statusbar/"/>
  <manifest:file-entry manifest:media-type="" manifest:full-path="Object 44/Configurations2/accelerator/current.xml"/>
  <manifest:file-entry manifest:media-type="" manifest:full-path="Object 44/Configurations2/accelerator/"/>
  <manifest:file-entry manifest:media-type="" manifest:full-path="Object 44/Configurations2/floater/"/>
  <manifest:file-entry manifest:media-type="" manifest:full-path="Object 44/Configurations2/popupmenu/"/>
  <manifest:file-entry manifest:media-type="" manifest:full-path="Object 44/Configurations2/progressbar/"/>
  <manifest:file-entry manifest:media-type="" manifest:full-path="Object 44/Configurations2/menubar/"/>
  <manifest:file-entry manifest:media-type="" manifest:full-path="Object 44/Configurations2/toolbar/"/>
  <manifest:file-entry manifest:media-type="" manifest:full-path="Object 44/Configurations2/images/Bitmaps/"/>
  <manifest:file-entry manifest:media-type="" manifest:full-path="Object 44/Configurations2/images/"/>
  <manifest:file-entry manifest:media-type="application/vnd.sun.xml.ui.configuration" manifest:full-path="Object 44/Configurations2/"/>
  <manifest:file-entry manifest:media-type="text/xml" manifest:full-path="Object 44/content.xml"/>
  <manifest:file-entry manifest:media-type="text/xml" manifest:full-path="Object 44/settings.xml"/>
  <manifest:file-entry manifest:media-type="application/vnd.oasis.opendocument.formula" manifest:version="1.2" manifest:full-path="Object 44/"/>
  <manifest:file-entry manifest:media-type="text/xml" manifest:full-path="Object 45/content.xml"/>
  <manifest:file-entry manifest:media-type="text/xml" manifest:full-path="Object 45/settings.xml"/>
  <manifest:file-entry manifest:media-type="application/vnd.oasis.opendocument.formula" manifest:version="1.2" manifest:full-path="Object 45/"/>
  <manifest:file-entry manifest:media-type="" manifest:full-path="Object 46/Configurations2/statusbar/"/>
  <manifest:file-entry manifest:media-type="" manifest:full-path="Object 46/Configurations2/floater/"/>
  <manifest:file-entry manifest:media-type="" manifest:full-path="Object 46/Configurations2/popupmenu/"/>
  <manifest:file-entry manifest:media-type="" manifest:full-path="Object 46/Configurations2/progressbar/"/>
  <manifest:file-entry manifest:media-type="" manifest:full-path="Object 46/Configurations2/menubar/"/>
  <manifest:file-entry manifest:media-type="" manifest:full-path="Object 46/Configurations2/toolbar/"/>
  <manifest:file-entry manifest:media-type="" manifest:full-path="Object 46/Configurations2/images/Bitmaps/"/>
  <manifest:file-entry manifest:media-type="" manifest:full-path="Object 46/Configurations2/images/"/>
  <manifest:file-entry manifest:media-type="application/vnd.sun.xml.ui.configuration" manifest:full-path="Object 46/Configurations2/"/>
  <manifest:file-entry manifest:media-type="text/xml" manifest:full-path="Object 46/content.xml"/>
  <manifest:file-entry manifest:media-type="text/xml" manifest:full-path="Object 46/settings.xml"/>
  <manifest:file-entry manifest:media-type="application/vnd.oasis.opendocument.formula" manifest:version="1.2" manifest:full-path="Object 46/"/>
  <manifest:file-entry manifest:media-type="text/xml" manifest:full-path="Object 47/content.xml"/>
  <manifest:file-entry manifest:media-type="text/xml" manifest:full-path="Object 47/settings.xml"/>
  <manifest:file-entry manifest:media-type="application/vnd.oasis.opendocument.formula" manifest:version="1.2" manifest:full-path="Object 47/"/>
  <manifest:file-entry manifest:media-type="text/xml" manifest:full-path="Object 48/content.xml"/>
  <manifest:file-entry manifest:media-type="text/xml" manifest:full-path="Object 48/settings.xml"/>
  <manifest:file-entry manifest:media-type="application/vnd.oasis.opendocument.formula" manifest:version="1.2" manifest:full-path="Object 48/"/>
  <manifest:file-entry manifest:media-type="text/xml" manifest:full-path="Object 49/content.xml"/>
  <manifest:file-entry manifest:media-type="text/xml" manifest:full-path="Object 49/settings.xml"/>
  <manifest:file-entry manifest:media-type="application/vnd.oasis.opendocument.formula" manifest:version="1.2" manifest:full-path="Object 49/"/>
  <manifest:file-entry manifest:media-type="text/xml" manifest:full-path="Object 140/content.xml"/>
  <manifest:file-entry manifest:media-type="text/xml" manifest:full-path="Object 140/settings.xml"/>
  <manifest:file-entry manifest:media-type="application/vnd.oasis.opendocument.formula" manifest:version="1.2" manifest:full-path="Object 140/"/>
  <manifest:file-entry manifest:media-type="" manifest:full-path="Object 141/Configurations2/statusbar/"/>
  <manifest:file-entry manifest:media-type="" manifest:full-path="Object 141/Configurations2/floater/"/>
  <manifest:file-entry manifest:media-type="" manifest:full-path="Object 141/Configurations2/popupmenu/"/>
  <manifest:file-entry manifest:media-type="" manifest:full-path="Object 141/Configurations2/progressbar/"/>
  <manifest:file-entry manifest:media-type="" manifest:full-path="Object 141/Configurations2/menubar/"/>
  <manifest:file-entry manifest:media-type="" manifest:full-path="Object 141/Configurations2/toolbar/"/>
  <manifest:file-entry manifest:media-type="" manifest:full-path="Object 141/Configurations2/images/Bitmaps/"/>
  <manifest:file-entry manifest:media-type="" manifest:full-path="Object 141/Configurations2/images/"/>
  <manifest:file-entry manifest:media-type="application/vnd.sun.xml.ui.configuration" manifest:full-path="Object 141/Configurations2/"/>
  <manifest:file-entry manifest:media-type="text/xml" manifest:full-path="Object 141/content.xml"/>
  <manifest:file-entry manifest:media-type="text/xml" manifest:full-path="Object 141/settings.xml"/>
  <manifest:file-entry manifest:media-type="application/vnd.oasis.opendocument.formula" manifest:version="1.2" manifest:full-path="Object 141/"/>
  <manifest:file-entry manifest:media-type="text/xml" manifest:full-path="Object 142/content.xml"/>
  <manifest:file-entry manifest:media-type="text/xml" manifest:full-path="Object 142/settings.xml"/>
  <manifest:file-entry manifest:media-type="application/vnd.oasis.opendocument.formula" manifest:version="1.2" manifest:full-path="Object 142/"/>
  <manifest:file-entry manifest:media-type="text/xml" manifest:full-path="Object 143/content.xml"/>
  <manifest:file-entry manifest:media-type="text/xml" manifest:full-path="Object 143/settings.xml"/>
  <manifest:file-entry manifest:media-type="application/vnd.oasis.opendocument.formula" manifest:version="1.2" manifest:full-path="Object 143/"/>
  <manifest:file-entry manifest:media-type="text/xml" manifest:full-path="Object 144/content.xml"/>
  <manifest:file-entry manifest:media-type="text/xml" manifest:full-path="Object 144/settings.xml"/>
  <manifest:file-entry manifest:media-type="application/vnd.oasis.opendocument.formula" manifest:version="1.2" manifest:full-path="Object 144/"/>
  <manifest:file-entry manifest:media-type="text/xml" manifest:full-path="Object 145/content.xml"/>
  <manifest:file-entry manifest:media-type="text/xml" manifest:full-path="Object 145/settings.xml"/>
  <manifest:file-entry manifest:media-type="application/vnd.oasis.opendocument.formula" manifest:version="1.2" manifest:full-path="Object 145/"/>
  <manifest:file-entry manifest:media-type="text/xml" manifest:full-path="Object 146/content.xml"/>
  <manifest:file-entry manifest:media-type="text/xml" manifest:full-path="Object 146/settings.xml"/>
  <manifest:file-entry manifest:media-type="application/vnd.oasis.opendocument.formula" manifest:version="1.2" manifest:full-path="Object 146/"/>
  <manifest:file-entry manifest:media-type="text/xml" manifest:full-path="Object 147/content.xml"/>
  <manifest:file-entry manifest:media-type="text/xml" manifest:full-path="Object 147/settings.xml"/>
  <manifest:file-entry manifest:media-type="application/vnd.oasis.opendocument.formula" manifest:version="1.2" manifest:full-path="Object 147/"/>
  <manifest:file-entry manifest:media-type="text/xml" manifest:full-path="Object 148/content.xml"/>
  <manifest:file-entry manifest:media-type="text/xml" manifest:full-path="Object 148/settings.xml"/>
  <manifest:file-entry manifest:media-type="application/vnd.oasis.opendocument.formula" manifest:version="1.2" manifest:full-path="Object 148/"/>
  <manifest:file-entry manifest:media-type="text/xml" manifest:full-path="Object 149/content.xml"/>
  <manifest:file-entry manifest:media-type="text/xml" manifest:full-path="Object 149/settings.xml"/>
  <manifest:file-entry manifest:media-type="application/vnd.oasis.opendocument.formula" manifest:version="1.2" manifest:full-path="Object 149/"/>
  <manifest:file-entry manifest:media-type="application/binary" manifest:full-path="layout-cache"/>
  <manifest:file-entry manifest:media-type="text/xml" manifest:full-path="content.xml"/>
  <manifest:file-entry manifest:media-type="text/xml" manifest:full-path="Object 50/content.xml"/>
  <manifest:file-entry manifest:media-type="text/xml" manifest:full-path="Object 50/settings.xml"/>
  <manifest:file-entry manifest:media-type="application/vnd.oasis.opendocument.formula" manifest:version="1.2" manifest:full-path="Object 50/"/>
  <manifest:file-entry manifest:media-type="text/xml" manifest:full-path="Object 51/content.xml"/>
  <manifest:file-entry manifest:media-type="text/xml" manifest:full-path="Object 51/settings.xml"/>
  <manifest:file-entry manifest:media-type="application/vnd.oasis.opendocument.formula" manifest:version="1.2" manifest:full-path="Object 51/"/>
  <manifest:file-entry manifest:media-type="text/xml" manifest:full-path="Object 52/content.xml"/>
  <manifest:file-entry manifest:media-type="text/xml" manifest:full-path="Object 52/settings.xml"/>
  <manifest:file-entry manifest:media-type="application/vnd.oasis.opendocument.formula" manifest:version="1.2" manifest:full-path="Object 52/"/>
  <manifest:file-entry manifest:media-type="text/xml" manifest:full-path="Object 53/content.xml"/>
  <manifest:file-entry manifest:media-type="text/xml" manifest:full-path="Object 53/settings.xml"/>
  <manifest:file-entry manifest:media-type="application/vnd.oasis.opendocument.formula" manifest:version="1.2" manifest:full-path="Object 53/"/>
  <manifest:file-entry manifest:media-type="text/xml" manifest:full-path="Object 54/content.xml"/>
  <manifest:file-entry manifest:media-type="text/xml" manifest:full-path="Object 54/settings.xml"/>
  <manifest:file-entry manifest:media-type="application/vnd.oasis.opendocument.formula" manifest:version="1.2" manifest:full-path="Object 54/"/>
  <manifest:file-entry manifest:media-type="text/xml" manifest:full-path="Object 55/content.xml"/>
  <manifest:file-entry manifest:media-type="text/xml" manifest:full-path="Object 55/settings.xml"/>
  <manifest:file-entry manifest:media-type="application/vnd.oasis.opendocument.formula" manifest:version="1.2" manifest:full-path="Object 55/"/>
  <manifest:file-entry manifest:media-type="text/xml" manifest:full-path="Object 56/content.xml"/>
  <manifest:file-entry manifest:media-type="text/xml" manifest:full-path="Object 56/settings.xml"/>
  <manifest:file-entry manifest:media-type="application/vnd.oasis.opendocument.formula" manifest:version="1.2" manifest:full-path="Object 56/"/>
  <manifest:file-entry manifest:media-type="text/xml" manifest:full-path="Object 57/content.xml"/>
  <manifest:file-entry manifest:media-type="text/xml" manifest:full-path="Object 57/settings.xml"/>
  <manifest:file-entry manifest:media-type="application/vnd.oasis.opendocument.formula" manifest:version="1.2" manifest:full-path="Object 57/"/>
  <manifest:file-entry manifest:media-type="text/xml" manifest:full-path="Object 58/content.xml"/>
  <manifest:file-entry manifest:media-type="text/xml" manifest:full-path="Object 58/settings.xml"/>
  <manifest:file-entry manifest:media-type="application/vnd.oasis.opendocument.formula" manifest:version="1.2" manifest:full-path="Object 58/"/>
  <manifest:file-entry manifest:media-type="text/xml" manifest:full-path="Object 59/content.xml"/>
  <manifest:file-entry manifest:media-type="text/xml" manifest:full-path="Object 59/settings.xml"/>
  <manifest:file-entry manifest:media-type="application/vnd.oasis.opendocument.formula" manifest:version="1.2" manifest:full-path="Object 59/"/>
  <manifest:file-entry manifest:media-type="text/xml" manifest:full-path="Object 150/content.xml"/>
  <manifest:file-entry manifest:media-type="text/xml" manifest:full-path="Object 150/settings.xml"/>
  <manifest:file-entry manifest:media-type="application/vnd.oasis.opendocument.formula" manifest:version="1.2" manifest:full-path="Object 150/"/>
  <manifest:file-entry manifest:media-type="text/xml" manifest:full-path="Object 151/content.xml"/>
  <manifest:file-entry manifest:media-type="text/xml" manifest:full-path="Object 151/settings.xml"/>
  <manifest:file-entry manifest:media-type="application/vnd.oasis.opendocument.formula" manifest:version="1.2" manifest:full-path="Object 151/"/>
  <manifest:file-entry manifest:media-type="text/xml" manifest:full-path="Object 152/content.xml"/>
  <manifest:file-entry manifest:media-type="text/xml" manifest:full-path="Object 152/settings.xml"/>
  <manifest:file-entry manifest:media-type="application/vnd.oasis.opendocument.formula" manifest:version="1.2" manifest:full-path="Object 152/"/>
  <manifest:file-entry manifest:media-type="" manifest:full-path="Object 153/Configurations2/statusbar/"/>
  <manifest:file-entry manifest:media-type="" manifest:full-path="Object 153/Configurations2/floater/"/>
  <manifest:file-entry manifest:media-type="" manifest:full-path="Object 153/Configurations2/popupmenu/"/>
  <manifest:file-entry manifest:media-type="" manifest:full-path="Object 153/Configurations2/progressbar/"/>
  <manifest:file-entry manifest:media-type="" manifest:full-path="Object 153/Configurations2/menubar/"/>
  <manifest:file-entry manifest:media-type="" manifest:full-path="Object 153/Configurations2/toolbar/"/>
  <manifest:file-entry manifest:media-type="" manifest:full-path="Object 153/Configurations2/images/Bitmaps/"/>
  <manifest:file-entry manifest:media-type="" manifest:full-path="Object 153/Configurations2/images/"/>
  <manifest:file-entry manifest:media-type="application/vnd.sun.xml.ui.configuration" manifest:full-path="Object 153/Configurations2/"/>
  <manifest:file-entry manifest:media-type="text/xml" manifest:full-path="Object 153/content.xml"/>
  <manifest:file-entry manifest:media-type="text/xml" manifest:full-path="Object 153/settings.xml"/>
  <manifest:file-entry manifest:media-type="application/vnd.oasis.opendocument.formula" manifest:version="1.2" manifest:full-path="Object 153/"/>
  <manifest:file-entry manifest:media-type="text/xml" manifest:full-path="Object 154/content.xml"/>
  <manifest:file-entry manifest:media-type="text/xml" manifest:full-path="Object 154/settings.xml"/>
  <manifest:file-entry manifest:media-type="application/vnd.oasis.opendocument.formula" manifest:version="1.2" manifest:full-path="Object 154/"/>
  <manifest:file-entry manifest:media-type="text/xml" manifest:full-path="Object 155/content.xml"/>
  <manifest:file-entry manifest:media-type="text/xml" manifest:full-path="Object 155/settings.xml"/>
  <manifest:file-entry manifest:media-type="application/vnd.oasis.opendocument.formula" manifest:version="1.2" manifest:full-path="Object 155/"/>
  <manifest:file-entry manifest:media-type="text/xml" manifest:full-path="Object 156/content.xml"/>
  <manifest:file-entry manifest:media-type="text/xml" manifest:full-path="Object 156/settings.xml"/>
  <manifest:file-entry manifest:media-type="application/vnd.oasis.opendocument.formula" manifest:version="1.2" manifest:full-path="Object 156/"/>
  <manifest:file-entry manifest:media-type="" manifest:full-path="Object 157/Configurations2/statusbar/"/>
  <manifest:file-entry manifest:media-type="" manifest:full-path="Object 157/Configurations2/floater/"/>
  <manifest:file-entry manifest:media-type="" manifest:full-path="Object 157/Configurations2/popupmenu/"/>
  <manifest:file-entry manifest:media-type="" manifest:full-path="Object 157/Configurations2/progressbar/"/>
  <manifest:file-entry manifest:media-type="" manifest:full-path="Object 157/Configurations2/menubar/"/>
  <manifest:file-entry manifest:media-type="" manifest:full-path="Object 157/Configurations2/toolbar/"/>
  <manifest:file-entry manifest:media-type="" manifest:full-path="Object 157/Configurations2/images/Bitmaps/"/>
  <manifest:file-entry manifest:media-type="" manifest:full-path="Object 157/Configurations2/images/"/>
  <manifest:file-entry manifest:media-type="application/vnd.sun.xml.ui.configuration" manifest:full-path="Object 157/Configurations2/"/>
  <manifest:file-entry manifest:media-type="text/xml" manifest:full-path="Object 157/content.xml"/>
  <manifest:file-entry manifest:media-type="text/xml" manifest:full-path="Object 157/settings.xml"/>
  <manifest:file-entry manifest:media-type="application/vnd.oasis.opendocument.formula" manifest:version="1.2" manifest:full-path="Object 157/"/>
  <manifest:file-entry manifest:media-type="text/xml" manifest:full-path="Object 100/content.xml"/>
  <manifest:file-entry manifest:media-type="text/xml" manifest:full-path="Object 100/settings.xml"/>
  <manifest:file-entry manifest:media-type="application/vnd.oasis.opendocument.formula" manifest:version="1.2" manifest:full-path="Object 100/"/>
  <manifest:file-entry manifest:media-type="text/xml" manifest:full-path="Object 158/content.xml"/>
  <manifest:file-entry manifest:media-type="text/xml" manifest:full-path="Object 158/settings.xml"/>
  <manifest:file-entry manifest:media-type="application/vnd.oasis.opendocument.formula" manifest:version="1.2" manifest:full-path="Object 158/"/>
  <manifest:file-entry manifest:media-type="" manifest:full-path="Object 101/Configurations2/statusbar/"/>
  <manifest:file-entry manifest:media-type="" manifest:full-path="Object 101/Configurations2/floater/"/>
  <manifest:file-entry manifest:media-type="" manifest:full-path="Object 101/Configurations2/popupmenu/"/>
  <manifest:file-entry manifest:media-type="" manifest:full-path="Object 101/Configurations2/progressbar/"/>
  <manifest:file-entry manifest:media-type="" manifest:full-path="Object 101/Configurations2/menubar/"/>
  <manifest:file-entry manifest:media-type="" manifest:full-path="Object 101/Configurations2/toolbar/"/>
  <manifest:file-entry manifest:media-type="" manifest:full-path="Object 101/Configurations2/images/Bitmaps/"/>
  <manifest:file-entry manifest:media-type="" manifest:full-path="Object 101/Configurations2/images/"/>
  <manifest:file-entry manifest:media-type="application/vnd.sun.xml.ui.configuration" manifest:full-path="Object 101/Configurations2/"/>
  <manifest:file-entry manifest:media-type="text/xml" manifest:full-path="Object 101/content.xml"/>
  <manifest:file-entry manifest:media-type="text/xml" manifest:full-path="Object 101/settings.xml"/>
  <manifest:file-entry manifest:media-type="application/vnd.oasis.opendocument.formula" manifest:version="1.2" manifest:full-path="Object 101/"/>
  <manifest:file-entry manifest:media-type="text/xml" manifest:full-path="Object 102/content.xml"/>
  <manifest:file-entry manifest:media-type="text/xml" manifest:full-path="Object 102/settings.xml"/>
  <manifest:file-entry manifest:media-type="application/vnd.oasis.opendocument.formula" manifest:version="1.2" manifest:full-path="Object 102/"/>
  <manifest:file-entry manifest:media-type="application/rdf+xml" manifest:full-path="manifest.rdf"/>
  <manifest:file-entry manifest:media-type="text/xml" manifest:full-path="Object 103/content.xml"/>
  <manifest:file-entry manifest:media-type="text/xml" manifest:full-path="Object 103/settings.xml"/>
  <manifest:file-entry manifest:media-type="application/vnd.oasis.opendocument.formula" manifest:version="1.2" manifest:full-path="Object 103/"/>
  <manifest:file-entry manifest:media-type="text/xml" manifest:full-path="Object 104/content.xml"/>
  <manifest:file-entry manifest:media-type="text/xml" manifest:full-path="Object 104/settings.xml"/>
  <manifest:file-entry manifest:media-type="application/vnd.oasis.opendocument.formula" manifest:version="1.2" manifest:full-path="Object 104/"/>
  <manifest:file-entry manifest:media-type="text/xml" manifest:full-path="Object 105/content.xml"/>
  <manifest:file-entry manifest:media-type="text/xml" manifest:full-path="Object 105/settings.xml"/>
  <manifest:file-entry manifest:media-type="application/vnd.oasis.opendocument.formula" manifest:version="1.2" manifest:full-path="Object 105/"/>
  <manifest:file-entry manifest:media-type="" manifest:full-path="Object 106/Configurations2/statusbar/"/>
  <manifest:file-entry manifest:media-type="" manifest:full-path="Object 106/Configurations2/floater/"/>
  <manifest:file-entry manifest:media-type="" manifest:full-path="Object 106/Configurations2/popupmenu/"/>
  <manifest:file-entry manifest:media-type="" manifest:full-path="Object 106/Configurations2/progressbar/"/>
  <manifest:file-entry manifest:media-type="" manifest:full-path="Object 106/Configurations2/menubar/"/>
  <manifest:file-entry manifest:media-type="" manifest:full-path="Object 106/Configurations2/toolbar/"/>
  <manifest:file-entry manifest:media-type="" manifest:full-path="Object 106/Configurations2/images/Bitmaps/"/>
  <manifest:file-entry manifest:media-type="" manifest:full-path="Object 106/Configurations2/images/"/>
  <manifest:file-entry manifest:media-type="application/vnd.sun.xml.ui.configuration" manifest:full-path="Object 106/Configurations2/"/>
  <manifest:file-entry manifest:media-type="text/xml" manifest:full-path="Object 106/content.xml"/>
  <manifest:file-entry manifest:media-type="text/xml" manifest:full-path="Object 106/settings.xml"/>
  <manifest:file-entry manifest:media-type="application/vnd.oasis.opendocument.formula" manifest:version="1.2" manifest:full-path="Object 106/"/>
  <manifest:file-entry manifest:media-type="text/xml" manifest:full-path="Object 107/content.xml"/>
  <manifest:file-entry manifest:media-type="text/xml" manifest:full-path="Object 107/settings.xml"/>
  <manifest:file-entry manifest:media-type="application/vnd.oasis.opendocument.formula" manifest:version="1.2" manifest:full-path="Object 107/"/>
  <manifest:file-entry manifest:media-type="text/xml" manifest:full-path="Object 108/content.xml"/>
  <manifest:file-entry manifest:media-type="text/xml" manifest:full-path="Object 108/settings.xml"/>
  <manifest:file-entry manifest:media-type="application/vnd.oasis.opendocument.formula" manifest:version="1.2" manifest:full-path="Object 108/"/>
  <manifest:file-entry manifest:media-type="application/x-openoffice-gdimetafile;windows_formatname=&quot;GDIMetaFile&quot;" manifest:full-path="ObjectReplacements/Object 130"/>
  <manifest:file-entry manifest:media-type="application/x-openoffice-gdimetafile;windows_formatname=&quot;GDIMetaFile&quot;" manifest:full-path="ObjectReplacements/Object 131"/>
  <manifest:file-entry manifest:media-type="application/x-openoffice-gdimetafile;windows_formatname=&quot;GDIMetaFile&quot;" manifest:full-path="ObjectReplacements/Object 132"/>
  <manifest:file-entry manifest:media-type="application/x-openoffice-gdimetafile;windows_formatname=&quot;GDIMetaFile&quot;" manifest:full-path="ObjectReplacements/Object 133"/>
  <manifest:file-entry manifest:media-type="application/x-openoffice-gdimetafile;windows_formatname=&quot;GDIMetaFile&quot;" manifest:full-path="ObjectReplacements/Object 134"/>
  <manifest:file-entry manifest:media-type="application/x-openoffice-gdimetafile;windows_formatname=&quot;GDIMetaFile&quot;" manifest:full-path="ObjectReplacements/Object 135"/>
  <manifest:file-entry manifest:media-type="application/x-openoffice-gdimetafile;windows_formatname=&quot;GDIMetaFile&quot;" manifest:full-path="ObjectReplacements/Object 136"/>
  <manifest:file-entry manifest:media-type="application/x-openoffice-gdimetafile;windows_formatname=&quot;GDIMetaFile&quot;" manifest:full-path="ObjectReplacements/Object 137"/>
  <manifest:file-entry manifest:media-type="application/x-openoffice-gdimetafile;windows_formatname=&quot;GDIMetaFile&quot;" manifest:full-path="ObjectReplacements/Object 138"/>
  <manifest:file-entry manifest:media-type="application/x-openoffice-gdimetafile;windows_formatname=&quot;GDIMetaFile&quot;" manifest:full-path="ObjectReplacements/Object 139"/>
  <manifest:file-entry manifest:media-type="application/x-openoffice-gdimetafile;windows_formatname=&quot;GDIMetaFile&quot;" manifest:full-path="ObjectReplacements/Object 90"/>
  <manifest:file-entry manifest:media-type="application/x-openoffice-gdimetafile;windows_formatname=&quot;GDIMetaFile&quot;" manifest:full-path="ObjectReplacements/Object 91"/>
  <manifest:file-entry manifest:media-type="application/x-openoffice-gdimetafile;windows_formatname=&quot;GDIMetaFile&quot;" manifest:full-path="ObjectReplacements/Object 92"/>
  <manifest:file-entry manifest:media-type="application/x-openoffice-gdimetafile;windows_formatname=&quot;GDIMetaFile&quot;" manifest:full-path="ObjectReplacements/Object 93"/>
  <manifest:file-entry manifest:media-type="application/x-openoffice-gdimetafile;windows_formatname=&quot;GDIMetaFile&quot;" manifest:full-path="ObjectReplacements/Object 94"/>
  <manifest:file-entry manifest:media-type="application/x-openoffice-gdimetafile;windows_formatname=&quot;GDIMetaFile&quot;" manifest:full-path="ObjectReplacements/Object 95"/>
  <manifest:file-entry manifest:media-type="application/x-openoffice-gdimetafile;windows_formatname=&quot;GDIMetaFile&quot;" manifest:full-path="ObjectReplacements/Object 96"/>
  <manifest:file-entry manifest:media-type="application/x-openoffice-gdimetafile;windows_formatname=&quot;GDIMetaFile&quot;" manifest:full-path="ObjectReplacements/Object 97"/>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98"/>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99"/>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140"/>
  <manifest:file-entry manifest:media-type="application/x-openoffice-gdimetafile;windows_formatname=&quot;GDIMetaFile&quot;" manifest:full-path="ObjectReplacements/Object 141"/>
  <manifest:file-entry manifest:media-type="application/x-openoffice-gdimetafile;windows_formatname=&quot;GDIMetaFile&quot;" manifest:full-path="ObjectReplacements/Object 142"/>
  <manifest:file-entry manifest:media-type="application/x-openoffice-gdimetafile;windows_formatname=&quot;GDIMetaFile&quot;" manifest:full-path="ObjectReplacements/Object 143"/>
  <manifest:file-entry manifest:media-type="application/x-openoffice-gdimetafile;windows_formatname=&quot;GDIMetaFile&quot;" manifest:full-path="ObjectReplacements/Object 144"/>
  <manifest:file-entry manifest:media-type="application/x-openoffice-gdimetafile;windows_formatname=&quot;GDIMetaFile&quot;" manifest:full-path="ObjectReplacements/Object 145"/>
  <manifest:file-entry manifest:media-type="application/x-openoffice-gdimetafile;windows_formatname=&quot;GDIMetaFile&quot;" manifest:full-path="ObjectReplacements/Object 146"/>
  <manifest:file-entry manifest:media-type="application/x-openoffice-gdimetafile;windows_formatname=&quot;GDIMetaFile&quot;" manifest:full-path="ObjectReplacements/Object 147"/>
  <manifest:file-entry manifest:media-type="application/x-openoffice-gdimetafile;windows_formatname=&quot;GDIMetaFile&quot;" manifest:full-path="ObjectReplacements/Object 148"/>
  <manifest:file-entry manifest:media-type="application/x-openoffice-gdimetafile;windows_formatname=&quot;GDIMetaFile&quot;" manifest:full-path="ObjectReplacements/Object 149"/>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56"/>
  <manifest:file-entry manifest:media-type="application/x-openoffice-gdimetafile;windows_formatname=&quot;GDIMetaFile&quot;" manifest:full-path="ObjectReplacements/Object 57"/>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150"/>
  <manifest:file-entry manifest:media-type="application/x-openoffice-gdimetafile;windows_formatname=&quot;GDIMetaFile&quot;" manifest:full-path="ObjectReplacements/Object 151"/>
  <manifest:file-entry manifest:media-type="application/x-openoffice-gdimetafile;windows_formatname=&quot;GDIMetaFile&quot;" manifest:full-path="ObjectReplacements/Object 152"/>
  <manifest:file-entry manifest:media-type="application/x-openoffice-gdimetafile;windows_formatname=&quot;GDIMetaFile&quot;" manifest:full-path="ObjectReplacements/Object 153"/>
  <manifest:file-entry manifest:media-type="application/x-openoffice-gdimetafile;windows_formatname=&quot;GDIMetaFile&quot;" manifest:full-path="ObjectReplacements/Object 154"/>
  <manifest:file-entry manifest:media-type="application/x-openoffice-gdimetafile;windows_formatname=&quot;GDIMetaFile&quot;" manifest:full-path="ObjectReplacements/Object 155"/>
  <manifest:file-entry manifest:media-type="application/x-openoffice-gdimetafile;windows_formatname=&quot;GDIMetaFile&quot;" manifest:full-path="ObjectReplacements/Object 156"/>
  <manifest:file-entry manifest:media-type="application/x-openoffice-gdimetafile;windows_formatname=&quot;GDIMetaFile&quot;" manifest:full-path="ObjectReplacements/Object 157"/>
  <manifest:file-entry manifest:media-type="application/x-openoffice-gdimetafile;windows_formatname=&quot;GDIMetaFile&quot;" manifest:full-path="ObjectReplacements/Object 100"/>
  <manifest:file-entry manifest:media-type="application/x-openoffice-gdimetafile;windows_formatname=&quot;GDIMetaFile&quot;" manifest:full-path="ObjectReplacements/Object 158"/>
  <manifest:file-entry manifest:media-type="application/x-openoffice-gdimetafile;windows_formatname=&quot;GDIMetaFile&quot;" manifest:full-path="ObjectReplacements/Object 101"/>
  <manifest:file-entry manifest:media-type="application/x-openoffice-gdimetafile;windows_formatname=&quot;GDIMetaFile&quot;" manifest:full-path="ObjectReplacements/Object 102"/>
  <manifest:file-entry manifest:media-type="application/x-openoffice-gdimetafile;windows_formatname=&quot;GDIMetaFile&quot;" manifest:full-path="ObjectReplacements/Object 103"/>
  <manifest:file-entry manifest:media-type="application/x-openoffice-gdimetafile;windows_formatname=&quot;GDIMetaFile&quot;" manifest:full-path="ObjectReplacements/Object 104"/>
  <manifest:file-entry manifest:media-type="application/x-openoffice-gdimetafile;windows_formatname=&quot;GDIMetaFile&quot;" manifest:full-path="ObjectReplacements/Object 105"/>
  <manifest:file-entry manifest:media-type="application/x-openoffice-gdimetafile;windows_formatname=&quot;GDIMetaFile&quot;" manifest:full-path="ObjectReplacements/Object 106"/>
  <manifest:file-entry manifest:media-type="application/x-openoffice-gdimetafile;windows_formatname=&quot;GDIMetaFile&quot;" manifest:full-path="ObjectReplacements/Object 107"/>
  <manifest:file-entry manifest:media-type="application/x-openoffice-gdimetafile;windows_formatname=&quot;GDIMetaFile&quot;" manifest:full-path="ObjectReplacements/Object 108"/>
  <manifest:file-entry manifest:media-type="application/x-openoffice-gdimetafile;windows_formatname=&quot;GDIMetaFile&quot;" manifest:full-path="ObjectReplacements/Object 109"/>
  <manifest:file-entry manifest:media-type="application/x-openoffice-gdimetafile;windows_formatname=&quot;GDIMetaFile&quot;" manifest:full-path="ObjectReplacements/Object 60"/>
  <manifest:file-entry manifest:media-type="application/x-openoffice-gdimetafile;windows_formatname=&quot;GDIMetaFile&quot;" manifest:full-path="ObjectReplacements/Object 61"/>
  <manifest:file-entry manifest:media-type="application/x-openoffice-gdimetafile;windows_formatname=&quot;GDIMetaFile&quot;" manifest:full-path="ObjectReplacements/Object 62"/>
  <manifest:file-entry manifest:media-type="application/x-openoffice-gdimetafile;windows_formatname=&quot;GDIMetaFile&quot;" manifest:full-path="ObjectReplacements/Object 63"/>
  <manifest:file-entry manifest:media-type="application/x-openoffice-gdimetafile;windows_formatname=&quot;GDIMetaFile&quot;" manifest:full-path="ObjectReplacements/Object 64"/>
  <manifest:file-entry manifest:media-type="application/x-openoffice-gdimetafile;windows_formatname=&quot;GDIMetaFile&quot;" manifest:full-path="ObjectReplacements/Object 65"/>
  <manifest:file-entry manifest:media-type="application/x-openoffice-gdimetafile;windows_formatname=&quot;GDIMetaFile&quot;" manifest:full-path="ObjectReplacements/Object 66"/>
  <manifest:file-entry manifest:media-type="application/x-openoffice-gdimetafile;windows_formatname=&quot;GDIMetaFile&quot;" manifest:full-path="ObjectReplacements/Object 67"/>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68"/>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69"/>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110"/>
  <manifest:file-entry manifest:media-type="application/x-openoffice-gdimetafile;windows_formatname=&quot;GDIMetaFile&quot;" manifest:full-path="ObjectReplacements/Object 111"/>
  <manifest:file-entry manifest:media-type="application/x-openoffice-gdimetafile;windows_formatname=&quot;GDIMetaFile&quot;" manifest:full-path="ObjectReplacements/Object 117"/>
  <manifest:file-entry manifest:media-type="application/x-openoffice-gdimetafile;windows_formatname=&quot;GDIMetaFile&quot;" manifest:full-path="ObjectReplacements/Object 119"/>
  <manifest:file-entry manifest:media-type="application/x-openoffice-gdimetafile;windows_formatname=&quot;GDIMetaFile&quot;" manifest:full-path="ObjectReplacements/Object 70"/>
  <manifest:file-entry manifest:media-type="application/x-openoffice-gdimetafile;windows_formatname=&quot;GDIMetaFile&quot;" manifest:full-path="ObjectReplacements/Object 71"/>
  <manifest:file-entry manifest:media-type="application/x-openoffice-gdimetafile;windows_formatname=&quot;GDIMetaFile&quot;" manifest:full-path="ObjectReplacements/Object 72"/>
  <manifest:file-entry manifest:media-type="application/x-openoffice-gdimetafile;windows_formatname=&quot;GDIMetaFile&quot;" manifest:full-path="ObjectReplacements/Object 73"/>
  <manifest:file-entry manifest:media-type="application/x-openoffice-gdimetafile;windows_formatname=&quot;GDIMetaFile&quot;" manifest:full-path="ObjectReplacements/Object 74"/>
  <manifest:file-entry manifest:media-type="application/x-openoffice-gdimetafile;windows_formatname=&quot;GDIMetaFile&quot;" manifest:full-path="ObjectReplacements/Object 75"/>
  <manifest:file-entry manifest:media-type="application/x-openoffice-gdimetafile;windows_formatname=&quot;GDIMetaFile&quot;" manifest:full-path="ObjectReplacements/Object 76"/>
  <manifest:file-entry manifest:media-type="application/x-openoffice-gdimetafile;windows_formatname=&quot;GDIMetaFile&quot;" manifest:full-path="ObjectReplacements/Object 77"/>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78"/>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79"/>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120"/>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121"/>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122"/>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123"/>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124"/>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125"/>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126"/>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127"/>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128"/>
  <manifest:file-entry manifest:media-type="application/x-openoffice-gdimetafile;windows_formatname=&quot;GDIMetaFile&quot;" manifest:full-path="ObjectReplacements/Object 129"/>
  <manifest:file-entry manifest:media-type="application/x-openoffice-gdimetafile;windows_formatname=&quot;GDIMetaFile&quot;" manifest:full-path="ObjectReplacements/Object 80"/>
  <manifest:file-entry manifest:media-type="application/x-openoffice-gdimetafile;windows_formatname=&quot;GDIMetaFile&quot;" manifest:full-path="ObjectReplacements/Object 81"/>
  <manifest:file-entry manifest:media-type="application/x-openoffice-gdimetafile;windows_formatname=&quot;GDIMetaFile&quot;" manifest:full-path="ObjectReplacements/Object 82"/>
  <manifest:file-entry manifest:media-type="application/x-openoffice-gdimetafile;windows_formatname=&quot;GDIMetaFile&quot;" manifest:full-path="ObjectReplacements/Object 83"/>
  <manifest:file-entry manifest:media-type="application/x-openoffice-gdimetafile;windows_formatname=&quot;GDIMetaFile&quot;" manifest:full-path="ObjectReplacements/Object 84"/>
  <manifest:file-entry manifest:media-type="application/x-openoffice-gdimetafile;windows_formatname=&quot;GDIMetaFile&quot;" manifest:full-path="ObjectReplacements/Object 85"/>
  <manifest:file-entry manifest:media-type="application/x-openoffice-gdimetafile;windows_formatname=&quot;GDIMetaFile&quot;" manifest:full-path="ObjectReplacements/Object 86"/>
  <manifest:file-entry manifest:media-type="application/x-openoffice-gdimetafile;windows_formatname=&quot;GDIMetaFile&quot;" manifest:full-path="ObjectReplacements/Object 87"/>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88"/>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89"/>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39"/>
  <manifest:file-entry manifest:media-type="" manifest:full-path="ObjectReplacements/"/>
  <manifest:file-entry manifest:media-type="text/xml" manifest:full-path="Object 109/content.xml"/>
  <manifest:file-entry manifest:media-type="text/xml" manifest:full-path="Object 109/settings.xml"/>
  <manifest:file-entry manifest:media-type="application/vnd.oasis.opendocument.formula" manifest:version="1.2" manifest:full-path="Object 109/"/>
  <manifest:file-entry manifest:media-type="text/xml" manifest:full-path="Object 60/content.xml"/>
  <manifest:file-entry manifest:media-type="text/xml" manifest:full-path="Object 60/settings.xml"/>
  <manifest:file-entry manifest:media-type="application/vnd.oasis.opendocument.formula" manifest:version="1.2" manifest:full-path="Object 60/"/>
  <manifest:file-entry manifest:media-type="text/xml" manifest:full-path="Object 61/content.xml"/>
  <manifest:file-entry manifest:media-type="text/xml" manifest:full-path="Object 61/settings.xml"/>
  <manifest:file-entry manifest:media-type="application/vnd.oasis.opendocument.formula" manifest:version="1.2" manifest:full-path="Object 61/"/>
  <manifest:file-entry manifest:media-type="text/xml" manifest:full-path="Object 62/content.xml"/>
  <manifest:file-entry manifest:media-type="text/xml" manifest:full-path="Object 62/settings.xml"/>
  <manifest:file-entry manifest:media-type="application/vnd.oasis.opendocument.formula" manifest:version="1.2" manifest:full-path="Object 62/"/>
  <manifest:file-entry manifest:media-type="text/xml" manifest:full-path="Object 63/content.xml"/>
  <manifest:file-entry manifest:media-type="text/xml" manifest:full-path="Object 63/settings.xml"/>
  <manifest:file-entry manifest:media-type="application/vnd.oasis.opendocument.formula" manifest:version="1.2" manifest:full-path="Object 63/"/>
  <manifest:file-entry manifest:media-type="text/xml" manifest:full-path="Object 64/content.xml"/>
  <manifest:file-entry manifest:media-type="text/xml" manifest:full-path="Object 64/settings.xml"/>
  <manifest:file-entry manifest:media-type="application/vnd.oasis.opendocument.formula" manifest:version="1.2" manifest:full-path="Object 64/"/>
  <manifest:file-entry manifest:media-type="text/xml" manifest:full-path="Object 65/content.xml"/>
  <manifest:file-entry manifest:media-type="text/xml" manifest:full-path="Object 65/settings.xml"/>
  <manifest:file-entry manifest:media-type="application/vnd.oasis.opendocument.formula" manifest:version="1.2" manifest:full-path="Object 65/"/>
  <manifest:file-entry manifest:media-type="text/xml" manifest:full-path="Object 66/content.xml"/>
  <manifest:file-entry manifest:media-type="text/xml" manifest:full-path="Object 66/settings.xml"/>
  <manifest:file-entry manifest:media-type="application/vnd.oasis.opendocument.formula" manifest:version="1.2" manifest:full-path="Object 66/"/>
  <manifest:file-entry manifest:media-type="text/xml" manifest:full-path="Object 67/content.xml"/>
  <manifest:file-entry manifest:media-type="text/xml" manifest:full-path="Object 67/settings.xml"/>
  <manifest:file-entry manifest:media-type="application/vnd.oasis.opendocument.formula" manifest:version="1.2" manifest:full-path="Object 67/"/>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text/xml" manifest:full-path="Object 68/content.xml"/>
  <manifest:file-entry manifest:media-type="text/xml" manifest:full-path="Object 68/settings.xml"/>
  <manifest:file-entry manifest:media-type="application/vnd.oasis.opendocument.formula" manifest:version="1.2" manifest:full-path="Object 68/"/>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text/xml" manifest:full-path="Object 69/content.xml"/>
  <manifest:file-entry manifest:media-type="text/xml" manifest:full-path="Object 69/settings.xml"/>
  <manifest:file-entry manifest:media-type="application/vnd.oasis.opendocument.formula" manifest:version="1.2" manifest:full-path="Object 69/"/>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 manifest:full-path="Object 15/Configurations2/statusbar/"/>
  <manifest:file-entry manifest:media-type="" manifest:full-path="Object 15/Configurations2/floater/"/>
  <manifest:file-entry manifest:media-type="" manifest:full-path="Object 15/Configurations2/popupmenu/"/>
  <manifest:file-entry manifest:media-type="" manifest:full-path="Object 15/Configurations2/progressbar/"/>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 manifest:full-path="Object 19/Configurations2/statusbar/"/>
  <manifest:file-entry manifest:media-type="" manifest:full-path="Object 19/Configurations2/floater/"/>
  <manifest:file-entry manifest:media-type="" manifest:full-path="Object 19/Configurations2/popupmenu/"/>
  <manifest:file-entry manifest:media-type="" manifest:full-path="Object 19/Configurations2/progressbar/"/>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application/vnd.sun.xml.ui.configuration" manifest:full-path="Object 19/Configurations2/"/>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text/xml" manifest:full-path="Object 110/content.xml"/>
  <manifest:file-entry manifest:media-type="text/xml" manifest:full-path="Object 110/settings.xml"/>
  <manifest:file-entry manifest:media-type="application/vnd.oasis.opendocument.formula" manifest:version="1.2" manifest:full-path="Object 110/"/>
  <manifest:file-entry manifest:media-type="text/xml" manifest:full-path="Object 111/content.xml"/>
  <manifest:file-entry manifest:media-type="text/xml" manifest:full-path="Object 111/settings.xml"/>
  <manifest:file-entry manifest:media-type="application/vnd.oasis.opendocument.formula" manifest:version="1.2" manifest:full-path="Object 111/"/>
  <manifest:file-entry manifest:media-type="text/xml" manifest:full-path="Object 116/content.xml"/>
  <manifest:file-entry manifest:media-type="text/xml" manifest:full-path="Object 116/settings.xml"/>
  <manifest:file-entry manifest:media-type="application/vnd.oasis.opendocument.formula" manifest:version="1.2" manifest:full-path="Object 116/"/>
  <manifest:file-entry manifest:media-type="text/xml" manifest:full-path="Object 118/content.xml"/>
  <manifest:file-entry manifest:media-type="text/xml" manifest:full-path="Object 118/settings.xml"/>
  <manifest:file-entry manifest:media-type="application/vnd.oasis.opendocument.formula" manifest:version="1.2" manifest:full-path="Object 118/"/>
  <manifest:file-entry manifest:media-type="" manifest:full-path="Object 70/Configurations2/statusbar/"/>
  <manifest:file-entry manifest:media-type="" manifest:full-path="Object 70/Configurations2/floater/"/>
  <manifest:file-entry manifest:media-type="" manifest:full-path="Object 70/Configurations2/popupmenu/"/>
  <manifest:file-entry manifest:media-type="" manifest:full-path="Object 70/Configurations2/progressbar/"/>
  <manifest:file-entry manifest:media-type="" manifest:full-path="Object 70/Configurations2/menubar/"/>
  <manifest:file-entry manifest:media-type="" manifest:full-path="Object 70/Configurations2/toolbar/"/>
  <manifest:file-entry manifest:media-type="" manifest:full-path="Object 70/Configurations2/images/Bitmaps/"/>
  <manifest:file-entry manifest:media-type="" manifest:full-path="Object 70/Configurations2/images/"/>
  <manifest:file-entry manifest:media-type="application/vnd.sun.xml.ui.configuration" manifest:full-path="Object 70/Configurations2/"/>
  <manifest:file-entry manifest:media-type="text/xml" manifest:full-path="Object 70/content.xml"/>
  <manifest:file-entry manifest:media-type="text/xml" manifest:full-path="Object 70/settings.xml"/>
  <manifest:file-entry manifest:media-type="application/vnd.oasis.opendocument.formula" manifest:version="1.2" manifest:full-path="Object 70/"/>
  <manifest:file-entry manifest:media-type="text/xml" manifest:full-path="Object 71/content.xml"/>
  <manifest:file-entry manifest:media-type="text/xml" manifest:full-path="Object 71/settings.xml"/>
  <manifest:file-entry manifest:media-type="application/vnd.oasis.opendocument.formula" manifest:version="1.2" manifest:full-path="Object 71/"/>
  <manifest:file-entry manifest:media-type="text/xml" manifest:full-path="Object 72/content.xml"/>
  <manifest:file-entry manifest:media-type="text/xml" manifest:full-path="Object 72/settings.xml"/>
  <manifest:file-entry manifest:media-type="application/vnd.oasis.opendocument.formula" manifest:version="1.2" manifest:full-path="Object 72/"/>
  <manifest:file-entry manifest:media-type="text/xml" manifest:full-path="Object 73/content.xml"/>
  <manifest:file-entry manifest:media-type="text/xml" manifest:full-path="Object 73/settings.xml"/>
  <manifest:file-entry manifest:media-type="application/vnd.oasis.opendocument.formula" manifest:version="1.2" manifest:full-path="Object 73/"/>
  <manifest:file-entry manifest:media-type="text/xml" manifest:full-path="Object 74/content.xml"/>
  <manifest:file-entry manifest:media-type="text/xml" manifest:full-path="Object 74/settings.xml"/>
  <manifest:file-entry manifest:media-type="application/vnd.oasis.opendocument.formula" manifest:version="1.2" manifest:full-path="Object 74/"/>
  <manifest:file-entry manifest:media-type="text/xml" manifest:full-path="Object 75/content.xml"/>
  <manifest:file-entry manifest:media-type="text/xml" manifest:full-path="Object 75/settings.xml"/>
  <manifest:file-entry manifest:media-type="application/vnd.oasis.opendocument.formula" manifest:version="1.2" manifest:full-path="Object 75/"/>
  <manifest:file-entry manifest:media-type="text/xml" manifest:full-path="Object 76/content.xml"/>
  <manifest:file-entry manifest:media-type="text/xml" manifest:full-path="Object 76/settings.xml"/>
  <manifest:file-entry manifest:media-type="application/vnd.oasis.opendocument.formula" manifest:version="1.2" manifest:full-path="Object 76/"/>
  <manifest:file-entry manifest:media-type="text/xml" manifest:full-path="Object 77/content.xml"/>
  <manifest:file-entry manifest:media-type="text/xml" manifest:full-path="Object 77/settings.xml"/>
  <manifest:file-entry manifest:media-type="application/vnd.oasis.opendocument.formula" manifest:version="1.2" manifest:full-path="Object 77/"/>
  <manifest:file-entry manifest:media-type="" manifest:full-path="Object 20/Configurations2/statusbar/"/>
  <manifest:file-entry manifest:media-type="" manifest:full-path="Object 20/Configurations2/floater/"/>
  <manifest:file-entry manifest:media-type="" manifest:full-path="Object 20/Configurations2/popupmenu/"/>
  <manifest:file-entry manifest:media-type="" manifest:full-path="Object 20/Configurations2/progressbar/"/>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application/vnd.sun.xml.ui.configuration" manifest:full-path="Object 20/Configurations2/"/>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text/xml" manifest:full-path="Object 78/content.xml"/>
  <manifest:file-entry manifest:media-type="text/xml" manifest:full-path="Object 78/settings.xml"/>
  <manifest:file-entry manifest:media-type="application/vnd.oasis.opendocument.formula" manifest:version="1.2" manifest:full-path="Object 78/"/>
  <manifest:file-entry manifest:media-type="" manifest:full-path="Object 21/Configurations2/statusbar/"/>
  <manifest:file-entry manifest:media-type="" manifest:full-path="Object 21/Configurations2/floater/"/>
  <manifest:file-entry manifest:media-type="" manifest:full-path="Object 21/Configurations2/popupmenu/"/>
  <manifest:file-entry manifest:media-type="" manifest:full-path="Object 21/Configurations2/progressbar/"/>
  <manifest:file-entry manifest:media-type="" manifest:full-path="Object 21/Configurations2/menubar/"/>
  <manifest:file-entry manifest:media-type="" manifest:full-path="Object 21/Configurations2/toolbar/"/>
  <manifest:file-entry manifest:media-type="" manifest:full-path="Object 21/Configurations2/images/Bitmaps/"/>
  <manifest:file-entry manifest:media-type="" manifest:full-path="Object 21/Configurations2/images/"/>
  <manifest:file-entry manifest:media-type="application/vnd.sun.xml.ui.configuration" manifest:full-path="Object 21/Configurations2/"/>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text/xml" manifest:full-path="Object 79/content.xml"/>
  <manifest:file-entry manifest:media-type="text/xml" manifest:full-path="Object 79/settings.xml"/>
  <manifest:file-entry manifest:media-type="application/vnd.oasis.opendocument.formula" manifest:version="1.2" manifest:full-path="Object 79/"/>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text/xml" manifest:full-path="Object 23/content.xml"/>
  <manifest:file-entry manifest:media-type="text/xml" manifest:full-path="Object 23/settings.xml"/>
  <manifest:file-entry manifest:media-type="application/vnd.oasis.opendocument.formula" manifest:version="1.2" manifest:full-path="Object 23/"/>
  <manifest:file-entry manifest:media-type="" manifest:full-path="Object 24/Configurations2/statusbar/"/>
  <manifest:file-entry manifest:media-type="" manifest:full-path="Object 24/Configurations2/accelerator/current.xml"/>
  <manifest:file-entry manifest:media-type="" manifest:full-path="Object 24/Configurations2/accelerator/"/>
  <manifest:file-entry manifest:media-type="" manifest:full-path="Object 24/Configurations2/floater/"/>
  <manifest:file-entry manifest:media-type="" manifest:full-path="Object 24/Configurations2/popupmenu/"/>
  <manifest:file-entry manifest:media-type="" manifest:full-path="Object 24/Configurations2/progressbar/"/>
  <manifest:file-entry manifest:media-type="" manifest:full-path="Object 24/Configurations2/menubar/"/>
  <manifest:file-entry manifest:media-type="" manifest:full-path="Object 24/Configurations2/toolbar/"/>
  <manifest:file-entry manifest:media-type="" manifest:full-path="Object 24/Configurations2/images/Bitmaps/"/>
  <manifest:file-entry manifest:media-type="" manifest:full-path="Object 24/Configurations2/images/"/>
  <manifest:file-entry manifest:media-type="application/vnd.sun.xml.ui.configuration" manifest:full-path="Object 24/Configurations2/"/>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text/xml" manifest:full-path="Object 28/content.xml"/>
  <manifest:file-entry manifest:media-type="text/xml" manifest:full-path="Object 28/settings.xml"/>
  <manifest:file-entry manifest:media-type="application/vnd.oasis.opendocument.formula" manifest:version="1.2" manifest:full-path="Object 28/"/>
  <manifest:file-entry manifest:media-type="text/xml" manifest:full-path="Object 29/content.xml"/>
  <manifest:file-entry manifest:media-type="text/xml" manifest:full-path="Object 29/settings.xml"/>
  <manifest:file-entry manifest:media-type="application/vnd.oasis.opendocument.formula" manifest:version="1.2" manifest:full-path="Object 29/"/>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Object 120/content.xml"/>
  <manifest:file-entry manifest:media-type="text/xml" manifest:full-path="Object 120/settings.xml"/>
  <manifest:file-entry manifest:media-type="application/vnd.oasis.opendocument.formula" manifest:version="1.2" manifest:full-path="Object 120/"/>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text/xml" manifest:full-path="Object 121/content.xml"/>
  <manifest:file-entry manifest:media-type="text/xml" manifest:full-path="Object 121/settings.xml"/>
  <manifest:file-entry manifest:media-type="application/vnd.oasis.opendocument.formula" manifest:version="1.2" manifest:full-path="Object 121/"/>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Object 122/content.xml"/>
  <manifest:file-entry manifest:media-type="text/xml" manifest:full-path="Object 122/settings.xml"/>
  <manifest:file-entry manifest:media-type="application/vnd.oasis.opendocument.formula" manifest:version="1.2" manifest:full-path="Object 12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Object 123/content.xml"/>
  <manifest:file-entry manifest:media-type="text/xml" manifest:full-path="Object 123/settings.xml"/>
  <manifest:file-entry manifest:media-type="application/vnd.oasis.opendocument.formula" manifest:version="1.2" manifest:full-path="Object 123/"/>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Object 124/content.xml"/>
  <manifest:file-entry manifest:media-type="text/xml" manifest:full-path="Object 124/settings.xml"/>
  <manifest:file-entry manifest:media-type="application/vnd.oasis.opendocument.formula" manifest:version="1.2" manifest:full-path="Object 124/"/>
  <manifest:file-entry manifest:media-type="" manifest:full-path="Object 6/Configurations2/statusba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text/xml" manifest:full-path="Object 125/content.xml"/>
  <manifest:file-entry manifest:media-type="text/xml" manifest:full-path="Object 125/settings.xml"/>
  <manifest:file-entry manifest:media-type="application/vnd.oasis.opendocument.formula" manifest:version="1.2" manifest:full-path="Object 125/"/>
  <manifest:file-entry manifest:media-type="" manifest:full-path="Object 7/Configurations2/statusbar/"/>
  <manifest:file-entry manifest:media-type="" manifest:full-path="Object 7/Configurations2/floater/"/>
  <manifest:file-entry manifest:media-type="" manifest:full-path="Object 7/Configurations2/popupmenu/"/>
  <manifest:file-entry manifest:media-type="" manifest:full-path="Object 7/Configurations2/progressbar/"/>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126/Configurations2/statusbar/"/>
  <manifest:file-entry manifest:media-type="" manifest:full-path="Object 126/Configurations2/accelerator/"/>
  <manifest:file-entry manifest:media-type="" manifest:full-path="Object 126/Configurations2/floater/"/>
  <manifest:file-entry manifest:media-type="" manifest:full-path="Object 126/Configurations2/popupmenu/"/>
  <manifest:file-entry manifest:media-type="" manifest:full-path="Object 126/Configurations2/progressbar/"/>
  <manifest:file-entry manifest:media-type="" manifest:full-path="Object 126/Configurations2/menubar/"/>
  <manifest:file-entry manifest:media-type="" manifest:full-path="Object 126/Configurations2/toolbar/"/>
  <manifest:file-entry manifest:media-type="" manifest:full-path="Object 126/Configurations2/images/Bitmaps/"/>
  <manifest:file-entry manifest:media-type="" manifest:full-path="Object 126/Configurations2/images/"/>
  <manifest:file-entry manifest:media-type="application/vnd.sun.xml.ui.configuration" manifest:full-path="Object 126/Configurations2/"/>
  <manifest:file-entry manifest:media-type="text/xml" manifest:full-path="Object 126/content.xml"/>
  <manifest:file-entry manifest:media-type="text/xml" manifest:full-path="Object 126/settings.xml"/>
  <manifest:file-entry manifest:media-type="application/vnd.oasis.opendocument.formula" manifest:version="1.2" manifest:full-path="Object 126/"/>
  <manifest:file-entry manifest:media-type="" manifest:full-path="Object 8/Configurations2/statusbar/"/>
  <manifest:file-entry manifest:media-type="" manifest:full-path="Object 8/Configurations2/floater/"/>
  <manifest:file-entry manifest:media-type="" manifest:full-path="Object 8/Configurations2/popupmenu/"/>
  <manifest:file-entry manifest:media-type="" manifest:full-path="Object 8/Configurations2/progressbar/"/>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text/xml" manifest:full-path="Object 127/content.xml"/>
  <manifest:file-entry manifest:media-type="text/xml" manifest:full-path="Object 127/settings.xml"/>
  <manifest:file-entry manifest:media-type="application/vnd.oasis.opendocument.formula" manifest:version="1.2" manifest:full-path="Object 127/"/>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 manifest:full-path="Object 128/Configurations2/statusbar/"/>
  <manifest:file-entry manifest:media-type="" manifest:full-path="Object 128/Configurations2/floater/"/>
  <manifest:file-entry manifest:media-type="" manifest:full-path="Object 128/Configurations2/popupmenu/"/>
  <manifest:file-entry manifest:media-type="" manifest:full-path="Object 128/Configurations2/progressbar/"/>
  <manifest:file-entry manifest:media-type="" manifest:full-path="Object 128/Configurations2/menubar/"/>
  <manifest:file-entry manifest:media-type="" manifest:full-path="Object 128/Configurations2/toolbar/"/>
  <manifest:file-entry manifest:media-type="" manifest:full-path="Object 128/Configurations2/images/Bitmaps/"/>
  <manifest:file-entry manifest:media-type="" manifest:full-path="Object 128/Configurations2/images/"/>
  <manifest:file-entry manifest:media-type="application/vnd.sun.xml.ui.configuration" manifest:full-path="Object 128/Configurations2/"/>
  <manifest:file-entry manifest:media-type="text/xml" manifest:full-path="Object 128/content.xml"/>
  <manifest:file-entry manifest:media-type="text/xml" manifest:full-path="Object 128/settings.xml"/>
  <manifest:file-entry manifest:media-type="application/vnd.oasis.opendocument.formula" manifest:version="1.2" manifest:full-path="Object 128/"/>
  <manifest:file-entry manifest:media-type="text/xml" manifest:full-path="Object 129/content.xml"/>
  <manifest:file-entry manifest:media-type="text/xml" manifest:full-path="Object 129/settings.xml"/>
  <manifest:file-entry manifest:media-type="application/vnd.oasis.opendocument.formula" manifest:version="1.2" manifest:full-path="Object 129/"/>
  <manifest:file-entry manifest:media-type="text/xml" manifest:full-path="meta.xml"/>
  <manifest:file-entry manifest:media-type="" manifest:full-path="Object 80/Configurations2/statusbar/"/>
  <manifest:file-entry manifest:media-type="" manifest:full-path="Object 80/Configurations2/floater/"/>
  <manifest:file-entry manifest:media-type="" manifest:full-path="Object 80/Configurations2/popupmenu/"/>
  <manifest:file-entry manifest:media-type="" manifest:full-path="Object 80/Configurations2/progressbar/"/>
  <manifest:file-entry manifest:media-type="" manifest:full-path="Object 80/Configurations2/menubar/"/>
  <manifest:file-entry manifest:media-type="" manifest:full-path="Object 80/Configurations2/toolbar/"/>
  <manifest:file-entry manifest:media-type="" manifest:full-path="Object 80/Configurations2/images/Bitmaps/"/>
  <manifest:file-entry manifest:media-type="" manifest:full-path="Object 80/Configurations2/images/"/>
  <manifest:file-entry manifest:media-type="application/vnd.sun.xml.ui.configuration" manifest:full-path="Object 80/Configurations2/"/>
  <manifest:file-entry manifest:media-type="text/xml" manifest:full-path="Object 80/content.xml"/>
  <manifest:file-entry manifest:media-type="text/xml" manifest:full-path="Object 80/settings.xml"/>
  <manifest:file-entry manifest:media-type="application/vnd.oasis.opendocument.formula" manifest:version="1.2" manifest:full-path="Object 80/"/>
  <manifest:file-entry manifest:media-type="" manifest:full-path="Object 81/Configurations2/statusbar/"/>
  <manifest:file-entry manifest:media-type="" manifest:full-path="Object 81/Configurations2/floater/"/>
  <manifest:file-entry manifest:media-type="" manifest:full-path="Object 81/Configurations2/popupmenu/"/>
  <manifest:file-entry manifest:media-type="" manifest:full-path="Object 81/Configurations2/progressbar/"/>
  <manifest:file-entry manifest:media-type="" manifest:full-path="Object 81/Configurations2/menubar/"/>
  <manifest:file-entry manifest:media-type="" manifest:full-path="Object 81/Configurations2/toolbar/"/>
  <manifest:file-entry manifest:media-type="" manifest:full-path="Object 81/Configurations2/images/Bitmaps/"/>
  <manifest:file-entry manifest:media-type="" manifest:full-path="Object 81/Configurations2/images/"/>
  <manifest:file-entry manifest:media-type="application/vnd.sun.xml.ui.configuration" manifest:full-path="Object 81/Configurations2/"/>
  <manifest:file-entry manifest:media-type="text/xml" manifest:full-path="Object 81/content.xml"/>
  <manifest:file-entry manifest:media-type="text/xml" manifest:full-path="Object 81/settings.xml"/>
  <manifest:file-entry manifest:media-type="application/vnd.oasis.opendocument.formula" manifest:version="1.2" manifest:full-path="Object 81/"/>
  <manifest:file-entry manifest:media-type="" manifest:full-path="Object 82/Configurations2/statusbar/"/>
  <manifest:file-entry manifest:media-type="" manifest:full-path="Object 82/Configurations2/floater/"/>
  <manifest:file-entry manifest:media-type="" manifest:full-path="Object 82/Configurations2/popupmenu/"/>
  <manifest:file-entry manifest:media-type="" manifest:full-path="Object 82/Configurations2/progressbar/"/>
  <manifest:file-entry manifest:media-type="" manifest:full-path="Object 82/Configurations2/menubar/"/>
  <manifest:file-entry manifest:media-type="" manifest:full-path="Object 82/Configurations2/toolbar/"/>
  <manifest:file-entry manifest:media-type="" manifest:full-path="Object 82/Configurations2/images/Bitmaps/"/>
  <manifest:file-entry manifest:media-type="" manifest:full-path="Object 82/Configurations2/images/"/>
  <manifest:file-entry manifest:media-type="application/vnd.sun.xml.ui.configuration" manifest:full-path="Object 82/Configurations2/"/>
  <manifest:file-entry manifest:media-type="text/xml" manifest:full-path="Object 82/content.xml"/>
  <manifest:file-entry manifest:media-type="text/xml" manifest:full-path="Object 82/settings.xml"/>
  <manifest:file-entry manifest:media-type="application/vnd.oasis.opendocument.formula" manifest:version="1.2" manifest:full-path="Object 82/"/>
  <manifest:file-entry manifest:media-type="text/xml" manifest:full-path="Object 83/content.xml"/>
  <manifest:file-entry manifest:media-type="text/xml" manifest:full-path="Object 83/settings.xml"/>
  <manifest:file-entry manifest:media-type="application/vnd.oasis.opendocument.formula" manifest:version="1.2" manifest:full-path="Object 83/"/>
  <manifest:file-entry manifest:media-type="" manifest:full-path="Object 84/Configurations2/statusbar/"/>
  <manifest:file-entry manifest:media-type="" manifest:full-path="Object 84/Configurations2/floater/"/>
  <manifest:file-entry manifest:media-type="" manifest:full-path="Object 84/Configurations2/popupmenu/"/>
  <manifest:file-entry manifest:media-type="" manifest:full-path="Object 84/Configurations2/progressbar/"/>
  <manifest:file-entry manifest:media-type="" manifest:full-path="Object 84/Configurations2/menubar/"/>
  <manifest:file-entry manifest:media-type="" manifest:full-path="Object 84/Configurations2/toolbar/"/>
  <manifest:file-entry manifest:media-type="" manifest:full-path="Object 84/Configurations2/images/Bitmaps/"/>
  <manifest:file-entry manifest:media-type="" manifest:full-path="Object 84/Configurations2/images/"/>
  <manifest:file-entry manifest:media-type="application/vnd.sun.xml.ui.configuration" manifest:full-path="Object 84/Configurations2/"/>
  <manifest:file-entry manifest:media-type="text/xml" manifest:full-path="Object 84/content.xml"/>
  <manifest:file-entry manifest:media-type="text/xml" manifest:full-path="Object 84/settings.xml"/>
  <manifest:file-entry manifest:media-type="application/vnd.oasis.opendocument.formula" manifest:version="1.2" manifest:full-path="Object 84/"/>
  <manifest:file-entry manifest:media-type="text/xml" manifest:full-path="Object 85/content.xml"/>
  <manifest:file-entry manifest:media-type="text/xml" manifest:full-path="Object 85/settings.xml"/>
  <manifest:file-entry manifest:media-type="application/vnd.oasis.opendocument.formula" manifest:version="1.2" manifest:full-path="Object 85/"/>
  <manifest:file-entry manifest:media-type="" manifest:full-path="Thumbnails/thumbnail.png"/>
  <manifest:file-entry manifest:media-type="" manifest:full-path="Thumbnails/"/>
  <manifest:file-entry manifest:media-type="" manifest:full-path="Object 86/Configurations2/statusbar/"/>
  <manifest:file-entry manifest:media-type="" manifest:full-path="Object 86/Configurations2/floater/"/>
  <manifest:file-entry manifest:media-type="" manifest:full-path="Object 86/Configurations2/popupmenu/"/>
  <manifest:file-entry manifest:media-type="" manifest:full-path="Object 86/Configurations2/progressbar/"/>
  <manifest:file-entry manifest:media-type="" manifest:full-path="Object 86/Configurations2/menubar/"/>
  <manifest:file-entry manifest:media-type="" manifest:full-path="Object 86/Configurations2/toolbar/"/>
  <manifest:file-entry manifest:media-type="" manifest:full-path="Object 86/Configurations2/images/Bitmaps/"/>
  <manifest:file-entry manifest:media-type="" manifest:full-path="Object 86/Configurations2/images/"/>
  <manifest:file-entry manifest:media-type="application/vnd.sun.xml.ui.configuration" manifest:full-path="Object 86/Configurations2/"/>
  <manifest:file-entry manifest:media-type="text/xml" manifest:full-path="Object 86/content.xml"/>
  <manifest:file-entry manifest:media-type="text/xml" manifest:full-path="Object 86/settings.xml"/>
  <manifest:file-entry manifest:media-type="application/vnd.oasis.opendocument.formula" manifest:version="1.2" manifest:full-path="Object 86/"/>
  <manifest:file-entry manifest:media-type="" manifest:full-path="Object 87/Configurations2/statusbar/"/>
  <manifest:file-entry manifest:media-type="" manifest:full-path="Object 87/Configurations2/floater/"/>
  <manifest:file-entry manifest:media-type="" manifest:full-path="Object 87/Configurations2/popupmenu/"/>
  <manifest:file-entry manifest:media-type="" manifest:full-path="Object 87/Configurations2/progressbar/"/>
  <manifest:file-entry manifest:media-type="" manifest:full-path="Object 87/Configurations2/menubar/"/>
  <manifest:file-entry manifest:media-type="" manifest:full-path="Object 87/Configurations2/toolbar/"/>
  <manifest:file-entry manifest:media-type="" manifest:full-path="Object 87/Configurations2/images/Bitmaps/"/>
  <manifest:file-entry manifest:media-type="" manifest:full-path="Object 87/Configurations2/images/"/>
  <manifest:file-entry manifest:media-type="application/vnd.sun.xml.ui.configuration" manifest:full-path="Object 87/Configurations2/"/>
  <manifest:file-entry manifest:media-type="text/xml" manifest:full-path="Object 87/content.xml"/>
  <manifest:file-entry manifest:media-type="text/xml" manifest:full-path="Object 87/settings.xml"/>
  <manifest:file-entry manifest:media-type="application/vnd.oasis.opendocument.formula" manifest:version="1.2" manifest:full-path="Object 87/"/>
  <manifest:file-entry manifest:media-type="text/xml" manifest:full-path="Object 30/content.xml"/>
  <manifest:file-entry manifest:media-type="text/xml" manifest:full-path="Object 30/settings.xml"/>
  <manifest:file-entry manifest:media-type="application/vnd.oasis.opendocument.formula" manifest:version="1.2" manifest:full-path="Object 30/"/>
  <manifest:file-entry manifest:media-type="text/xml" manifest:full-path="Object 88/content.xml"/>
  <manifest:file-entry manifest:media-type="text/xml" manifest:full-path="Object 88/settings.xml"/>
  <manifest:file-entry manifest:media-type="application/vnd.oasis.opendocument.formula" manifest:version="1.2" manifest:full-path="Object 88/"/>
  <manifest:file-entry manifest:media-type="text/xml" manifest:full-path="Object 31/content.xml"/>
  <manifest:file-entry manifest:media-type="text/xml" manifest:full-path="Object 31/settings.xml"/>
  <manifest:file-entry manifest:media-type="application/vnd.oasis.opendocument.formula" manifest:version="1.2" manifest:full-path="Object 31/"/>
  <manifest:file-entry manifest:media-type="text/xml" manifest:full-path="Object 89/content.xml"/>
  <manifest:file-entry manifest:media-type="text/xml" manifest:full-path="Object 89/settings.xml"/>
  <manifest:file-entry manifest:media-type="application/vnd.oasis.opendocument.formula" manifest:version="1.2" manifest:full-path="Object 89/"/>
  <manifest:file-entry manifest:media-type="text/xml" manifest:full-path="Object 32/content.xml"/>
  <manifest:file-entry manifest:media-type="text/xml" manifest:full-path="Object 32/settings.xml"/>
  <manifest:file-entry manifest:media-type="application/vnd.oasis.opendocument.formula" manifest:version="1.2" manifest:full-path="Object 32/"/>
  <manifest:file-entry manifest:media-type="text/xml" manifest:full-path="settings.xml"/>
  <manifest:file-entry manifest:media-type="" manifest:full-path="Object 33/Configurations2/statusbar/"/>
  <manifest:file-entry manifest:media-type="" manifest:full-path="Object 33/Configurations2/floater/"/>
  <manifest:file-entry manifest:media-type="" manifest:full-path="Object 33/Configurations2/popupmenu/"/>
  <manifest:file-entry manifest:media-type="" manifest:full-path="Object 33/Configurations2/progressbar/"/>
  <manifest:file-entry manifest:media-type="" manifest:full-path="Object 33/Configurations2/menubar/"/>
  <manifest:file-entry manifest:media-type="" manifest:full-path="Object 33/Configurations2/toolbar/"/>
  <manifest:file-entry manifest:media-type="" manifest:full-path="Object 33/Configurations2/images/Bitmaps/"/>
  <manifest:file-entry manifest:media-type="" manifest:full-path="Object 33/Configurations2/images/"/>
  <manifest:file-entry manifest:media-type="application/vnd.sun.xml.ui.configuration" manifest:full-path="Object 33/Configurations2/"/>
  <manifest:file-entry manifest:media-type="text/xml" manifest:full-path="Object 33/content.xml"/>
  <manifest:file-entry manifest:media-type="text/xml" manifest:full-path="Object 33/settings.xml"/>
  <manifest:file-entry manifest:media-type="application/vnd.oasis.opendocument.formula" manifest:version="1.2" manifest:full-path="Object 33/"/>
  <manifest:file-entry manifest:media-type="text/xml" manifest:full-path="Object 34/content.xml"/>
  <manifest:file-entry manifest:media-type="text/xml" manifest:full-path="Object 34/settings.xml"/>
  <manifest:file-entry manifest:media-type="application/vnd.oasis.opendocument.formula" manifest:version="1.2" manifest:full-path="Object 34/"/>
  <manifest:file-entry manifest:media-type="" manifest:full-path="Object 35/Configurations2/statusbar/"/>
  <manifest:file-entry manifest:media-type="" manifest:full-path="Object 35/Configurations2/floater/"/>
  <manifest:file-entry manifest:media-type="" manifest:full-path="Object 35/Configurations2/popupmenu/"/>
  <manifest:file-entry manifest:media-type="" manifest:full-path="Object 35/Configurations2/progressbar/"/>
  <manifest:file-entry manifest:media-type="" manifest:full-path="Object 35/Configurations2/menubar/"/>
  <manifest:file-entry manifest:media-type="" manifest:full-path="Object 35/Configurations2/toolbar/"/>
  <manifest:file-entry manifest:media-type="" manifest:full-path="Object 35/Configurations2/images/Bitmaps/"/>
  <manifest:file-entry manifest:media-type="" manifest:full-path="Object 35/Configurations2/images/"/>
  <manifest:file-entry manifest:media-type="application/vnd.sun.xml.ui.configuration" manifest:full-path="Object 35/Configurations2/"/>
  <manifest:file-entry manifest:media-type="text/xml" manifest:full-path="Object 35/content.xml"/>
  <manifest:file-entry manifest:media-type="text/xml" manifest:full-path="Object 35/settings.xml"/>
  <manifest:file-entry manifest:media-type="application/vnd.oasis.opendocument.formula" manifest:version="1.2" manifest:full-path="Object 35/"/>
  <manifest:file-entry manifest:media-type="text/xml" manifest:full-path="Object 36/content.xml"/>
  <manifest:file-entry manifest:media-type="text/xml" manifest:full-path="Object 36/settings.xml"/>
  <manifest:file-entry manifest:media-type="application/vnd.oasis.opendocument.formula" manifest:version="1.2" manifest:full-path="Object 36/"/>
  <manifest:file-entry manifest:media-type="text/xml" manifest:full-path="Object 37/content.xml"/>
  <manifest:file-entry manifest:media-type="text/xml" manifest:full-path="Object 37/settings.xml"/>
  <manifest:file-entry manifest:media-type="application/vnd.oasis.opendocument.formula" manifest:version="1.2" manifest:full-path="Object 37/"/>
  <manifest:file-entry manifest:media-type="text/xml" manifest:full-path="Object 38/content.xml"/>
  <manifest:file-entry manifest:media-type="text/xml" manifest:full-path="Object 38/settings.xml"/>
  <manifest:file-entry manifest:media-type="application/vnd.oasis.opendocument.formula" manifest:version="1.2" manifest:full-path="Object 38/"/>
  <manifest:file-entry manifest:media-type="text/xml" manifest:full-path="Object 39/content.xml"/>
  <manifest:file-entry manifest:media-type="text/xml" manifest:full-path="Object 39/settings.xml"/>
  <manifest:file-entry manifest:media-type="application/vnd.oasis.opendocument.formula" manifest:version="1.2" manifest:full-path="Object 39/"/>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Arial2" svg:font-family="Arial"/>
    <style:font-face style:name="Lohit Hindi1" svg:font-family="'Lohit Hindi'"/>
    <style:font-face style:name="OpenSymbol" svg:font-family="OpenSymbol"/>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8.5cm" style:rel-column-width="32767*"/>
    </style:style>
    <style:style style:name="Tabelle1.B" style:family="table-column">
      <style:table-column-properties style:column-width="8.5cm" style:rel-column-width="32768*"/>
    </style:style>
    <style:style style:name="Tabelle1.A1" style:family="table-cell">
      <style:table-cell-properties fo:padding="0.097cm" fo:border-left="0.002cm solid #000000" fo:border-right="none" fo:border-top="0.002cm solid #000000" fo:border-bottom="0.002cm solid #000000"/>
    </style:style>
    <style:style style:name="Tabelle1.B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B2" style:family="table-cell" style:data-style-name="N0">
      <style:table-cell-properties fo:padding="0.097cm" fo:border-left="0.002cm solid #000000" fo:border-right="0.002cm solid #000000" fo:border-top="none" fo:border-bottom="0.002cm solid #000000"/>
    </style:style>
    <style:style style:name="Tabelle1.B3" style:family="table-cell">
      <style:table-cell-properties fo:padding="0.097cm" fo:border-left="0.002cm solid #000000" fo:border-right="0.002cm solid #000000" fo:border-top="none" fo:border-bottom="0.002cm solid #000000"/>
    </style:style>
    <style:style style:name="P1" style:family="paragraph" style:parent-style-name="Text_20_body">
      <style:text-properties fo:font-weight="bold" style:font-weight-asian="bold" style:font-weight-complex="bold"/>
    </style:style>
    <style:style style:name="P2" style:family="paragraph" style:parent-style-name="Text_20_body">
      <style:text-properties fo:font-style="italic" style:font-style-asian="italic" style:font-style-complex="italic"/>
    </style:style>
    <style:style style:name="P3" style:family="paragraph" style:parent-style-name="Text_20_body">
      <style:text-properties fo:font-style="italic" fo:font-weight="normal" style:font-style-asian="italic" style:font-weight-asian="normal" style:font-style-complex="italic" style:font-weight-complex="normal"/>
    </style:style>
    <style:style style:name="P4" style:family="paragraph" style:parent-style-name="Text_20_body">
      <style:text-properties fo:font-weight="normal" style:font-weight-asian="normal" style:font-weight-complex="normal"/>
    </style:style>
    <style:style style:name="P5" style:family="paragraph" style:parent-style-name="Text_20_body">
      <style:paragraph-properties fo:padding="0.199cm" fo:border-left="0.141cm solid #ff0000" fo:border-right="0.141cm solid #ff0000" fo:border-top="none" fo:border-bottom="none" style:shadow="none"/>
    </style:style>
    <style:style style:name="P6" style:family="paragraph" style:parent-style-name="Table_20_Contents">
      <style:text-properties fo:font-style="italic" style:font-style-asian="italic" style:font-style-complex="italic"/>
    </style:style>
    <style:style style:name="P7" style:family="paragraph" style:parent-style-name="Text_20_body_20_indent">
      <style:paragraph-properties fo:margin-left="0cm" fo:margin-right="0cm" fo:text-indent="0cm" style:auto-text-indent="false"/>
    </style:style>
    <style:style style:name="P8" style:family="paragraph" style:parent-style-name="Text_20_body">
      <style:paragraph-properties fo:padding="0.049cm" fo:border-left="0.176cm solid #ff0000" fo:border-right="0.176cm solid #ff0000" fo:border-top="none" fo:border-bottom="none" style:shadow="none"/>
    </style:style>
    <style:style style:name="P9" style:family="paragraph" style:parent-style-name="Text_20_body">
      <style:paragraph-properties fo:padding="0.049cm" fo:border-left="0.176cm solid #ff0000" fo:border-right="0.176cm solid #ff0000" fo:border-top="none" fo:border-bottom="none" style:shadow="none"/>
      <style:text-properties fo:font-weight="bold" style:font-weight-asian="bold" style:font-weight-complex="bold"/>
    </style:style>
    <style:style style:name="P10" style:family="paragraph" style:parent-style-name="Text_20_body">
      <style:paragraph-properties fo:padding="0.049cm" fo:border-left="0.176cm solid #ff0000" fo:border-right="0.176cm solid #ff0000" fo:border-top="none" fo:border-bottom="none" style:shadow="none"/>
      <style:text-properties fo:font-weight="normal" style:font-weight-asian="normal" style:font-weight-complex="normal"/>
    </style:style>
    <style:style style:name="P11" style:family="paragraph" style:parent-style-name="Text_20_body">
      <style:paragraph-properties fo:padding="0cm" fo:border="none" style:shadow="none"/>
      <style:text-properties fo:font-weight="normal" style:font-weight-asian="normal" style:font-weight-complex="normal"/>
    </style:style>
    <style:style style:name="P12" style:family="paragraph" style:parent-style-name="Text_20_body">
      <style:paragraph-properties fo:padding="0cm" fo:border="none" style:shadow="none"/>
      <style:text-properties fo:font-weight="bold" style:font-weight-asian="bold" style:font-weight-complex="bold"/>
    </style:style>
    <style:style style:name="P13" style:family="paragraph" style:parent-style-name="Standard">
      <style:text-properties fo:font-weight="bold" style:font-weight-asian="bold" style:font-weight-complex="bold"/>
    </style:style>
    <style:style style:name="P14" style:family="paragraph" style:parent-style-name="Standard">
      <style:text-properties fo:font-weight="normal" style:font-weight-asian="normal" style:font-weight-complex="normal"/>
    </style:style>
    <style:style style:name="P15" style:family="paragraph" style:parent-style-name="Text_20_body" style:list-style-name="L1"/>
    <style:style style:name="P16" style:family="paragraph" style:parent-style-name="Text_20_body" style:list-style-name="L2"/>
    <style:style style:name="P17" style:family="paragraph" style:parent-style-name="Text_20_body">
      <style:text-properties fo:font-weight="normal" style:font-weight-asian="normal" style:font-weight-complex="normal"/>
    </style:style>
    <style:style style:name="P18" style:family="paragraph" style:parent-style-name="Text_20_body" style:list-style-name="L2">
      <style:text-properties fo:font-weight="normal" style:font-weight-asian="normal" style:font-weight-complex="normal"/>
    </style:style>
    <style:style style:name="P19" style:family="paragraph" style:parent-style-name="Text_20_body">
      <style:text-properties fo:font-weight="bold" style:font-weight-asian="bold" style:font-weight-complex="bold"/>
    </style:style>
    <style:style style:name="P20" style:family="paragraph" style:parent-style-name="Text_20_body">
      <style:paragraph-properties fo:padding="0.049cm" fo:border-left="0.176cm solid #ff0000" fo:border-right="0.176cm solid #ff0000" fo:border-top="none" fo:border-bottom="none" style:shadow="none"/>
      <style:text-properties fo:font-weight="bold" style:font-weight-asian="bold" style:font-weight-complex="bold"/>
    </style:style>
    <style:style style:name="P21" style:family="paragraph" style:parent-style-name="Text_20_body">
      <style:paragraph-properties fo:padding="0cm" fo:border="none" style:shadow="none"/>
      <style:text-properties fo:font-weight="normal" style:font-weight-asian="normal" style:font-weight-complex="normal"/>
    </style:style>
    <style:style style:name="P22" style:family="paragraph" style:parent-style-name="Heading_20_4">
      <style:text-properties fo:font-weight="bold" style:font-weight-asian="bold" style:font-weight-complex="bold"/>
    </style:style>
    <style:style style:name="P23"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24" style:family="paragraph">
      <style:paragraph-properties fo:margin-left="0cm" fo:margin-right="0cm" fo:margin-top="0cm" fo:margin-bottom="0cm" fo:line-height="100%" fo:text-indent="0cm"/>
    </style:style>
    <style:style style:name="P25" style:family="paragraph">
      <style:paragraph-properties fo:margin-left="0cm" fo:margin-right="0cm" fo:margin-top="0cm" fo:margin-bottom="0cm" fo:line-height="100%" fo:text-indent="0cm"/>
      <style:text-properties style:use-window-font-color="true" style:text-outline="false" style:text-line-through-style="none" style:font-name="Times New Roman" fo:font-size="10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26" style:family="paragraph">
      <style:paragraph-properties fo:margin-left="0cm" fo:margin-right="0cm" fo:margin-top="0cm" fo:margin-bottom="0cm" fo:line-height="100%" fo:text-indent="0cm"/>
      <style:text-properties style:use-window-font-color="true" style:text-outline="false" style:text-line-through-style="none" style:font-name="Arial1" fo:font-size="12pt" fo:font-style="normal" fo:text-shadow="none" style:text-underline-style="none" fo:font-weight="normal" style:letter-kerning="true" style:font-name-asian="DejaVu Sans" style:font-size-asian="12pt" style:font-style-asian="normal" style:font-weight-asian="normal" style:font-name-complex="Lohit Hindi" style:font-size-complex="12pt" style:font-style-complex="normal" style:font-weight-complex="normal" style:text-emphasize="none" style:font-relief="none" style:text-overline-style="none" style:text-overline-color="font-color"/>
    </style:style>
    <style:style style:name="P27" style:family="paragraph">
      <style:paragraph-properties fo:text-align="center"/>
    </style:style>
    <style:style style:name="P28" style:family="paragraph">
      <style:paragraph-properties fo:margin-left="0cm" fo:margin-right="0cm" fo:margin-top="0cm" fo:margin-bottom="0cm" fo:line-height="100%" fo:text-align="start"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position="0% 100%" style:font-name="Arial1" fo:font-size="18pt" fo:letter-spacing="normal" fo:language="de" fo:country="DE" fo:font-style="normal" fo:text-shadow="none" style:text-underline-style="none" fo:font-weight="normal" style:text-underline-mode="continuous" style:text-overline-mode="continuous" style:text-line-through-mode="continuous" style:letter-kerning="true" style:font-name-asian="DejaVu Sans"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9" style:family="paragraph">
      <style:paragraph-properties fo:margin-left="0cm" fo:margin-right="0cm" fo:margin-top="0cm" fo:margin-bottom="0cm" fo:line-height="100%" fo:text-indent="0cm"/>
      <style:text-properties style:use-window-font-color="true" style:text-outline="false" style:text-line-through-style="none" style:font-name="Arial1"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italic" style:font-style-asian="italic" style:font-style-complex="italic"/>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style:use-window-font-color="true" style:text-outline="false" style:text-line-through-style="none" style:font-name="Times New Roman" fo:font-size="10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6" style:family="text">
      <style:text-properties style:use-window-font-color="true" style:text-outline="false" style:text-line-through-style="none" style:font-name="Arial1" fo:font-size="12pt" fo:font-style="normal" fo:text-shadow="none" style:text-underline-style="none" fo:font-weight="normal" style:letter-kerning="true" style:font-name-asian="DejaVu Sans" style:font-size-asian="12pt" style:font-style-asian="normal" style:font-weight-asian="normal" style:font-name-complex="Lohit Hindi" style:font-size-complex="12pt" style:font-style-complex="normal" style:font-weight-complex="normal" style:text-emphasize="none" style:font-relief="none" style:text-overline-style="none" style:text-overline-color="font-color"/>
    </style:style>
    <style:style style:name="T7" style:family="text">
      <style:text-properties style:use-window-font-color="true" style:text-outline="false" style:text-line-through-style="none" style:font-name="Arial1"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8" style:family="text">
      <style:text-properties style:use-window-font-color="true" style:text-outline="false" style:text-line-through-style="none" style:font-name="Arial2" fo:font-size="12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fr1" style:family="graphic" style:parent-style-name="Formula">
      <style:graphic-properties fo:margin-left="0cm" fo:margin-right="0cm" style:vertical-pos="middle" style:vertical-rel="text" style:horizontal-pos="from-left" style:horizontal-rel="paragraph-content" draw:ole-draw-aspect="1"/>
    </style:style>
    <style:style style:name="fr2" style:family="graphic" style:parent-style-name="Formula">
      <style:graphic-properties fo:margin-left="0cm" fo:margin-right="0cm" style:vertical-pos="middle" style:vertical-rel="text" draw:ole-draw-aspect="1"/>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solid" svg:stroke-width="0.016cm" svg:stroke-color="#ccccff" draw:marker-start="" draw:marker-start-width="0.3cm" draw:marker-start-center="false" draw:marker-end="" draw:marker-end-width="0.3cm" draw:marker-end-center="false" draw:fill="solid" draw:fill-color="#99ccff" draw:textarea-horizontal-align="center" draw:textarea-vertical-align="middle" fo:padding-top="0.132cm" fo:padding-bottom="0.132cm" fo:padding-left="0.258cm" fo:padding-right="0.258cm" draw:shadow="hidden" draw:shadow-offset-x="0.3cm" draw:shadow-offset-y="0.3cm" draw:shadow-color="#808080" style:run-through="foreground"/>
    </style:style>
    <style:style style:name="gr3" style:family="graphic">
      <style:graphic-properties draw:stroke="solid" svg:stroke-width="0.011cm" svg:stroke-color="#ccccff" draw:marker-start="" draw:marker-start-width="0.3cm" draw:marker-start-center="false" draw:marker-end="" draw:marker-end-width="0.3cm" draw:marker-end-center="false" draw:fill="solid" draw:fill-color="#99ccff" draw:textarea-horizontal-align="center" draw:textarea-vertical-align="middle" fo:padding-top="0.131cm" fo:padding-bottom="0.131cm" fo:padding-left="0.256cm" fo:padding-right="0.256cm" draw:shadow="hidden" draw:shadow-offset-x="0.3cm" draw:shadow-offset-y="0.3cm" draw:shadow-color="#808080" style:run-through="foreground"/>
    </style:style>
    <style:style style:name="gr4" style:family="graphic">
      <style:graphic-properties draw:stroke="none" svg:stroke-width="0cm" svg:stroke-color="#000000" draw:marker-start="" draw:marker-start-width="0.3cm" draw:marker-start-center="false" draw:marker-end="" draw:marker-end-width="0.3cm" draw:marker-end-center="false" draw:fill="none" draw:fill-color="#ffffff" draw:auto-grow-height="true" draw:auto-grow-width="true" fo:min-height="0.15cm" fo:padding-top="0.125cm" fo:padding-bottom="0.125cm" fo:padding-left="0.25cm" fo:padding-right="0.25cm" draw:shadow="hidden" draw:shadow-offset-x="0.3cm" draw:shadow-offset-y="0.3cm" draw:shadow-color="#808080" style:run-through="foreground"/>
    </style:style>
    <style:style style:name="gr5" style:family="graphic">
      <style:graphic-properties draw:stroke="solid" svg:stroke-width="0.016cm" svg:stroke-color="#000000" draw:marker-start="" draw:marker-start-width="0.3cm" draw:marker-start-center="false" draw:marker-end="" draw:marker-end-width="0.3cm" draw:marker-end-center="false" draw:fill="solid" draw:fill-color="#99ccff" draw:textarea-horizontal-align="center" draw:textarea-vertical-align="middle" fo:padding-top="0.132cm" fo:padding-bottom="0.132cm" fo:padding-left="0.258cm" fo:padding-right="0.258cm" draw:shadow="hidden" draw:shadow-offset-x="0.3cm" draw:shadow-offset-y="0.3cm" draw:shadow-color="#808080" style:run-through="foreground"/>
    </style:style>
    <style:style style:name="gr6" style:family="graphic">
      <style:graphic-properties draw:stroke="solid" svg:stroke-width="0.011cm" svg:stroke-color="#000000" draw:marker-start="" draw:marker-start-width="0.3cm" draw:marker-start-center="false" draw:marker-end="" draw:marker-end-width="0.3cm" draw:marker-end-center="false" draw:fill="solid" draw:fill-color="#99ccff" draw:textarea-horizontal-align="center" draw:textarea-vertical-align="middle" fo:padding-top="0.131cm" fo:padding-bottom="0.131cm" fo:padding-left="0.256cm" fo:padding-right="0.256cm" draw:shadow="hidden" draw:shadow-offset-x="0.3cm" draw:shadow-offset-y="0.3cm" draw:shadow-color="#808080" style:run-through="foreground"/>
    </style:style>
    <style:style style:name="gr7" style:family="graphic">
      <style:graphic-properties draw:stroke="solid" svg:stroke-width="0.025cm" svg:stroke-color="#000000" draw:marker-start="" draw:marker-start-width="0.3cm" draw:marker-start-center="false" draw:marker-end="" draw:marker-end-width="0.3cm" draw:marker-end-center="false" draw:fill="solid" draw:fill-color="#99ccff" draw:textarea-horizontal-align="center" draw:textarea-vertical-align="middle" fo:padding-top="0.138cm" fo:padding-bottom="0.138cm" fo:padding-left="0.263cm" fo:padding-right="0.263cm" draw:shadow="hidden" draw:shadow-offset-x="0.3cm" draw:shadow-offset-y="0.3cm" draw:shadow-color="#808080" style:run-through="foreground"/>
    </style:style>
    <style:style style:name="gr8"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9" style:family="graphic">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0" style:family="graphic">
      <style:graphic-properties draw:stroke="solid" svg:stroke-width="0.101cm" svg:stroke-color="#ff0000" draw:marker-start="" draw:marker-start-width="0.349cm" draw:marker-start-center="false" draw:marker-end="" draw:marker-end-width="0.349cm" draw:marker-end-center="false" draw:fill="none" draw:fill-color="#99ccff" draw:textarea-horizontal-align="center" draw:textarea-vertical-align="middle" fo:padding-top="0.175cm" fo:padding-bottom="0.175cm" fo:padding-left="0.3cm" fo:padding-right="0.3cm" draw:shadow="hidden" draw:shadow-offset-x="0.3cm" draw:shadow-offset-y="0.3cm" draw:shadow-color="#808080" style:run-through="foreground"/>
    </style:style>
    <style:style style:name="gr11" style:family="graphic">
      <style:graphic-properties draw:stroke="dash" draw:stroke-dash="Ultrafine_20_Dashe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2" style:family="graphic">
      <style:graphic-properties draw:stroke="none" draw:stroke-dash="Ultrafine_20_Dashed"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13"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run-through="foreground"/>
    </style:style>
    <style:style style:name="gr14" style:family="graphic">
      <style:graphic-properties draw:stroke="solid" draw:stroke-dash="Ultrafine_20_Dashed" svg:stroke-width="0.049cm" svg:stroke-color="#000080" draw:marker-start="" draw:marker-start-width="0.275cm" draw:marker-start-center="false" draw:marker-end="" draw:marker-end-width="0.275cm" draw:marker-end-center="false" draw:fill="solid" draw:fill-color="#99ccff" draw:textarea-horizontal-align="center" draw:textarea-vertical-align="middle" fo:padding-top="0.15cm" fo:padding-bottom="0.15cm" fo:padding-left="0.275cm" fo:padding-right="0.275cm" draw:shadow="hidden" draw:shadow-offset-x="0.3cm" draw:shadow-offset-y="0.3cm" draw:shadow-color="#808080" style:run-through="foreground"/>
    </style:style>
    <style:style style:name="gr15" style:family="graphic">
      <style:graphic-properties draw:stroke="dash" draw:stroke-dash="Fine_20_Dashed_20__28_var_29_" svg:stroke-width="0.049cm" svg:stroke-color="#000080" draw:marker-start="" draw:marker-start-width="0.275cm" draw:marker-start-center="false" draw:marker-end="" draw:marker-end-width="0.275cm" draw:marker-end-center="false" draw:fill="solid" draw:fill-color="#99ccff" draw:textarea-horizontal-align="center" draw:textarea-vertical-align="middle" fo:padding-top="0.15cm" fo:padding-bottom="0.15cm" fo:padding-left="0.275cm" fo:padding-right="0.275cm" draw:shadow="hidden" draw:shadow-offset-x="0.3cm" draw:shadow-offset-y="0.3cm" draw:shadow-color="#808080" style:run-through="foreground"/>
    </style:style>
    <style:style style:name="gr16" style:family="graphic">
      <style:graphic-properties draw:stroke="solid" draw:stroke-dash="Ultrafine_20_Dashed" svg:stroke-width="0cm" svg:stroke-color="#000080" draw:marker-start="" draw:marker-start-width="0.3cm" draw:marker-start-center="false" draw:marker-end="" draw:marker-end-width="0.3cm" draw:marker-end-center="false" draw:fill="none" draw:fill-color="#99ccff" draw:textarea-vertical-align="middle" draw:auto-grow-height="false" fo:min-height="0.75cm" fo:min-width="0.499cm" fo:padding-top="0.125cm" fo:padding-bottom="0.125cm" fo:padding-left="0.25cm" fo:padding-right="0.25cm" draw:shadow="hidden" draw:shadow-offset-x="0.3cm" draw:shadow-offset-y="0.3cm" draw:shadow-color="#808080" style:run-through="foreground"/>
    </style:style>
    <style:style style:name="gr17" style:family="graphic">
      <style:graphic-properties style:run-through="foreground"/>
    </style:style>
    <style:style style:name="gr18" style:family="graphic">
      <style:graphic-properties draw:stroke="none" draw:stroke-dash="Ultrafine_20_Dashed"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626cm" fo:min-width="1.212cm" fo:padding-top="0.125cm" fo:padding-bottom="0.125cm" fo:padding-left="0.25cm" fo:padding-right="0.25cm" draw:shadow="hidden" draw:shadow-offset-x="0.3cm" draw:shadow-offset-y="0.3cm" draw:shadow-color="#808080" style:run-through="foreground"/>
    </style:style>
    <style:style style:name="gr19" style:family="graphic">
      <style:graphic-properties draw:stroke="none" draw:stroke-dash="Ultrafine_20_Dashed"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626cm" fo:min-width="3.136cm" fo:padding-top="0.125cm" fo:padding-bottom="0.125cm" fo:padding-left="0.25cm" fo:padding-right="0.25cm" draw:shadow="hidden" draw:shadow-offset-x="0.3cm" draw:shadow-offset-y="0.3cm" draw:shadow-color="#808080" style:run-through="foreground"/>
    </style:style>
    <style:style style:name="gr20" style:family="graphic">
      <style:graphic-properties draw:stroke="solid" draw:stroke-dash="Ultrafine_20_Dashed" svg:stroke-width="0.049cm" svg:stroke-color="#008000" draw:marker-start="" draw:marker-start-width="0.275cm" draw:marker-start-center="false" draw:marker-end="" draw:marker-end-width="0.275cm" draw:marker-end-center="false" draw:fill="solid" draw:fill-color="#99ccff" draw:textarea-horizontal-align="center" draw:textarea-vertical-align="middle" fo:padding-top="0.15cm" fo:padding-bottom="0.15cm" fo:padding-left="0.275cm" fo:padding-right="0.275cm" draw:shadow="hidden" draw:shadow-offset-x="0.3cm" draw:shadow-offset-y="0.3cm" draw:shadow-color="#808080" style:run-through="foreground"/>
    </style:style>
    <style:style style:name="gr21" style:family="graphic">
      <style:graphic-properties draw:stroke="none" draw:stroke-dash="Ultrafine_20_Dashed"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215cm" fo:min-width="0cm" fo:padding-top="0.125cm" fo:padding-bottom="0.125cm" fo:padding-left="0.25cm" fo:padding-right="0.25cm" draw:shadow="hidden" draw:shadow-offset-x="0.3cm" draw:shadow-offset-y="0.3cm" draw:shadow-color="#808080" style:run-through="foreground"/>
    </style:style>
    <style:style style:name="gr22" style:family="graphic">
      <style:graphic-properties draw:stroke="none" draw:stroke-dash="Ultrafine_20_Dashed"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215cm" fo:min-width="0.192cm" fo:padding-top="0.125cm" fo:padding-bottom="0.125cm" fo:padding-left="0.25cm" fo:padding-right="0.25cm" draw:shadow="hidden" draw:shadow-offset-x="0.3cm" draw:shadow-offset-y="0.3cm" draw:shadow-color="#808080" style:run-through="foreground"/>
    </style:style>
    <style:style style:name="gr23" style:family="graphic">
      <style:graphic-properties style:run-through="foreground" style:wrap="none" style:vertical-pos="middle" style:vertical-rel="baseline" style:horizontal-pos="from-left" style:horizontal-rel="paragraph" draw:wrap-influence-on-position="once-concurrent" style:flow-with-text="false"/>
    </style:style>
    <style:style style:name="gr24" style:family="graphic">
      <style:graphic-properties draw:stroke="solid" draw:stroke-dash="Dash_20_1" svg:stroke-width="0.03cm" svg:stroke-color="#000000" draw:marker-start="" draw:marker-start-width="0.305cm" draw:marker-start-center="false" draw:marker-end="" draw:marker-end-width="0.305cm" draw:marker-end-center="false" svg:stroke-opacity="100%" draw:stroke-linejoin="miter" draw:fill="none" draw:fill-color="#99ccff" draw:secondary-fill-color="#99ccff" draw:fill-gradient-name="Gradient_20_7" draw:gradient-step-count="0" draw:fill-hatch-name="Hatch_20_46"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25" style:family="graphic">
      <style:graphic-properties draw:stroke="solid" svg:stroke-width="0.106cm" svg:stroke-color="#ff0000" draw:marker-start="" draw:marker-start-width="0.3cm" draw:marker-start-center="false" draw:marker-end="" draw:marker-end-width="0.3cm" draw:marker-end-center="false" svg:stroke-opacity="100%" draw:stroke-linejoin="miter" draw:fill="none" draw:fill-color="#99ccff" fo:padding-top="0.178cm" fo:padding-bottom="0.178cm" fo:padding-left="0.303cm" fo:padding-right="0.303cm" draw:shadow="hidden" draw:shadow-offset-x="0.3cm" draw:shadow-offset-y="0.3cm" draw:shadow-color="#808080" style:run-through="foreground"/>
    </style:style>
    <style:style style:name="gr26" style:family="graphic">
      <style:graphic-properties draw:stroke="solid" svg:stroke-width="0.101cm" svg:stroke-color="#000000" draw:marker-start="" draw:marker-start-width="0.349cm" draw:marker-start-center="false" draw:marker-end="" draw:marker-end-width="0.349cm" draw:marker-end-center="false" draw:fill="solid" draw:fill-color="#99ccff" draw:textarea-horizontal-align="center" draw:textarea-vertical-align="middle" fo:padding-top="0.175cm" fo:padding-bottom="0.175cm" fo:padding-left="0.3cm" fo:padding-right="0.3cm" draw:shadow="hidden" draw:shadow-offset-x="0.3cm" draw:shadow-offset-y="0.3cm" draw:shadow-color="#808080" style:run-through="foreground"/>
    </style:style>
    <style:style style:name="gr27"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28" style:family="graphic">
      <style:graphic-properties draw:stroke="solid" svg:stroke-width="0.026cm" svg:stroke-color="#000000" draw:marker-start="" draw:marker-start-width="0.3cm" draw:marker-start-center="false" draw:marker-end="" draw:marker-end-width="0.3cm" draw:marker-end-center="false" svg:stroke-opacity="100%" draw:stroke-linejoin="miter" draw:fill="none" draw:fill-color="#99ccff" fo:padding-top="0.138cm" fo:padding-bottom="0.138cm" fo:padding-left="0.263cm" fo:padding-right="0.263cm" draw:shadow="hidden" draw:shadow-offset-x="0.3cm" draw:shadow-offset-y="0.3cm" draw:shadow-color="#808080" style:run-through="foreground"/>
    </style:style>
    <style:style style:name="gr29" style:family="graphic">
      <style:graphic-properties draw:stroke="solid" svg:stroke-width="0.106cm" svg:stroke-color="#0000ff" draw:marker-start="" draw:marker-start-width="0.3cm" draw:marker-start-center="false" draw:marker-end="" draw:marker-end-width="0.3cm" draw:marker-end-center="false" svg:stroke-opacity="100%" draw:stroke-linejoin="miter" draw:fill="none" draw:fill-color="#99ccff" fo:padding-top="0.178cm" fo:padding-bottom="0.178cm" fo:padding-left="0.303cm" fo:padding-right="0.303cm" draw:shadow="hidden" draw:shadow-offset-x="0.3cm" draw:shadow-offset-y="0.3cm" draw:shadow-color="#808080" style:run-through="foreground"/>
    </style:style>
    <style:style style:name="gr30" style:family="graphic">
      <style:graphic-properties style:run-through="foreground" style:wrap="none" style:wrap-contour-mode="full" style:vertical-pos="from-top" style:vertical-rel="paragraph" style:horizontal-pos="from-left" style:horizontal-rel="paragraph"/>
    </style:style>
    <style:style style:name="gr31" style:family="graphic">
      <style:graphic-properties draw:stroke="solid" svg:stroke-width="0.101cm" svg:stroke-color="#000000" draw:marker-start="" draw:marker-start-width="0.349cm" draw:marker-start-center="false" draw:marker-end="" draw:marker-end-width="0.349cm" draw:marker-end-center="false" draw:fill="solid" draw:fill-color="#99ccff" draw:textarea-horizontal-align="center" draw:textarea-vertical-align="middle" fo:padding-top="0.175cm" fo:padding-bottom="0.175cm" fo:padding-left="0.3cm" fo:padding-right="0.3cm" draw:shadow="hidden" draw:shadow-offset-x="0.3cm" draw:shadow-offset-y="0.3cm" draw:shadow-color="#808080" style:run-through="foreground"/>
    </style:style>
    <style:style style:name="gr32" style:family="graphic">
      <style:graphic-properties draw:stroke="solid" svg:stroke-width="0.101cm" svg:stroke-color="#ff0000" draw:marker-start="" draw:marker-start-width="0.349cm" draw:marker-start-center="false" draw:marker-end="" draw:marker-end-width="0.349cm" draw:marker-end-center="false" draw:fill="solid" draw:fill-color="#99ccff" draw:textarea-horizontal-align="center" draw:textarea-vertical-align="middle" fo:padding-top="0.175cm" fo:padding-bottom="0.175cm" fo:padding-left="0.3cm" fo:padding-right="0.3cm" draw:shadow="hidden" draw:shadow-offset-x="0.3cm" draw:shadow-offset-y="0.3cm" draw:shadow-color="#808080" style:run-through="foreground"/>
    </style:style>
    <style:style style:name="gr33" style:family="graphic">
      <style:graphic-properties draw:stroke="solid" svg:stroke-width="0.101cm" svg:stroke-color="#0000ff" draw:marker-start="" draw:marker-start-width="0.349cm" draw:marker-start-center="false" draw:marker-end="" draw:marker-end-width="0.349cm" draw:marker-end-center="false" draw:fill="solid" draw:fill-color="#99ccff" draw:textarea-horizontal-align="center" draw:textarea-vertical-align="middle" fo:padding-top="0.175cm" fo:padding-bottom="0.175cm" fo:padding-left="0.3cm" fo:padding-right="0.3cm" draw:shadow="hidden" draw:shadow-offset-x="0.3cm" draw:shadow-offset-y="0.3cm" draw:shadow-color="#808080" style:run-through="foreground"/>
    </style:style>
    <style:style style:name="gr34" style:family="graphic">
      <style:graphic-properties draw:ole-draw-aspect="1" style:protect="size" style:run-through="foreground"/>
    </style:style>
    <style:style style:name="gr35" style:family="graphic">
      <style:graphic-properties draw:stroke="solid" svg:stroke-width="0.101cm" svg:stroke-color="#000000" draw:marker-start="" draw:marker-start-width="0.349cm" draw:marker-start-center="false" draw:marker-end="" draw:marker-end-width="0.349cm" draw:marker-end-center="false" draw:fill="solid" draw:fill-color="#99ccff" draw:textarea-horizontal-align="center" draw:textarea-vertical-align="middle" fo:padding-top="0.175cm" fo:padding-bottom="0.175cm" fo:padding-left="0.3cm" fo:padding-right="0.3cm" draw:shadow="hidden" draw:shadow-offset-x="0.3cm" draw:shadow-offset-y="0.3cm" draw:shadow-color="#808080" style:run-through="foreground"/>
    </style:style>
    <style:style style:name="gr36" style:family="graphic">
      <style:graphic-properties draw:stroke="solid" svg:stroke-width="0.101cm" svg:stroke-color="#0000ff" draw:marker-start="" draw:marker-start-width="0.349cm" draw:marker-start-center="false" draw:marker-end="" draw:marker-end-width="0.349cm" draw:marker-end-center="false" draw:fill="solid" draw:fill-color="#99ccff" draw:textarea-horizontal-align="center" draw:textarea-vertical-align="middle" fo:padding-top="0.175cm" fo:padding-bottom="0.175cm" fo:padding-left="0.3cm" fo:padding-right="0.3cm" draw:shadow="hidden" draw:shadow-offset-x="0.3cm" draw:shadow-offset-y="0.3cm" draw:shadow-color="#808080" style:run-through="foreground"/>
    </style:style>
    <style:style style:name="gr37" style:family="graphic">
      <style:graphic-properties draw:stroke="solid" svg:stroke-width="0.101cm" svg:stroke-color="#ff0000" draw:marker-start="" draw:marker-start-width="0.349cm" draw:marker-start-center="false" draw:marker-end="" draw:marker-end-width="0.349cm" draw:marker-end-center="false" draw:fill="solid" draw:fill-color="#99ccff" draw:textarea-horizontal-align="center" draw:textarea-vertical-align="middle" fo:padding-top="0.175cm" fo:padding-bottom="0.175cm" fo:padding-left="0.3cm" fo:padding-right="0.3cm" draw:shadow="hidden" draw:shadow-offset-x="0.3cm" draw:shadow-offset-y="0.3cm" draw:shadow-color="#808080" style:run-through="foreground"/>
    </style:style>
    <style:style style:name="gr38"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298cm" fo:min-width="1.229cm" fo:padding-top="0.125cm" fo:padding-bottom="0.125cm" fo:padding-left="0.25cm" fo:padding-right="0.25cm" draw:shadow="hidden" draw:shadow-offset-x="0.3cm" draw:shadow-offset-y="0.3cm" draw:shadow-color="#808080" style:run-through="foreground"/>
    </style:style>
    <style:style style:name="gr39"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298cm" fo:min-width="1.111cm" fo:padding-top="0.125cm" fo:padding-bottom="0.125cm" fo:padding-left="0.25cm" fo:padding-right="0.25cm" draw:shadow="hidden" draw:shadow-offset-x="0.3cm" draw:shadow-offset-y="0.3cm" draw:shadow-color="#808080" style:run-through="foreground"/>
    </style:style>
    <style:style style:name="gr40" style:family="graphic">
      <style:graphic-properties draw:stroke="solid" svg:stroke-width="0.026cm" svg:stroke-color="#000000" draw:marker-start="" draw:marker-start-width="0.3cm" draw:marker-start-center="false" draw:marker-end="" draw:marker-end-width="0.3cm" draw:marker-end-center="false" svg:stroke-opacity="100%" draw:stroke-linejoin="miter" draw:fill="none" draw:fill-color="#99ccff" fo:padding-top="0.138cm" fo:padding-bottom="0.138cm" fo:padding-left="0.263cm" fo:padding-right="0.263cm" draw:shadow="hidden" draw:shadow-offset-x="0.3cm" draw:shadow-offset-y="0.3cm" draw:shadow-color="#808080" style:run-through="foreground"/>
    </style:style>
    <style:style style:name="gr41" style:family="graphic">
      <style:graphic-properties draw:stroke="none" svg:stroke-width="0cm" svg:stroke-color="#000000" draw:marker-start="" draw:marker-start-width="0.3cm" draw:marker-start-center="false" draw:marker-end="" draw:marker-end-width="0.3cm" draw:marker-end-center="false" draw:fill="none" draw:fill-color="#99ccff" draw:auto-grow-width="true" fo:min-height="0.303cm" fo:min-width="0.34cm" fo:padding-top="0cm" fo:padding-bottom="0cm" fo:padding-left="0cm" fo:padding-right="0cm" draw:shadow="hidden" draw:shadow-offset-x="0.3cm" draw:shadow-offset-y="0.3cm" draw:shadow-color="#808080" style:run-through="foreground"/>
    </style:style>
    <style:style style:name="gr42" style:family="graphic">
      <style:graphic-properties draw:stroke="solid" svg:stroke-width="0.026cm" svg:stroke-color="#000000" draw:marker-start="" draw:marker-start-width="0.3cm" draw:marker-start-center="false" draw:marker-end="" draw:marker-end-width="0.3cm" draw:marker-end-center="false" svg:stroke-opacity="100%" draw:stroke-linejoin="miter" draw:fill="none" draw:fill-color="#99ccff" fo:padding-top="0.138cm" fo:padding-bottom="0.138cm" fo:padding-left="0.263cm" fo:padding-right="0.263cm" draw:shadow="hidden" draw:shadow-offset-x="0.3cm" draw:shadow-offset-y="0.3cm" draw:shadow-color="#808080" style:run-through="foreground"/>
    </style:style>
    <style:style style:name="gr43" style:family="graphic">
      <style:graphic-properties draw:stroke="none" svg:stroke-width="0cm" svg:stroke-color="#000000" draw:marker-start="" draw:marker-start-width="0.3cm" draw:marker-start-center="false" draw:marker-end="" draw:marker-end-width="0.3cm" draw:marker-end-center="false" draw:fill="none" draw:fill-color="#99ccff" draw:auto-grow-width="true" fo:min-height="0.31cm" fo:min-width="0.198cm" fo:padding-top="0cm" fo:padding-bottom="0cm" fo:padding-left="0cm" fo:padding-right="0cm" draw:shadow="hidden" draw:shadow-offset-x="0.3cm" draw:shadow-offset-y="0.3cm" draw:shadow-color="#808080" style:run-through="foreground"/>
    </style:style>
    <style:style style:name="gr44" style:family="graphic">
      <style:graphic-properties draw:stroke="solid" svg:stroke-width="0.026cm" svg:stroke-color="#000000" draw:marker-start="" draw:marker-start-width="0.3cm" draw:marker-start-center="false" draw:marker-end="" draw:marker-end-width="0.3cm" draw:marker-end-center="false" svg:stroke-opacity="100%" draw:stroke-linejoin="miter" draw:fill="none" draw:fill-color="#99ccff" fo:padding-top="0.138cm" fo:padding-bottom="0.138cm" fo:padding-left="0.263cm" fo:padding-right="0.263cm" draw:shadow="hidden" draw:shadow-offset-x="0.3cm" draw:shadow-offset-y="0.3cm" draw:shadow-color="#808080" style:run-through="foreground"/>
    </style:style>
    <style:style style:name="gr45" style:family="graphic">
      <style:graphic-properties draw:stroke="none" svg:stroke-width="0cm" svg:stroke-color="#000000" draw:marker-start="" draw:marker-start-width="0.3cm" draw:marker-start-center="false" draw:marker-end="" draw:marker-end-width="0.3cm" draw:marker-end-center="false" draw:fill="none" draw:fill-color="#99ccff" draw:auto-grow-width="true" fo:min-height="0.303cm" fo:min-width="0.199cm" fo:padding-top="0cm" fo:padding-bottom="0cm" fo:padding-left="0cm" fo:padding-right="0cm" draw:shadow="hidden" draw:shadow-offset-x="0.3cm" draw:shadow-offset-y="0.3cm" draw:shadow-color="#808080" style:run-through="foreground"/>
    </style:style>
    <style:style style:name="gr46" style:family="graphic">
      <style:graphic-properties draw:stroke="solid" svg:stroke-width="0.026cm" svg:stroke-color="#000000" draw:marker-start="" draw:marker-start-width="0.3cm" draw:marker-start-center="false" draw:marker-end="" draw:marker-end-width="0.3cm" draw:marker-end-center="false" svg:stroke-opacity="100%" draw:stroke-linejoin="miter" draw:fill="none" draw:fill-color="#99ccff" fo:padding-top="0.138cm" fo:padding-bottom="0.138cm" fo:padding-left="0.263cm" fo:padding-right="0.263cm" draw:shadow="hidden" draw:shadow-offset-x="0.3cm" draw:shadow-offset-y="0.3cm" draw:shadow-color="#808080" style:run-through="foreground"/>
    </style:style>
    <style:style style:name="gr47" style:family="graphic">
      <style:graphic-properties draw:stroke="none" svg:stroke-width="0cm" svg:stroke-color="#000000" draw:marker-start="" draw:marker-start-width="0.3cm" draw:marker-start-center="false" draw:marker-end="" draw:marker-end-width="0.3cm" draw:marker-end-center="false" draw:fill="none" draw:fill-color="#99ccff" draw:auto-grow-width="true" fo:min-height="0.303cm" fo:min-width="0.21cm" fo:padding-top="0cm" fo:padding-bottom="0cm" fo:padding-left="0cm" fo:padding-right="0cm" draw:shadow="hidden" draw:shadow-offset-x="0.3cm" draw:shadow-offset-y="0.3cm" draw:shadow-color="#808080" style:run-through="foreground"/>
    </style:style>
    <style:style style:name="gr48" style:family="graphic">
      <style:graphic-properties draw:stroke="solid" svg:stroke-width="0.026cm" svg:stroke-color="#000000" draw:marker-start="" draw:marker-start-width="0.3cm" draw:marker-start-center="false" draw:marker-end="" draw:marker-end-width="0.3cm" draw:marker-end-center="false" svg:stroke-opacity="100%" draw:stroke-linejoin="miter" draw:fill="none" draw:fill-color="#99ccff" fo:padding-top="0.138cm" fo:padding-bottom="0.138cm" fo:padding-left="0.263cm" fo:padding-right="0.263cm" draw:shadow="hidden" draw:shadow-offset-x="0.3cm" draw:shadow-offset-y="0.3cm" draw:shadow-color="#808080" style:run-through="foreground"/>
    </style:style>
    <style:style style:name="gr49" style:family="graphic">
      <style:graphic-properties draw:stroke="none" svg:stroke-width="0cm" svg:stroke-color="#000000" draw:marker-start="" draw:marker-start-width="0.3cm" draw:marker-start-center="false" draw:marker-end="" draw:marker-end-width="0.3cm" draw:marker-end-center="false" draw:fill="none" draw:fill-color="#99ccff" draw:auto-grow-width="true" fo:min-height="0.31cm" fo:min-width="0.199cm" fo:padding-top="0cm" fo:padding-bottom="0cm" fo:padding-left="0cm" fo:padding-right="0cm" draw:shadow="hidden" draw:shadow-offset-x="0.3cm" draw:shadow-offset-y="0.3cm" draw:shadow-color="#808080" style:run-through="foreground"/>
    </style:style>
    <style:style style:name="gr50" style:family="graphic">
      <style:graphic-properties draw:stroke="solid" svg:stroke-width="0.026cm" svg:stroke-color="#000000" draw:marker-start="" draw:marker-start-width="0.3cm" draw:marker-start-center="false" draw:marker-end="" draw:marker-end-width="0.3cm" draw:marker-end-center="false" svg:stroke-opacity="100%" draw:stroke-linejoin="miter" draw:fill="none" draw:fill-color="#99ccff" fo:padding-top="0.138cm" fo:padding-bottom="0.138cm" fo:padding-left="0.263cm" fo:padding-right="0.263cm" draw:shadow="hidden" draw:shadow-offset-x="0.3cm" draw:shadow-offset-y="0.3cm" draw:shadow-color="#808080" style:run-through="foreground"/>
    </style:style>
    <style:style style:name="gr51" style:family="graphic">
      <style:graphic-properties draw:stroke="none" svg:stroke-width="0cm" svg:stroke-color="#000000" draw:marker-start="" draw:marker-start-width="0.3cm" draw:marker-start-center="false" draw:marker-end="" draw:marker-end-width="0.3cm" draw:marker-end-center="false" draw:fill="none" draw:fill-color="#99ccff" draw:auto-grow-width="true" fo:min-height="0.31cm" fo:min-width="0.199cm" fo:padding-top="0cm" fo:padding-bottom="0cm" fo:padding-left="0cm" fo:padding-right="0cm" draw:shadow="hidden" draw:shadow-offset-x="0.3cm" draw:shadow-offset-y="0.3cm" draw:shadow-color="#808080" style:run-through="foreground"/>
    </style:style>
    <style:style style:name="gr52" style:family="graphic">
      <style:graphic-properties draw:stroke="solid" svg:stroke-width="0.026cm" svg:stroke-color="#000000" draw:marker-start="" draw:marker-start-width="0.3cm" draw:marker-start-center="false" draw:marker-end="" draw:marker-end-width="0.3cm" draw:marker-end-center="false" svg:stroke-opacity="100%" draw:stroke-linejoin="miter" draw:fill="none" draw:fill-color="#99ccff" fo:padding-top="0.138cm" fo:padding-bottom="0.138cm" fo:padding-left="0.263cm" fo:padding-right="0.263cm" draw:shadow="hidden" draw:shadow-offset-x="0.3cm" draw:shadow-offset-y="0.3cm" draw:shadow-color="#808080" style:run-through="foreground"/>
    </style:style>
    <style:style style:name="gr53" style:family="graphic">
      <style:graphic-properties draw:stroke="none" svg:stroke-width="0cm" svg:stroke-color="#000000" draw:marker-start="" draw:marker-start-width="0.3cm" draw:marker-start-center="false" draw:marker-end="" draw:marker-end-width="0.3cm" draw:marker-end-center="false" draw:fill="none" draw:fill-color="#99ccff" draw:auto-grow-width="true" fo:min-height="0.303cm" fo:min-width="0.342cm" fo:padding-top="0cm" fo:padding-bottom="0cm" fo:padding-left="0cm" fo:padding-right="0cm" draw:shadow="hidden" draw:shadow-offset-x="0.3cm" draw:shadow-offset-y="0.3cm" draw:shadow-color="#808080" style:run-through="foreground"/>
    </style:style>
    <style:style style:name="gr54" style:family="graphic">
      <style:graphic-properties draw:stroke="solid" svg:stroke-width="0.026cm" svg:stroke-color="#000000" draw:marker-start="" draw:marker-start-width="0.3cm" draw:marker-start-center="false" draw:marker-end="" draw:marker-end-width="0.3cm" draw:marker-end-center="false" svg:stroke-opacity="100%" draw:stroke-linejoin="miter" draw:fill="none" draw:fill-color="#99ccff" fo:padding-top="0.138cm" fo:padding-bottom="0.138cm" fo:padding-left="0.263cm" fo:padding-right="0.263cm" draw:shadow="hidden" draw:shadow-offset-x="0.3cm" draw:shadow-offset-y="0.3cm" draw:shadow-color="#808080" style:run-through="foreground"/>
    </style:style>
    <style:style style:name="gr55" style:family="graphic">
      <style:graphic-properties draw:stroke="none" svg:stroke-width="0cm" svg:stroke-color="#000000" draw:marker-start="" draw:marker-start-width="0.3cm" draw:marker-start-center="false" draw:marker-end="" draw:marker-end-width="0.3cm" draw:marker-end-center="false" draw:fill="none" draw:fill-color="#99ccff" draw:auto-grow-width="true" fo:min-height="0.303cm" fo:min-width="0.34cm" fo:padding-top="0cm" fo:padding-bottom="0cm" fo:padding-left="0cm" fo:padding-right="0cm" draw:shadow="hidden" draw:shadow-offset-x="0.3cm" draw:shadow-offset-y="0.3cm" draw:shadow-color="#808080" style:run-through="foreground"/>
    </style:style>
    <style:style style:name="gr56" style:family="graphic">
      <style:graphic-properties draw:stroke="solid" svg:stroke-width="0.026cm" svg:stroke-color="#000000" draw:marker-start="" draw:marker-start-width="0.3cm" draw:marker-start-center="false" draw:marker-end="" draw:marker-end-width="0.3cm" draw:marker-end-center="false" svg:stroke-opacity="100%" draw:stroke-linejoin="miter" draw:fill="none" draw:fill-color="#99ccff" fo:padding-top="0.138cm" fo:padding-bottom="0.138cm" fo:padding-left="0.263cm" fo:padding-right="0.263cm" draw:shadow="hidden" draw:shadow-offset-x="0.3cm" draw:shadow-offset-y="0.3cm" draw:shadow-color="#808080" style:run-through="foreground"/>
    </style:style>
    <style:style style:name="gr57" style:family="graphic">
      <style:graphic-properties draw:stroke="none" svg:stroke-width="0cm" svg:stroke-color="#000000" draw:marker-start="" draw:marker-start-width="0.3cm" draw:marker-start-center="false" draw:marker-end="" draw:marker-end-width="0.3cm" draw:marker-end-center="false" draw:fill="none" draw:fill-color="#99ccff" draw:auto-grow-width="true" fo:min-height="0.31cm" fo:min-width="0.198cm" fo:padding-top="0cm" fo:padding-bottom="0cm" fo:padding-left="0cm" fo:padding-right="0cm" draw:shadow="hidden" draw:shadow-offset-x="0.3cm" draw:shadow-offset-y="0.3cm" draw:shadow-color="#808080" style:run-through="foreground"/>
    </style:style>
    <style:style style:name="gr58" style:family="graphic">
      <style:graphic-properties draw:stroke="solid" svg:stroke-width="0.026cm" svg:stroke-color="#000000" draw:marker-start="" draw:marker-start-width="0.3cm" draw:marker-start-center="false" draw:marker-end="" draw:marker-end-width="0.3cm" draw:marker-end-center="false" svg:stroke-opacity="100%" draw:stroke-linejoin="miter" draw:fill="none" draw:fill-color="#99ccff" fo:padding-top="0.138cm" fo:padding-bottom="0.138cm" fo:padding-left="0.263cm" fo:padding-right="0.263cm" draw:shadow="hidden" draw:shadow-offset-x="0.3cm" draw:shadow-offset-y="0.3cm" draw:shadow-color="#808080" style:run-through="foreground"/>
    </style:style>
    <style:style style:name="gr59" style:family="graphic">
      <style:graphic-properties draw:stroke="none" svg:stroke-width="0cm" svg:stroke-color="#000000" draw:marker-start="" draw:marker-start-width="0.3cm" draw:marker-start-center="false" draw:marker-end="" draw:marker-end-width="0.3cm" draw:marker-end-center="false" draw:fill="none" draw:fill-color="#99ccff" draw:auto-grow-width="true" fo:min-height="0.303cm" fo:min-width="0.199cm" fo:padding-top="0cm" fo:padding-bottom="0cm" fo:padding-left="0cm" fo:padding-right="0cm" draw:shadow="hidden" draw:shadow-offset-x="0.3cm" draw:shadow-offset-y="0.3cm" draw:shadow-color="#808080" style:run-through="foreground"/>
    </style:style>
    <style:style style:name="gr60" style:family="graphic">
      <style:graphic-properties draw:stroke="solid" svg:stroke-width="0.026cm" svg:stroke-color="#000000" draw:marker-start="" draw:marker-start-width="0.3cm" draw:marker-start-center="false" draw:marker-end="" draw:marker-end-width="0.3cm" draw:marker-end-center="false" svg:stroke-opacity="100%" draw:stroke-linejoin="miter" draw:fill="none" draw:fill-color="#99ccff" fo:padding-top="0.138cm" fo:padding-bottom="0.138cm" fo:padding-left="0.263cm" fo:padding-right="0.263cm" draw:shadow="hidden" draw:shadow-offset-x="0.3cm" draw:shadow-offset-y="0.3cm" draw:shadow-color="#808080" style:run-through="foreground"/>
    </style:style>
    <style:style style:name="gr61" style:family="graphic">
      <style:graphic-properties draw:stroke="none" svg:stroke-width="0cm" svg:stroke-color="#000000" draw:marker-start="" draw:marker-start-width="0.3cm" draw:marker-start-center="false" draw:marker-end="" draw:marker-end-width="0.3cm" draw:marker-end-center="false" draw:fill="none" draw:fill-color="#99ccff" draw:auto-grow-width="true" fo:min-height="0.303cm" fo:min-width="0.21cm" fo:padding-top="0cm" fo:padding-bottom="0cm" fo:padding-left="0cm" fo:padding-right="0cm" draw:shadow="hidden" draw:shadow-offset-x="0.3cm" draw:shadow-offset-y="0.3cm" draw:shadow-color="#808080" style:run-through="foreground"/>
    </style:style>
    <style:style style:name="gr62" style:family="graphic">
      <style:graphic-properties draw:stroke="solid" svg:stroke-width="0.026cm" svg:stroke-color="#000000" draw:marker-start="" draw:marker-start-width="0.3cm" draw:marker-start-center="false" draw:marker-end="" draw:marker-end-width="0.3cm" draw:marker-end-center="false" svg:stroke-opacity="100%" draw:stroke-linejoin="miter" draw:fill="none" draw:fill-color="#99ccff" fo:padding-top="0.138cm" fo:padding-bottom="0.138cm" fo:padding-left="0.263cm" fo:padding-right="0.263cm" draw:shadow="hidden" draw:shadow-offset-x="0.3cm" draw:shadow-offset-y="0.3cm" draw:shadow-color="#808080" style:run-through="foreground"/>
    </style:style>
    <style:style style:name="gr63" style:family="graphic">
      <style:graphic-properties draw:stroke="solid" svg:stroke-width="0.026cm" svg:stroke-color="#000000" draw:marker-start="" draw:marker-start-width="0.3cm" draw:marker-start-center="false" draw:marker-end="" draw:marker-end-width="0.3cm" draw:marker-end-center="false" svg:stroke-opacity="100%" draw:stroke-linejoin="miter" draw:fill="none" draw:fill-color="#99ccff" fo:padding-top="0.138cm" fo:padding-bottom="0.138cm" fo:padding-left="0.263cm" fo:padding-right="0.263cm" draw:shadow="hidden" draw:shadow-offset-x="0.3cm" draw:shadow-offset-y="0.3cm" draw:shadow-color="#808080" style:run-through="foreground"/>
    </style:style>
    <style:style style:name="gr64" style:family="graphic">
      <style:graphic-properties draw:stroke="solid" svg:stroke-width="0.053cm" svg:stroke-color="#000000" draw:marker-start="" draw:marker-start-width="0.3cm" draw:marker-start-center="false" draw:marker-end="" draw:marker-end-width="0.3cm" draw:marker-end-center="false" svg:stroke-opacity="100%" draw:stroke-linejoin="miter" draw:fill="none" draw:fill-color="#99ccff" fo:padding-top="0.152cm" fo:padding-bottom="0.152cm" fo:padding-left="0.275cm" fo:padding-right="0.275cm" draw:shadow="hidden" draw:shadow-offset-x="0.3cm" draw:shadow-offset-y="0.3cm" draw:shadow-color="#808080" style:run-through="foreground"/>
    </style:style>
    <style:style style:name="gr65" style:family="graphic">
      <style:graphic-properties draw:stroke="solid" svg:stroke-width="0.053cm" svg:stroke-color="#ff0000" draw:marker-start="" draw:marker-start-width="0.3cm" draw:marker-start-center="false" draw:marker-end="" draw:marker-end-width="0.3cm" draw:marker-end-center="false" svg:stroke-opacity="100%" draw:stroke-linejoin="miter" draw:fill="none" draw:fill-color="#99ccff" fo:padding-top="0.152cm" fo:padding-bottom="0.152cm" fo:padding-left="0.275cm" fo:padding-right="0.275cm" draw:shadow="hidden" draw:shadow-offset-x="0.3cm" draw:shadow-offset-y="0.3cm" draw:shadow-color="#808080" style:run-through="foreground"/>
    </style:style>
    <style:style style:name="gr66" style:family="graphic">
      <style:graphic-properties draw:stroke="solid" svg:stroke-width="0.053cm" svg:stroke-color="#0000ff" draw:marker-start="" draw:marker-start-width="0.3cm" draw:marker-start-center="false" draw:marker-end="" draw:marker-end-width="0.3cm" draw:marker-end-center="false" svg:stroke-opacity="100%" draw:stroke-linejoin="miter" draw:fill="none" draw:fill-color="#99ccff" fo:padding-top="0.152cm" fo:padding-bottom="0.152cm" fo:padding-left="0.275cm" fo:padding-right="0.275cm" draw:shadow="hidden" draw:shadow-offset-x="0.3cm" draw:shadow-offset-y="0.3cm" draw:shadow-color="#808080" style:run-through="foreground"/>
    </style:style>
    <style:style style:name="gr67" style:family="graphic">
      <style:graphic-properties draw:stroke="solid" svg:stroke-width="0.026cm" svg:stroke-color="#000000" draw:marker-start="" draw:marker-start-width="0.3cm" draw:marker-start-center="false" draw:marker-end="" draw:marker-end-width="0.3cm" draw:marker-end-center="false" svg:stroke-opacity="100%" draw:stroke-linejoin="miter" draw:fill="none" draw:fill-color="#99ccff" fo:padding-top="0.138cm" fo:padding-bottom="0.138cm" fo:padding-left="0.263cm" fo:padding-right="0.263cm" draw:shadow="hidden" draw:shadow-offset-x="0.3cm" draw:shadow-offset-y="0.3cm" draw:shadow-color="#808080" style:run-through="foreground"/>
    </style:style>
    <style:style style:name="gr68" style:family="graphic">
      <style:graphic-properties draw:stroke="solid" svg:stroke-width="0.026cm" svg:stroke-color="#000000" draw:marker-start="" draw:marker-start-width="0.3cm" draw:marker-start-center="false" draw:marker-end="" draw:marker-end-width="0.3cm" draw:marker-end-center="false" svg:stroke-opacity="100%" draw:stroke-linejoin="miter" draw:fill="none" draw:fill-color="#99ccff" fo:padding-top="0.138cm" fo:padding-bottom="0.138cm" fo:padding-left="0.263cm" fo:padding-right="0.263cm" draw:shadow="hidden" draw:shadow-offset-x="0.3cm" draw:shadow-offset-y="0.3cm" draw:shadow-color="#808080" style:run-through="foreground"/>
    </style:style>
    <style:style style:name="gr69" style:family="graphic">
      <style:graphic-properties draw:stroke="none" svg:stroke-width="0cm" svg:stroke-color="#000000" draw:marker-start="" draw:marker-start-width="0.3cm" draw:marker-start-center="false" draw:marker-end="" draw:marker-end-width="0.3cm" draw:marker-end-center="false" draw:fill="none" draw:fill-color="#99ccff" draw:auto-grow-width="true" fo:min-height="0.704cm" fo:min-width="0.707cm" fo:padding-top="0cm" fo:padding-bottom="0cm" fo:padding-left="0cm" fo:padding-right="0cm" draw:shadow="hidden" draw:shadow-offset-x="0.3cm" draw:shadow-offset-y="0.3cm" draw:shadow-color="#808080" style:run-through="foreground"/>
    </style:style>
    <style:style style:name="gr70" style:family="graphic">
      <style:graphic-properties draw:stroke="solid" svg:stroke-width="0.026cm" svg:stroke-color="#000000" draw:marker-start="" draw:marker-start-width="0.3cm" draw:marker-start-center="false" draw:marker-end="" draw:marker-end-width="0.3cm" draw:marker-end-center="false" svg:stroke-opacity="100%" draw:stroke-linejoin="miter" draw:fill="none" draw:fill-color="#99ccff" fo:padding-top="0.138cm" fo:padding-bottom="0.138cm" fo:padding-left="0.263cm" fo:padding-right="0.263cm" draw:shadow="hidden" draw:shadow-offset-x="0.3cm" draw:shadow-offset-y="0.3cm" draw:shadow-color="#808080" style:run-through="foreground"/>
    </style:style>
    <style:style style:name="gr71" style:family="graphic">
      <style:graphic-properties draw:stroke="none" svg:stroke-width="0cm" svg:stroke-color="#000000" draw:marker-start="" draw:marker-start-width="0.3cm" draw:marker-start-center="false" draw:marker-end="" draw:marker-end-width="0.3cm" draw:marker-end-center="false" draw:fill="none" draw:fill-color="#99ccff" draw:auto-grow-width="true" fo:min-height="0.704cm" fo:min-width="0.512cm" fo:padding-top="0cm" fo:padding-bottom="0cm" fo:padding-left="0cm" fo:padding-right="0cm" draw:shadow="hidden" draw:shadow-offset-x="0.3cm" draw:shadow-offset-y="0.3cm" draw:shadow-color="#808080" style:run-through="foreground"/>
    </style:style>
    <style:style style:name="gr72" style:family="graphic">
      <style:graphic-properties draw:stroke="solid" svg:stroke-width="0.026cm" svg:stroke-color="#000000" draw:marker-start="" draw:marker-start-width="0.3cm" draw:marker-start-center="false" draw:marker-end="" draw:marker-end-width="0.3cm" draw:marker-end-center="false" svg:stroke-opacity="100%" draw:stroke-linejoin="miter" draw:fill="none" draw:fill-color="#99ccff" fo:padding-top="0.138cm" fo:padding-bottom="0.138cm" fo:padding-left="0.263cm" fo:padding-right="0.263cm" draw:shadow="hidden" draw:shadow-offset-x="0.3cm" draw:shadow-offset-y="0.3cm" draw:shadow-color="#808080" style:run-through="foreground"/>
    </style:style>
    <style:style style:name="gr73" style:family="graphic">
      <style:graphic-properties draw:stroke="none" svg:stroke-width="0cm" svg:stroke-color="#000000" draw:marker-start="" draw:marker-start-width="0.3cm" draw:marker-start-center="false" draw:marker-end="" draw:marker-end-width="0.3cm" draw:marker-end-center="false" draw:fill="none" draw:fill-color="#99ccff" draw:auto-grow-width="true" fo:min-height="0.704cm" fo:min-width="0.512cm" fo:padding-top="0cm" fo:padding-bottom="0cm" fo:padding-left="0cm" fo:padding-right="0cm" draw:shadow="hidden" draw:shadow-offset-x="0.3cm" draw:shadow-offset-y="0.3cm" draw:shadow-color="#808080" style:run-through="foreground"/>
    </style:style>
    <style:style style:name="gr74" style:family="graphic">
      <style:graphic-properties draw:stroke="solid" svg:stroke-width="0.026cm" svg:stroke-color="#000000" draw:marker-start="" draw:marker-start-width="0.3cm" draw:marker-start-center="false" draw:marker-end="" draw:marker-end-width="0.3cm" draw:marker-end-center="false" svg:stroke-opacity="100%" draw:stroke-linejoin="miter" draw:fill="none" draw:fill-color="#99ccff" fo:padding-top="0.138cm" fo:padding-bottom="0.138cm" fo:padding-left="0.263cm" fo:padding-right="0.263cm" draw:shadow="hidden" draw:shadow-offset-x="0.3cm" draw:shadow-offset-y="0.3cm" draw:shadow-color="#808080" style:run-through="foreground"/>
    </style:style>
    <style:style style:name="gr75" style:family="graphic">
      <style:graphic-properties draw:stroke="none" svg:stroke-width="0cm" svg:stroke-color="#000000" draw:marker-start="" draw:marker-start-width="0.3cm" draw:marker-start-center="false" draw:marker-end="" draw:marker-end-width="0.3cm" draw:marker-end-center="false" draw:fill="none" draw:fill-color="#99ccff" draw:auto-grow-width="true" fo:min-height="0.704cm" fo:min-width="0.512cm" fo:padding-top="0cm" fo:padding-bottom="0cm" fo:padding-left="0cm" fo:padding-right="0cm" draw:shadow="hidden" draw:shadow-offset-x="0.3cm" draw:shadow-offset-y="0.3cm" draw:shadow-color="#808080" style:run-through="foreground"/>
    </style:style>
    <style:style style:name="gr76" style:family="graphic">
      <style:graphic-properties draw:stroke="solid" svg:stroke-width="0.026cm" svg:stroke-color="#000000" draw:marker-start="" draw:marker-start-width="0.3cm" draw:marker-start-center="false" draw:marker-end="" draw:marker-end-width="0.3cm" draw:marker-end-center="false" svg:stroke-opacity="100%" draw:stroke-linejoin="miter" draw:fill="none" draw:fill-color="#99ccff" fo:padding-top="0.138cm" fo:padding-bottom="0.138cm" fo:padding-left="0.263cm" fo:padding-right="0.263cm" draw:shadow="hidden" draw:shadow-offset-x="0.3cm" draw:shadow-offset-y="0.3cm" draw:shadow-color="#808080" style:run-through="foreground"/>
    </style:style>
    <style:style style:name="gr77" style:family="graphic">
      <style:graphic-properties draw:stroke="none" svg:stroke-width="0cm" svg:stroke-color="#000000" draw:marker-start="" draw:marker-start-width="0.3cm" draw:marker-start-center="false" draw:marker-end="" draw:marker-end-width="0.3cm" draw:marker-end-center="false" draw:fill="none" draw:fill-color="#99ccff" draw:auto-grow-width="true" fo:min-height="0.704cm" fo:min-width="0.512cm" fo:padding-top="0cm" fo:padding-bottom="0cm" fo:padding-left="0cm" fo:padding-right="0cm" draw:shadow="hidden" draw:shadow-offset-x="0.3cm" draw:shadow-offset-y="0.3cm" draw:shadow-color="#808080" style:run-through="foreground"/>
    </style:style>
    <style:style style:name="gr78" style:family="graphic">
      <style:graphic-properties draw:stroke="solid" svg:stroke-width="0.026cm" svg:stroke-color="#000000" draw:marker-start="" draw:marker-start-width="0.3cm" draw:marker-start-center="false" draw:marker-end="" draw:marker-end-width="0.3cm" draw:marker-end-center="false" svg:stroke-opacity="100%" draw:stroke-linejoin="miter" draw:fill="none" draw:fill-color="#99ccff" fo:padding-top="0.138cm" fo:padding-bottom="0.138cm" fo:padding-left="0.263cm" fo:padding-right="0.263cm" draw:shadow="hidden" draw:shadow-offset-x="0.3cm" draw:shadow-offset-y="0.3cm" draw:shadow-color="#808080" style:run-through="foreground"/>
    </style:style>
    <style:style style:name="gr79" style:family="graphic">
      <style:graphic-properties draw:stroke="none" svg:stroke-width="0cm" svg:stroke-color="#000000" draw:marker-start="" draw:marker-start-width="0.3cm" draw:marker-start-center="false" draw:marker-end="" draw:marker-end-width="0.3cm" draw:marker-end-center="false" draw:fill="none" draw:fill-color="#99ccff" draw:auto-grow-width="true" fo:min-height="0.704cm" fo:min-width="0.512cm" fo:padding-top="0cm" fo:padding-bottom="0cm" fo:padding-left="0cm" fo:padding-right="0cm" draw:shadow="hidden" draw:shadow-offset-x="0.3cm" draw:shadow-offset-y="0.3cm" draw:shadow-color="#808080" style:run-through="foreground"/>
    </style:style>
    <style:style style:name="gr80" style:family="graphic">
      <style:graphic-properties draw:stroke="solid" svg:stroke-width="0.026cm" svg:stroke-color="#000000" draw:marker-start="" draw:marker-start-width="0.3cm" draw:marker-start-center="false" draw:marker-end="" draw:marker-end-width="0.3cm" draw:marker-end-center="false" svg:stroke-opacity="100%" draw:stroke-linejoin="miter" draw:fill="none" draw:fill-color="#99ccff" fo:padding-top="0.138cm" fo:padding-bottom="0.138cm" fo:padding-left="0.263cm" fo:padding-right="0.263cm" draw:shadow="hidden" draw:shadow-offset-x="0.3cm" draw:shadow-offset-y="0.3cm" draw:shadow-color="#808080" style:run-through="foreground"/>
    </style:style>
    <style:style style:name="gr81" style:family="graphic">
      <style:graphic-properties draw:stroke="none" svg:stroke-width="0cm" svg:stroke-color="#000000" draw:marker-start="" draw:marker-start-width="0.3cm" draw:marker-start-center="false" draw:marker-end="" draw:marker-end-width="0.3cm" draw:marker-end-center="false" draw:fill="none" draw:fill-color="#99ccff" draw:auto-grow-width="true" fo:min-height="0.704cm" fo:min-width="0.707cm" fo:padding-top="0cm" fo:padding-bottom="0cm" fo:padding-left="0cm" fo:padding-right="0cm" draw:shadow="hidden" draw:shadow-offset-x="0.3cm" draw:shadow-offset-y="0.3cm" draw:shadow-color="#808080" style:run-through="foreground"/>
    </style:style>
    <style:style style:name="gr82" style:family="graphic">
      <style:graphic-properties draw:stroke="solid" svg:stroke-width="0.026cm" svg:stroke-color="#000000" draw:marker-start="" draw:marker-start-width="0.3cm" draw:marker-start-center="false" draw:marker-end="" draw:marker-end-width="0.3cm" draw:marker-end-center="false" svg:stroke-opacity="100%" draw:stroke-linejoin="miter" draw:fill="none" draw:fill-color="#99ccff" fo:padding-top="0.138cm" fo:padding-bottom="0.138cm" fo:padding-left="0.263cm" fo:padding-right="0.263cm" draw:shadow="hidden" draw:shadow-offset-x="0.3cm" draw:shadow-offset-y="0.3cm" draw:shadow-color="#808080" style:run-through="foreground"/>
    </style:style>
    <style:style style:name="gr83" style:family="graphic">
      <style:graphic-properties draw:stroke="none" svg:stroke-width="0cm" svg:stroke-color="#000000" draw:marker-start="" draw:marker-start-width="0.3cm" draw:marker-start-center="false" draw:marker-end="" draw:marker-end-width="0.3cm" draw:marker-end-center="false" draw:fill="none" draw:fill-color="#99ccff" draw:auto-grow-width="true" fo:min-height="0.704cm" fo:min-width="0.707cm" fo:padding-top="0cm" fo:padding-bottom="0cm" fo:padding-left="0cm" fo:padding-right="0cm" draw:shadow="hidden" draw:shadow-offset-x="0.3cm" draw:shadow-offset-y="0.3cm" draw:shadow-color="#808080" style:run-through="foreground"/>
    </style:style>
    <style:style style:name="gr84" style:family="graphic">
      <style:graphic-properties draw:stroke="solid" svg:stroke-width="0.026cm" svg:stroke-color="#000000" draw:marker-start="" draw:marker-start-width="0.3cm" draw:marker-start-center="false" draw:marker-end="" draw:marker-end-width="0.3cm" draw:marker-end-center="false" svg:stroke-opacity="100%" draw:stroke-linejoin="miter" draw:fill="none" draw:fill-color="#99ccff" fo:padding-top="0.138cm" fo:padding-bottom="0.138cm" fo:padding-left="0.263cm" fo:padding-right="0.263cm" draw:shadow="hidden" draw:shadow-offset-x="0.3cm" draw:shadow-offset-y="0.3cm" draw:shadow-color="#808080" style:run-through="foreground"/>
    </style:style>
    <style:style style:name="gr85" style:family="graphic">
      <style:graphic-properties draw:stroke="none" svg:stroke-width="0cm" svg:stroke-color="#000000" draw:marker-start="" draw:marker-start-width="0.3cm" draw:marker-start-center="false" draw:marker-end="" draw:marker-end-width="0.3cm" draw:marker-end-center="false" draw:fill="none" draw:fill-color="#99ccff" draw:auto-grow-width="true" fo:min-height="0.704cm" fo:min-width="0.512cm" fo:padding-top="0cm" fo:padding-bottom="0cm" fo:padding-left="0cm" fo:padding-right="0cm" draw:shadow="hidden" draw:shadow-offset-x="0.3cm" draw:shadow-offset-y="0.3cm" draw:shadow-color="#808080" style:run-through="foreground"/>
    </style:style>
    <style:style style:name="gr86" style:family="graphic">
      <style:graphic-properties draw:stroke="solid" svg:stroke-width="0.026cm" svg:stroke-color="#000000" draw:marker-start="" draw:marker-start-width="0.3cm" draw:marker-start-center="false" draw:marker-end="" draw:marker-end-width="0.3cm" draw:marker-end-center="false" svg:stroke-opacity="100%" draw:stroke-linejoin="miter" draw:fill="none" draw:fill-color="#99ccff" fo:padding-top="0.138cm" fo:padding-bottom="0.138cm" fo:padding-left="0.263cm" fo:padding-right="0.263cm" draw:shadow="hidden" draw:shadow-offset-x="0.3cm" draw:shadow-offset-y="0.3cm" draw:shadow-color="#808080" style:run-through="foreground"/>
    </style:style>
    <style:style style:name="gr87" style:family="graphic">
      <style:graphic-properties draw:stroke="none" svg:stroke-width="0cm" svg:stroke-color="#000000" draw:marker-start="" draw:marker-start-width="0.3cm" draw:marker-start-center="false" draw:marker-end="" draw:marker-end-width="0.3cm" draw:marker-end-center="false" draw:fill="none" draw:fill-color="#99ccff" draw:auto-grow-width="true" fo:min-height="0.704cm" fo:min-width="0.512cm" fo:padding-top="0cm" fo:padding-bottom="0cm" fo:padding-left="0cm" fo:padding-right="0cm" draw:shadow="hidden" draw:shadow-offset-x="0.3cm" draw:shadow-offset-y="0.3cm" draw:shadow-color="#808080" style:run-through="foreground"/>
    </style:style>
    <style:style style:name="gr88" style:family="graphic">
      <style:graphic-properties draw:stroke="solid" svg:stroke-width="0.026cm" svg:stroke-color="#000000" draw:marker-start="" draw:marker-start-width="0.3cm" draw:marker-start-center="false" draw:marker-end="" draw:marker-end-width="0.3cm" draw:marker-end-center="false" svg:stroke-opacity="100%" draw:stroke-linejoin="miter" draw:fill="none" draw:fill-color="#99ccff" fo:padding-top="0.138cm" fo:padding-bottom="0.138cm" fo:padding-left="0.263cm" fo:padding-right="0.263cm" draw:shadow="hidden" draw:shadow-offset-x="0.3cm" draw:shadow-offset-y="0.3cm" draw:shadow-color="#808080" style:run-through="foreground"/>
    </style:style>
    <style:style style:name="gr89" style:family="graphic">
      <style:graphic-properties draw:stroke="none" svg:stroke-width="0cm" svg:stroke-color="#000000" draw:marker-start="" draw:marker-start-width="0.3cm" draw:marker-start-center="false" draw:marker-end="" draw:marker-end-width="0.3cm" draw:marker-end-center="false" draw:fill="none" draw:fill-color="#99ccff" draw:auto-grow-width="true" fo:min-height="0.704cm" fo:min-width="0.512cm" fo:padding-top="0cm" fo:padding-bottom="0cm" fo:padding-left="0cm" fo:padding-right="0cm" draw:shadow="hidden" draw:shadow-offset-x="0.3cm" draw:shadow-offset-y="0.3cm" draw:shadow-color="#808080" style:run-through="foreground"/>
    </style:style>
    <style:style style:name="gr90" style:family="graphic">
      <style:graphic-properties draw:stroke="solid" svg:stroke-width="0.026cm" svg:stroke-color="#000000" draw:marker-start="" draw:marker-start-width="0.3cm" draw:marker-start-center="false" draw:marker-end="" draw:marker-end-width="0.3cm" draw:marker-end-center="false" svg:stroke-opacity="100%" draw:stroke-linejoin="miter" draw:fill="none" draw:fill-color="#99ccff" fo:padding-top="0.138cm" fo:padding-bottom="0.138cm" fo:padding-left="0.263cm" fo:padding-right="0.263cm" draw:shadow="hidden" draw:shadow-offset-x="0.3cm" draw:shadow-offset-y="0.3cm" draw:shadow-color="#808080" style:run-through="foreground"/>
    </style:style>
    <style:style style:name="gr91" style:family="graphic">
      <style:graphic-properties draw:stroke="solid" svg:stroke-width="0.026cm" svg:stroke-color="#000000" draw:marker-start="" draw:marker-start-width="0.3cm" draw:marker-start-center="false" draw:marker-end="" draw:marker-end-width="0.3cm" draw:marker-end-center="false" svg:stroke-opacity="100%" draw:stroke-linejoin="miter" draw:fill="none" draw:fill-color="#99ccff" fo:padding-top="0.138cm" fo:padding-bottom="0.138cm" fo:padding-left="0.263cm" fo:padding-right="0.263cm" draw:shadow="hidden" draw:shadow-offset-x="0.3cm" draw:shadow-offset-y="0.3cm" draw:shadow-color="#808080" style:run-through="foreground"/>
    </style:style>
    <style:style style:name="gr92" style:family="graphic">
      <style:graphic-properties draw:stroke="solid" svg:stroke-width="0.053cm" svg:stroke-color="#000000" draw:marker-start="" draw:marker-start-width="0.3cm" draw:marker-start-center="false" draw:marker-end="" draw:marker-end-width="0.3cm" draw:marker-end-center="false" svg:stroke-opacity="100%" draw:stroke-linejoin="miter" draw:fill="none" draw:fill-color="#99ccff" fo:padding-top="0.152cm" fo:padding-bottom="0.152cm" fo:padding-left="0.275cm" fo:padding-right="0.275cm" draw:shadow="hidden" draw:shadow-offset-x="0.3cm" draw:shadow-offset-y="0.3cm" draw:shadow-color="#808080" style:run-through="foreground"/>
    </style:style>
    <style:style style:name="gr93" style:family="graphic">
      <style:graphic-properties draw:stroke="solid" svg:stroke-width="0.026cm" svg:stroke-color="#000000" draw:marker-start="" draw:marker-start-width="0.3cm" draw:marker-start-center="false" draw:marker-end="" draw:marker-end-width="0.3cm" draw:marker-end-center="false" svg:stroke-opacity="100%" draw:stroke-linejoin="miter" draw:fill="none" draw:fill-color="#99ccff" fo:padding-top="0.138cm" fo:padding-bottom="0.138cm" fo:padding-left="0.263cm" fo:padding-right="0.263cm" draw:shadow="hidden" draw:shadow-offset-x="0.3cm" draw:shadow-offset-y="0.3cm" draw:shadow-color="#808080" style:run-through="foreground"/>
    </style:style>
    <style:style style:name="gr94" style:family="graphic">
      <style:graphic-properties draw:stroke="solid" svg:stroke-width="0.049cm" svg:stroke-color="#ff0000" draw:marker-start="" draw:marker-start-width="0.275cm" draw:marker-start-center="false" draw:marker-end="" draw:marker-end-width="0.275cm" draw:marker-end-center="false" draw:fill="solid" draw:fill-color="#99ccff" draw:textarea-horizontal-align="center" draw:textarea-vertical-align="middle" fo:padding-top="0.15cm" fo:padding-bottom="0.15cm" fo:padding-left="0.275cm" fo:padding-right="0.275cm" draw:shadow="hidden" draw:shadow-offset-x="0.3cm" draw:shadow-offset-y="0.3cm" draw:shadow-color="#808080" style:run-through="foreground"/>
    </style:style>
    <style:style style:name="gr95" style:family="graphic">
      <style:graphic-properties draw:stroke="dash" draw:stroke-dash="Fine_20_Dashed_20__28_var_29_" svg:stroke-width="0.049cm" svg:stroke-color="#000000" draw:marker-start="" draw:marker-start-width="0.3cm" draw:marker-start-center="false" draw:marker-end="" draw:marker-end-width="0.3cm" draw:marker-end-center="false" draw:fill="solid" draw:fill-color="#99ccff" draw:textarea-horizontal-align="center" draw:textarea-vertical-align="middle" fo:padding-top="0.15cm" fo:padding-bottom="0.15cm" fo:padding-left="0.275cm" fo:padding-right="0.275cm" draw:shadow="hidden" draw:shadow-offset-x="0.3cm" draw:shadow-offset-y="0.3cm" draw:shadow-color="#808080" style:run-through="foreground"/>
    </style:style>
    <style:style style:name="gr96" style:family="graphic">
      <style:graphic-properties draw:stroke="dash" draw:stroke-dash="Fine_20_Dashed_20__28_var_29_" svg:stroke-width="0.049cm" svg:stroke-color="#000000" draw:marker-start="" draw:marker-start-width="0.3cm" draw:marker-start-center="false" draw:marker-end="" draw:marker-end-width="0.3cm" draw:marker-end-center="false" draw:fill="solid" draw:fill-color="#99ccff" draw:textarea-horizontal-align="center" draw:textarea-vertical-align="middle" fo:padding-top="0.15cm" fo:padding-bottom="0.15cm" fo:padding-left="0.275cm" fo:padding-right="0.275cm" draw:shadow="hidden" draw:shadow-offset-x="0.3cm" draw:shadow-offset-y="0.3cm" draw:shadow-color="#808080" style:run-through="foreground"/>
    </style:style>
    <style:style style:name="gr97" style:family="graphic">
      <style:graphic-properties draw:stroke="solid" svg:stroke-width="0cm" svg:stroke-color="#000000" draw:marker-start="" draw:marker-start-width="0.125cm" draw:marker-start-center="false" draw:marker-end="" draw:marker-end-width="0.125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98" style:family="graphic">
      <style:graphic-properties draw:stroke="solid" svg:stroke-width="0cm" svg:stroke-color="#000000" draw:marker-start="" draw:marker-start-width="0.125cm" draw:marker-start-center="false" draw:marker-end="" draw:marker-end-width="0.125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99" style:family="graphic">
      <style:graphic-properties draw:stroke="none" svg:stroke-width="0.049cm" svg:stroke-color="#000000" draw:marker-start="" draw:marker-start-width="0.3cm" draw:marker-start-center="false" draw:marker-end="" draw:marker-end-width="0.3cm" draw:marker-end-center="false" draw:fill="none" draw:fill-color="#ffffff" draw:textarea-horizontal-align="left" draw:auto-grow-height="true" draw:auto-grow-width="true" fo:min-height="1.236cm" fo:min-width="0.889cm" fo:padding-top="0.15cm" fo:padding-bottom="0.15cm" fo:padding-left="0.275cm" fo:padding-right="0.275cm" draw:shadow="hidden" draw:shadow-offset-x="0.3cm" draw:shadow-offset-y="0.3cm" draw:shadow-color="#808080" style:run-through="foreground"/>
    </style:style>
    <style:style style:name="gr100" style:family="graphic">
      <style:graphic-properties draw:stroke="none" svg:stroke-width="0.049cm" svg:stroke-color="#000000" draw:marker-start="" draw:marker-start-width="0.3cm" draw:marker-start-center="false" draw:marker-end="" draw:marker-end-width="0.3cm" draw:marker-end-center="false" draw:fill="none" draw:fill-color="#ffffff" draw:textarea-horizontal-align="left" draw:auto-grow-height="true" draw:auto-grow-width="true" fo:min-height="1.236cm" fo:min-width="1.005cm" fo:padding-top="0.15cm" fo:padding-bottom="0.15cm" fo:padding-left="0.275cm" fo:padding-right="0.275cm" draw:shadow="hidden" draw:shadow-offset-x="0.3cm" draw:shadow-offset-y="0.3cm" draw:shadow-color="#808080" style:run-through="foreground"/>
    </style:style>
    <style:style style:name="gr101" style:family="graphic">
      <style:graphic-properties style:run-through="foreground" style:wrap="run-through" style:number-wrapped-paragraphs="no-limit" style:vertical-pos="from-top" style:vertical-rel="paragraph" style:horizontal-pos="from-left" style:horizontal-rel="paragraph"/>
    </style:style>
    <style:style style:name="gr102" style:family="graphic">
      <style:graphic-properties draw:stroke="solid" svg:stroke-width="0.026cm" svg:stroke-color="#000000" draw:marker-start="" draw:marker-start-width="0.3cm" draw:marker-start-center="false" draw:marker-end="" draw:marker-end-width="0.3cm" draw:marker-end-center="false" svg:stroke-opacity="100%" draw:stroke-linejoin="miter" draw:fill="none" draw:fill-color="#99ccff" fo:padding-top="0.138cm" fo:padding-bottom="0.138cm" fo:padding-left="0.263cm" fo:padding-right="0.263cm" draw:shadow="hidden" draw:shadow-offset-x="0.3cm" draw:shadow-offset-y="0.3cm" draw:shadow-color="#808080" style:run-through="foreground"/>
    </style:style>
    <style:style style:name="gr103" style:family="graphic">
      <style:graphic-properties draw:stroke="none" svg:stroke-width="0cm" svg:stroke-color="#000000" draw:marker-start="" draw:marker-start-width="0.3cm" draw:marker-start-center="false" draw:marker-end="" draw:marker-end-width="0.3cm" draw:marker-end-center="false" draw:fill="none" draw:fill-color="#99ccff" draw:auto-grow-width="true" fo:min-height="0.921cm" fo:min-width="0.669cm" fo:padding-top="0cm" fo:padding-bottom="0cm" fo:padding-left="0cm" fo:padding-right="0cm" draw:shadow="hidden" draw:shadow-offset-x="0.3cm" draw:shadow-offset-y="0.3cm" draw:shadow-color="#808080" style:run-through="foreground"/>
    </style:style>
    <style:style style:name="gr104" style:family="graphic">
      <style:graphic-properties draw:stroke="solid" svg:stroke-width="0.026cm" svg:stroke-color="#000000" draw:marker-start="" draw:marker-start-width="0.3cm" draw:marker-start-center="false" draw:marker-end="" draw:marker-end-width="0.3cm" draw:marker-end-center="false" svg:stroke-opacity="100%" draw:stroke-linejoin="miter" draw:fill="none" draw:fill-color="#99ccff" fo:padding-top="0.138cm" fo:padding-bottom="0.138cm" fo:padding-left="0.263cm" fo:padding-right="0.263cm" draw:shadow="hidden" draw:shadow-offset-x="0.3cm" draw:shadow-offset-y="0.3cm" draw:shadow-color="#808080" style:run-through="foreground"/>
    </style:style>
    <style:style style:name="gr105" style:family="graphic">
      <style:graphic-properties draw:stroke="none" svg:stroke-width="0cm" svg:stroke-color="#000000" draw:marker-start="" draw:marker-start-width="0.3cm" draw:marker-start-center="false" draw:marker-end="" draw:marker-end-width="0.3cm" draw:marker-end-center="false" draw:fill="none" draw:fill-color="#99ccff" draw:auto-grow-width="true" fo:min-height="0.919cm" fo:min-width="0.669cm" fo:padding-top="0cm" fo:padding-bottom="0cm" fo:padding-left="0cm" fo:padding-right="0cm" draw:shadow="hidden" draw:shadow-offset-x="0.3cm" draw:shadow-offset-y="0.3cm" draw:shadow-color="#808080" style:run-through="foreground"/>
    </style:style>
    <style:style style:name="gr106" style:family="graphic">
      <style:graphic-properties draw:stroke="solid" svg:stroke-width="0.026cm" svg:stroke-color="#000000" draw:marker-start="" draw:marker-start-width="0.3cm" draw:marker-start-center="false" draw:marker-end="" draw:marker-end-width="0.3cm" draw:marker-end-center="false" svg:stroke-opacity="100%" draw:stroke-linejoin="miter" draw:fill="none" draw:fill-color="#99ccff" fo:padding-top="0.138cm" fo:padding-bottom="0.138cm" fo:padding-left="0.263cm" fo:padding-right="0.263cm" draw:shadow="hidden" draw:shadow-offset-x="0.3cm" draw:shadow-offset-y="0.3cm" draw:shadow-color="#808080" style:run-through="foreground"/>
    </style:style>
    <style:style style:name="gr107" style:family="graphic">
      <style:graphic-properties draw:stroke="none" svg:stroke-width="0cm" svg:stroke-color="#000000" draw:marker-start="" draw:marker-start-width="0.3cm" draw:marker-start-center="false" draw:marker-end="" draw:marker-end-width="0.3cm" draw:marker-end-center="false" draw:fill="none" draw:fill-color="#99ccff" draw:auto-grow-width="true" fo:min-height="0.921cm" fo:min-width="1.127cm" fo:padding-top="0cm" fo:padding-bottom="0cm" fo:padding-left="0cm" fo:padding-right="0cm" draw:shadow="hidden" draw:shadow-offset-x="0.3cm" draw:shadow-offset-y="0.3cm" draw:shadow-color="#808080" style:run-through="foreground"/>
    </style:style>
    <style:style style:name="gr108" style:family="graphic">
      <style:graphic-properties draw:stroke="solid" svg:stroke-width="0.026cm" svg:stroke-color="#000000" draw:marker-start="" draw:marker-start-width="0.3cm" draw:marker-start-center="false" draw:marker-end="" draw:marker-end-width="0.3cm" draw:marker-end-center="false" svg:stroke-opacity="100%" draw:stroke-linejoin="miter" draw:fill="none" draw:fill-color="#99ccff" fo:padding-top="0.138cm" fo:padding-bottom="0.138cm" fo:padding-left="0.263cm" fo:padding-right="0.263cm" draw:shadow="hidden" draw:shadow-offset-x="0.3cm" draw:shadow-offset-y="0.3cm" draw:shadow-color="#808080" style:run-through="foreground"/>
    </style:style>
    <style:style style:name="gr109" style:family="graphic">
      <style:graphic-properties draw:stroke="none" svg:stroke-width="0cm" svg:stroke-color="#000000" draw:marker-start="" draw:marker-start-width="0.3cm" draw:marker-start-center="false" draw:marker-end="" draw:marker-end-width="0.3cm" draw:marker-end-center="false" draw:fill="none" draw:fill-color="#99ccff" draw:auto-grow-width="true" fo:min-height="0.919cm" fo:min-width="1.129cm" fo:padding-top="0cm" fo:padding-bottom="0cm" fo:padding-left="0cm" fo:padding-right="0cm" draw:shadow="hidden" draw:shadow-offset-x="0.3cm" draw:shadow-offset-y="0.3cm" draw:shadow-color="#808080" style:run-through="foreground"/>
    </style:style>
    <style:style style:name="gr110" style:family="graphic">
      <style:graphic-properties draw:stroke="solid" svg:stroke-width="0.026cm" svg:stroke-color="#000000" draw:marker-start="" draw:marker-start-width="0.3cm" draw:marker-start-center="false" draw:marker-end="" draw:marker-end-width="0.3cm" draw:marker-end-center="false" svg:stroke-opacity="100%" draw:stroke-linejoin="miter" draw:fill="none" draw:fill-color="#99ccff" fo:padding-top="0.138cm" fo:padding-bottom="0.138cm" fo:padding-left="0.263cm" fo:padding-right="0.263cm" draw:shadow="hidden" draw:shadow-offset-x="0.3cm" draw:shadow-offset-y="0.3cm" draw:shadow-color="#808080" style:run-through="foreground"/>
    </style:style>
    <style:style style:name="gr111" style:family="graphic">
      <style:graphic-properties draw:stroke="none" svg:stroke-width="0cm" svg:stroke-color="#000000" draw:marker-start="" draw:marker-start-width="0.3cm" draw:marker-start-center="false" draw:marker-end="" draw:marker-end-width="0.3cm" draw:marker-end-center="false" draw:fill="none" draw:fill-color="#99ccff" draw:auto-grow-width="true" fo:min-height="0.921cm" fo:min-width="1.127cm" fo:padding-top="0cm" fo:padding-bottom="0cm" fo:padding-left="0cm" fo:padding-right="0cm" draw:shadow="hidden" draw:shadow-offset-x="0.3cm" draw:shadow-offset-y="0.3cm" draw:shadow-color="#808080" style:run-through="foreground"/>
    </style:style>
    <style:style style:name="gr112" style:family="graphic">
      <style:graphic-properties draw:stroke="solid" svg:stroke-width="0.026cm" svg:stroke-color="#000000" draw:marker-start="" draw:marker-start-width="0.3cm" draw:marker-start-center="false" draw:marker-end="" draw:marker-end-width="0.3cm" draw:marker-end-center="false" svg:stroke-opacity="100%" draw:stroke-linejoin="miter" draw:fill="none" draw:fill-color="#99ccff" fo:padding-top="0.138cm" fo:padding-bottom="0.138cm" fo:padding-left="0.263cm" fo:padding-right="0.263cm" draw:shadow="hidden" draw:shadow-offset-x="0.3cm" draw:shadow-offset-y="0.3cm" draw:shadow-color="#808080" style:run-through="foreground"/>
    </style:style>
    <style:style style:name="gr113" style:family="graphic">
      <style:graphic-properties draw:stroke="none" svg:stroke-width="0cm" svg:stroke-color="#000000" draw:marker-start="" draw:marker-start-width="0.3cm" draw:marker-start-center="false" draw:marker-end="" draw:marker-end-width="0.3cm" draw:marker-end-center="false" draw:fill="none" draw:fill-color="#99ccff" draw:auto-grow-width="true" fo:min-height="0.919cm" fo:min-width="0.923cm" fo:padding-top="0cm" fo:padding-bottom="0cm" fo:padding-left="0cm" fo:padding-right="0cm" draw:shadow="hidden" draw:shadow-offset-x="0.3cm" draw:shadow-offset-y="0.3cm" draw:shadow-color="#808080" style:run-through="foreground"/>
    </style:style>
    <style:style style:name="gr114" style:family="graphic">
      <style:graphic-properties draw:stroke="solid" svg:stroke-width="0.026cm" svg:stroke-color="#000000" draw:marker-start="" draw:marker-start-width="0.3cm" draw:marker-start-center="false" draw:marker-end="" draw:marker-end-width="0.3cm" draw:marker-end-center="false" svg:stroke-opacity="100%" draw:stroke-linejoin="miter" draw:fill="none" draw:fill-color="#99ccff" fo:padding-top="0.138cm" fo:padding-bottom="0.138cm" fo:padding-left="0.263cm" fo:padding-right="0.263cm" draw:shadow="hidden" draw:shadow-offset-x="0.3cm" draw:shadow-offset-y="0.3cm" draw:shadow-color="#808080" style:run-through="foreground"/>
    </style:style>
    <style:style style:name="gr115" style:family="graphic">
      <style:graphic-properties draw:stroke="none" svg:stroke-width="0cm" svg:stroke-color="#000000" draw:marker-start="" draw:marker-start-width="0.3cm" draw:marker-start-center="false" draw:marker-end="" draw:marker-end-width="0.3cm" draw:marker-end-center="false" draw:fill="none" draw:fill-color="#99ccff" draw:auto-grow-width="true" fo:min-height="0.919cm" fo:min-width="0.923cm" fo:padding-top="0cm" fo:padding-bottom="0cm" fo:padding-left="0cm" fo:padding-right="0cm" draw:shadow="hidden" draw:shadow-offset-x="0.3cm" draw:shadow-offset-y="0.3cm" draw:shadow-color="#808080" style:run-through="foreground"/>
    </style:style>
    <style:style style:name="gr116" style:family="graphic">
      <style:graphic-properties draw:stroke="solid" svg:stroke-width="0.026cm" svg:stroke-color="#000000" draw:marker-start="" draw:marker-start-width="0.3cm" draw:marker-start-center="false" draw:marker-end="" draw:marker-end-width="0.3cm" draw:marker-end-center="false" svg:stroke-opacity="100%" draw:stroke-linejoin="miter" draw:fill="none" draw:fill-color="#99ccff" fo:padding-top="0.138cm" fo:padding-bottom="0.138cm" fo:padding-left="0.263cm" fo:padding-right="0.263cm" draw:shadow="hidden" draw:shadow-offset-x="0.3cm" draw:shadow-offset-y="0.3cm" draw:shadow-color="#808080" style:run-through="foreground"/>
    </style:style>
    <style:style style:name="gr117" style:family="graphic">
      <style:graphic-properties draw:stroke="none" svg:stroke-width="0cm" svg:stroke-color="#000000" draw:marker-start="" draw:marker-start-width="0.3cm" draw:marker-start-center="false" draw:marker-end="" draw:marker-end-width="0.3cm" draw:marker-end-center="false" draw:fill="none" draw:fill-color="#99ccff" draw:auto-grow-width="true" fo:min-height="0.919cm" fo:min-width="0.67cm" fo:padding-top="0cm" fo:padding-bottom="0cm" fo:padding-left="0cm" fo:padding-right="0cm" draw:shadow="hidden" draw:shadow-offset-x="0.3cm" draw:shadow-offset-y="0.3cm" draw:shadow-color="#808080" style:run-through="foreground"/>
    </style:style>
    <style:style style:name="gr118" style:family="graphic">
      <style:graphic-properties draw:stroke="solid" svg:stroke-width="0.026cm" svg:stroke-color="#000000" draw:marker-start="" draw:marker-start-width="0.3cm" draw:marker-start-center="false" draw:marker-end="" draw:marker-end-width="0.3cm" draw:marker-end-center="false" svg:stroke-opacity="100%" draw:stroke-linejoin="miter" draw:fill="none" draw:fill-color="#99ccff" fo:padding-top="0.138cm" fo:padding-bottom="0.138cm" fo:padding-left="0.263cm" fo:padding-right="0.263cm" draw:shadow="hidden" draw:shadow-offset-x="0.3cm" draw:shadow-offset-y="0.3cm" draw:shadow-color="#808080" style:run-through="foreground"/>
    </style:style>
    <style:style style:name="gr119" style:family="graphic">
      <style:graphic-properties draw:stroke="none" svg:stroke-width="0cm" svg:stroke-color="#000000" draw:marker-start="" draw:marker-start-width="0.3cm" draw:marker-start-center="false" draw:marker-end="" draw:marker-end-width="0.3cm" draw:marker-end-center="false" draw:fill="none" draw:fill-color="#99ccff" draw:auto-grow-width="true" fo:min-height="0.919cm" fo:min-width="0.67cm" fo:padding-top="0cm" fo:padding-bottom="0cm" fo:padding-left="0cm" fo:padding-right="0cm" draw:shadow="hidden" draw:shadow-offset-x="0.3cm" draw:shadow-offset-y="0.3cm" draw:shadow-color="#808080" style:run-through="foreground"/>
    </style:style>
    <style:style style:name="gr120" style:family="graphic">
      <style:graphic-properties draw:stroke="solid" svg:stroke-width="0.026cm" svg:stroke-color="#000000" draw:marker-start="" draw:marker-start-width="0.3cm" draw:marker-start-center="false" draw:marker-end="" draw:marker-end-width="0.3cm" draw:marker-end-center="false" svg:stroke-opacity="100%" draw:stroke-linejoin="miter" draw:fill="none" draw:fill-color="#99ccff" fo:padding-top="0.138cm" fo:padding-bottom="0.138cm" fo:padding-left="0.263cm" fo:padding-right="0.263cm" draw:shadow="hidden" draw:shadow-offset-x="0.3cm" draw:shadow-offset-y="0.3cm" draw:shadow-color="#808080" style:run-through="foreground"/>
    </style:style>
    <style:style style:name="gr121" style:family="graphic">
      <style:graphic-properties draw:stroke="none" svg:stroke-width="0cm" svg:stroke-color="#000000" draw:marker-start="" draw:marker-start-width="0.3cm" draw:marker-start-center="false" draw:marker-end="" draw:marker-end-width="0.3cm" draw:marker-end-center="false" draw:fill="none" draw:fill-color="#99ccff" draw:auto-grow-width="true" fo:min-height="0.919cm" fo:min-width="0.67cm" fo:padding-top="0cm" fo:padding-bottom="0cm" fo:padding-left="0cm" fo:padding-right="0cm" draw:shadow="hidden" draw:shadow-offset-x="0.3cm" draw:shadow-offset-y="0.3cm" draw:shadow-color="#808080" style:run-through="foreground"/>
    </style:style>
    <style:style style:name="gr122" style:family="graphic">
      <style:graphic-properties draw:stroke="solid" svg:stroke-width="0.026cm" svg:stroke-color="#000000" draw:marker-start="" draw:marker-start-width="0.3cm" draw:marker-start-center="false" draw:marker-end="" draw:marker-end-width="0.3cm" draw:marker-end-center="false" svg:stroke-opacity="100%" draw:stroke-linejoin="miter" draw:fill="none" draw:fill-color="#99ccff" fo:padding-top="0.138cm" fo:padding-bottom="0.138cm" fo:padding-left="0.263cm" fo:padding-right="0.263cm" draw:shadow="hidden" draw:shadow-offset-x="0.3cm" draw:shadow-offset-y="0.3cm" draw:shadow-color="#808080" style:run-through="foreground"/>
    </style:style>
    <style:style style:name="gr123" style:family="graphic">
      <style:graphic-properties draw:stroke="solid" svg:stroke-width="0.026cm" svg:stroke-color="#000000" draw:marker-start="" draw:marker-start-width="0.3cm" draw:marker-start-center="false" draw:marker-end="" draw:marker-end-width="0.3cm" draw:marker-end-center="false" svg:stroke-opacity="100%" draw:stroke-linejoin="miter" draw:fill="none" draw:fill-color="#99ccff" fo:padding-top="0.138cm" fo:padding-bottom="0.138cm" fo:padding-left="0.263cm" fo:padding-right="0.263cm" draw:shadow="hidden" draw:shadow-offset-x="0.3cm" draw:shadow-offset-y="0.3cm" draw:shadow-color="#808080" style:run-through="foreground"/>
    </style:style>
    <style:style style:name="gr124" style:family="graphic">
      <style:graphic-properties draw:stroke="solid" svg:stroke-width="0.053cm" svg:stroke-color="#000000" draw:marker-start="" draw:marker-start-width="0.3cm" draw:marker-start-center="false" draw:marker-end="" draw:marker-end-width="0.3cm" draw:marker-end-center="false" svg:stroke-opacity="100%" draw:stroke-linejoin="miter" draw:fill="none" draw:fill-color="#99ccff" fo:padding-top="0.152cm" fo:padding-bottom="0.152cm" fo:padding-left="0.275cm" fo:padding-right="0.275cm" draw:shadow="hidden" draw:shadow-offset-x="0.3cm" draw:shadow-offset-y="0.3cm" draw:shadow-color="#808080" style:run-through="foreground"/>
    </style:style>
    <style:style style:name="gr125" style:family="graphic">
      <style:graphic-properties draw:stroke="solid" svg:stroke-width="0.053cm" svg:stroke-color="#ff0000" draw:marker-start="" draw:marker-start-width="0.3cm" draw:marker-start-center="false" draw:marker-end="" draw:marker-end-width="0.3cm" draw:marker-end-center="false" svg:stroke-opacity="100%" draw:stroke-linejoin="miter" draw:fill="none" draw:fill-color="#99ccff" fo:padding-top="0.152cm" fo:padding-bottom="0.152cm" fo:padding-left="0.275cm" fo:padding-right="0.275cm" draw:shadow="hidden" draw:shadow-offset-x="0.3cm" draw:shadow-offset-y="0.3cm" draw:shadow-color="#808080" style:run-through="foreground"/>
    </style:style>
    <style:style style:name="gr126" style:family="graphic">
      <style:graphic-properties draw:stroke="solid" svg:stroke-width="0.053cm" svg:stroke-color="#0000ff" draw:marker-start="" draw:marker-start-width="0.3cm" draw:marker-start-center="false" draw:marker-end="" draw:marker-end-width="0.3cm" draw:marker-end-center="false" svg:stroke-opacity="100%" draw:stroke-linejoin="miter" draw:fill="none" draw:fill-color="#99ccff" fo:padding-top="0.152cm" fo:padding-bottom="0.152cm" fo:padding-left="0.275cm" fo:padding-right="0.275cm" draw:shadow="hidden" draw:shadow-offset-x="0.3cm" draw:shadow-offset-y="0.3cm" draw:shadow-color="#808080" style:run-through="foreground"/>
    </style:style>
    <style:style style:name="gr127" style:family="graphic">
      <style:graphic-properties draw:stroke="solid" svg:stroke-width="0.026cm" svg:stroke-color="#000000" draw:marker-start="" draw:marker-start-width="0.3cm" draw:marker-start-center="false" draw:marker-end="" draw:marker-end-width="0.3cm" draw:marker-end-center="false" svg:stroke-opacity="100%" draw:stroke-linejoin="miter" draw:fill="none" draw:fill-color="#99ccff" fo:padding-top="0.138cm" fo:padding-bottom="0.138cm" fo:padding-left="0.263cm" fo:padding-right="0.263cm" draw:shadow="hidden" draw:shadow-offset-x="0.3cm" draw:shadow-offset-y="0.3cm" draw:shadow-color="#808080" style:run-through="foreground"/>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3" text:outline-level="3">Wiederholung: Funktionen, Ableitung und Ableitungsfunktion</text:h>
      <text:h text:style-name="Heading_20_4" text:outline-level="4">Was ist eine Funktion?</text:h>
      <text:p text:style-name="Text_20_body">Eine Funktion ist eine <text:span text:style-name="T1">Abbildungsvorschrift</text:span><text:span text:style-name="T2">, die jeder Zahl aus einer </text:span><text:span text:style-name="T1">Definitionsmenge </text:span><text:span text:style-name="T1"><draw:frame draw:style-name="fr1" draw:name="Objekt1" text:anchor-type="as-char" svg:width="0.683cm" svg:height="0.531cm" draw:z-index="0"><draw:object xlink:href="./Object 1" xlink:type="simple" xlink:show="embed" xlink:actuate="onLoad"/><draw:image xlink:href="./ObjectReplacements/Object 1" xlink:type="simple" xlink:show="embed" xlink:actuate="onLoad"/></draw:frame></text:span><text:span text:style-name="T1"> </text:span><text:span text:style-name="T2">genau eine Zahl zuordnet.</text:span></text:p>
      <text:p text:style-name="Text_20_body"><text:span text:style-name="T2">Die Menge aller Funktionswerte wird als </text:span><text:span text:style-name="T1">Wertemenge</text:span><text:span text:style-name="T2"> bezeichnet.</text:span></text:p>
      <text:p text:style-name="P4">Man kann die Abbildungsvorschrift z.B. durch Tabellen, Graphen oder Funktionsterme angeben.</text:p>
      <text:p text:style-name="P4"/>
      <text:p text:style-name="P1">Beispiel:</text:p>
      <text:p text:style-name="P1"><text:span text:style-name="T2"><draw:frame draw:style-name="fr1" draw:name="Objekt2" text:anchor-type="as-char" svg:width="2.251cm" svg:height="0.526cm" draw:z-index="2"><draw:object xlink:href="./Object 2" xlink:type="simple" xlink:show="embed" xlink:actuate="onLoad"/><draw:image xlink:href="./ObjectReplacements/Object 2" xlink:type="simple" xlink:show="embed" xlink:actuate="onLoad"/></draw:frame></text:span><text:span text:style-name="T2"> kann als Graph folgendermaßen dargestellt werden:</text:span></text:p>
      <text:p text:style-name="Text_20_body"><draw:g text:anchor-type="as-char" draw:z-index="1" draw:style-name="gr1"><svg:desc>0::0:1:0:1:0:1:1:1:0:1:1:1:1:Ymin:Ymax:1:0,1:2:2:Xmin:Xmax:0:0:1:1:0:1:0:0:0:0::1:sqr(x):0:9::1:0:0:0:15:10:15:12:10:25:0:0:0:0:0:0:0:0:0:0:0:O:i:j:10:1:0:0:0:0:0:0:0:0:0:0:1:</svg:desc><draw:line draw:style-name="gr2" draw:text-style-name="P23" svg:x1="0.544cm" svg:y1="0.346cm" svg:x2="0.544cm" svg:y2="3.346cm"><text:p/></draw:line><draw:line draw:style-name="gr3" draw:text-style-name="P23" svg:x1="1.544cm" svg:y1="0.346cm" svg:x2="1.544cm" svg:y2="3.346cm"><text:p/></draw:line><draw:line draw:style-name="gr3" draw:text-style-name="P23" svg:x1="2.544cm" svg:y1="0.346cm" svg:x2="2.544cm" svg:y2="3.346cm"><text:p/></draw:line><draw:line draw:style-name="gr3" draw:text-style-name="P23" svg:x1="3.544cm" svg:y1="0.346cm" svg:x2="3.544cm" svg:y2="3.346cm"><text:p/></draw:line><draw:line draw:style-name="gr3" draw:text-style-name="P23" svg:x1="4.544cm" svg:y1="0.346cm" svg:x2="4.544cm" svg:y2="3.346cm"><text:p/></draw:line><draw:line draw:style-name="gr2" draw:text-style-name="P23" svg:x1="5.544cm" svg:y1="0.346cm" svg:x2="5.544cm" svg:y2="3.346cm"><text:p/></draw:line><draw:line draw:style-name="gr3" draw:text-style-name="P23" svg:x1="6.544cm" svg:y1="0.346cm" svg:x2="6.544cm" svg:y2="3.346cm"><text:p/></draw:line><draw:line draw:style-name="gr3" draw:text-style-name="P23" svg:x1="7.544cm" svg:y1="0.346cm" svg:x2="7.544cm" svg:y2="3.346cm"><text:p/></draw:line><draw:line draw:style-name="gr3" draw:text-style-name="P23" svg:x1="8.544cm" svg:y1="0.346cm" svg:x2="8.544cm" svg:y2="3.346cm"><text:p/></draw:line><draw:line draw:style-name="gr3" draw:text-style-name="P23" svg:x1="9.544cm" svg:y1="0.346cm" svg:x2="9.544cm" svg:y2="3.346cm"><text:p/></draw:line><draw:line draw:style-name="gr3" draw:text-style-name="P23" svg:x1="0.544cm" svg:y1="0.346cm" svg:x2="9.544cm" svg:y2="0.346cm"><text:p/></draw:line><draw:line draw:style-name="gr3" draw:text-style-name="P23" svg:x1="0.544cm" svg:y1="1.348cm" svg:x2="9.544cm" svg:y2="1.348cm"><text:p/></draw:line><draw:line draw:style-name="gr3" draw:text-style-name="P23" svg:x1="0.544cm" svg:y1="2.35cm" svg:x2="9.544cm" svg:y2="2.35cm"><text:p/></draw:line><draw:line draw:style-name="gr2" draw:text-style-name="P23" svg:x1="0.544cm" svg:y1="3.35cm" svg:x2="9.544cm" svg:y2="3.35cm"><text:p/></draw:line><draw:frame draw:style-name="gr4" draw:text-style-name="P25" svg:width="0.69cm" svg:height="0.676cm" svg:x="0.22cm" svg:y="3.35cm"><draw:text-box><text:p text:style-name="P24"><text:span text:style-name="T5">0</text:span></text:p></draw:text-box></draw:frame><draw:frame draw:style-name="gr4" draw:text-style-name="P25" svg:width="0.69cm" svg:height="0.676cm" svg:x="1.219cm" svg:y="3.35cm"><draw:text-box><text:p text:style-name="P24"><text:span text:style-name="T5">1</text:span></text:p></draw:text-box></draw:frame><draw:frame draw:style-name="gr4" draw:text-style-name="P25" svg:width="0.69cm" svg:height="0.676cm" svg:x="2.219cm" svg:y="3.35cm"><draw:text-box><text:p text:style-name="P24"><text:span text:style-name="T5">2</text:span></text:p></draw:text-box></draw:frame><draw:frame draw:style-name="gr4" draw:text-style-name="P25" svg:width="0.69cm" svg:height="0.676cm" svg:x="3.219cm" svg:y="3.35cm"><draw:text-box><text:p text:style-name="P24"><text:span text:style-name="T5">3</text:span></text:p></draw:text-box></draw:frame><draw:frame draw:style-name="gr4" draw:text-style-name="P25" svg:width="0.69cm" svg:height="0.676cm" svg:x="4.219cm" svg:y="3.35cm"><draw:text-box><text:p text:style-name="P24"><text:span text:style-name="T5">4</text:span></text:p></draw:text-box></draw:frame><draw:frame draw:style-name="gr4" draw:text-style-name="P25" svg:width="0.69cm" svg:height="0.676cm" svg:x="5.219cm" svg:y="3.35cm"><draw:text-box><text:p text:style-name="P24"><text:span text:style-name="T5">5</text:span></text:p></draw:text-box></draw:frame><draw:frame draw:style-name="gr4" draw:text-style-name="P25" svg:width="0.69cm" svg:height="0.676cm" svg:x="6.219cm" svg:y="3.35cm"><draw:text-box><text:p text:style-name="P24"><text:span text:style-name="T5">6</text:span></text:p></draw:text-box></draw:frame><draw:frame draw:style-name="gr4" draw:text-style-name="P25" svg:width="0.69cm" svg:height="0.676cm" svg:x="7.22cm" svg:y="3.35cm"><draw:text-box><text:p text:style-name="P24"><text:span text:style-name="T5">7</text:span></text:p></draw:text-box></draw:frame><draw:frame draw:style-name="gr4" draw:text-style-name="P25" svg:width="0.69cm" svg:height="0.676cm" svg:x="8.22cm" svg:y="3.35cm"><draw:text-box><text:p text:style-name="P24"><text:span text:style-name="T5">8</text:span></text:p></draw:text-box></draw:frame><draw:frame draw:style-name="gr4" draw:text-style-name="P25" svg:width="0.69cm" svg:height="0.676cm" svg:x="9.22cm" svg:y="3.35cm"><draw:text-box><text:p text:style-name="P24"><text:span text:style-name="T5">9</text:span></text:p></draw:text-box></draw:frame><draw:line draw:style-name="gr5" draw:text-style-name="P23" svg:x1="0.544cm" svg:y1="3.25cm" svg:x2="0.544cm" svg:y2="3.45cm"><text:p/></draw:line><draw:line draw:style-name="gr6" draw:text-style-name="P23" svg:x1="1.544cm" svg:y1="3.25cm" svg:x2="1.544cm" svg:y2="3.45cm"><text:p/></draw:line><draw:line draw:style-name="gr6" draw:text-style-name="P23" svg:x1="2.544cm" svg:y1="3.25cm" svg:x2="2.544cm" svg:y2="3.45cm"><text:p/></draw:line><draw:line draw:style-name="gr6" draw:text-style-name="P23" svg:x1="3.544cm" svg:y1="3.25cm" svg:x2="3.544cm" svg:y2="3.45cm"><text:p/></draw:line><draw:line draw:style-name="gr6" draw:text-style-name="P23" svg:x1="4.544cm" svg:y1="3.25cm" svg:x2="4.544cm" svg:y2="3.45cm"><text:p/></draw:line><draw:line draw:style-name="gr5" draw:text-style-name="P23" svg:x1="5.544cm" svg:y1="3.25cm" svg:x2="5.544cm" svg:y2="3.45cm"><text:p/></draw:line><draw:line draw:style-name="gr6" draw:text-style-name="P23" svg:x1="6.544cm" svg:y1="3.25cm" svg:x2="6.544cm" svg:y2="3.45cm"><text:p/></draw:line><draw:line draw:style-name="gr6" draw:text-style-name="P23" svg:x1="7.544cm" svg:y1="3.25cm" svg:x2="7.544cm" svg:y2="3.45cm"><text:p/></draw:line><draw:line draw:style-name="gr6" draw:text-style-name="P23" svg:x1="8.544cm" svg:y1="3.25cm" svg:x2="8.544cm" svg:y2="3.45cm"><text:p/></draw:line><draw:line draw:style-name="gr6" draw:text-style-name="P23" svg:x1="9.544cm" svg:y1="3.25cm" svg:x2="9.544cm" svg:y2="3.45cm"><text:p/></draw:line><draw:frame draw:style-name="gr4" draw:text-style-name="P25" svg:width="0.69cm" svg:height="0.676cm" svg:x="0cm" svg:y="0cm"><draw:text-box><text:p text:style-name="P24"><text:span text:style-name="T5">3</text:span></text:p></draw:text-box></draw:frame><draw:frame draw:style-name="gr4" draw:text-style-name="P25" svg:width="0.69cm" svg:height="0.676cm" svg:x="0cm" svg:y="1cm"><draw:text-box><text:p text:style-name="P24"><text:span text:style-name="T5">2</text:span></text:p></draw:text-box></draw:frame><draw:frame draw:style-name="gr4" draw:text-style-name="P25" svg:width="0.69cm" svg:height="0.676cm" svg:x="0cm" svg:y="2cm"><draw:text-box><text:p text:style-name="P24"><text:span text:style-name="T5">1</text:span></text:p></draw:text-box></draw:frame><draw:line draw:style-name="gr6" draw:text-style-name="P23" svg:x1="0.444cm" svg:y1="0.346cm" svg:x2="0.644cm" svg:y2="0.346cm"><text:p/></draw:line><draw:line draw:style-name="gr6" draw:text-style-name="P23" svg:x1="0.444cm" svg:y1="1.348cm" svg:x2="0.644cm" svg:y2="1.348cm"><text:p/></draw:line><draw:line draw:style-name="gr6" draw:text-style-name="P23" svg:x1="0.444cm" svg:y1="2.35cm" svg:x2="0.644cm" svg:y2="2.35cm"><text:p/></draw:line><draw:line draw:style-name="gr5" draw:text-style-name="P23" svg:x1="0.444cm" svg:y1="3.35cm" svg:x2="0.644cm" svg:y2="3.35cm"><text:p/></draw:line><draw:polyline draw:style-name="gr5" draw:text-style-name="P23" svg:width="0.199cm" svg:height="2.999cm" svg:x="0.444cm" svg:y="0.346cm" svg:viewBox="0 0 200 3000" draw:points="100,3000 100,0 0,200 100,0 200,200"><text:p/></draw:polyline><draw:polyline draw:style-name="gr5" draw:text-style-name="P23" svg:width="8.999cm" svg:height="0.199cm" svg:x="0.544cm" svg:y="3.25cm" svg:viewBox="0 0 9000 200" draw:points="0,100 9000,100 8800,200 9000,100 8800,0"><text:p/></draw:polyline><draw:polyline draw:style-name="gr7" draw:text-style-name="P23" svg:width="8.999cm" svg:height="2.999cm" svg:x="0.544cm" svg:y="0.346cm" svg:viewBox="0 0 9000 3000" draw:points="0,3000 100,2684 200,2553 300,2452 400,2368 500,2293 600,2225 700,2163 800,2106 900,2051 1000,2000 1100,1951 1200,1905 1300,1860 1400,1817 1500,1775 1600,1735 1700,1696 1800,1658 1900,1622 2000,1586 2100,1551 2200,1517 2300,1483 2400,1451 2500,1419 2600,1388 2700,1357 2800,1327 2900,1297 3000,1268 3100,1239 3200,1211 3300,1183 3400,1156 3500,1129 3600,1103 3700,1076 3800,1051 3900,1025 4000,1000 4100,975 4200,951 4300,926 4400,902 4500,879 4600,855 4700,832 4800,809 4900,786 5000,764 5100,742 5200,720 5300,698 5400,676 5500,655 5600,634 5700,613 5800,592 5900,571 6000,551 6100,530 6200,510 6300,490 6400,470 6500,450 6600,431 6700,412 6800,392 6900,373 7000,354 7100,335 7200,317 7300,298 7400,280 7500,261 7600,243 7700,225 7800,207 7900,189 8000,172 8100,154 8200,136 8300,119 8400,102 8500,85 8600,67 8700,50 8800,34 8900,17 9000,0"><text:p/></draw:polyline></draw:g></text:p>
      <text:p text:style-name="Standard">Man kann daraus auch eine Wertetabelle erstellen, aus der man z.B. ersieht, dass <draw:frame draw:style-name="fr1" draw:name="Objekt3" text:anchor-type="as-char" svg:width="1.663cm" svg:height="0.487cm" draw:z-index="3"><draw:object xlink:href="./Object 3" xlink:type="simple" xlink:show="embed" xlink:actuate="onLoad"/><draw:image xlink:href="./ObjectReplacements/Object 3" xlink:type="simple" xlink:show="embed" xlink:actuate="onLoad"/></draw:frame> ist.</text:p>
      <text:p text:style-name="Standard"/>
      <text:p text:style-name="Standard">Die Definitionsmenge ist hier <draw:frame draw:style-name="fr1" draw:name="Objekt4" text:anchor-type="as-char" svg:width="1.27cm" svg:height="0.482cm" draw:z-index="4"><draw:object xlink:href="./Object 4" xlink:type="simple" xlink:show="embed" xlink:actuate="onLoad"/><draw:image xlink:href="./ObjectReplacements/Object 4" xlink:type="simple" xlink:show="embed" xlink:actuate="onLoad"/></draw:frame>, die Wertemenge ebenfalls.</text:p>
      <text:p text:style-name="Standard"/>
      <text:h text:style-name="Heading_20_4" text:outline-level="4">Die Ableitung einer Funktion (Einführung mit Geschwindigkeitsmessung)</text:h>
      <text:p text:style-name="Text_20_body">Zur Analyse von Funktionen ist häufig die Untersuchung der Änderungsrate einer Funktion innerhalb eines gewissen Bereichs hilfreich.</text:p>
      <text:p text:style-name="Text_20_body">Z.B. wäre es interessant zu wissen, wie schnell ein Fahrzeug zu einem bestimmten Zeitpunkt fährt oder wie schnell sich ein Bestand zu einem bestimmten Zeitpunkt ändert (vielleicht Wassermenge in einem Becken) .</text:p>
      <text:p text:style-name="Text_20_body">Um die Geschwindigkeit eines Autos zu bestimmen könnte man zwei Polizisten mit synchron laufenden Uhren an verschiedene Stellen an die Straße stellen (z.B. an Kilometerstein 3 km und 5 km). Fährt ein Auto beim ersten Polizisten vorbei, so übermittelt dieser seinem Kollegen per Funk die Uhrzeit, wann das Auto vorbeigefahren ist.</text:p>
      <text:p text:style-name="Text_20_body">Fährt das Auto beim zweiten Polizisten vorbei, so kann er auch die Uhrzeit ablesen und dadurch die Geschwindigkeit des Autos berechnen.</text:p>
      <text:p text:style-name="Text_20_body"><draw:frame draw:style-name="fr1" draw:name="Objekt5" text:anchor-type="as-char" svg:width="5.244cm" svg:height="0.998cm" draw:z-index="5"><draw:object xlink:href="./Object 5" xlink:type="simple" xlink:show="embed" xlink:actuate="onLoad"/><draw:image xlink:href="./ObjectReplacements/Object 5" xlink:type="simple" xlink:show="embed" xlink:actuate="onLoad"/></draw:frame>, hier also <draw:frame draw:style-name="fr1" draw:name="Objekt6" text:anchor-type="as-char" svg:width="4.447cm" svg:height="1.125cm" draw:z-index="6"><draw:object xlink:href="./Object 6" xlink:type="simple" xlink:show="embed" xlink:actuate="onLoad"/><draw:image xlink:href="./ObjectReplacements/Object 6" xlink:type="simple" xlink:show="embed" xlink:actuate="onLoad"/></draw:frame>. </text:p>
      <text:p text:style-name="Text_20_body">Angenommen der erste Polizist beobachtet das Auto genau um Mitternacht ( <draw:frame draw:style-name="fr1" draw:name="Objekt7" text:anchor-type="as-char" svg:width="1.224cm" svg:height="0.531cm" draw:z-index="7"><draw:object xlink:href="./Object 7" xlink:type="simple" xlink:show="embed" xlink:actuate="onLoad"/><draw:image xlink:href="./ObjectReplacements/Object 7" xlink:type="simple" xlink:show="embed" xlink:actuate="onLoad"/></draw:frame>), der andere 100 Sekunden später ( <draw:frame draw:style-name="fr1" draw:name="Objekt8" text:anchor-type="as-char" svg:width="1.709cm" svg:height="0.531cm" draw:z-index="8"><draw:object xlink:href="./Object 8" xlink:type="simple" xlink:show="embed" xlink:actuate="onLoad"/><draw:image xlink:href="./ObjectReplacements/Object 8" xlink:type="simple" xlink:show="embed" xlink:actuate="onLoad"/></draw:frame>), dann gilt:</text:p>
      <text:p text:style-name="Text_20_body"><draw:frame draw:style-name="fr1" draw:name="Objekt9" text:anchor-type="as-char" svg:width="7.168cm" svg:height="0.998cm" draw:z-index="9"><draw:object xlink:href="./Object 9" xlink:type="simple" xlink:show="embed" xlink:actuate="onLoad"/><draw:image xlink:href="./ObjectReplacements/Object 9" xlink:type="simple" xlink:show="embed" xlink:actuate="onLoad"/></draw:frame>.</text:p>
      <text:p text:style-name="Text_20_body">Natürlich muss das Auto nicht die ganze Zeit mit <draw:frame draw:style-name="fr1" draw:name="Objekt10" text:anchor-type="as-char" svg:width="1.094cm" svg:height="0.998cm" draw:z-index="10"><draw:object xlink:href="./Object 10" xlink:type="simple" xlink:show="embed" xlink:actuate="onLoad"/><draw:image xlink:href="./ObjectReplacements/Object 10" xlink:type="simple" xlink:show="embed" xlink:actuate="onLoad"/></draw:frame> gefahren sein. Es könnte am ersten <text:soft-page-break/>Polizisten vorbeigerast sein, dann an einem Parkplatz dazwischen eine kurze Pause eingelegt haben, um dann wieder weiterzurasen.</text:p>
      <text:p text:style-name="Text_20_body">Deswegen ist die berechnete Geschwindigkeit nur die <text:span text:style-name="T1">mittlere Geschwindigkeit</text:span>.</text:p>
      <text:p text:style-name="P1">Frage: <text:span text:style-name="T2">Wie könnten die Polizisten die Genauigkeit erhöhen?</text:span></text:p>
      <text:p text:style-name="P1">Antwort:<text:span text:style-name="T2"> Indem sie sich näher zusammenstellen, also indem Polizist 2 z.B. näher zu Polizist 1 geht!</text:span></text:p>
      <text:p text:style-name="P4">Um so kürzer hintereinander die beiden Messungen stattfinden, desto genauer entspricht die berechnete Geschwindigkeit der Momentangeschwindigkeit des Autos beim ersten Polizisten.</text:p>
      <text:p text:style-name="Text_20_body"/>
      <text:p text:style-name="Text_20_body">Im Schaubild kann man sich das so vorstellen:</text:p>
      <text:p text:style-name="Text_20_body"><draw:g text:anchor-type="char" draw:z-index="11" draw:style-name="gr8"><draw:line draw:style-name="gr9" draw:text-style-name="P23" svg:x1="1.358cm" svg:y1="6.523cm" svg:x2="8.858cm" svg:y2="6.523cm"><text:p/></draw:line><draw:line draw:style-name="gr9" draw:text-style-name="P23" svg:x1="1.358cm" svg:y1="6.523cm" svg:x2="1.358cm" svg:y2="1.023cm"><text:p/></draw:line><draw:path draw:style-name="gr10" draw:text-style-name="P23" svg:width="3.067cm" svg:height="0.878cm" draw:transform="skewX (0.540353936417342) rotate (1.05505153283037) translate (1.33999999836808cm 6.30006944156357cm)" svg:viewBox="0 0 3068 879" svg:d="m0 67271c2044 1 3068 879 3068 879"><text:p/></draw:path><draw:path draw:style-name="gr10" draw:text-style-name="P23" svg:width="2.999cm" svg:height="1.999cm" svg:x="3.341cm" svg:y="2.522cm" svg:viewBox="0 0 3000 2000" svg:d="m0 2000c2250 0 3000-2000 3000-2000"><text:p/></draw:path><draw:line draw:style-name="gr11" draw:text-style-name="P23" svg:x1="2.358cm" svg:y1="6.523cm" svg:x2="2.365cm" svg:y2="4.977cm"><text:p/></draw:line><draw:line draw:style-name="gr11" draw:text-style-name="P23" svg:x1="2.349cm" svg:y1="4.961cm" svg:x2="1.34cm" svg:y2="4.961cm"><text:p/></draw:line><draw:line draw:style-name="gr11" draw:text-style-name="P23" svg:x1="5.871cm" svg:y1="3.274cm" svg:x2="5.871cm" svg:y2="6.482cm"><text:p/></draw:line><draw:line draw:style-name="gr11" draw:text-style-name="P23" svg:x1="5.706cm" svg:y1="3.29cm" svg:x2="1.389cm" svg:y2="3.29cm"><text:p/></draw:line><draw:frame draw:style-name="gr12" draw:text-style-name="P26" svg:width="1.431cm" svg:height="0.729cm" svg:x="7.146cm" svg:y="6.547cm"><draw:text-box><text:p text:style-name="P24"><text:span text:style-name="T6">Zeit t</text:span></text:p></draw:text-box></draw:frame><draw:frame draw:style-name="gr13" draw:text-style-name="P27" svg:width="0.484cm" svg:height="0.532cm" svg:x="5.697cm" svg:y="6.643cm"><draw:image xlink:href="Pictures/20000016000001E1000002123D883372.svm" xlink:type="simple" xlink:show="embed" xlink:actuate="onLoad"><text:p/></draw:image></draw:frame><draw:frame draw:style-name="gr13" draw:text-style-name="P27" svg:width="0.488cm" svg:height="0.532cm" svg:x="2.208cm" svg:y="6.692cm"><draw:image xlink:href="Pictures/20000016000001E4000002124F8D386E.svm" xlink:type="simple" xlink:show="embed" xlink:actuate="onLoad"><text:p/></draw:image></draw:frame><draw:frame draw:style-name="gr12" draw:text-style-name="P26" svg:width="3.019cm" svg:height="0.729cm" svg:x="0cm" svg:y="0.231cm"><draw:text-box><text:p text:style-name="P24"><text:span text:style-name="T6">Ort des Autos</text:span></text:p></draw:text-box></draw:frame><draw:frame draw:style-name="gr13" draw:text-style-name="P27" svg:width="1.034cm" svg:height="0.532cm" svg:x="0.256cm" svg:y="3.037cm"><draw:image xlink:href="Pictures/2000002B000003FD000002129564427D.svm" xlink:type="simple" xlink:show="embed" xlink:actuate="onLoad"><text:p/></draw:image></draw:frame><draw:frame draw:style-name="gr13" draw:text-style-name="P27" svg:width="1.045cm" svg:height="0.532cm" svg:x="0.222cm" svg:y="4.692cm"><draw:image xlink:href="Pictures/2000002B0000040400000212F63525E5.svm" xlink:type="simple" xlink:show="embed" xlink:actuate="onLoad"><text:p/></draw:image></draw:frame><draw:line draw:style-name="gr14" draw:text-style-name="P23" svg:x1="2.382cm" svg:y1="4.977cm" svg:x2="5.871cm" svg:y2="4.961cm"><text:p/></draw:line><draw:line draw:style-name="gr14" draw:text-style-name="P23" svg:x1="5.871cm" svg:y1="3.291cm" svg:x2="5.871cm" svg:y2="4.977cm"><text:p/></draw:line><draw:line draw:style-name="gr15" draw:text-style-name="P23" svg:x1="1.489cm" svg:y1="5.374cm" svg:x2="8.269cm" svg:y2="2.199cm"><text:p/></draw:line><draw:custom-shape draw:style-name="gr16" draw:text-style-name="P23" svg:width="0.264cm" svg:height="1.671cm" draw:transform="skewX (0.0031415926535892) rotate (0.01745329251994) translate (6.36940277777778cm 3.27554166666667cm)"><text:p/><draw:enhanced-geometry svg:viewBox="0 0 21600 21600" draw:glue-points="0 0 0 21600 21600 10800" draw:text-areas="0 ?f9 7800 ?f10" draw:type="right-brace" draw:modifiers="1800 10690.1256732496"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frame draw:style-name="gr13" draw:text-style-name="P27" svg:width="0.765cm" svg:height="0.472cm" svg:x="6.74cm" svg:y="3.865cm"><draw:image xlink:href="Pictures/20000016000002F6000001D36AB80B44.svm" xlink:type="simple" xlink:show="embed" xlink:actuate="onLoad"><text:p/></draw:image></draw:frame><draw:custom-shape draw:style-name="gr16" draw:text-style-name="P23" svg:width="0.274cm" svg:height="3.424cm" draw:transform="skewX (0.00872664625997) rotate (-1.56364047686261) translate (5.83494444444444cm 5.28990277777778cm)"><text:p/><draw:enhanced-geometry svg:viewBox="0 0 21600 21600" draw:mirror-horizontal="false" draw:glue-points="0 0 0 21600 21600 10800" draw:text-areas="0 ?f9 7800 ?f10" draw:type="right-brace" draw:modifiers="1800 10692.8821470245"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frame draw:style-name="gr13" draw:text-style-name="P27" svg:width="0.699cm" svg:height="0.472cm" svg:x="3.796cm" svg:y="5.584cm"><draw:image xlink:href="Pictures/20000016000002B2000001D303C053F2.svm" xlink:type="simple" xlink:show="embed" xlink:actuate="onLoad"><text:p/></draw:image></draw:frame></draw:g></text:p>
      <text:p text:style-name="Text_20_body">Im Schaubild soll die dicke Linie die Position des Autos zu jedem Zeitpunkt darstellen. <draw:frame draw:style-name="fr1" draw:name="Objekt11" text:anchor-type="as-char" svg:width="0.485cm" svg:height="0.531cm" draw:z-index="12"><draw:object xlink:href="./Object 11" xlink:type="simple" xlink:show="embed" xlink:actuate="onLoad"/><draw:image xlink:href="./ObjectReplacements/Object 11" xlink:type="simple" xlink:show="embed" xlink:actuate="onLoad"/></draw:frame> und <draw:frame draw:style-name="fr1" draw:name="Objekt12" text:anchor-type="as-char" svg:width="0.482cm" svg:height="0.531cm" draw:z-index="13"><draw:object xlink:href="./Object 12" xlink:type="simple" xlink:show="embed" xlink:actuate="onLoad"/><draw:image xlink:href="./ObjectReplacements/Object 12" xlink:type="simple" xlink:show="embed" xlink:actuate="onLoad"/></draw:frame> sind die Zeitpunkte, zu denen die Polizisten die Uhrzeit ablesen, <draw:frame draw:style-name="fr1" draw:name="Objekt13" text:anchor-type="as-char" svg:width="1.032cm" svg:height="0.531cm" draw:z-index="14"><draw:object xlink:href="./Object 13" xlink:type="simple" xlink:show="embed" xlink:actuate="onLoad"/><draw:image xlink:href="./ObjectReplacements/Object 13" xlink:type="simple" xlink:show="embed" xlink:actuate="onLoad"/></draw:frame> und <draw:frame draw:style-name="fr1" draw:name="Objekt14" text:anchor-type="as-char" svg:width="1.025cm" svg:height="0.531cm" draw:z-index="15"><draw:object xlink:href="./Object 14" xlink:type="simple" xlink:show="embed" xlink:actuate="onLoad"/><draw:image xlink:href="./ObjectReplacements/Object 14" xlink:type="simple" xlink:show="embed" xlink:actuate="onLoad"/></draw:frame> die Orte, an denen die Polizisten stehen.</text:p>
      <text:p text:style-name="Text_20_body">Mit Hilfe der Grafik kann man erkennen, dass die Rechnung <draw:frame draw:style-name="fr1" draw:name="Objekt15" text:anchor-type="as-char" svg:width="4.447cm" svg:height="1.125cm" draw:z-index="16"><draw:object xlink:href="./Object 15" xlink:type="simple" xlink:show="embed" xlink:actuate="onLoad"/><draw:image xlink:href="./ObjectReplacements/Object 15" xlink:type="simple" xlink:show="embed" xlink:actuate="onLoad"/><svg:desc>Formel</svg:desc></draw:frame> nichts anderes ist, als das Bestimmen der Steigung der eingezeichneten gestrichelten Sekante.</text:p>
      <text:p text:style-name="Text_20_body">Jeder Punkt auf der Sekante gibt an, wo das Fahrzeug wäre, wenn es ab Polizist 1 mit konstanter Geschwindigkeit weitergefahren wäre. Offensichtlich wurde es aber zunächst schneller (Schaubild steiler als Sekante), hat dann abgebremst und schließlich wieder beschleunigt.</text:p>
      <text:p text:style-name="Text_20_body">Rücken die beiden Polizisten nun immer näher zusammen, so entspricht die gemessene mittlere Geschwindigkeit irgendwann immer genauer der <text:span text:style-name="T1">Momentangeschwindigkeit</text:span>. Im nicht möglichen Idealfall, dass sie beliebig nah beisammen stehen, könnten sie die Momentangeschwindigkeit beliebig genau annähern.</text:p>
      <text:p text:style-name="Text_20_body">Die Momentangeschwindigkeit zum Zeitpunkt <draw:frame draw:style-name="fr1" draw:name="Objekt16" text:anchor-type="as-char" svg:width="0.485cm" svg:height="0.531cm" draw:z-index="18"><draw:object xlink:href="./Object 16" xlink:type="simple" xlink:show="embed" xlink:actuate="onLoad"/><draw:image xlink:href="./ObjectReplacements/Object 16" xlink:type="simple" xlink:show="embed" xlink:actuate="onLoad"/></draw:frame> entspricht somit der Steigung der Tangente durch den Punkt <draw:frame draw:style-name="fr1" draw:name="Objekt17" text:anchor-type="as-char" svg:width="1.817cm" svg:height="0.531cm" draw:z-index="19"><draw:object xlink:href="./Object 17" xlink:type="simple" xlink:show="embed" xlink:actuate="onLoad"/><draw:image xlink:href="./ObjectReplacements/Object 17" xlink:type="simple" xlink:show="embed" xlink:actuate="onLoad"/></draw:frame>, wie im Schaubild dargestellt:</text:p>
      <text:p text:style-name="Text_20_body"/>
      <text:p text:style-name="Text_20_body"><draw:g text:anchor-type="char" draw:z-index="17" draw:style-name="gr8"><draw:g draw:style-name="gr17"><draw:line draw:style-name="gr9" draw:text-style-name="P23" svg:x1="3.623cm" svg:y1="7.605cm" svg:x2="12.511cm" svg:y2="7.605cm"><text:p/></draw:line><draw:line draw:style-name="gr9" draw:text-style-name="P23" svg:x1="3.623cm" svg:y1="7.603cm" svg:x2="3.623cm" svg:y2="1.085cm"><text:p/></draw:line><draw:path draw:style-name="gr10" draw:text-style-name="P23" svg:width="3.633cm" svg:height="1.038cm" draw:transform="skewX (0.539132205940947) rotate (1.05435340112958) translate (3.60230546088288cm 7.34060894489319cm)" svg:viewBox="0 0 3634 1039" svg:d="m0 95835c2421 0 3634 1039 3634 1039"><text:p/></draw:path><draw:path draw:style-name="gr10" draw:text-style-name="P23" svg:width="3.554cm" svg:height="2.369cm" svg:x="5.974cm" svg:y="2.863cm" svg:viewBox="0 0 3555 2370" svg:d="m0 2370c2666 0 3555-2370 3555-2370"><text:p/></draw:path><draw:line draw:style-name="gr11" draw:text-style-name="P23" svg:x1="4.809cm" svg:y1="7.605cm" svg:x2="4.817cm" svg:y2="5.773cm"><text:p/></draw:line><draw:line draw:style-name="gr11" draw:text-style-name="P23" svg:x1="4.798cm" svg:y1="5.754cm" svg:x2="3.602cm" svg:y2="5.754cm"><text:p/></draw:line><draw:line draw:style-name="gr11" draw:text-style-name="P23" svg:x1="8.972cm" svg:y1="3.755cm" svg:x2="8.972cm" svg:y2="7.557cm"><text:p/></draw:line><draw:line draw:style-name="gr11" draw:text-style-name="P23" svg:x1="8.776cm" svg:y1="3.774cm" svg:x2="3.66cm" svg:y2="3.774cm"><text:p/></draw:line><draw:frame draw:style-name="gr18" draw:text-style-name="P26" svg:width="1.714cm" svg:height="0.877cm" svg:x="10.482cm" svg:y="7.634cm"><draw:text-box><text:p text:style-name="P24"><text:span text:style-name="T6">Zeit t</text:span></text:p></draw:text-box></draw:frame><draw:frame draw:style-name="gr13" draw:text-style-name="P27" svg:width="0.574cm" svg:height="0.629cm" svg:x="8.766cm" svg:y="7.747cm"><draw:image xlink:href="Pictures/20000016000001E1000002123D883372.svm" xlink:type="simple" xlink:show="embed" xlink:actuate="onLoad"><text:p/></draw:image></draw:frame><draw:frame draw:style-name="gr13" draw:text-style-name="P27" svg:width="0.576cm" svg:height="0.63cm" svg:x="4.632cm" svg:y="7.805cm"><draw:image xlink:href="Pictures/20000016000001E4000002124F8D386E.svm" xlink:type="simple" xlink:show="embed" xlink:actuate="onLoad"><text:p/></draw:image></draw:frame><draw:frame draw:style-name="gr19" draw:text-style-name="P26" svg:width="3.638cm" svg:height="0.877cm" svg:x="2.014cm" svg:y="0.148cm"><draw:text-box><text:p text:style-name="P24"><text:span text:style-name="T6">Ort des Autos</text:span></text:p></draw:text-box></draw:frame><draw:frame draw:style-name="gr13" draw:text-style-name="P27" svg:width="1.225cm" svg:height="0.63cm" svg:x="2.317cm" svg:y="3.475cm"><draw:image xlink:href="Pictures/2000002B000003FD000002129564427D.svm" xlink:type="simple" xlink:show="embed" xlink:actuate="onLoad"><text:p/></draw:image></draw:frame><draw:frame draw:style-name="gr13" draw:text-style-name="P27" svg:width="1.239cm" svg:height="0.632cm" svg:x="2.277cm" svg:y="5.434cm"><draw:image xlink:href="Pictures/2000002B0000040400000212F63525E5.svm" xlink:type="simple" xlink:show="embed" xlink:actuate="onLoad"><text:p/></draw:image></draw:frame><draw:line draw:style-name="gr14" draw:text-style-name="P23" svg:x1="4.833cm" svg:y1="5.773cm" svg:x2="8.968cm" svg:y2="5.754cm"><text:p/></draw:line><draw:line draw:style-name="gr14" draw:text-style-name="P23" svg:x1="8.972cm" svg:y1="3.775cm" svg:x2="8.972cm" svg:y2="5.773cm"><text:p/></draw:line><draw:line draw:style-name="gr15" draw:text-style-name="P23" svg:x1="3.779cm" svg:y1="6.243cm" svg:x2="11.814cm" svg:y2="2.481cm"><text:p/></draw:line><draw:custom-shape draw:style-name="gr16" draw:text-style-name="P23" svg:width="0.309cm" svg:height="1.982cm" draw:transform="skewX (0.0071558499331754) rotate (0.01745329251994) translate (9.56204166666667cm 3.75531944444444cm)"><text:p/><draw:enhanced-geometry svg:viewBox="0 0 21600 21600" draw:glue-points="0 0 0 21600 21600 10800" draw:text-areas="0 ?f9 7800 ?f10" draw:type="right-brace" draw:modifiers="1800 10690.1256732496"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frame draw:style-name="gr13" draw:text-style-name="P27" svg:width="0.906cm" svg:height="0.56cm" svg:x="10.001cm" svg:y="4.454cm"><draw:image xlink:href="Pictures/20000016000002F6000001D36AB80B44.svm" xlink:type="simple" xlink:show="embed" xlink:actuate="onLoad"><text:p/></draw:image></draw:frame><draw:custom-shape draw:style-name="gr16" draw:text-style-name="P23" svg:width="0.325cm" svg:height="4.058cm" draw:transform="skewX (0.013089969389955) rotate (-1.56364047686261) translate (8.92880555555555cm 6.143625cm)"><text:p/><draw:enhanced-geometry svg:viewBox="0 0 21600 21600" draw:mirror-horizontal="false" draw:glue-points="0 0 0 21600 21600 10800" draw:text-areas="0 ?f9 7800 ?f10" draw:type="right-brace" draw:modifiers="1800 10692.8821470245"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frame draw:style-name="gr13" draw:text-style-name="P27" svg:width="0.83cm" svg:height="0.558cm" svg:x="6.512cm" svg:y="6.493cm"><draw:image xlink:href="Pictures/20000016000002B2000001D303C053F2.svm" xlink:type="simple" xlink:show="embed" xlink:actuate="onLoad"><text:p/></draw:image></draw:frame></draw:g><draw:line draw:style-name="gr20" draw:text-style-name="P23" svg:x1="3.739cm" svg:y1="6.87cm" svg:x2="9.54cm" svg:y2="1.344cm"><text:p/></draw:line></draw:g><text:soft-page-break/></text:p>
      <text:p text:style-name="P2">Mathematische Notierung</text:p>
      <text:p text:style-name="Text_20_body">Ändern wir einige Bezeichnungen aus der Skizze ab, so ergibt sich ein bekanntes Bild:</text:p>
      <text:p text:style-name="Text_20_body"><draw:g text:anchor-type="char" draw:z-index="22" draw:style-name="gr8"><draw:line draw:style-name="gr9" draw:text-style-name="P23" svg:x1="2.747cm" svg:y1="6.259cm" svg:x2="10.411cm" svg:y2="6.259cm"><text:p/></draw:line><draw:line draw:style-name="gr9" draw:text-style-name="P23" svg:x1="2.747cm" svg:y1="6.257cm" svg:x2="2.747cm" svg:y2="0.637cm"><text:p/></draw:line><draw:path draw:style-name="gr10" draw:text-style-name="P23" svg:width="3.133cm" svg:height="0.896cm" draw:transform="skewX (0.539655804716545) rotate (1.05470246697997) translate (2.72898198874747cm 6.03093873693843cm)" svg:viewBox="0 0 3134 897" svg:d="m0 104913c2088 1 3134 897 3134 897"><text:p/></draw:path><draw:path draw:style-name="gr10" draw:text-style-name="P23" svg:width="3.065cm" svg:height="2.043cm" svg:x="4.774cm" svg:y="2.17cm" svg:viewBox="0 0 3066 2044" svg:d="m0 2044c2299 0 3066-2044 3066-2044"><text:p/></draw:path><draw:line draw:style-name="gr11" draw:text-style-name="P23" svg:x1="3.769cm" svg:y1="6.26cm" svg:x2="3.776cm" svg:y2="4.68cm"><text:p/></draw:line><draw:line draw:style-name="gr11" draw:text-style-name="P23" svg:x1="3.76cm" svg:y1="4.662cm" svg:x2="2.729cm" svg:y2="4.662cm"><text:p/></draw:line><draw:line draw:style-name="gr11" draw:text-style-name="P23" svg:x1="7.359cm" svg:y1="2.939cm" svg:x2="7.359cm" svg:y2="6.217cm"><text:p/></draw:line><draw:line draw:style-name="gr11" draw:text-style-name="P23" svg:x1="7.191cm" svg:y1="2.953cm" svg:x2="2.779cm" svg:y2="2.953cm"><text:p/></draw:line><draw:frame draw:style-name="gr21" draw:text-style-name="P26" svg:width="0.717cm" svg:height="0.729cm" svg:x="10.419cm" svg:y="5.913cm"><draw:text-box><text:p text:style-name="P24"><text:span text:style-name="T6">x</text:span></text:p></draw:text-box></draw:frame><draw:frame draw:style-name="gr13" draw:text-style-name="P27" svg:width="1.195cm" svg:height="0.542cm" svg:x="6.743cm" svg:y="6.399cm"><draw:image xlink:href="Pictures/200000240000048500000212DB72015C.svm" xlink:type="simple" xlink:show="embed" xlink:actuate="onLoad"><text:p/></draw:image></draw:frame><draw:frame draw:style-name="gr13" draw:text-style-name="P27" svg:width="0.593cm" svg:height="0.544cm" svg:x="3.616cm" svg:y="6.431cm"><draw:image xlink:href="Pictures/200000160000023F0000021264B3BCD8.svm" xlink:type="simple" xlink:show="embed" xlink:actuate="onLoad"><text:p/></draw:image></draw:frame><draw:frame draw:style-name="gr13" draw:text-style-name="P27" svg:width="1.885cm" svg:height="0.546cm" svg:x="0.725cm" svg:y="2.746cm"><draw:image xlink:href="Pictures/200000390000071A0000021272609F3D.svm" xlink:type="simple" xlink:show="embed" xlink:actuate="onLoad"><text:p/></draw:image></draw:frame><draw:frame draw:style-name="gr13" draw:text-style-name="P27" svg:width="1.283cm" svg:height="0.544cm" svg:x="1.282cm" svg:y="4.403cm"><draw:image xlink:href="Pictures/2000002B000004D500000213FBEFA067.svm" xlink:type="simple" xlink:show="embed" xlink:actuate="onLoad"><text:p/></draw:image></draw:frame><draw:line draw:style-name="gr14" draw:text-style-name="P23" svg:x1="3.794cm" svg:y1="4.679cm" svg:x2="7.359cm" svg:y2="4.662cm"><text:p/></draw:line><draw:line draw:style-name="gr14" draw:text-style-name="P23" svg:x1="7.359cm" svg:y1="2.956cm" svg:x2="7.359cm" svg:y2="4.679cm"><text:p/></draw:line><draw:custom-shape draw:style-name="gr16" draw:text-style-name="P23" svg:width="0.271cm" svg:height="1.708cm" draw:transform="skewX (-0.0041887902047856) rotate (0.01745329251994) translate (7.86694444444444cm 2.94040277777778cm)"><text:p/><draw:enhanced-geometry svg:viewBox="0 0 21600 21600" draw:glue-points="0 0 0 21600 21600 10800" draw:text-areas="0 ?f9 7800 ?f10" draw:type="right-brace" draw:modifiers="1800 10690.1256732496"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frame draw:style-name="gr13" draw:text-style-name="P27" svg:width="0.817cm" svg:height="0.481cm" svg:x="8.246cm" svg:y="3.544cm"><draw:image xlink:href="Pictures/200000160000030F000001D49DB4F5A7.svm" xlink:type="simple" xlink:show="embed" xlink:actuate="onLoad"><text:p/></draw:image></draw:frame><draw:custom-shape draw:style-name="gr16" draw:text-style-name="P23" svg:width="0.281cm" svg:height="3.499cm" draw:transform="skewX (0.0151843644923478) rotate (-1.56364047686261) translate (7.32190277777778cm 4.99709722222222cm)"><text:p/><draw:enhanced-geometry svg:viewBox="0 0 21600 21600" draw:mirror-horizontal="false" draw:glue-points="0 0 0 21600 21600 10800" draw:text-areas="0 ?f9 7800 ?f10" draw:type="right-brace" draw:modifiers="1800 10692.8821470245"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frame draw:style-name="gr13" draw:text-style-name="P27" svg:width="1.437cm" svg:height="0.481cm" svg:x="4.951cm" svg:y="5.352cm"><draw:image xlink:href="Pictures/200000240000056F000001D42A655F74.svm" xlink:type="simple" xlink:show="embed" xlink:actuate="onLoad"><text:p/></draw:image></draw:frame><draw:frame draw:style-name="gr22" draw:text-style-name="P26" svg:width="1.087cm" svg:height="0.729cm" svg:x="2.24cm" svg:y="-0.12cm"><draw:text-box><text:p text:style-name="P24"><text:span text:style-name="T6">f(x)</text:span></text:p></draw:text-box></draw:frame></draw:g></text:p>
      <text:p text:style-name="P5">Die oben berechnete mittlere Geschwindigkeit entspricht hier dem Ausdruck <draw:frame draw:style-name="fr1" draw:name="Objekt18" text:anchor-type="as-char" svg:width="6.69cm" svg:height="1.125cm" draw:z-index="20"><draw:object xlink:href="./Object 33" xlink:type="simple" xlink:show="embed" xlink:actuate="onLoad"/><draw:image xlink:href="./ObjectReplacements/Object 33" xlink:type="simple" xlink:show="embed" xlink:actuate="onLoad"/></draw:frame>, auch bekannt als <text:span text:style-name="T1">Differenzenquotient</text:span>.</text:p>
      <text:p text:style-name="P5">Das Verkleinern der Zeitabstände beim Messen entspricht einem Verkleinern von h, wobei sich dadurch automatisch auch der Abstand zwischen den Polizisten <text:s/><draw:frame draw:style-name="fr1" draw:name="Objekt19" text:anchor-type="as-char" svg:width="3.194cm" svg:height="0.531cm" draw:z-index="46"><draw:object xlink:href="./Object 34" xlink:type="simple" xlink:show="embed" xlink:actuate="onLoad"/><draw:image xlink:href="./ObjectReplacements/Object 34" xlink:type="simple" xlink:show="embed" xlink:actuate="onLoad"/></draw:frame> verkleinert.</text:p>
      <text:p text:style-name="P5">Mathematisch drückt man die Tatsache, dass sich ein Wert beliebig nah einem anderen annähert, mit Hilfe des <text:span text:style-name="T1">Limes</text:span> aus:</text:p>
      <text:p text:style-name="P5"><text:soft-page-break/><draw:frame draw:style-name="fr1" draw:name="Objekt20" text:anchor-type="as-char" svg:width="3.948cm" svg:height="1.062cm" draw:z-index="21"><draw:object xlink:href="./Object 35" xlink:type="simple" xlink:show="embed" xlink:actuate="onLoad"/><draw:image xlink:href="./ObjectReplacements/Object 35" xlink:type="simple" xlink:show="embed" xlink:actuate="onLoad"/></draw:frame>.</text:p>
      <text:p text:style-name="P5">Existiert der Grenzwert dieses <text:span text:style-name="T1">DIfferenzialquotienten</text:span>, so steht er für die <text:span text:style-name="T1">Ableitung</text:span> von f an der Stelle <draw:frame draw:style-name="fr1" draw:name="Objekt21" text:anchor-type="as-char" svg:width="0.577cm" svg:height="0.531cm" draw:z-index="23"><draw:object xlink:href="./Object 36" xlink:type="simple" xlink:show="embed" xlink:actuate="onLoad"/><draw:image xlink:href="./ObjectReplacements/Object 36" xlink:type="simple" xlink:show="embed" xlink:actuate="onLoad"/></draw:frame>, kurz <draw:frame draw:style-name="fr1" draw:name="Objekt22" text:anchor-type="as-char" svg:width="1.413cm" svg:height="0.531cm" draw:z-index="24"><draw:object xlink:href="./Object 37" xlink:type="simple" xlink:show="embed" xlink:actuate="onLoad"/><draw:image xlink:href="./ObjectReplacements/Object 37" xlink:type="simple" xlink:show="embed" xlink:actuate="onLoad"/></draw:frame>.</text:p>
      <text:p text:style-name="P5">Existiert er für jeden x-Wert aus einem Intervall I, so kann man die <text:span text:style-name="T1">Ableitungsfunktion</text:span> <draw:frame draw:style-name="fr1" draw:name="Objekt23" text:anchor-type="as-char" svg:width="1.279cm" svg:height="0.487cm" draw:z-index="25"><draw:object xlink:href="./Object 38" xlink:type="simple" xlink:show="embed" xlink:actuate="onLoad"/><draw:image xlink:href="./ObjectReplacements/Object 38" xlink:type="simple" xlink:show="embed" xlink:actuate="onLoad"/></draw:frame> definieren, die jedem <draw:frame draw:style-name="fr1" draw:name="Objekt24" text:anchor-type="as-char" svg:width="0.954cm" svg:height="0.467cm" draw:z-index="26"><draw:object xlink:href="./Object 39" xlink:type="simple" xlink:show="embed" xlink:actuate="onLoad"/><draw:image xlink:href="./ObjectReplacements/Object 39" xlink:type="simple" xlink:show="embed" xlink:actuate="onLoad"/></draw:frame> den Wert der Ableitung <draw:frame draw:style-name="fr1" draw:name="Objekt25" text:anchor-type="as-char" svg:width="1.279cm" svg:height="0.487cm" draw:z-index="27"><draw:object xlink:href="./Object 40" xlink:type="simple" xlink:show="embed" xlink:actuate="onLoad"/><draw:image xlink:href="./ObjectReplacements/Object 40" xlink:type="simple" xlink:show="embed" xlink:actuate="onLoad"/></draw:frame> zuweist. f selbst nennt man dann <text:span text:style-name="T1">differenzierbar auf I</text:span>.</text:p>
      <text:p text:style-name="P5">Graphisch entspricht die Ableitung einer Funktion f an einer Stelle x der Steigung der Tangente an der Funktion f, die durch den Punkt P(x;f(x)) verläuft.</text:p>
      <text:p text:style-name="Text_20_body"/>
      <text:p text:style-name="P2">Anmerkungen:</text:p>
      <text:list xml:id="list1531860732" text:style-name="L1">
        <text:list-item>
          <text:p text:style-name="P15">Die Geschwindigkeit ist also die Ableitung des Ortes nach der Zeit, also <draw:frame draw:style-name="fr1" draw:name="Objekt26" text:anchor-type="as-char" svg:width="2.129cm" svg:height="0.487cm" draw:z-index="28"><draw:object xlink:href="./Object 41" xlink:type="simple" xlink:show="embed" xlink:actuate="onLoad"/><draw:image xlink:href="./ObjectReplacements/Object 41" xlink:type="simple" xlink:show="embed" xlink:actuate="onLoad"/></draw:frame></text:p>
        </text:list-item>
        <text:list-item>
          <text:p text:style-name="P15">Die Einheiten passen auch: Wird der Ort in m angegeben und die Zeit in s, so liefert der Differenzenquotient und somit auch die Ableitung des Ortes <text:span text:style-name="T3">nach der Zeit</text:span> automatisch auch <draw:frame draw:style-name="fr1" draw:name="Objekt27" text:anchor-type="as-char" svg:width="0.609cm" svg:height="0.998cm" draw:z-index="29"><draw:object xlink:href="./Object 42" xlink:type="simple" xlink:show="embed" xlink:actuate="onLoad"/><draw:image xlink:href="./ObjectReplacements/Object 42" xlink:type="simple" xlink:show="embed" xlink:actuate="onLoad"/></draw:frame>, was der Einheit von Geschwindigkeit entspricht.</text:p>
        </text:list-item>
        <text:list-item>
          <text:p text:style-name="P15">Eine alternative Schreibweise für <draw:frame draw:style-name="fr1" draw:name="Objekt28" text:anchor-type="as-char" svg:width="1.279cm" svg:height="0.487cm" draw:z-index="30"><draw:object xlink:href="./Object 43" xlink:type="simple" xlink:show="embed" xlink:actuate="onLoad"/><draw:image xlink:href="./ObjectReplacements/Object 43" xlink:type="simple" xlink:show="embed" xlink:actuate="onLoad"/></draw:frame> ist , gesprochen „df nach dx“ und geht auf Leibnitz zurück, der zeitgleich mit Newton die Differenzialrechnung „erfand“. Z.B. kann man kurz schreiben <draw:frame draw:style-name="fr1" draw:name="Objekt30" text:anchor-type="as-char" svg:width="1.986cm" svg:height="0.998cm" draw:z-index="31"><draw:object xlink:href="./Object 18" xlink:type="simple" xlink:show="embed" xlink:actuate="onLoad"/><draw:image xlink:href="./ObjectReplacements/Object 18" xlink:type="simple" xlink:show="embed" xlink:actuate="onLoad"/></draw:frame>.</text:p>
        </text:list-item>
      </text:list>
      <text:p text:style-name="Text_20_body"/>
      <text:p text:style-name="Text_20_body"/>
      <text:p text:style-name="P1">Aufgaben: <text:span text:style-name="T2">S. 16/1,2,3,5,6,8,9,10</text:span></text:p>
      <text:h text:style-name="Heading_20_3" text:outline-level="3">Ableitungsregeln und höhere Ableitungen</text:h>
      <text:p text:style-name="Text_20_body">Bei differenzierbaren Funktionen kann man über den Grenzwert des Differenzenquotienten den Wert der Ableitung an jeder Stelle bestimmen, allerdings kann das sehr aufwändig sein.</text:p>
      <text:p text:style-name="Text_20_body">Für viele Funktionstypen gibt es zum Glück einfache Regeln, die das Bilden des Terms der Ableitungsfunktion ermöglichen.</text:p>
      <text:p text:style-name="Text_20_body">Zur Wiederholung hier die wichtigsten Regeln:</text:p>
      <text:p text:style-name="P1">Potenzregel:<text:span text:style-name="T2"><text:line-break/>Für </text:span><text:span text:style-name="T2"><draw:frame draw:style-name="fr1" draw:name="Objekt29" text:anchor-type="as-char" svg:width="1.796cm" svg:height="0.547cm" draw:z-index="47"><draw:object xlink:href="./Object 19" xlink:type="simple" xlink:show="embed" xlink:actuate="onLoad"/><draw:image xlink:href="./ObjectReplacements/Object 19" xlink:type="simple" xlink:show="embed" xlink:actuate="onLoad"/></draw:frame></text:span><text:span text:style-name="T2"> gilt: </text:span><text:span text:style-name="T2"><draw:frame draw:style-name="fr1" draw:name="Objekt31" text:anchor-type="as-char" svg:width="2.663cm" svg:height="0.547cm" draw:z-index="48"><draw:object xlink:href="./Object 20" xlink:type="simple" xlink:show="embed" xlink:actuate="onLoad"/><draw:image xlink:href="./ObjectReplacements/Object 20" xlink:type="simple" xlink:show="embed" xlink:actuate="onLoad"/></draw:frame></text:span><text:span text:style-name="T2">. </text:span></text:p>
      <text:p text:style-name="P1"><text:span text:style-name="T2">Die Hochzahl muss dabei keine natürliche Zahl sein, diese Regel gilt auch für </text:span><text:span text:style-name="T2"><draw:frame draw:style-name="fr1" draw:name="Objekt32" text:anchor-type="as-char" svg:width="2.058cm" svg:height="0.467cm" draw:z-index="33"><draw:object xlink:href="./Object 21" xlink:type="simple" xlink:show="embed" xlink:actuate="onLoad"/><draw:image xlink:href="./ObjectReplacements/Object 21" xlink:type="simple" xlink:show="embed" xlink:actuate="onLoad"/></draw:frame></text:span><text:span text:style-name="T2">.</text:span></text:p>
      <text:p text:style-name="P3">Beispiele:</text:p>
      <text:list xml:id="list1603301224" text:style-name="L2">
        <text:list-item>
          <text:p text:style-name="P16"><text:span text:style-name="T4"><draw:frame draw:style-name="fr1" draw:name="Objekt46" text:anchor-type="as-char" svg:width="3.149cm" svg:height="0.547cm" draw:z-index="49"><draw:object xlink:href="./Object 46" xlink:type="simple" xlink:show="embed" xlink:actuate="onLoad"/><draw:image xlink:href="./ObjectReplacements/Object 46" xlink:type="simple" xlink:show="embed" xlink:actuate="onLoad"/></draw:frame></text:span><text:span text:style-name="T4"> → </text:span><text:span text:style-name="T4"><draw:frame draw:style-name="fr1" draw:name="Objekt47" text:anchor-type="as-char" svg:width="4.576cm" svg:height="0.547cm" draw:z-index="50"><draw:object xlink:href="./Object 47" xlink:type="simple" xlink:show="embed" xlink:actuate="onLoad"/><draw:image xlink:href="./ObjectReplacements/Object 47" xlink:type="simple" xlink:show="embed" xlink:actuate="onLoad"/></draw:frame></text:span></text:p>
        </text:list-item>
        <text:list-item>
          <text:p text:style-name="P18"><draw:frame draw:style-name="fr1" draw:name="Objekt33" text:anchor-type="as-char" svg:width="2.096cm" svg:height="0.547cm" draw:z-index="34"><draw:object xlink:href="./Object 22" xlink:type="simple" xlink:show="embed" xlink:actuate="onLoad"/><draw:image xlink:href="./ObjectReplacements/Object 22" xlink:type="simple" xlink:show="embed" xlink:actuate="onLoad"/></draw:frame> → <draw:frame draw:style-name="fr1" draw:name="Objekt34" text:anchor-type="as-char" svg:width="3.482cm" svg:height="0.547cm" draw:z-index="35"><draw:object xlink:href="./Object 23" xlink:type="simple" xlink:show="embed" xlink:actuate="onLoad"/><draw:image xlink:href="./ObjectReplacements/Object 23" xlink:type="simple" xlink:show="embed" xlink:actuate="onLoad"/></draw:frame></text:p>
        </text:list-item>
        <text:list-item>
          <text:p text:style-name="P18"><draw:frame draw:style-name="fr1" draw:name="Objekt35" text:anchor-type="as-char" svg:width="2.736cm" svg:height="0.833cm" draw:z-index="36"><draw:object xlink:href="./Object 24" xlink:type="simple" xlink:show="embed" xlink:actuate="onLoad"/><draw:image xlink:href="./ObjectReplacements/Object 24" xlink:type="simple" xlink:show="embed" xlink:actuate="onLoad"/></draw:frame> → <draw:frame draw:style-name="fr1" draw:name="Objekt36" text:anchor-type="as-char" svg:width="3.803cm" svg:height="1.138cm" draw:z-index="37"><draw:object xlink:href="./Object 25" xlink:type="simple" xlink:show="embed" xlink:actuate="onLoad"/><draw:image xlink:href="./ObjectReplacements/Object 25" xlink:type="simple" xlink:show="embed" xlink:actuate="onLoad"/></draw:frame></text:p>
        </text:list-item>
        <text:list-item>
          <text:p text:style-name="P18"><draw:frame draw:style-name="fr1" draw:name="Objekt44" text:anchor-type="as-char" svg:width="2.679cm" svg:height="0.998cm" draw:z-index="80"><draw:object xlink:href="./Object 44" xlink:type="simple" xlink:show="embed" xlink:actuate="onLoad"/><draw:image xlink:href="./ObjectReplacements/Object 44" xlink:type="simple" xlink:show="embed" xlink:actuate="onLoad"/></draw:frame> → <draw:frame draw:style-name="fr1" draw:name="Objekt45" text:anchor-type="as-char" svg:width="3.956cm" svg:height="1.058cm" draw:z-index="92"><draw:object xlink:href="./Object 45" xlink:type="simple" xlink:show="embed" xlink:actuate="onLoad"/><draw:image xlink:href="./ObjectReplacements/Object 45" xlink:type="simple" xlink:show="embed" xlink:actuate="onLoad"/></draw:frame></text:p>
        </text:list-item>
      </text:list>
      <text:p text:style-name="P4"/>
      <text:p text:style-name="P1"><text:soft-page-break/>Summen- und Faktorregel:</text:p>
      <text:p text:style-name="P4">Leitet man die Summen bzw. Vielfache von bekannten Funktionen ab, so ist die Ableitung die Summe bzw. das Vielfache der jeweiligen Ableitungen.</text:p>
      <text:p text:style-name="P3">Beispiel:</text:p>
      <text:p text:style-name="P4"><draw:frame draw:style-name="fr1" draw:name="Objekt37" text:anchor-type="as-char" svg:width="1.824cm" svg:height="0.547cm" draw:z-index="38"><draw:object xlink:href="./Object 26" xlink:type="simple" xlink:show="embed" xlink:actuate="onLoad"/><draw:image xlink:href="./ObjectReplacements/Object 26" xlink:type="simple" xlink:show="embed" xlink:actuate="onLoad"/></draw:frame> und <draw:frame draw:style-name="fr1" draw:name="Objekt38" text:anchor-type="as-char" svg:width="1.776cm" svg:height="0.547cm" draw:z-index="39"><draw:object xlink:href="./Object 27" xlink:type="simple" xlink:show="embed" xlink:actuate="onLoad"/><draw:image xlink:href="./ObjectReplacements/Object 27" xlink:type="simple" xlink:show="embed" xlink:actuate="onLoad"/></draw:frame>.</text:p>
      <text:p text:style-name="P4">Die Funktion <draw:frame draw:style-name="fr1" draw:name="Objekt39" text:anchor-type="as-char" svg:width="3.013cm" svg:height="0.547cm" draw:z-index="40"><draw:object xlink:href="./Object 28" xlink:type="simple" xlink:show="embed" xlink:actuate="onLoad"/><draw:image xlink:href="./ObjectReplacements/Object 28" xlink:type="simple" xlink:show="embed" xlink:actuate="onLoad"/></draw:frame> entspricht dann <draw:frame draw:style-name="fr1" draw:name="Objekt40" text:anchor-type="as-char" svg:width="4.011cm" svg:height="0.487cm" draw:z-index="41"><draw:object xlink:href="./Object 29" xlink:type="simple" xlink:show="embed" xlink:actuate="onLoad"/><draw:image xlink:href="./ObjectReplacements/Object 29" xlink:type="simple" xlink:show="embed" xlink:actuate="onLoad"/></draw:frame> und hat als Ableitung also den Term <draw:frame draw:style-name="fr1" draw:name="Objekt41" text:anchor-type="as-char" svg:width="9.197cm" svg:height="0.547cm" draw:z-index="42"><draw:object xlink:href="./Object 30" xlink:type="simple" xlink:show="embed" xlink:actuate="onLoad"/><draw:image xlink:href="./ObjectReplacements/Object 30" xlink:type="simple" xlink:show="embed" xlink:actuate="onLoad"/></draw:frame>.</text:p>
      <text:p text:style-name="P4"/>
      <text:p text:style-name="P1">Höhere Ableitungen:</text:p>
      <text:p text:style-name="P4">Man kann häufig die Ableitung <draw:frame draw:style-name="fr1" draw:name="Objekt42" text:anchor-type="as-char" svg:width="0.653cm" svg:height="0.467cm" draw:z-index="43"><draw:object xlink:href="./Object 31" xlink:type="simple" xlink:show="embed" xlink:actuate="onLoad"/><draw:image xlink:href="./ObjectReplacements/Object 31" xlink:type="simple" xlink:show="embed" xlink:actuate="onLoad"/></draw:frame> <text:s/>einer Funktion nochmal ableiten und erhält dann die zweite Ableitung <draw:frame draw:style-name="fr1" draw:name="Objekt43" text:anchor-type="as-char" svg:width="0.827cm" svg:height="0.467cm" draw:z-index="44"><draw:object xlink:href="./Object 32" xlink:type="simple" xlink:show="embed" xlink:actuate="onLoad"/><draw:image xlink:href="./ObjectReplacements/Object 32" xlink:type="simple" xlink:show="embed" xlink:actuate="onLoad"/></draw:frame> und so weiter.</text:p>
      <text:p text:style-name="P4"/>
      <text:p text:style-name="P1">Weitere wichtige Ableitungsregeln:</text:p>
      <table:table table:name="Tabelle1" table:style-name="Tabelle1">
        <table:table-column table:style-name="Tabelle1.A"/>
        <table:table-column table:style-name="Tabelle1.B"/>
        <table:table-row>
          <table:table-cell table:style-name="Tabelle1.A1" office:value-type="string">
            <text:p text:style-name="P6">Term der Funktion f</text:p>
          </table:table-cell>
          <table:table-cell table:style-name="Tabelle1.B1" office:value-type="string">
            <text:p text:style-name="P6">Term der Ableitungsfunktion f'</text:p>
          </table:table-cell>
        </table:table-row>
        <table:table-row>
          <table:table-cell table:style-name="Tabelle1.A2" office:value-type="string">
            <text:p text:style-name="Table_20_Contents"><draw:frame draw:style-name="fr1" draw:name="Objekt49" text:anchor-type="as-char" svg:width="0.4cm" svg:height="0.467cm" draw:z-index="51"><draw:object xlink:href="./Object 49" xlink:type="simple" xlink:show="embed" xlink:actuate="onLoad"/><draw:image xlink:href="./ObjectReplacements/Object 49" xlink:type="simple" xlink:show="embed" xlink:actuate="onLoad"/></draw:frame> mit <draw:frame draw:style-name="fr1" draw:name="Objekt48" text:anchor-type="as-char" svg:width="1.064cm" svg:height="0.467cm" draw:z-index="52"><draw:object xlink:href="./Object 48" xlink:type="simple" xlink:show="embed" xlink:actuate="onLoad"/><draw:image xlink:href="./ObjectReplacements/Object 48" xlink:type="simple" xlink:show="embed" xlink:actuate="onLoad"/></draw:frame></text:p>
          </table:table-cell>
          <table:table-cell table:style-name="Tabelle1.B2" office:value-type="float" office:value="0">
            <text:p text:style-name="Table_20_Contents">0</text:p>
          </table:table-cell>
        </table:table-row>
        <table:table-row>
          <table:table-cell table:style-name="Tabelle1.A2" office:value-type="string">
            <text:p text:style-name="Table_20_Contents">sin(x)</text:p>
          </table:table-cell>
          <table:table-cell table:style-name="Tabelle1.B3" office:value-type="string">
            <text:p text:style-name="Table_20_Contents">cos(x)</text:p>
          </table:table-cell>
        </table:table-row>
        <table:table-row>
          <table:table-cell table:style-name="Tabelle1.A2" office:value-type="string">
            <text:p text:style-name="Table_20_Contents">cos(x)</text:p>
          </table:table-cell>
          <table:table-cell table:style-name="Tabelle1.B3" office:value-type="string">
            <text:p text:style-name="Table_20_Contents">-sin(x)</text:p>
          </table:table-cell>
        </table:table-row>
      </table:table>
      <text:p text:style-name="P4"/>
      <text:p text:style-name="P3">Anmerkung:</text:p>
      <text:p text:style-name="P4">Funktionen deren Funktionsterme sich aus Summen und Differenzen von Vielfachen von Potenzen <text:s/>der Form <draw:frame draw:style-name="fr1" draw:name="Objekt50" text:anchor-type="as-char" svg:width="2.148cm" svg:height="0.527cm" draw:z-index="53"><draw:object xlink:href="./Object 50" xlink:type="simple" xlink:show="embed" xlink:actuate="onLoad"/><draw:image xlink:href="./ObjectReplacements/Object 50" xlink:type="simple" xlink:show="embed" xlink:actuate="onLoad"/></draw:frame> zusammensetzen heißen <text:span text:style-name="T1">ganzrationale Funktionen</text:span>, wobei die höchste vorkommende Potenz den <text:span text:style-name="T1">Grad der Funktion</text:span> bestimmt.</text:p>
      <text:p text:style-name="P3">Beispiel:</text:p>
      <text:p text:style-name="P4"><draw:frame draw:style-name="fr1" draw:name="Objekt51" text:anchor-type="as-char" svg:width="3.027cm" svg:height="0.527cm" draw:z-index="54"><draw:object xlink:href="./Object 51" xlink:type="simple" xlink:show="embed" xlink:actuate="onLoad"/><draw:image xlink:href="./ObjectReplacements/Object 51" xlink:type="simple" xlink:show="embed" xlink:actuate="onLoad"/></draw:frame> ist eine ganzrationale Funktion 9. Grades.</text:p>
      <text:p text:style-name="P4"/>
      <text:p text:style-name="P4">Aufgaben:</text:p>
      <text:p text:style-name="P4">S. 19/1,2,3,4,6,7,9,10,12</text:p>
      <text:p text:style-name="P4">Wiederholung alter Stoff: S.20/13,14</text:p>
      <text:p text:style-name="P4"><text:s/></text:p>
      <text:h text:style-name="Heading_20_3" text:outline-level="3">Geometrische Bedeutung der 2. Ableitung </text:h>
      <text:p text:style-name="Text_20_body">Als „Ableitung der Ableitung“ liefert die 2. Ableitung Informationen über die <text:span text:style-name="T1">Änderung der Steigung</text:span> eines Schaubilds:</text:p>
      <text:p text:style-name="Text_20_body">Ist die<text:span text:style-name="T1"> 2. Ableitung positiv</text:span>, so bedeutet das, dass die erste Ableitung immer größer wird, die Steigung der ursprünglichen Funktion immer mehr zunimmt. Geometrisch entspricht das einer <text:span text:style-name="T1">Linkskurve</text:span>.</text:p>
      <text:p text:style-name="Text_20_body">Ist die <text:span text:style-name="T1">2. Ableitung negativ</text:span>, so durchläuft die ursprüngliche Funktion f im Schaubild eine <text:span text:style-name="T1">Rechtskurve</text:span>.</text:p>
      <text:p text:style-name="Text_20_body">Wo die <text:span text:style-name="T1">Steigung maximal / minimal</text:span> ist, liegt eine <text:span text:style-name="T1">Wendestelle</text:span> vor. Dort muss dann die <text:span text:style-name="T1">2. Ableitung null</text:span> sein.</text:p>
      <text:h text:style-name="Heading_20_3" text:outline-level="3"><text:soft-page-break/>Notwendige und hinreichende Bedingungen für Extrem- und Wendestellen</text:h>
      <text:p text:style-name="Standard"><text:span text:style-name="T1">Notwendige Bedingungen</text:span> sind Bedingungen, die für eine Folgerung auf jeden Fall gegeben sein müssen. Allerdings muss sich die Folgerung noch nicht aus einer notwendigen Bedingung allein ergeben.</text:p>
      <text:p text:style-name="Standard"/>
      <text:p text:style-name="Standard">Ist allerdings eine <text:span text:style-name="T1">hinreichende Bedingung</text:span> erfüllt (indem z.B. mehrere notwendige Bedingungen erfüllt sind), so kann man daraus tatsächlich auf eine bestimmte Eigenschaft folgern.</text:p>
      <text:p text:style-name="Standard"/>
      <text:p text:style-name="P13">Beispiel:</text:p>
      <text:p text:style-name="Standard">Sei f eine stetige und differenzierbare Funktion. Hat f an einer Stelle <draw:frame draw:style-name="fr1" draw:name="Objekt52" text:anchor-type="as-char" svg:width="0.577cm" svg:height="0.531cm" draw:z-index="55"><draw:object xlink:href="./Object 52" xlink:type="simple" xlink:show="embed" xlink:actuate="onLoad"/><draw:image xlink:href="./ObjectReplacements/Object 52" xlink:type="simple" xlink:show="embed" xlink:actuate="onLoad"/></draw:frame> ein lokales Extremum, so liegt dort auch eine waagrechte Tangente vor, d.h. <draw:frame draw:style-name="fr1" draw:name="Objekt53" text:anchor-type="as-char" svg:width="1.976cm" svg:height="0.531cm" draw:z-index="56"><draw:object xlink:href="./Object 53" xlink:type="simple" xlink:show="embed" xlink:actuate="onLoad"/><draw:image xlink:href="./ObjectReplacements/Object 53" xlink:type="simple" xlink:show="embed" xlink:actuate="onLoad"/></draw:frame>.</text:p>
      <text:p text:style-name="Standard"/>
      <text:p text:style-name="Standard">Allein aus der Tatsache, dass ein lokales Extremum vorliegt, kann man also auf die waagrechte Tangente schließen:</text:p>
      <text:p text:style-name="Standard"/>
      <text:p text:style-name="Standard">Lokales Extremum bei <draw:frame draw:style-name="fr1" draw:name="Objekt54" text:anchor-type="as-char" svg:width="0.577cm" svg:height="0.531cm" draw:z-index="57"><draw:object xlink:href="./Object 54" xlink:type="simple" xlink:show="embed" xlink:actuate="onLoad"/><draw:image xlink:href="./ObjectReplacements/Object 54" xlink:type="simple" xlink:show="embed" xlink:actuate="onLoad"/></draw:frame> <draw:frame draw:style-name="fr1" draw:name="Objekt55" text:anchor-type="as-char" svg:width="2.357cm" svg:height="0.531cm" draw:z-index="58"><draw:object xlink:href="./Object 55" xlink:type="simple" xlink:show="embed" xlink:actuate="onLoad"/><draw:image xlink:href="./ObjectReplacements/Object 55" xlink:type="simple" xlink:show="embed" xlink:actuate="onLoad"/></draw:frame></text:p>
      <text:p text:style-name="Standard"/>
      <text:p text:style-name="P13">Somit ist die linke Seite hinreichend für die rechte Seite.</text:p>
      <text:p text:style-name="P13"/>
      <text:p text:style-name="P14">Die <text:span text:style-name="T1">andere Richtung gilt nicht</text:span>, d.h.</text:p>
      <text:p text:style-name="P14"/>
      <text:p text:style-name="P14"><draw:frame draw:style-name="fr1" draw:name="Objekt56" text:anchor-type="as-char" svg:width="2.358cm" svg:height="0.531cm" draw:z-index="59"><draw:object xlink:href="./Object 56" xlink:type="simple" xlink:show="embed" xlink:actuate="onLoad"/><draw:image xlink:href="./ObjectReplacements/Object 56" xlink:type="simple" xlink:show="embed" xlink:actuate="onLoad"/></draw:frame> Lokales Extremum bei <draw:frame draw:style-name="fr1" draw:name="Objekt57" text:anchor-type="as-char" svg:width="0.577cm" svg:height="0.531cm" draw:z-index="60"><draw:object xlink:href="./Object 57" xlink:type="simple" xlink:show="embed" xlink:actuate="onLoad"/><draw:image xlink:href="./ObjectReplacements/Object 57" xlink:type="simple" xlink:show="embed" xlink:actuate="onLoad"/></draw:frame> </text:p>
      <text:p text:style-name="P14"/>
      <text:p text:style-name="P14">ist <text:span text:style-name="T1">falsch!</text:span></text:p>
      <text:p text:style-name="P14">Denn es könnte dadurch bei <draw:frame draw:style-name="fr1" draw:name="Objekt58" text:anchor-type="as-char" svg:width="0.577cm" svg:height="0.531cm" draw:z-index="61"><draw:object xlink:href="./Object 58" xlink:type="simple" xlink:show="embed" xlink:actuate="onLoad"/><draw:image xlink:href="./ObjectReplacements/Object 58" xlink:type="simple" xlink:show="embed" xlink:actuate="onLoad"/></draw:frame> auch nur ein Sattelpunkt vorliegen. Die Bedingung aber, dass <draw:frame draw:style-name="fr1" draw:name="Objekt59" text:anchor-type="as-char" svg:width="1.976cm" svg:height="0.531cm" draw:z-index="62"><draw:object xlink:href="./Object 59" xlink:type="simple" xlink:show="embed" xlink:actuate="onLoad"/><draw:image xlink:href="./ObjectReplacements/Object 59" xlink:type="simple" xlink:show="embed" xlink:actuate="onLoad"/></draw:frame> gilt, ist auf jeden Fall <text:span text:style-name="T1"><text:s/>notwendig</text:span>, sie muss erfüllt sein, aber es scheint noch etwas zu fehlen.</text:p>
      <text:p text:style-name="P14">So muss man die linke Seite noch weiter einschränken, indem man z.B. zusätzlich noch fordert, dass <draw:frame draw:style-name="fr1" draw:name="Objekt60" text:anchor-type="as-char" svg:width="1.588cm" svg:height="0.531cm" draw:z-index="63"><draw:object xlink:href="./Object 60" xlink:type="simple" xlink:show="embed" xlink:actuate="onLoad"/><draw:image xlink:href="./ObjectReplacements/Object 60" xlink:type="simple" xlink:show="embed" xlink:actuate="onLoad"/></draw:frame> ungleich null ist. Dann haben wir ein hinreichendes Argument für Extremstellen:</text:p>
      <text:p text:style-name="P14"/>
      <text:p text:style-name="P14">{ <draw:frame draw:style-name="fr1" draw:name="Objekt61" text:anchor-type="as-char" svg:width="1.976cm" svg:height="0.531cm" draw:z-index="64"><draw:object xlink:href="./Object 61" xlink:type="simple" xlink:show="embed" xlink:actuate="onLoad"/><draw:image xlink:href="./ObjectReplacements/Object 61" xlink:type="simple" xlink:show="embed" xlink:actuate="onLoad"/></draw:frame> <text:span text:style-name="T1">und </text:span><text:span text:style-name="T1"><draw:frame draw:style-name="fr1" draw:name="Objekt62" text:anchor-type="as-char" svg:width="2.15cm" svg:height="0.531cm" draw:z-index="65"><draw:object xlink:href="./Object 62" xlink:type="simple" xlink:show="embed" xlink:actuate="onLoad"/><draw:image xlink:href="./ObjectReplacements/Object 62" xlink:type="simple" xlink:show="embed" xlink:actuate="onLoad"/></draw:frame></text:span><text:span text:style-name="T1"> } </text:span><text:span text:style-name="T1"><draw:frame draw:style-name="fr1" draw:name="Objekt63" text:anchor-type="as-char" svg:width="0.536cm" svg:height="0.467cm" draw:z-index="66"><draw:object xlink:href="./Object 63" xlink:type="simple" xlink:show="embed" xlink:actuate="onLoad"/><draw:image xlink:href="./ObjectReplacements/Object 63" xlink:type="simple" xlink:show="embed" xlink:actuate="onLoad"/></draw:frame></text:span><text:span text:style-name="T1"> </text:span>lokales Extremum bei <draw:frame draw:style-name="fr1" draw:name="Objekt64" text:anchor-type="as-char" svg:width="0.577cm" svg:height="0.531cm" draw:z-index="67"><draw:object xlink:href="./Object 64" xlink:type="simple" xlink:show="embed" xlink:actuate="onLoad"/><draw:image xlink:href="./ObjectReplacements/Object 64" xlink:type="simple" xlink:show="embed" xlink:actuate="onLoad"/></draw:frame>.</text:p>
      <text:p text:style-name="P14"/>
      <text:p text:style-name="P14">Eine andere mögliche Einschränkung wäre gewesen, von <draw:frame draw:style-name="fr1" draw:name="Objekt65" text:anchor-type="as-char" svg:width="0.653cm" svg:height="0.467cm" draw:z-index="68"><draw:object xlink:href="./Object 65" xlink:type="simple" xlink:show="embed" xlink:actuate="onLoad"/><draw:image xlink:href="./ObjectReplacements/Object 65" xlink:type="simple" xlink:show="embed" xlink:actuate="onLoad"/></draw:frame> an der Stelle <draw:frame draw:style-name="fr1" draw:name="Objekt66" text:anchor-type="as-char" svg:width="0.577cm" svg:height="0.531cm" draw:z-index="69"><draw:object xlink:href="./Object 66" xlink:type="simple" xlink:show="embed" xlink:actuate="onLoad"/><draw:image xlink:href="./ObjectReplacements/Object 66" xlink:type="simple" xlink:show="embed" xlink:actuate="onLoad"/></draw:frame> einen Vorzeichenwechsel (VZW) zu fordern.</text:p>
      <text:p text:style-name="P14"/>
      <text:p text:style-name="P14"/>
      <text:p text:style-name="P14">Somit gilt:</text:p>
      <text:h text:style-name="Heading_20_4" text:outline-level="4">Hinreichende Bedingungen für Extremstellen</text:h>
      <text:p text:style-name="P9">1. hinreichende Bedingung für Extremstellen</text:p>
      <text:p text:style-name="P8">Ist <draw:frame draw:style-name="fr1" draw:name="Objekt67" text:anchor-type="as-char" svg:width="1.976cm" svg:height="0.531cm" draw:z-index="70"><draw:object xlink:href="./Object 67" xlink:type="simple" xlink:show="embed" xlink:actuate="onLoad"/><draw:image xlink:href="./ObjectReplacements/Object 67" xlink:type="simple" xlink:show="embed" xlink:actuate="onLoad"/></draw:frame> <text:span text:style-name="T1">und</text:span> findet für <draw:frame draw:style-name="fr1" draw:name="Objekt68" text:anchor-type="as-char" svg:width="0.653cm" svg:height="0.467cm" draw:z-index="71"><draw:object xlink:href="./Object 68" xlink:type="simple" xlink:show="embed" xlink:actuate="onLoad"/><draw:image xlink:href="./ObjectReplacements/Object 68" xlink:type="simple" xlink:show="embed" xlink:actuate="onLoad"/></draw:frame> in der Umgebung von <draw:frame draw:style-name="fr1" draw:name="Objekt69" text:anchor-type="as-char" svg:width="0.577cm" svg:height="0.531cm" draw:z-index="72"><draw:object xlink:href="./Object 69" xlink:type="simple" xlink:show="embed" xlink:actuate="onLoad"/><draw:image xlink:href="./ObjectReplacements/Object 69" xlink:type="simple" xlink:show="embed" xlink:actuate="onLoad"/></draw:frame> ein Vorzeichenwechsel statt, so hat <draw:frame draw:style-name="fr1" draw:name="Objekt70" text:anchor-type="as-char" svg:width="0.415cm" svg:height="0.467cm" draw:z-index="73"><draw:object xlink:href="./Object 70" xlink:type="simple" xlink:show="embed" xlink:actuate="onLoad"/><draw:image xlink:href="./ObjectReplacements/Object 70" xlink:type="simple" xlink:show="embed" xlink:actuate="onLoad"/></draw:frame> bei <draw:frame draw:style-name="fr1" draw:name="Objekt71" text:anchor-type="as-char" svg:width="0.577cm" svg:height="0.531cm" draw:z-index="74"><draw:object xlink:href="./Object 71" xlink:type="simple" xlink:show="embed" xlink:actuate="onLoad"/><draw:image xlink:href="./ObjectReplacements/Object 71" xlink:type="simple" xlink:show="embed" xlink:actuate="onLoad"/></draw:frame> eine Extremstelle.</text:p>
      <text:p text:style-name="P8">(VZW von – nach + → Minimum, VZW von + nach - → Maximum).</text:p>
      <text:p text:style-name="P9"/>
      <text:p text:style-name="P9">2. hinreichende Bedingung für Extremstellen</text:p>
      <text:p text:style-name="P10">Ist <draw:frame draw:style-name="fr1" draw:name="Objekt72" text:anchor-type="as-char" svg:width="1.976cm" svg:height="0.531cm" draw:z-index="75"><draw:object xlink:href="./Object 72" xlink:type="simple" xlink:show="embed" xlink:actuate="onLoad"/><draw:image xlink:href="./ObjectReplacements/Object 72" xlink:type="simple" xlink:show="embed" xlink:actuate="onLoad"/></draw:frame> <text:span text:style-name="T1">und </text:span><text:span text:style-name="T1"><draw:frame draw:style-name="fr1" draw:name="Objekt73" text:anchor-type="as-char" svg:width="2.15cm" svg:height="0.531cm" draw:z-index="76"><draw:object xlink:href="./Object 73" xlink:type="simple" xlink:show="embed" xlink:actuate="onLoad"/><draw:image xlink:href="./ObjectReplacements/Object 73" xlink:type="simple" xlink:show="embed" xlink:actuate="onLoad"/></draw:frame></text:span><text:span text:style-name="T1">, </text:span>so hat <draw:frame draw:style-name="fr1" draw:name="Objekt74" text:anchor-type="as-char" svg:width="0.415cm" svg:height="0.467cm" draw:z-index="77"><draw:object xlink:href="./Object 74" xlink:type="simple" xlink:show="embed" xlink:actuate="onLoad"/><draw:image xlink:href="./ObjectReplacements/Object 74" xlink:type="simple" xlink:show="embed" xlink:actuate="onLoad"/></draw:frame> bei <draw:frame draw:style-name="fr1" draw:name="Objekt75" text:anchor-type="as-char" svg:width="0.577cm" svg:height="0.531cm" draw:z-index="78"><draw:object xlink:href="./Object 75" xlink:type="simple" xlink:show="embed" xlink:actuate="onLoad"/><draw:image xlink:href="./ObjectReplacements/Object 75" xlink:type="simple" xlink:show="embed" xlink:actuate="onLoad"/></draw:frame> eine Extremstelle,</text:p>
      <text:p text:style-name="P10"><text:soft-page-break/>( <draw:frame draw:style-name="fr1" draw:name="Objekt77" text:anchor-type="as-char" svg:width="2.15cm" svg:height="0.531cm" draw:z-index="81"><draw:object xlink:href="./Object 77" xlink:type="simple" xlink:show="embed" xlink:actuate="onLoad"/><draw:image xlink:href="./ObjectReplacements/Object 77" xlink:type="simple" xlink:show="embed" xlink:actuate="onLoad"/></draw:frame> → Minimum, da Linkskurve, <draw:frame draw:style-name="fr1" draw:name="Objekt76" text:anchor-type="as-char" svg:width="2.15cm" svg:height="0.531cm" draw:z-index="79"><draw:object xlink:href="./Object 76" xlink:type="simple" xlink:show="embed" xlink:actuate="onLoad"/><draw:image xlink:href="./ObjectReplacements/Object 76" xlink:type="simple" xlink:show="embed" xlink:actuate="onLoad"/></draw:frame> → Maximum, da Rechtskurve)</text:p>
      <text:p text:style-name="P11"/>
      <text:p text:style-name="P12">Anmerkungen:</text:p>
      <text:p text:style-name="P11">1. Nicht immer findet man alle Extremstellen!</text:p>
      <text:p text:style-name="Text_20_body_20_indent">Sobald eine der beiden hinreichenden Bedingungen für eine Funktion gilt, weiß man, dass diese bei <draw:frame draw:style-name="fr1" draw:name="Objekt79" text:anchor-type="as-char" svg:width="0.577cm" svg:height="0.531cm" draw:z-index="93"><draw:object xlink:href="./Object 79" xlink:type="simple" xlink:show="embed" xlink:actuate="onLoad"/><draw:image xlink:href="./ObjectReplacements/Object 79" xlink:type="simple" xlink:show="embed" xlink:actuate="onLoad"/></draw:frame> eine Extremstelle hat. </text:p>
      <text:p text:style-name="Text_20_body_20_indent">Es gibt aber auch Funktionen, die an einer Stelle ein Extremum haben, obwohl weder die <text:s/>1. noch die 2. hinreichende Bedingung erfüllt ist.</text:p>
      <text:p text:style-name="Text_20_body_20_indent">Mit anderen Worten: findet man mit Hilfe der beiden hinreichenden Kriterien keine Extremstellen, heißt das noch lange nicht, dass die Funktion keine Extremstellen hat.</text:p>
      <text:p text:style-name="Text_20_body_20_indent">Beispiel: <draw:frame draw:style-name="fr1" draw:name="Objekt80" text:anchor-type="as-char" svg:width="1.66cm" svg:height="0.487cm" draw:z-index="94"><draw:object xlink:href="./Object 80" xlink:type="simple" xlink:show="embed" xlink:actuate="onLoad"/><draw:image xlink:href="./ObjectReplacements/Object 80" xlink:type="simple" xlink:show="embed" xlink:actuate="onLoad"/></draw:frame> hat als Ableitungen <text:s/><draw:frame draw:style-name="fr1" draw:name="Objekt94" text:anchor-type="as-char" svg:width="1.842cm" svg:height="0.487cm" draw:z-index="95"><draw:object xlink:href="./Object 94" xlink:type="simple" xlink:show="embed" xlink:actuate="onLoad"/><draw:image xlink:href="./ObjectReplacements/Object 94" xlink:type="simple" xlink:show="embed" xlink:actuate="onLoad"/></draw:frame> und <draw:frame draw:style-name="fr1" draw:name="Objekt95" text:anchor-type="as-char" svg:width="2.016cm" svg:height="0.487cm" draw:z-index="96"><draw:object xlink:href="./Object 95" xlink:type="simple" xlink:show="embed" xlink:actuate="onLoad"/><draw:image xlink:href="./ObjectReplacements/Object 95" xlink:type="simple" xlink:show="embed" xlink:actuate="onLoad"/></draw:frame>. Somit ist keine der beiden hinreichenden Bedingungen erfüllt, obwohl f überall Extremstellen besitzt (da für das Minimum z.B. nur gelten muss, dass <draw:frame draw:style-name="fr1" draw:name="Objekt96" text:anchor-type="as-char" svg:width="2.484cm" svg:height="0.531cm" draw:z-index="97"><draw:object xlink:href="./Object 96" xlink:type="simple" xlink:show="embed" xlink:actuate="onLoad"/><draw:image xlink:href="./ObjectReplacements/Object 96" xlink:type="simple" xlink:show="embed" xlink:actuate="onLoad"/></draw:frame> (kleiner-<text:span text:style-name="T1">gleich</text:span>!) für alle x aus der Umgebung von <draw:frame draw:style-name="fr1" draw:name="Objekt97" text:anchor-type="as-char" svg:width="0.577cm" svg:height="0.531cm" draw:z-index="98"><draw:object xlink:href="./Object 97" xlink:type="simple" xlink:show="embed" xlink:actuate="onLoad"/><draw:image xlink:href="./ObjectReplacements/Object 97" xlink:type="simple" xlink:show="embed" xlink:actuate="onLoad"/></draw:frame>, und nicht <draw:frame draw:style-name="fr1" draw:name="Objekt98" text:anchor-type="as-char" svg:width="2.484cm" svg:height="0.531cm" draw:z-index="99"><draw:object xlink:href="./Object 98" xlink:type="simple" xlink:show="embed" xlink:actuate="onLoad"/><draw:image xlink:href="./ObjectReplacements/Object 98" xlink:type="simple" xlink:show="embed" xlink:actuate="onLoad"/></draw:frame> (also echt kleiner)).</text:p>
      <text:p text:style-name="Text_20_body_20_indent"/>
      <text:p text:style-name="P7">2. Die beiden hinreichenden Bedingungen können verschiedene Ergebnisse liefern!</text:p>
      <text:p text:style-name="Text_20_body_20_indent"><draw:frame draw:style-name="fr1" draw:name="Objekt99" text:anchor-type="as-char" svg:width="1.826cm" svg:height="0.547cm" draw:z-index="100"><draw:object xlink:href="./Object 99" xlink:type="simple" xlink:show="embed" xlink:actuate="onLoad"/><draw:image xlink:href="./ObjectReplacements/Object 99" xlink:type="simple" xlink:show="embed" xlink:actuate="onLoad"/></draw:frame> liefert mit der 2. hinreichenden Bedingung keinen Hinweis auf das Minimum bei <draw:frame draw:style-name="fr1" draw:name="Objekt100" text:anchor-type="as-char" svg:width="1.152cm" svg:height="0.531cm" draw:z-index="105"><draw:object xlink:href="./Object 100" xlink:type="simple" xlink:show="embed" xlink:actuate="onLoad"/><draw:image xlink:href="./ObjectReplacements/Object 100" xlink:type="simple" xlink:show="embed" xlink:actuate="onLoad"/></draw:frame>, wohl aber die 1. hinreichende Bedingung, da der VZW trotz Sattelpunkt der 1. Ableitung bei 0 erkannt wird! Die erste hinreichende Bedingung scheint „mehr zu können“ als die 2.</text:p>
      <text:p text:style-name="P7"/>
      <text:p text:style-name="P11"/>
      <text:h text:style-name="Heading_20_4" text:outline-level="4">Hinreichende Bedingungen für Wendestellen</text:h>
      <text:p text:style-name="Text_20_body">Gegeben seien eine Funktion f und ihre Ableitung f '.</text:p>
      <text:p text:style-name="Text_20_body"><draw:g text:anchor-type="as-char" draw:z-index="32" draw:style-name="gr23"><draw:g draw:style-name="gr17"><draw:path draw:style-name="gr24" draw:text-style-name="P28" svg:width="11.893cm" svg:height="7.059cm" svg:x="0cm" svg:y="0cm" svg:viewBox="0 0 11894 7060" svg:d="m0 3530h11894m-5949 3530v-7060"><text:p/></draw:path></draw:g><draw:g draw:style-name="gr17"><draw:polyline draw:style-name="gr25" draw:text-style-name="P29" svg:width="9.271cm" svg:height="6.808cm" svg:x="0.764cm" svg:y="0cm" svg:viewBox="0 0 9272 6809" draw:points="0,0 5,42 29,251 56,458 82,659 106,857 132,1050 159,1238 183,1423 209,1606 235,1781 259,1955 286,2125 312,2289 339,2450 362,2606 389,2762 415,2910 439,3059 466,3201 492,3339 516,3477 542,3609 569,3736 593,3863 619,3985 646,4104 669,4220 696,4331 722,4442 749,4548 773,4651 799,4752 826,4850 849,4942 876,5035 902,5122 926,5210 952,5292 979,5374 1003,5450 1029,5524 1056,5599 1080,5667 1106,5736 1132,5800 1159,5863 1183,5924 1209,5982 1236,6038 1259,6091 1286,6141 1312,6191 1336,6236 1363,6281 1389,6324 1413,6363 1439,6403 1466,6440 1490,6474 1516,6506 1543,6535 1569,6564 1593,6593 1606,6604 1619,6617 1632,6630 1646,6641 1656,6652 1670,6662 1683,6673 1696,6683 1709,6691 1722,6702 1736,6710 1746,6718 1759,6726 1773,6734 1786,6742 1799,6747 1812,6755 1823,6760 1836,6765 1849,6771 1863,6776 1876,6781 1889,6784 1900,6789 1913,6792 1926,6794 1939,6797 1953,6800 1958,6802 1966,6802 1971,6802 1979,6805 1984,6805 1990,6805 1998,6809 2003,6809 2011,6809 2016,6809 2024,6809 2029,6809 2032,6809 2035,6809 2040,6809 2043,6809 2045,6809 2048,6809 2051,6809 2053,6809 2056,6809 2061,6809 2066,6809 2074,6809 2080,6809 2088,6809 2093,6809 2101,6805 2106,6805 2119,6805 2133,6802 2146,6800 2156,6797 2170,6794 2183,6792 2196,6789 2209,6787 2223,6781 2233,6779 2246,6773 2260,6771 2273,6765 2286,6760 2299,6755 2310,6750 2336,6739 2363,6726 2389,6715 2413,6699 2439,6686 2466,6670 2490,6654 2516,6636 2543,6620 2566,6601 2593,6583 2619,6562 2643,6543 2670,6522 2696,6501 2720,6480 2746,6456 2773,6432 2799,6411 2823,6387 2850,6363 2876,6337 2900,6313 2926,6286 2953,6263 2977,6236 3003,6210 3029,6183 3053,6157 3080,6128 3106,6101 3130,6075 3156,6046 3183,6019 3209,5990 3233,5964 3260,5935 3286,5906 3310,5879 3336,5850 3363,5821 3387,5792 3413,5765 3440,5736 3463,5707 3490,5678 3516,5651 3543,5622 3567,5593 3593,5567 3619,5538 3643,5511 3670,5482 3696,5456 3720,5427 3746,5400 3773,5374 3797,5347 3823,5318 3850,5292 3873,5268 3900,5241 3926,5215 3950,5188 3977,5165 4003,5138 4030,5114 4053,5091 4080,5067 4106,5043 4130,5019 4157,4995 4207,4950 4260,4908 4310,4866 4360,4826 4413,4786 4464,4749 4516,4712 4567,4680 4670,4617 4770,4561 4874,4514 4977,4471 5003,4464 5027,4453 5054,4445 5080,4437 5104,4432 5130,4424 5157,4419 5181,4411 5207,4405 5233,4403 5260,4397 5284,4392 5310,4389 5337,4387 5360,4381 5387,4379 5400,4379 5413,4379 5427,4376 5437,4376 5450,4376 5464,4376 5477,4374 5490,4374 5503,4374 5514,4374 5527,4374 5540,4374 5554,4374 5567,4374 5580,4374 5591,4374 5604,4376 5617,4376 5630,4376 5644,4376 5657,4379 5670,4379 5681,4379 5694,4381 5707,4381 5720,4384 5734,4384 5747,4387 5757,4387 5771,4389 5784,4389 5797,4392 5810,4395 5823,4395 5837,4397 5847,4400 5861,4403 5874,4403 5887,4405 5900,4408 5913,4411 5924,4413 5937,4416 5950,4419 5964,4421 5977,4424 5990,4426 6001,4429 6014,4432 6027,4434 6040,4437 6054,4440 6067,4442 6080,4445 6091,4450 6104,4453 6117,4456 6130,4458 6144,4461 6157,4466 6167,4469 6181,4471 6194,4477 6207,4479 6220,4482 6234,4485 6247,4490 6257,4493 6271,4495 6284,4501 6297,4503 6310,4506 6324,4511 6334,4514 6347,4519 6361,4522 6374,4524 6387,4530 6400,4532 6411,4538 6424,4540 6437,4543 6451,4548 6464,4551 6477,4553 6490,4559 6501,4561 6514,4567 6527,4569 6540,4572 6554,4577 6567,4580 6578,4583 6591,4588 6604,4591 6617,4593 6630,4596 6644,4601 6657,4604 6668,4606 6681,4609 6694,4614 6707,4617 6720,4620 6734,4622 6744,4625 6757,4628 6771,4630 6784,4633 6797,4636 6810,4638 6821,4641 6834,4643 6847,4646 6861,4649 6874,4651 6887,4654 6900,4657 6911,4659 6924,4659 6937,4662 6951,4665 6964,4665 6977,4667 6988,4667 7001,4670 7014,4670 7027,4673 7033,4673 7041,4673 7046,4673 7054,4675 7059,4675 7067,4675 7072,4675 7078,4675 7086,4675 7091,4675 7099,4675 7104,4675 7109,4678 7117,4678 7123,4678 7131,4678 7133,4678 7136,4678 7138,4678 7141,4678 7144,4678 7146,4678 7149,4678 7152,4678 7154,4678 7162,4678 7168,4678 7175,4675 7181,4675 7194,4675 7207,4675 7220,4675 7231,4673 7244,4673 7258,4670 7271,4670 7284,4667 7297,4665 7310,4665 7321,4662 7334,4659 7347,4657 7361,4654 7374,4651 7387,4649 7398,4643 7411,4641 7424,4638 7437,4633 7451,4628 7464,4625 7477,4620 7488,4614 7501,4609 7514,4604 7527,4598 7541,4593 7564,4583 7591,4569 7617,4553 7641,4540 7668,4522 7694,4506 7721,4487 7744,4466 7771,4448 7797,4424 7821,4403 7848,4376 7874,4352 7898,4323 7924,4297 7951,4265 7975,4236 8001,4202 8027,4167 8051,4133 8078,4096 8104,4056 8131,4016 8154,3974 8181,3929 8207,3884 8231,3836 8258,3789 8284,3736 8308,3686 8334,3630 8361,3575 8385,3514 8411,3455 8438,3392 8461,3328 8488,3260 8514,3191 8541,3119 8565,3048 8591,2971 8617,2895 8641,2815 8668,2731 8694,2646 8718,2559 8744,2469 8771,2376 8795,2283 8821,2185 8848,2085 8871,1982 8898,1876 8924,1767 8951,1656 8975,1543 9001,1426 9028,1304 9051,1183 9078,1056 9104,929 9128,796 9155,661 9181,521 9205,381 9231,235 9258,87 9272,0"><text:p/></draw:polyline></draw:g><draw:ellipse draw:style-name="gr26" draw:text-style-name="P23" svg:width="0.248cm" svg:height="0.281cm" svg:x="6.987cm" svg:y="4.374cm"><text:p/></draw:ellipse><draw:ellipse draw:style-name="gr26" draw:text-style-name="P23" svg:width="0.248cm" svg:height="0.281cm" svg:x="4.092cm" svg:y="5.581cm"><text:p/></draw:ellipse></draw:g></text:p>
      <text:p text:style-name="Standard"><draw:g text:anchor-type="paragraph" draw:z-index="45" draw:style-name="gr27"><draw:g draw:style-name="gr17"><draw:path draw:style-name="gr28" draw:text-style-name="P29" svg:width="11.893cm" svg:height="7.059cm" svg:x="0cm" svg:y="0cm" svg:viewBox="0 0 11894 7060" svg:d="m0 3530h11894m-5949 3530v-7060"><text:p/></draw:path></draw:g><draw:g draw:style-name="gr17"><draw:polyline draw:style-name="gr29" draw:text-style-name="P29" svg:width="6.861cm" svg:height="7.059cm" svg:x="2.101cm" svg:y="0cm" svg:viewBox="0 0 6862 7060" draw:points="0,7060 0,7054 53,6731 103,6419 153,6120 206,5829 257,5551 310,5284 360,5024 410,4778 463,4540 513,4313 564,4096 616,3889 667,3691 720,3500 770,3321 820,3151 873,2990 923,2836 974,2691 1000,2622 1027,2556 1053,2490 1077,2426 1103,2365 1130,2307 1154,2249 1180,2193 1206,2140 1230,2090 1257,2040 1283,1992 1307,1947 1334,1902 1360,1860 1384,1820 1410,1783 1437,1746 1463,1709 1487,1677 1513,1646 1540,1614 1564,1587 1590,1558 1617,1535 1640,1511 1667,1490 1693,1468 1717,1447 1744,1431 1770,1416 1794,1400 1820,1386 1847,1376 1873,1365 1897,1355 1910,1352 1924,1347 1937,1344 1950,1341 1961,1339 1974,1336 1987,1333 2000,1331 2013,1331 2027,1328 2040,1328 2051,1328 2058,1328 2064,1328 2072,1328 2077,1328 2082,1328 2090,1328 2096,1328 2103,1328 2117,1331 2127,1331 2140,1333 2154,1333 2167,1336 2180,1339 2193,1341 2207,1344 2217,1347 2230,1352 2244,1355 2257,1360 2270,1363 2283,1368 2294,1373 2307,1378 2320,1384 2334,1389 2347,1394 2360,1400 2371,1408 2384,1413 2397,1421 2410,1429 2437,1442 2461,1458 2487,1474 2514,1492 2537,1511 2564,1529 2590,1550 2614,1569 2641,1593 2667,1614 2693,1638 2717,1662 2744,1685 2770,1709 2794,1736 2820,1762 2847,1789 2871,1815 2897,1844 2924,1873 2947,1902 2974,1931 3000,1961 3024,1992 3051,2024 3077,2056 3104,2088 3127,2119 3154,2151 3180,2183 3204,2217 3231,2252 3257,2283 3281,2318 3307,2352 3334,2387 3358,2421 3384,2455 3410,2492 3434,2527 3461,2561 3487,2596 3514,2633 3537,2667 3564,2704 3590,2738 3614,2773 3641,2810 3667,2844 3691,2879 3717,2916 3744,2950 3768,2984 3794,3019 3821,3053 3844,3088 3871,3122 3897,3156 3924,3191 3948,3223 3974,3257 4000,3289 4024,3321 4051,3352 4077,3384 4101,3416 4128,3448 4154,3477 4178,3508 4204,3537 4231,3567 4254,3593 4281,3622 4307,3649 4334,3675 4358,3702 4384,3725 4411,3752 4434,3776 4461,3799 4487,3821 4511,3844 4538,3866 4564,3884 4588,3905 4614,3924 4641,3940 4665,3958 4678,3966 4691,3974 4704,3982 4718,3990 4731,3998 4744,4003 4755,4011 4768,4016 4781,4024 4794,4030 4807,4035 4821,4040 4831,4045 4845,4051 4858,4056 4871,4061 4884,4064 4897,4069 4911,4072 4921,4077 4934,4080 4948,4083 4961,4085 4974,4088 4987,4090 4998,4090 5011,4093 5024,4096 5032,4096 5038,4096 5043,4096 5051,4096 5054,4096 5056,4096 5059,4096 5064,4096 5067,4096 5069,4096 5072,4096 5075,4096 5083,4096 5088,4096 5096,4096 5101,4096 5109,4096 5114,4096 5120,4096 5128,4093 5141,4093 5154,4090 5165,4088 5178,4085 5191,4083 5204,4080 5218,4077 5231,4075 5241,4069 5255,4064 5268,4061 5281,4056 5308,4043 5331,4032 5358,4016 5384,4003 5408,3985 5435,3966 5461,3948 5485,3926 5511,3903 5538,3879 5564,3852 5588,3823 5614,3794 5641,3765 5665,3731 5691,3696 5718,3662 5741,3625 5768,3585 5794,3543 5818,3500 5845,3455 5871,3408 5895,3360 5921,3310 5948,3257 5974,3204 5998,3149 6025,3090 6051,3029 6075,2969 6101,2902 6152,2770 6204,2627 6255,2476 6305,2315 6358,2148 6408,1971 6461,1783 6511,1587 6562,1384 6615,1169 6665,945 6715,709 6768,466 6818,209 6862,0"><text:p/></draw:polyline></draw:g></draw:g><text:soft-page-break/></text:p>
      <text:p text:style-name="Standard"/>
      <text:p text:style-name="Text_20_body">Anhand der Schaubilder sieht man schnell: die Wendepunkte sind genau dort, wo die Steigung der ursprünglichen Funktion lokal maximal bzw. minimal ist. Dies kann man auch daran erkennen, dass die Ableitungsfunktion <draw:frame draw:style-name="fr1" draw:name="Objekt78" text:anchor-type="as-char" svg:width="0.653cm" svg:height="0.467cm" draw:z-index="82"><draw:object xlink:href="./Object 78" xlink:type="simple" xlink:show="embed" xlink:actuate="onLoad"/><draw:image xlink:href="./ObjectReplacements/Object 78" xlink:type="simple" xlink:show="embed" xlink:actuate="onLoad"/></draw:frame> dort ein Maximum bzw. ein Minimum hat.</text:p>
      <text:p text:style-name="Text_20_body">Um die Wendestellen zu finden, kann man also auch die Extremstellen der Ableitungsfunktion suchen. Somit verlagert sich das Problem vom letzten Abschnitt „um eine Ableitung nach unten“ und somit auch die hinreichenden Bedingungen. Im Vergleich zu den Extremstellen, müssen wir nur wenig ändern: Aus <draw:frame draw:style-name="fr1" draw:name="Objekt90" text:anchor-type="as-char" svg:width="0.653cm" svg:height="0.467cm" draw:z-index="101"><draw:object xlink:href="./Object 90" xlink:type="simple" xlink:show="embed" xlink:actuate="onLoad"/><draw:image xlink:href="./ObjectReplacements/Object 90" xlink:type="simple" xlink:show="embed" xlink:actuate="onLoad"/></draw:frame> wird <draw:frame draw:style-name="fr1" draw:name="Objekt91" text:anchor-type="as-char" svg:width="0.827cm" svg:height="0.467cm" draw:z-index="102"><draw:object xlink:href="./Object 91" xlink:type="simple" xlink:show="embed" xlink:actuate="onLoad"/><draw:image xlink:href="./ObjectReplacements/Object 91" xlink:type="simple" xlink:show="embed" xlink:actuate="onLoad"/></draw:frame> und aus <draw:frame draw:style-name="fr1" draw:name="Objekt92" text:anchor-type="as-char" svg:width="0.827cm" svg:height="0.467cm" draw:z-index="103"><draw:object xlink:href="./Object 92" xlink:type="simple" xlink:show="embed" xlink:actuate="onLoad"/><draw:image xlink:href="./ObjectReplacements/Object 92" xlink:type="simple" xlink:show="embed" xlink:actuate="onLoad"/></draw:frame> wird <draw:frame draw:style-name="fr1" draw:name="Objekt93" text:anchor-type="as-char" svg:width="1.002cm" svg:height="0.467cm" draw:z-index="104"><draw:object xlink:href="./Object 93" xlink:type="simple" xlink:show="embed" xlink:actuate="onLoad"/><draw:image xlink:href="./ObjectReplacements/Object 93" xlink:type="simple" xlink:show="embed" xlink:actuate="onLoad"/></draw:frame>, statt <text:span text:style-name="T3">Extremstelle</text:span> schreiben wir nun <text:span text:style-name="T3">Wendestelle</text:span>:</text:p>
      <text:p text:style-name="P9">1. hinreichende Bedingung für <text:span text:style-name="T3">Wende</text:span>stellen</text:p>
      <text:p text:style-name="P8">Ist <draw:frame draw:style-name="fr1" draw:name="Objekt81" text:anchor-type="as-char" svg:width="2.15cm" svg:height="0.531cm" draw:z-index="83"><draw:object xlink:href="./Object 81" xlink:type="simple" xlink:show="embed" xlink:actuate="onLoad"/><draw:image xlink:href="./ObjectReplacements/Object 81" xlink:type="simple" xlink:show="embed" xlink:actuate="onLoad"/><svg:desc>Formel</svg:desc></draw:frame> <text:span text:style-name="T1">und</text:span> findet für <draw:frame draw:style-name="fr1" draw:name="Objekt82" text:anchor-type="as-char" svg:width="0.827cm" svg:height="0.467cm" draw:z-index="84"><draw:object xlink:href="./Object 82" xlink:type="simple" xlink:show="embed" xlink:actuate="onLoad"/><draw:image xlink:href="./ObjectReplacements/Object 82" xlink:type="simple" xlink:show="embed" xlink:actuate="onLoad"/><svg:desc>Formel</svg:desc></draw:frame> in der Umgebung von <draw:frame draw:style-name="fr1" draw:name="Objekt83" text:anchor-type="as-char" svg:width="0.577cm" svg:height="0.531cm" draw:z-index="85"><draw:object xlink:href="./Object 83" xlink:type="simple" xlink:show="embed" xlink:actuate="onLoad"/><draw:image xlink:href="./ObjectReplacements/Object 83" xlink:type="simple" xlink:show="embed" xlink:actuate="onLoad"/><svg:desc>Formel</svg:desc></draw:frame> ein Vorzeichenwechsel statt, so hat <draw:frame draw:style-name="fr1" draw:name="Objekt84" text:anchor-type="as-char" svg:width="0.415cm" svg:height="0.467cm" draw:z-index="86"><draw:object xlink:href="./Object 84" xlink:type="simple" xlink:show="embed" xlink:actuate="onLoad"/><draw:image xlink:href="./ObjectReplacements/Object 84" xlink:type="simple" xlink:show="embed" xlink:actuate="onLoad"/><svg:desc>Formel</svg:desc></draw:frame> bei <draw:frame draw:style-name="fr1" draw:name="Objekt85" text:anchor-type="as-char" svg:width="0.577cm" svg:height="0.531cm" draw:z-index="87"><draw:object xlink:href="./Object 85" xlink:type="simple" xlink:show="embed" xlink:actuate="onLoad"/><draw:image xlink:href="./ObjectReplacements/Object 85" xlink:type="simple" xlink:show="embed" xlink:actuate="onLoad"/><svg:desc>Formel</svg:desc></draw:frame> eine <text:span text:style-name="T3">Wende</text:span>stelle.</text:p>
      <text:p text:style-name="P9"/>
      <text:p text:style-name="P8"><text:span text:style-name="T1">2. hinreichende Bedingung für </text:span><text:span text:style-name="T4">Wende</text:span><text:span text:style-name="T1">stellen</text:span></text:p>
      <text:p text:style-name="P10">Ist <draw:frame draw:style-name="fr1" draw:name="Objekt86" text:anchor-type="as-char" svg:width="2.15cm" svg:height="0.531cm" draw:z-index="88"><draw:object xlink:href="./Object 86" xlink:type="simple" xlink:show="embed" xlink:actuate="onLoad"/><draw:image xlink:href="./ObjectReplacements/Object 86" xlink:type="simple" xlink:show="embed" xlink:actuate="onLoad"/><svg:desc>Formel</svg:desc></draw:frame> <text:span text:style-name="T1">und </text:span><text:span text:style-name="T1"><draw:frame draw:style-name="fr1" draw:name="Objekt87" text:anchor-type="as-char" svg:width="2.327cm" svg:height="0.531cm" draw:z-index="89"><draw:object xlink:href="./Object 87" xlink:type="simple" xlink:show="embed" xlink:actuate="onLoad"/><draw:image xlink:href="./ObjectReplacements/Object 87" xlink:type="simple" xlink:show="embed" xlink:actuate="onLoad"/><svg:desc>Formel</svg:desc></draw:frame></text:span><text:span text:style-name="T1">, </text:span>so hat <draw:frame draw:style-name="fr1" draw:name="Objekt88" text:anchor-type="as-char" svg:width="0.415cm" svg:height="0.467cm" draw:z-index="90"><draw:object xlink:href="./Object 88" xlink:type="simple" xlink:show="embed" xlink:actuate="onLoad"/><draw:image xlink:href="./ObjectReplacements/Object 88" xlink:type="simple" xlink:show="embed" xlink:actuate="onLoad"/><svg:desc>Formel</svg:desc></draw:frame> bei <draw:frame draw:style-name="fr1" draw:name="Objekt89" text:anchor-type="as-char" svg:width="0.577cm" svg:height="0.531cm" draw:z-index="91"><draw:object xlink:href="./Object 89" xlink:type="simple" xlink:show="embed" xlink:actuate="onLoad"/><draw:image xlink:href="./ObjectReplacements/Object 89" xlink:type="simple" xlink:show="embed" xlink:actuate="onLoad"/><svg:desc>Formel</svg:desc></draw:frame> eine <text:span text:style-name="T3">Wende</text:span>stelle,</text:p>
      <text:p text:style-name="P11"/>
      <text:p text:style-name="P11">Mögliche Aufgaben:</text:p>
      <text:p text:style-name="P11">Extremstellen: LS S. 26/1,2,3,4,6, zum Überlegen: 9,11,13,14</text:p>
      <text:p text:style-name="P11">Wendestellen: LS S. 30/1,5,8,9 (Graphen finden),10 (Anwendung),11 (Tangente bestimmen),12 (allgemeine Rechnung),13 (Überlegen),15 (GTR)</text:p>
      <text:p text:style-name="P11"/>
      <text:h text:style-name="Heading_20_3" text:outline-level="3">Tangenten und Normalen an Schaubildern</text:h>
      <text:h text:style-name="Heading_20_4" text:outline-level="4">Terme von Tangente und <text:span text:style-name="T1">Normale</text:span></text:h>
      <text:p text:style-name="Text_20_body">Die <text:span text:style-name="T1">Tangente</text:span> <text:span text:style-name="T1">t(x) </text:span>an ein Schaubild f(x) am Punkt <draw:frame draw:style-name="fr2" draw:name="Objekt101" text:anchor-type="as-char" svg:width="2.418cm" svg:height="0.586cm" draw:z-index="106"><draw:object xlink:href="./Object 101" xlink:type="simple" xlink:show="embed" xlink:actuate="onLoad"/><draw:image xlink:href="./ObjectReplacements/Object 101" xlink:type="simple" xlink:show="embed" xlink:actuate="onLoad"/></draw:frame> ist die Gerade, die das Schaubild <text:s/>bei <draw:frame draw:style-name="fr2" draw:name="Objekt105" text:anchor-type="as-char" svg:width="0.577cm" svg:height="0.531cm" draw:z-index="110"><draw:object xlink:href="./Object 105" xlink:type="simple" xlink:show="embed" xlink:actuate="onLoad"/><draw:image xlink:href="./ObjectReplacements/Object 105" xlink:type="simple" xlink:show="embed" xlink:actuate="onLoad"/></draw:frame> berührt. Sie hat die gleiche Steigung wie f an der Stelle <draw:frame draw:style-name="fr2" draw:name="Objekt102" text:anchor-type="as-char" svg:width="0.577cm" svg:height="0.531cm" draw:z-index="107"><draw:object xlink:href="./Object 102" xlink:type="simple" xlink:show="embed" xlink:actuate="onLoad"/><draw:image xlink:href="./ObjectReplacements/Object 102" xlink:type="simple" xlink:show="embed" xlink:actuate="onLoad"/></draw:frame> , also <draw:frame draw:style-name="fr2" draw:name="Objekt103" text:anchor-type="as-char" svg:width="2.088cm" svg:height="0.531cm" draw:z-index="108"><draw:object xlink:href="./Object 103" xlink:type="simple" xlink:show="embed" xlink:actuate="onLoad"/><draw:image xlink:href="./ObjectReplacements/Object 103" xlink:type="simple" xlink:show="embed" xlink:actuate="onLoad"/></draw:frame>.</text:p>
      <text:p text:style-name="Text_20_body">Da die Tangente eine Gerade ist, gilt für sie die normale Geradengleichung:</text:p>
      <text:p text:style-name="Text_20_body"><draw:frame draw:style-name="fr2" draw:name="Objekt104" text:anchor-type="as-char" svg:width="2.536cm" svg:height="0.487cm" draw:z-index="109"><draw:object xlink:href="./Object 104" xlink:type="simple" xlink:show="embed" xlink:actuate="onLoad"/><draw:image xlink:href="./ObjectReplacements/Object 104" xlink:type="simple" xlink:show="embed" xlink:actuate="onLoad"/></draw:frame></text:p>
      <text:p text:style-name="Text_20_body"><text:soft-page-break/>Dabei ist m die <text:span text:style-name="T1">Steigung</text:span><text:span text:style-name="T2"> und c der </text:span><text:span text:style-name="T1">y-Achsenabschnitt</text:span><text:span text:style-name="T2">, also der Funktionswert, den die <text:s/>Funktionsgleichung der Tangente bei x=0 annimmt (also der y-Wert, an dem die Tangente die y-Achse schneidet).</text:span></text:p>
      <text:p text:style-name="Text_20_body"><text:span text:style-name="T2">Die </text:span><text:span text:style-name="T1">Normale n(x)</text:span><text:span text:style-name="T2"> <text:s/>an ein Schaubild f(x) am Punkt </text:span><text:span text:style-name="T2"><draw:frame draw:style-name="fr2" draw:name="Objekt106" text:anchor-type="as-char" svg:width="2.418cm" svg:height="0.586cm" draw:z-index="111"><draw:object xlink:href="./Object 106" xlink:type="simple" xlink:show="embed" xlink:actuate="onLoad"/><draw:image xlink:href="./ObjectReplacements/Object 106" xlink:type="simple" xlink:show="embed" xlink:actuate="onLoad"/><svg:desc>Formel</svg:desc></draw:frame></text:span><text:span text:style-name="T2"> ist die Gerade, die </text:span><text:span text:style-name="T1">senkrecht zur Tangente</text:span><text:span text:style-name="T2"> steht und ebenfalls durch den Punkt P läuft.</text:span></text:p>
      <text:p text:style-name="Text_20_body"><text:span text:style-name="T2">Auch sie hat eine normale Geradengleichung, allerdings mit anderer Steigung </text:span><text:span text:style-name="T2"><draw:frame draw:style-name="fr2" draw:name="Objekt107" text:anchor-type="as-char" svg:width="0.66cm" svg:height="0.531cm" draw:z-index="112"><draw:object xlink:href="./Object 107" xlink:type="simple" xlink:show="embed" xlink:actuate="onLoad"/><draw:image xlink:href="./ObjectReplacements/Object 107" xlink:type="simple" xlink:show="embed" xlink:actuate="onLoad"/></draw:frame></text:span><text:span text:style-name="T2"> und anderem y-Achsenabschnitt.</text:span></text:p>
      <text:p text:style-name="Text_20_body"><text:span text:style-name="T2"/></text:p>
      <text:p text:style-name="P1">Wie hängen m und <draw:frame draw:style-name="fr2" draw:name="Objekt108" text:anchor-type="as-char" svg:width="0.66cm" svg:height="0.531cm" draw:z-index="113"><draw:object xlink:href="./Object 108" xlink:type="simple" xlink:show="embed" xlink:actuate="onLoad"/><draw:image xlink:href="./ObjectReplacements/Object 108" xlink:type="simple" xlink:show="embed" xlink:actuate="onLoad"/></draw:frame> zusammen?</text:p>
      <text:p text:style-name="P4">Links sieht man das Steigungsdreieck der Tangente, wodurch man die Steigung <draw:frame draw:style-name="fr2" draw:name="Objekt109" text:anchor-type="as-char" svg:width="1.595cm" svg:height="0.998cm" draw:z-index="115"><draw:object xlink:href="./Object 109" xlink:type="simple" xlink:show="embed" xlink:actuate="onLoad"/><draw:image xlink:href="./ObjectReplacements/Object 109" xlink:type="simple" xlink:show="embed" xlink:actuate="onLoad"/></draw:frame> berechnen kann. Rechts kann man die zugehörige Normale sehen, wobei einfach die Tangente um 90° im Uhrzeigersinn gedreht wurde. Das Steigungsdreieck hat sich dabei entsprechend mitgedreht.</text:p>
      <text:p text:style-name="P4"><draw:g text:anchor-type="paragraph" draw:z-index="114" draw:style-name="gr30"><draw:line draw:style-name="gr31" draw:text-style-name="P23" svg:x1="0.138cm" svg:y1="7.266cm" svg:x2="7.134cm" svg:y2="0.23cm"><text:p/></draw:line><draw:line draw:style-name="gr32" draw:text-style-name="P23" svg:x1="1.281cm" svg:y1="6.15cm" svg:x2="5.091cm" svg:y2="6.15cm"><text:p/></draw:line><draw:line draw:style-name="gr33" draw:text-style-name="P23" svg:x1="5.194cm" svg:y1="6.221cm" svg:x2="5.159cm" svg:y2="2.215cm"><text:p/></draw:line><draw:frame draw:style-name="gr34" svg:width="0.814cm" svg:height="0.47cm" svg:x="5.482cm" svg:y="4.048cm"><draw:object xlink:href="./Object 120" xlink:type="simple" xlink:show="embed" xlink:actuate="onLoad"/><draw:image xlink:href="./ObjectReplacements/Object 120" xlink:type="simple" xlink:show="embed" xlink:actuate="onLoad"/></draw:frame><draw:frame draw:style-name="gr34" svg:width="0.795cm" svg:height="0.47cm" svg:x="2.813cm" svg:y="6.417cm"><draw:object xlink:href="./Object 116" xlink:type="simple" xlink:show="embed" xlink:actuate="onLoad"/><draw:image xlink:href="./ObjectReplacements/Object 116" xlink:type="simple" xlink:show="embed" xlink:actuate="onLoad"/></draw:frame><draw:line draw:style-name="gr35" draw:text-style-name="P23" svg:x1="10.147cm" svg:y1="0.23cm" svg:x2="16.172cm" svg:y2="6.255cm"><text:p/></draw:line><draw:line draw:style-name="gr36" draw:text-style-name="P23" svg:x1="15.064cm" svg:y1="5.14cm" svg:x2="11.116cm" svg:y2="5.106cm"><text:p/></draw:line><draw:line draw:style-name="gr37" draw:text-style-name="P23" svg:x1="11.22cm" svg:y1="1.345cm" svg:x2="11.22cm" svg:y2="4.967cm"><text:p/></draw:line><draw:frame draw:style-name="gr34" svg:width="2.239cm" svg:height="0.53cm" svg:x="8.424cm" svg:y="3.004cm"><draw:object xlink:href="./Object 121" xlink:type="simple" xlink:show="embed" xlink:actuate="onLoad"/><draw:image xlink:href="./ObjectReplacements/Object 121" xlink:type="simple" xlink:show="embed" xlink:actuate="onLoad"/></draw:frame><draw:frame draw:style-name="gr34" svg:width="1.927cm" svg:height="0.53cm" svg:x="13.03cm" svg:y="5.477cm"><draw:object xlink:href="./Object 118" xlink:type="simple" xlink:show="embed" xlink:actuate="onLoad"/><draw:image xlink:href="./ObjectReplacements/Object 118" xlink:type="simple" xlink:show="embed" xlink:actuate="onLoad"/></draw:frame><draw:frame draw:style-name="gr38" draw:text-style-name="P29" svg:width="3.072cm" svg:height="0.994cm" svg:x="0cm" svg:y="0.751cm"><draw:text-box><text:p text:style-name="P24"><text:span text:style-name="T7">Tangente</text:span></text:p></draw:text-box></draw:frame><draw:frame draw:style-name="gr39" draw:text-style-name="P29" svg:width="2.86cm" svg:height="0.994cm" svg:x="12.467cm" svg:y="1.03cm"><draw:text-box><text:p text:style-name="P24"><text:span text:style-name="T7">Normale</text:span></text:p></draw:text-box></draw:frame></draw:g></text:p>
      <text:p text:style-name="P4">Bei der Tangente waren in unserem Beispiel <text:s/><draw:frame draw:style-name="fr2" draw:name="Objekt110" text:anchor-type="as-char" svg:width="0.794cm" svg:height="0.467cm" draw:z-index="116"><draw:object xlink:href="./Object 110" xlink:type="simple" xlink:show="embed" xlink:actuate="onLoad"/><draw:image xlink:href="./ObjectReplacements/Object 110" xlink:type="simple" xlink:show="embed" xlink:actuate="onLoad"/></draw:frame> und <draw:frame draw:style-name="fr2" draw:name="Objekt111" text:anchor-type="as-char" svg:width="0.813cm" svg:height="0.467cm" draw:z-index="117"><draw:object xlink:href="./Object 111" xlink:type="simple" xlink:show="embed" xlink:actuate="onLoad"/><draw:image xlink:href="./ObjectReplacements/Object 111" xlink:type="simple" xlink:show="embed" xlink:actuate="onLoad"/></draw:frame> positiv, durch das Drehen ist das neue <draw:frame draw:style-name="fr2" draw:name="Objekt112" text:anchor-type="as-char" svg:width="0.967cm" svg:height="0.531cm" draw:z-index="118"><draw:object xlink:href="./Object 122" xlink:type="simple" xlink:show="embed" xlink:actuate="onLoad"/><draw:image xlink:href="./ObjectReplacements/Object 122" xlink:type="simple" xlink:show="embed" xlink:actuate="onLoad"/></draw:frame> jetzt negativ und entspricht somit dem negativen <draw:frame draw:style-name="fr2" draw:name="Objekt113" text:anchor-type="as-char" svg:width="0.794cm" svg:height="0.467cm" draw:z-index="119"><draw:object xlink:href="./Object 123" xlink:type="simple" xlink:show="embed" xlink:actuate="onLoad"/><draw:image xlink:href="./ObjectReplacements/Object 123" xlink:type="simple" xlink:show="embed" xlink:actuate="onLoad"/></draw:frame> der ursprünglichen Tangente.</text:p>
      <text:p text:style-name="P4">Das neue <draw:frame draw:style-name="fr2" draw:name="Objekt114" text:anchor-type="as-char" svg:width="0.947cm" svg:height="0.531cm" draw:z-index="120"><draw:object xlink:href="./Object 124" xlink:type="simple" xlink:show="embed" xlink:actuate="onLoad"/><draw:image xlink:href="./ObjectReplacements/Object 124" xlink:type="simple" xlink:show="embed" xlink:actuate="onLoad"/></draw:frame> ist bei der Drehung aus <draw:frame draw:style-name="fr2" draw:name="Objekt115" text:anchor-type="as-char" svg:width="0.813cm" svg:height="0.467cm" draw:z-index="121"><draw:object xlink:href="./Object 125" xlink:type="simple" xlink:show="embed" xlink:actuate="onLoad"/><draw:image xlink:href="./ObjectReplacements/Object 125" xlink:type="simple" xlink:show="embed" xlink:actuate="onLoad"/></draw:frame> hervorgegangen.</text:p>
      <text:p text:style-name="P1">Somit gilt für die Steigung der Normale:</text:p>
      <text:p text:style-name="P4"><draw:frame draw:style-name="fr2" draw:name="Objekt116" text:anchor-type="as-char" svg:width="4.292cm" svg:height="1.125cm" draw:z-index="122"><draw:object xlink:href="./Object 126" xlink:type="simple" xlink:show="embed" xlink:actuate="onLoad"/><draw:image xlink:href="./ObjectReplacements/Object 126" xlink:type="simple" xlink:show="embed" xlink:actuate="onLoad"/></draw:frame></text:p>
      <text:p text:style-name="P4"/>
      <text:p text:style-name="Text_20_body"><text:span text:style-name="T2"/></text:p>
      <text:h text:style-name="P22" text:outline-level="4">Bestimmung des Terms der Tangente / Normale durch einen Punkt auf dem Schaubild </text:h>
      <text:p text:style-name="P1">Beispiel:</text:p>
      <text:p text:style-name="Text_20_body"><text:span text:style-name="T2"><text:s/></text:span><text:span text:style-name="T2"><draw:frame draw:style-name="fr2" draw:name="Objekt117" text:anchor-type="as-char" svg:width="1.826cm" svg:height="0.547cm" draw:z-index="123"><draw:object xlink:href="./Object 127" xlink:type="simple" xlink:show="embed" xlink:actuate="onLoad"/><draw:image xlink:href="./ObjectReplacements/Object 127" xlink:type="simple" xlink:show="embed" xlink:actuate="onLoad"/></draw:frame></text:span><text:span text:style-name="T2"> und gesucht sind Normale und Tangente, die das Schaubild bei </text:span><text:span text:style-name="T2"><draw:frame draw:style-name="fr2" draw:name="Objekt118" text:anchor-type="as-char" svg:width="1.159cm" svg:height="0.531cm" draw:z-index="124"><draw:object xlink:href="./Object 128" xlink:type="simple" xlink:show="embed" xlink:actuate="onLoad"/><draw:image xlink:href="./ObjectReplacements/Object 128" xlink:type="simple" xlink:show="embed" xlink:actuate="onLoad"/></draw:frame></text:span><text:span text:style-name="T2"> hat.</text:span></text:p>
      <text:p text:style-name="Text_20_body"><text:span text:style-name="T2">Zunächst die erste Ableitung an der Stelle 2 bestimmen, um die Steigung m der Tangente zu erhalten:</text:span></text:p>
      <text:p text:style-name="Text_20_body"><text:soft-page-break/><text:span text:style-name="T2"><draw:frame draw:style-name="fr2" draw:name="Objekt119" text:anchor-type="as-char" svg:width="5.814cm" svg:height="0.487cm" draw:z-index="125"><draw:object xlink:href="./Object 129" xlink:type="simple" xlink:show="embed" xlink:actuate="onLoad"/><draw:image xlink:href="./ObjectReplacements/Object 129" xlink:type="simple" xlink:show="embed" xlink:actuate="onLoad"/></draw:frame></text:span></text:p>
      <text:p text:style-name="Text_20_body"><text:span text:style-name="T2">Damit kann man die Steigung der Normale bestimmen:</text:span></text:p>
      <text:p text:style-name="Text_20_body"><text:span text:style-name="T2"><draw:frame draw:style-name="fr2" draw:name="Objekt120" text:anchor-type="as-char" svg:width="2.711cm" svg:height="0.998cm" draw:z-index="126"><draw:object xlink:href="./Object 130" xlink:type="simple" xlink:show="embed" xlink:actuate="onLoad"/><draw:image xlink:href="./ObjectReplacements/Object 130" xlink:type="simple" xlink:show="embed" xlink:actuate="onLoad"/></draw:frame></text:span></text:p>
      <text:p text:style-name="Text_20_body">Nun sind von der Tangenten- und der Normalengleichung jeweils die Steigung bekannt. Nun ist noch der jeweilige y-Achsenabschnitt zu bestimmen.</text:p>
      <text:p text:style-name="Text_20_body">Diesen erhält man, indem man in die jeweilige Gleichung einen Punkt einsetzt, von dem man weiß, dass er auf der Tangente bzw. Normale liegt.</text:p>
      <text:p text:style-name="Text_20_body">In unserem Fall gehen beide Geraden durch den Punkt <draw:frame draw:style-name="fr2" draw:name="Objekt121" text:anchor-type="as-char" svg:width="3.835cm" svg:height="0.487cm" draw:z-index="127"><draw:object xlink:href="./Object 131" xlink:type="simple" xlink:show="embed" xlink:actuate="onLoad"/><draw:image xlink:href="./ObjectReplacements/Object 131" xlink:type="simple" xlink:show="embed" xlink:actuate="onLoad"/></draw:frame>.</text:p>
      <text:p text:style-name="P1">Zuerst die Tangente:</text:p>
      <text:p text:style-name="Text_20_body"><draw:frame draw:style-name="fr2" draw:name="Objekt122" text:anchor-type="as-char" svg:width="1.984cm" svg:height="0.467cm" draw:z-index="134"><draw:object xlink:href="./Object 132" xlink:type="simple" xlink:show="embed" xlink:actuate="onLoad"/><draw:image xlink:href="./ObjectReplacements/Object 132" xlink:type="simple" xlink:show="embed" xlink:actuate="onLoad"/></draw:frame></text:p>
      <text:p text:style-name="Text_20_body">Da <draw:frame draw:style-name="fr2" draw:name="Objekt123" text:anchor-type="as-char" svg:width="0.974cm" svg:height="0.467cm" draw:z-index="128"><draw:object xlink:href="./Object 133" xlink:type="simple" xlink:show="embed" xlink:actuate="onLoad"/><draw:image xlink:href="./ObjectReplacements/Object 133" xlink:type="simple" xlink:show="embed" xlink:actuate="onLoad"/></draw:frame>, gilt:</text:p>
      <text:p text:style-name="Text_20_body"><draw:frame draw:style-name="fr2" draw:name="Objekt124" text:anchor-type="as-char" svg:width="1.942cm" svg:height="0.467cm" draw:z-index="129"><draw:object xlink:href="./Object 134" xlink:type="simple" xlink:show="embed" xlink:actuate="onLoad"/><draw:image xlink:href="./ObjectReplacements/Object 134" xlink:type="simple" xlink:show="embed" xlink:actuate="onLoad"/></draw:frame>, also <draw:frame draw:style-name="fr2" draw:name="Objekt125" text:anchor-type="as-char" svg:width="2.457cm" svg:height="0.467cm" draw:z-index="130"><draw:object xlink:href="./Object 135" xlink:type="simple" xlink:show="embed" xlink:actuate="onLoad"/><draw:image xlink:href="./ObjectReplacements/Object 135" xlink:type="simple" xlink:show="embed" xlink:actuate="onLoad"/></draw:frame>.</text:p>
      <text:p text:style-name="Text_20_body">Somit: <draw:frame draw:style-name="fr2" draw:name="Objekt126" text:anchor-type="as-char" svg:width="2.477cm" svg:height="0.487cm" draw:z-index="131"><draw:object xlink:href="./Object 136" xlink:type="simple" xlink:show="embed" xlink:actuate="onLoad"/><draw:image xlink:href="./ObjectReplacements/Object 136" xlink:type="simple" xlink:show="embed" xlink:actuate="onLoad"/></draw:frame></text:p>
      <text:p text:style-name="Text_20_body"/>
      <text:p text:style-name="P1">Nun die Normale:</text:p>
      <text:p text:style-name="Text_20_body"><draw:frame draw:style-name="fr2" draw:name="Objekt127" text:anchor-type="as-char" svg:width="2.378cm" svg:height="0.998cm" draw:z-index="132"><draw:object xlink:href="./Object 137" xlink:type="simple" xlink:show="embed" xlink:actuate="onLoad"/><draw:image xlink:href="./ObjectReplacements/Object 137" xlink:type="simple" xlink:show="embed" xlink:actuate="onLoad"/></draw:frame></text:p>
      <text:p text:style-name="Text_20_body">Da <draw:frame draw:style-name="fr2" draw:name="Objekt128" text:anchor-type="as-char" svg:width="1.078cm" svg:height="0.467cm" draw:z-index="133"><draw:object xlink:href="./Object 138" xlink:type="simple" xlink:show="embed" xlink:actuate="onLoad"/><draw:image xlink:href="./ObjectReplacements/Object 138" xlink:type="simple" xlink:show="embed" xlink:actuate="onLoad"/></draw:frame>, gilt:</text:p>
      <text:p text:style-name="Text_20_body"><draw:frame draw:style-name="fr2" draw:name="Objekt129" text:anchor-type="as-char" svg:width="2.335cm" svg:height="0.998cm" draw:z-index="135"><draw:object xlink:href="./Object 139" xlink:type="simple" xlink:show="embed" xlink:actuate="onLoad"/><draw:image xlink:href="./ObjectReplacements/Object 139" xlink:type="simple" xlink:show="embed" xlink:actuate="onLoad"/></draw:frame>, also <draw:frame draw:style-name="fr2" draw:name="Objekt130" text:anchor-type="as-char" svg:width="2.79cm" svg:height="0.467cm" draw:z-index="136"><draw:object xlink:href="./Object 140" xlink:type="simple" xlink:show="embed" xlink:actuate="onLoad"/><draw:image xlink:href="./ObjectReplacements/Object 140" xlink:type="simple" xlink:show="embed" xlink:actuate="onLoad"/></draw:frame></text:p>
      <text:p text:style-name="Text_20_body">Somit: <draw:frame draw:style-name="fr2" draw:name="Objekt131" text:anchor-type="as-char" svg:width="3.265cm" svg:height="0.998cm" draw:z-index="137"><draw:object xlink:href="./Object 141" xlink:type="simple" xlink:show="embed" xlink:actuate="onLoad"/><draw:image xlink:href="./ObjectReplacements/Object 141" xlink:type="simple" xlink:show="embed" xlink:actuate="onLoad"/></draw:frame></text:p>
      <text:p text:style-name="Text_20_body"/>
      <text:p text:style-name="Text_20_body">Mit dem GTR kann man die Richtigkeit der Berechnung überprüfen:</text:p>
      <text:h text:style-name="Heading_20_4" text:outline-level="4"><draw:g text:anchor-type="paragraph" draw:z-index="138" draw:style-name="gr30"><draw:g draw:style-name="gr17"><draw:path draw:style-name="gr40" draw:text-style-name="P29" svg:width="5.949cm" svg:height="0cm" svg:x="0.629cm" svg:y="6.365cm" svg:viewBox="0 0 5950 0" svg:d="m0 0h238m5712 0h-238"><text:p/></draw:path><draw:g draw:style-name="gr17"><draw:frame draw:style-name="gr41" draw:text-style-name="P29" svg:width="0.481cm" svg:height="0.479cm" svg:x="0.002cm" svg:y="6.178cm"><draw:text-box><text:p text:style-name="P24"><text:span text:style-name="T8">-2 </text:span></text:p></draw:text-box></draw:frame></draw:g><draw:path draw:style-name="gr42" draw:text-style-name="P29" svg:width="5.949cm" svg:height="0cm" svg:x="0.629cm" svg:y="5.173cm" svg:viewBox="0 0 5950 0" svg:d="m0 0h238m5712 0h-238"><text:p/></draw:path><draw:g draw:style-name="gr17"><draw:frame draw:style-name="gr43" draw:text-style-name="P29" svg:width="0.348cm" svg:height="0.479cm" svg:x="0.138cm" svg:y="4.989cm"><draw:text-box><text:p text:style-name="P24"><text:span text:style-name="T8">0 </text:span></text:p></draw:text-box></draw:frame></draw:g><draw:path draw:style-name="gr44" draw:text-style-name="P29" svg:width="5.949cm" svg:height="0cm" svg:x="0.629cm" svg:y="3.983cm" svg:viewBox="0 0 5950 0" svg:d="m0 0h238m5712 0h-238"><text:p/></draw:path><draw:g draw:style-name="gr17"><draw:frame draw:style-name="gr45" draw:text-style-name="P29" svg:width="0.348cm" svg:height="0.479cm" svg:x="0.136cm" svg:y="3.796cm"><draw:text-box><text:p text:style-name="P24"><text:span text:style-name="T8">2 </text:span></text:p></draw:text-box></draw:frame></draw:g><draw:path draw:style-name="gr46" draw:text-style-name="P29" svg:width="5.949cm" svg:height="0cm" svg:x="0.629cm" svg:y="2.794cm" svg:viewBox="0 0 5950 0" svg:d="m0 0h238m5712 0h-238"><text:p/></draw:path><draw:g draw:style-name="gr17"><draw:frame draw:style-name="gr47" draw:text-style-name="P29" svg:width="0.348cm" svg:height="0.479cm" svg:x="0.133cm" svg:y="2.609cm"><draw:text-box><text:p text:style-name="P24"><text:span text:style-name="T8">4 </text:span></text:p></draw:text-box></draw:frame></draw:g><draw:path draw:style-name="gr48" draw:text-style-name="P29" svg:width="5.949cm" svg:height="0cm" svg:x="0.629cm" svg:y="1.605cm" svg:viewBox="0 0 5950 0" svg:d="m0 0h238m5712 0h-238"><text:p/></draw:path><draw:g draw:style-name="gr17"><draw:frame draw:style-name="gr49" draw:text-style-name="P29" svg:width="0.348cm" svg:height="0.479cm" svg:x="0.138cm" svg:y="1.419cm"><draw:text-box><text:p text:style-name="P24"><text:span text:style-name="T8">6 </text:span></text:p></draw:text-box></draw:frame></draw:g><draw:path draw:style-name="gr50" draw:text-style-name="P29" svg:width="5.949cm" svg:height="0cm" svg:x="0.629cm" svg:y="0.413cm" svg:viewBox="0 0 5950 0" svg:d="m0 0h238m5712 0h-238"><text:p/></draw:path><draw:g draw:style-name="gr17"><draw:frame draw:style-name="gr51" draw:text-style-name="P29" svg:width="0.348cm" svg:height="0.479cm" svg:x="0.138cm" svg:y="0.228cm"><draw:text-box><text:p text:style-name="P24"><text:span text:style-name="T8">8 </text:span></text:p></draw:text-box></draw:frame></draw:g><draw:path draw:style-name="gr52" draw:text-style-name="P29" svg:width="0cm" svg:height="6.545cm" svg:x="1.225cm" svg:y="0.413cm" svg:viewBox="0 0 0 6546" svg:d="m0 6546v-238m0-6308v238"><text:p/></draw:path><draw:g draw:style-name="gr17"><draw:frame draw:style-name="gr53" draw:text-style-name="P29" svg:width="0.481cm" svg:height="0.479cm" svg:x="0.992cm" svg:y="7.252cm"><draw:text-box><text:p text:style-name="P24"><text:span text:style-name="T8">-4 </text:span></text:p></draw:text-box></draw:frame></draw:g><draw:path draw:style-name="gr54" draw:text-style-name="P29" svg:width="0cm" svg:height="6.545cm" svg:x="2.415cm" svg:y="0.413cm" svg:viewBox="0 0 0 6546" svg:d="m0 6546v-238m0-6308v238"><text:p/></draw:path><draw:g draw:style-name="gr17"><draw:frame draw:style-name="gr55" draw:text-style-name="P29" svg:width="0.481cm" svg:height="0.479cm" svg:x="2.184cm" svg:y="7.25cm"><draw:text-box><text:p text:style-name="P24"><text:span text:style-name="T8">-2 </text:span></text:p></draw:text-box></draw:frame></draw:g><draw:path draw:style-name="gr56" draw:text-style-name="P29" svg:width="0cm" svg:height="6.545cm" svg:x="3.607cm" svg:y="0.413cm" svg:viewBox="0 0 0 6546" svg:d="m0 6546v-238m0-6308v238"><text:p/></draw:path><draw:g draw:style-name="gr17"><draw:frame draw:style-name="gr57" draw:text-style-name="P29" svg:width="0.348cm" svg:height="0.479cm" svg:x="3.442cm" svg:y="7.25cm"><draw:text-box><text:p text:style-name="P24"><text:span text:style-name="T8">0 </text:span></text:p></draw:text-box></draw:frame></draw:g><draw:path draw:style-name="gr58" draw:text-style-name="P29" svg:width="0cm" svg:height="6.545cm" svg:x="4.794cm" svg:y="0.413cm" svg:viewBox="0 0 0 6546" svg:d="m0 6546v-238m0-6308v238"><text:p/></draw:path><draw:g draw:style-name="gr17"><draw:frame draw:style-name="gr59" draw:text-style-name="P29" svg:width="0.348cm" svg:height="0.479cm" svg:x="4.627cm" svg:y="7.25cm"><draw:text-box><text:p text:style-name="P24"><text:span text:style-name="T8">2 </text:span></text:p></draw:text-box></draw:frame></draw:g><draw:path draw:style-name="gr60" draw:text-style-name="P29" svg:width="0cm" svg:height="6.545cm" svg:x="5.984cm" svg:y="0.413cm" svg:viewBox="0 0 0 6546" svg:d="m0 6546v-238m0-6308v238"><text:p/></draw:path><draw:g draw:style-name="gr17"><draw:frame draw:style-name="gr61" draw:text-style-name="P29" svg:width="0.348cm" svg:height="0.479cm" svg:x="5.814cm" svg:y="7.252cm"><draw:text-box><text:p text:style-name="P24"><text:span text:style-name="T8">4 </text:span></text:p></draw:text-box></draw:frame></draw:g></draw:g><draw:g draw:style-name="gr17"><draw:path draw:style-name="gr62" draw:text-style-name="P29" svg:width="5.95cm" svg:height="6.546cm" svg:x="0.629cm" svg:y="0.413cm" svg:viewBox="0 0 5951 6547" svg:d="m0 4760h5951m-2974 1787v-6547"><text:p/></draw:path></draw:g><draw:g draw:style-name="gr17"><draw:polygon draw:style-name="gr63" draw:text-style-name="P29" svg:width="5.95cm" svg:height="6.546cm" svg:x="0.629cm" svg:y="0.413cm" svg:viewBox="0 0 5951 6547" draw:points="0,0 0,6547 5951,6547 5951,0"><text:p/></draw:polygon></draw:g><draw:g draw:style-name="gr17"><draw:polyline draw:style-name="gr64" draw:text-style-name="P29" svg:width="3.368cm" svg:height="4.76cm" svg:x="1.92cm" svg:y="0.413cm" svg:viewBox="0 0 3369 4761" draw:points="0,0 42,233 93,511 146,781 196,1042 249,1294 299,1537 349,1770 402,1998 452,2215 505,2421 556,2619 606,2810 659,2992 709,3164 762,3328 812,3482 863,3627 915,3765 966,3895 1016,4014 1069,4125 1119,4225 1172,4318 1222,4403 1273,4477 1326,4543 1376,4601 1429,4649 1479,4691 1529,4720 1582,4744 1632,4757 1685,4761 1736,4757 1786,4744 1839,4720 1889,4691 1939,4649 1992,4601 2043,4543 2096,4477 2146,4403 2196,4318 2249,4225 2299,4125 2352,4014 2402,3895 2453,3765 2506,3627 2556,3482 2606,3328 2659,3164 2709,2992 2762,2810 2813,2619 2863,2421 2916,2215 2966,1998 3019,1770 3069,1537 3119,1294 3172,1042 3223,781 3276,511 3326,233 3369,0"><text:p/></draw:polyline><draw:polyline draw:style-name="gr65" draw:text-style-name="P29" svg:width="1.635cm" svg:height="6.546cm" svg:x="3.754cm" svg:y="0.413cm" svg:viewBox="0 0 1636 6547" draw:points="0,6547 5,6525 56,6321 106,6115 159,5911 209,5704 262,5498 312,5294 362,5088 415,4884 466,4678 519,4474 569,4268 619,4064 672,3858 722,3651 773,3448 825,3241 876,3037 929,2831 979,2627 1029,2421 1082,2217 1132,2011 1185,1804 1236,1601 1286,1394 1339,1191 1389,984 1442,781 1492,574 1543,370 1595,164 1636,0"><text:p/></draw:polyline><draw:polyline draw:style-name="gr66" draw:text-style-name="P29" svg:width="5.95cm" svg:height="1.487cm" svg:x="0.629cm" svg:y="1.752cm" svg:viewBox="0 0 5951 1488" draw:points="0,0 50,13 103,26 153,40 206,50 257,64 307,77 360,90 410,103 460,116 513,130 564,140 616,153 667,167 717,180 770,193 820,206 873,217 923,230 974,243 1027,257 1077,270 1130,283 1180,296 1230,307 1283,320 1333,333 1384,347 1437,360 1487,373 1540,384 1590,397 1640,410 1693,423 1744,437 1797,450 1847,463 1897,474 1950,487 2000,500 2053,513 2103,527 2154,540 2207,550 2257,564 2307,577 2360,590 2410,603 2463,616 2514,630 2564,640 2617,654 2667,667 2720,680 2770,693 2820,706 2873,717 2924,730 2977,743 3027,757 3077,770 3130,783 3180,796 3231,807 3283,820 3334,833 3387,847 3437,860 3487,873 3540,886 3590,897 3643,910 3694,923 3744,937 3797,950 3847,963 3897,974 3950,987 4000,1000 4053,1013 4104,1027 4154,1040 4207,1053 4257,1064 4310,1077 4360,1090 4411,1103 4464,1117 4514,1130 4567,1140 4617,1154 4667,1167 4720,1180 4770,1193 4821,1207 4874,1220 4924,1230 4977,1244 5027,1257 5077,1270 5130,1283 5181,1296 5233,1307 5284,1320 5334,1334 5387,1347 5437,1360 5490,1373 5540,1386 5591,1397 5644,1410 5694,1423 5744,1437 5797,1450 5847,1463 5900,1474 5951,1488"><text:p/></draw:polyline></draw:g><draw:g draw:style-name="gr17"><draw:polygon draw:style-name="gr67" draw:text-style-name="P29" svg:width="5.95cm" svg:height="6.546cm" svg:x="0.629cm" svg:y="0.413cm" svg:viewBox="0 0 5951 6547" draw:points="0,0 0,6547 5951,6547 5951,0"><text:p/></draw:polygon></draw:g></draw:g>Tangente an ein Schaubild durch einen Punkt außerhalb des Schaubilds</text:h>
      <text:p text:style-name="P1">Beispiel:</text:p>
      <text:p text:style-name="P4"><text:soft-page-break/>Gegeben sei wieder <draw:frame draw:style-name="fr2" draw:name="Objekt132" text:anchor-type="as-char" svg:width="1.826cm" svg:height="0.547cm" draw:z-index="139"><draw:object xlink:href="./Object 142" xlink:type="simple" xlink:show="embed" xlink:actuate="onLoad"/><draw:image xlink:href="./ObjectReplacements/Object 142" xlink:type="simple" xlink:show="embed" xlink:actuate="onLoad"/></draw:frame> und gesucht sind die Tangenten, die den Graph von f berühren und durch den Punkt P(2;-2) gehen.</text:p>
      <text:p text:style-name="P4"><draw:g text:anchor-type="paragraph" draw:z-index="140" draw:style-name="gr30"><draw:path draw:style-name="gr68" draw:text-style-name="P29" svg:width="8.76cm" svg:height="0cm" svg:x="0.926cm" svg:y="9.264cm" svg:viewBox="0 0 8761 0" svg:d="m0 0h350m8411 0h-350"><text:p/></draw:path><draw:frame draw:style-name="gr69" draw:text-style-name="P29" svg:width="0.708cm" svg:height="0.705cm" svg:x="0.002cm" svg:y="8.989cm"><draw:text-box><text:p text:style-name="P24"><text:span text:style-name="T8">-2 </text:span></text:p></draw:text-box></draw:frame><draw:path draw:style-name="gr70" draw:text-style-name="P29" svg:width="8.76cm" svg:height="0cm" svg:x="0.926cm" svg:y="7.509cm" svg:viewBox="0 0 8761 0" svg:d="m0 0h350m8411 0h-350"><text:p/></draw:path><draw:frame draw:style-name="gr71" draw:text-style-name="P29" svg:width="0.512cm" svg:height="0.705cm" svg:x="0.201cm" svg:y="7.238cm"><draw:text-box><text:p text:style-name="P24"><text:span text:style-name="T8">0 </text:span></text:p></draw:text-box></draw:frame><draw:path draw:style-name="gr72" draw:text-style-name="P29" svg:width="8.76cm" svg:height="0cm" svg:x="0.926cm" svg:y="5.755cm" svg:viewBox="0 0 8761 0" svg:d="m0 0h350m8411 0h-350"><text:p/></draw:path><draw:frame draw:style-name="gr73" draw:text-style-name="P29" svg:width="0.512cm" svg:height="0.705cm" svg:x="0.2cm" svg:y="5.483cm"><draw:text-box><text:p text:style-name="P24"><text:span text:style-name="T8">2 </text:span></text:p></draw:text-box></draw:frame><draw:path draw:style-name="gr74" draw:text-style-name="P29" svg:width="8.76cm" svg:height="0cm" svg:x="0.926cm" svg:y="4.006cm" svg:viewBox="0 0 8761 0" svg:d="m0 0h350m8411 0h-350"><text:p/></draw:path><draw:frame draw:style-name="gr75" draw:text-style-name="P29" svg:width="0.512cm" svg:height="0.705cm" svg:x="0.194cm" svg:y="3.735cm"><draw:text-box><text:p text:style-name="P24"><text:span text:style-name="T8">4 </text:span></text:p></draw:text-box></draw:frame><draw:path draw:style-name="gr76" draw:text-style-name="P29" svg:width="8.76cm" svg:height="0cm" svg:x="0.926cm" svg:y="2.255cm" svg:viewBox="0 0 8761 0" svg:d="m0 0h350m8411 0h-350"><text:p/></draw:path><draw:frame draw:style-name="gr77" draw:text-style-name="P29" svg:width="0.512cm" svg:height="0.705cm" svg:x="0.201cm" svg:y="1.981cm"><draw:text-box><text:p text:style-name="P24"><text:span text:style-name="T8">6 </text:span></text:p></draw:text-box></draw:frame><draw:path draw:style-name="gr78" draw:text-style-name="P29" svg:width="8.76cm" svg:height="0cm" svg:x="0.926cm" svg:y="0.501cm" svg:viewBox="0 0 8761 0" svg:d="m0 0h350m8411 0h-350"><text:p/></draw:path><draw:frame draw:style-name="gr79" draw:text-style-name="P29" svg:width="0.512cm" svg:height="0.705cm" svg:x="0.201cm" svg:y="0.228cm"><draw:text-box><text:p text:style-name="P24"><text:span text:style-name="T8">8 </text:span></text:p></draw:text-box></draw:frame><draw:path draw:style-name="gr80" draw:text-style-name="P29" svg:width="0cm" svg:height="9.638cm" svg:x="1.803cm" svg:y="0.501cm" svg:viewBox="0 0 0 9639" svg:d="m0 9639v-350m0-9289v350"><text:p/></draw:path><draw:frame draw:style-name="gr81" draw:text-style-name="P29" svg:width="0.708cm" svg:height="0.705cm" svg:x="1.459cm" svg:y="10.571cm"><draw:text-box><text:p text:style-name="P24"><text:span text:style-name="T8">-4 </text:span></text:p></draw:text-box></draw:frame><draw:path draw:style-name="gr82" draw:text-style-name="P29" svg:width="0cm" svg:height="9.638cm" svg:x="3.556cm" svg:y="0.501cm" svg:viewBox="0 0 0 9639" svg:d="m0 9639v-350m0-9289v350"><text:p/></draw:path><draw:frame draw:style-name="gr83" draw:text-style-name="P29" svg:width="0.708cm" svg:height="0.705cm" svg:x="3.214cm" svg:y="10.568cm"><draw:text-box><text:p text:style-name="P24"><text:span text:style-name="T8">-2 </text:span></text:p></draw:text-box></draw:frame><draw:path draw:style-name="gr84" draw:text-style-name="P29" svg:width="0cm" svg:height="9.638cm" svg:x="5.31cm" svg:y="0.501cm" svg:viewBox="0 0 0 9639" svg:d="m0 9639v-350m0-9289v350"><text:p/></draw:path><draw:frame draw:style-name="gr85" draw:text-style-name="P29" svg:width="0.512cm" svg:height="0.705cm" svg:x="5.066cm" svg:y="10.568cm"><draw:text-box><text:p text:style-name="P24"><text:span text:style-name="T8">0 </text:span></text:p></draw:text-box></draw:frame><draw:path draw:style-name="gr86" draw:text-style-name="P29" svg:width="0cm" svg:height="9.638cm" svg:x="7.059cm" svg:y="0.501cm" svg:viewBox="0 0 0 9639" svg:d="m0 9639v-350m0-9289v350"><text:p/></draw:path><draw:frame draw:style-name="gr87" draw:text-style-name="P29" svg:width="0.512cm" svg:height="0.705cm" svg:x="6.812cm" svg:y="10.568cm"><draw:text-box><text:p text:style-name="P24"><text:span text:style-name="T8">2 </text:span></text:p></draw:text-box></draw:frame><draw:path draw:style-name="gr88" draw:text-style-name="P29" svg:width="0cm" svg:height="9.638cm" svg:x="8.811cm" svg:y="0.501cm" svg:viewBox="0 0 0 9639" svg:d="m0 9639v-350m0-9289v350"><text:p/></draw:path><draw:frame draw:style-name="gr89" draw:text-style-name="P29" svg:width="0.512cm" svg:height="0.705cm" svg:x="8.56cm" svg:y="10.571cm"><draw:text-box><text:p text:style-name="P24"><text:span text:style-name="T8">4 </text:span></text:p></draw:text-box></draw:frame><draw:path draw:style-name="gr90" draw:text-style-name="P29" svg:width="8.762cm" svg:height="9.64cm" svg:x="0.926cm" svg:y="0.501cm" svg:viewBox="0 0 8763 9641" svg:d="m0 7009h8763m-4379 2632v-9641"><text:p/></draw:path><draw:polygon draw:style-name="gr91" draw:text-style-name="P29" svg:width="8.762cm" svg:height="9.64cm" svg:x="0.926cm" svg:y="0.501cm" svg:viewBox="0 0 8763 9641" draw:points="0,0 0,9641 8763,9641 8763,0"><text:p/></draw:polygon><draw:polyline draw:style-name="gr92" draw:text-style-name="P29" svg:width="4.96cm" svg:height="7.01cm" svg:x="2.827cm" svg:y="0.501cm" svg:viewBox="0 0 4961 7011" draw:points="0,0 62,343 137,752 215,1150 289,1534 367,1905 440,2263 514,2606 592,2942 666,3262 744,3565 819,3857 892,4138 970,4406 1044,4659 1122,4901 1196,5127 1271,5341 1347,5544 1422,5735 1496,5911 1574,6074 1648,6221 1726,6358 1799,6483 1875,6592 1953,6690 2026,6775 2104,6846 2178,6908 2251,6950 2330,6986 2403,7005 2481,7011 2556,7005 2630,6986 2708,6950 2782,6908 2855,6846 2933,6775 3008,6690 3086,6592 3160,6483 3234,6358 3312,6221 3385,6074 3463,5911 3537,5735 3612,5544 3690,5341 3764,5127 3837,4901 3915,4659 3989,4406 4067,4138 4142,3857 4216,3565 4294,3262 4367,2942 4446,2606 4519,2263 4593,1905 4671,1534 4746,1150 4824,752 4898,343 4961,0"><text:p/></draw:polyline><draw:polygon draw:style-name="gr93" draw:text-style-name="P29" svg:width="8.762cm" svg:height="9.64cm" svg:x="0.926cm" svg:y="0.501cm" svg:viewBox="0 0 8763 9641" draw:points="0,0 0,9641 8763,9641 8763,0"><text:p/></draw:polygon><draw:line draw:style-name="gr94" draw:text-style-name="P23" svg:x1="7.096cm" svg:y1="9.301cm" svg:x2="2.031cm" svg:y2="4.723cm"><text:p/></draw:line><draw:line draw:style-name="gr95" draw:text-style-name="P23" svg:x1="4.766cm" svg:y1="7.171cm" svg:x2="4.785cm" svg:y2="9.28cm"><text:p/></draw:line><draw:line draw:style-name="gr96" draw:text-style-name="P23" svg:x1="4.786cm" svg:y1="9.241cm" svg:x2="7.067cm" svg:y2="9.26cm"><text:p/></draw:line><draw:ellipse draw:style-name="gr97" draw:text-style-name="P23" svg:width="0.32cm" svg:height="0.366cm" svg:x="6.879cm" svg:y="9.01cm"><text:p/></draw:ellipse><draw:ellipse draw:style-name="gr98" draw:text-style-name="P23" svg:width="0.32cm" svg:height="0.368cm" svg:x="4.62cm" svg:y="6.996cm"><text:p/></draw:ellipse><draw:frame draw:style-name="gr99" draw:text-style-name="P29" svg:width="1.44cm" svg:height="1.537cm" svg:x="7.01cm" svg:y="8.557cm"><draw:text-box><text:p text:style-name="P24"><text:span text:style-name="T7">P</text:span></text:p></draw:text-box></draw:frame><draw:frame draw:style-name="gr100" draw:text-style-name="P29" svg:width="1.557cm" svg:height="1.537cm" svg:x="4.064cm" svg:y="5.479cm"><draw:text-box><text:p text:style-name="P24"><text:span text:style-name="T7">Q</text:span></text:p></draw:text-box></draw:frame></draw:g>Die Steigung der Tangente muss also gleich sein, wie die Steigung des Schaubilds am noch unbekannten Punkt Q.</text:p>
      <text:p text:style-name="P4">Also <draw:frame draw:style-name="fr2" draw:name="Objekt133" text:anchor-type="as-char" svg:width="2.094cm" svg:height="0.531cm" draw:z-index="141"><draw:object xlink:href="./Object 143" xlink:type="simple" xlink:show="embed" xlink:actuate="onLoad"/><draw:image xlink:href="./ObjectReplacements/Object 143" xlink:type="simple" xlink:show="embed" xlink:actuate="onLoad"/></draw:frame>, wobei m über das Steigungsdreieck bestimmt werden kann als <draw:frame draw:style-name="fr2" draw:name="Objekt134" text:anchor-type="as-char" svg:width="2.15cm" svg:height="1.125cm" draw:z-index="142"><draw:object xlink:href="./Object 144" xlink:type="simple" xlink:show="embed" xlink:actuate="onLoad"/><draw:image xlink:href="./ObjectReplacements/Object 144" xlink:type="simple" xlink:show="embed" xlink:actuate="onLoad"/></draw:frame>.</text:p>
      <text:p text:style-name="P4">Da Q auf dem Schaubild liegt, gilt auch, dass <draw:frame draw:style-name="fr2" draw:name="Objekt135" text:anchor-type="as-char" svg:width="1.998cm" svg:height="0.531cm" draw:z-index="143"><draw:object xlink:href="./Object 145" xlink:type="simple" xlink:show="embed" xlink:actuate="onLoad"/><draw:image xlink:href="./ObjectReplacements/Object 145" xlink:type="simple" xlink:show="embed" xlink:actuate="onLoad"/></draw:frame>, wodurch man insgesamt erhält:</text:p>
      <text:p text:style-name="P4"><draw:frame draw:style-name="fr2" draw:name="Objekt136" text:anchor-type="as-char" svg:width="3.678cm" svg:height="1.125cm" draw:z-index="144"><draw:object xlink:href="./Object 146" xlink:type="simple" xlink:show="embed" xlink:actuate="onLoad"/><draw:image xlink:href="./ObjectReplacements/Object 146" xlink:type="simple" xlink:show="embed" xlink:actuate="onLoad"/></draw:frame></text:p>
      <text:p text:style-name="P4">Einsetzen und Auflösen nach <draw:frame draw:style-name="fr2" draw:name="Objekt137" text:anchor-type="as-char" svg:width="0.579cm" svg:height="0.531cm" draw:z-index="145"><draw:object xlink:href="./Object 147" xlink:type="simple" xlink:show="embed" xlink:actuate="onLoad"/><draw:image xlink:href="./ObjectReplacements/Object 147" xlink:type="simple" xlink:show="embed" xlink:actuate="onLoad"/></draw:frame> liefert die Stelle, durch die man die Tangente legen muss. </text:p>
      <text:p text:style-name="P4">Ab hier ist die Aufgabe identisch zum Problem im vorigen Abschnitt.</text:p>
      <text:p text:style-name="P1"/>
      <text:p text:style-name="P1">Durchführung am konkreten Beispiel:</text:p>
      <text:p text:style-name="P4"><draw:frame draw:style-name="fr2" draw:name="Objekt138" text:anchor-type="as-char" svg:width="1.826cm" svg:height="0.547cm" draw:z-index="146"><draw:object xlink:href="./Object 148" xlink:type="simple" xlink:show="embed" xlink:actuate="onLoad"/><draw:image xlink:href="./ObjectReplacements/Object 148" xlink:type="simple" xlink:show="embed" xlink:actuate="onLoad"/></draw:frame>, <draw:frame draw:style-name="fr2" draw:name="Objekt139" text:anchor-type="as-char" svg:width="2.117cm" svg:height="0.487cm" draw:z-index="147"><draw:object xlink:href="./Object 149" xlink:type="simple" xlink:show="embed" xlink:actuate="onLoad"/><draw:image xlink:href="./ObjectReplacements/Object 149" xlink:type="simple" xlink:show="embed" xlink:actuate="onLoad"/></draw:frame>, P(2;-2)</text:p>
      <text:p text:style-name="P4">Obige Formel liefert damit:</text:p>
      <text:p text:style-name="P4"><draw:frame draw:style-name="fr2" draw:name="Objekt140" text:anchor-type="as-char" svg:width="2.85cm" svg:height="1.185cm" draw:z-index="148"><draw:object xlink:href="./Object 150" xlink:type="simple" xlink:show="embed" xlink:actuate="onLoad"/><draw:image xlink:href="./ObjectReplacements/Object 150" xlink:type="simple" xlink:show="embed" xlink:actuate="onLoad"/></draw:frame></text:p>
      <text:p text:style-name="P4">Mit dem Nenner multiplizieren:</text:p>
      <text:p text:style-name="P4"><draw:frame draw:style-name="fr2" draw:name="Objekt141" text:anchor-type="as-char" svg:width="3.48cm" svg:height="0.591cm" draw:z-index="149"><draw:object xlink:href="./Object 151" xlink:type="simple" xlink:show="embed" xlink:actuate="onLoad"/><draw:image xlink:href="./ObjectReplacements/Object 151" xlink:type="simple" xlink:show="embed" xlink:actuate="onLoad"/></draw:frame></text:p>
      <text:p text:style-name="P4">Alles auf eine Seite bringen, ausmultiplizieren und zusammenfassen:</text:p>
      <text:p text:style-name="P4"><text:soft-page-break/><draw:frame draw:style-name="fr2" draw:name="Objekt142" text:anchor-type="as-char" svg:width="3.085cm" svg:height="0.591cm" draw:z-index="150"><draw:object xlink:href="./Object 152" xlink:type="simple" xlink:show="embed" xlink:actuate="onLoad"/><draw:image xlink:href="./ObjectReplacements/Object 152" xlink:type="simple" xlink:show="embed" xlink:actuate="onLoad"/></draw:frame></text:p>
      <text:p text:style-name="P4">Die Mitternachtsformel liefert:</text:p>
      <text:p text:style-name="P4"><draw:frame draw:style-name="fr2" draw:name="Objekt143" text:anchor-type="as-char" svg:width="1.986cm" svg:height="0.566cm" draw:z-index="151"><draw:object xlink:href="./Object 153" xlink:type="simple" xlink:show="embed" xlink:actuate="onLoad"/><draw:image xlink:href="./ObjectReplacements/Object 153" xlink:type="simple" xlink:show="embed" xlink:actuate="onLoad"/></draw:frame> und <draw:frame draw:style-name="fr2" draw:name="Objekt144" text:anchor-type="as-char" svg:width="1.995cm" svg:height="0.566cm" draw:z-index="152"><draw:object xlink:href="./Object 154" xlink:type="simple" xlink:show="embed" xlink:actuate="onLoad"/><draw:image xlink:href="./ObjectReplacements/Object 154" xlink:type="simple" xlink:show="embed" xlink:actuate="onLoad"/></draw:frame></text:p>
      <text:p text:style-name="P4">Es gibt also zwei Lösungen. Das wird aus dem Schaubild heraus aber auch klar: es muss zwei Tangenten geben, die vom Punkt P(2;-2) ausgehen: eine durch den Punkt <draw:frame draw:style-name="fr2" draw:name="Objekt146" text:anchor-type="as-char" svg:width="2.482cm" svg:height="0.531cm" draw:z-index="154"><draw:object xlink:href="./Object 156" xlink:type="simple" xlink:show="embed" xlink:actuate="onLoad"/><draw:image xlink:href="./ObjectReplacements/Object 156" xlink:type="simple" xlink:show="embed" xlink:actuate="onLoad"/></draw:frame> und eine weiter nach oben durch den Punkt <draw:frame draw:style-name="fr2" draw:name="Objekt145" text:anchor-type="as-char" svg:width="2.574cm" svg:height="0.531cm" draw:z-index="153"><draw:object xlink:href="./Object 155" xlink:type="simple" xlink:show="embed" xlink:actuate="onLoad"/><draw:image xlink:href="./ObjectReplacements/Object 155" xlink:type="simple" xlink:show="embed" xlink:actuate="onLoad"/></draw:frame></text:p>
      <text:p text:style-name="P4">Der Rest der Lösung gestaltet sich wie im letzten Abschnitt und kann selbständig durchgeführt werden.</text:p>
      <text:p text:style-name="P4">Lösungen für die Tangentengleichungen (gerundet):</text:p>
      <text:p text:style-name="P4"><draw:frame draw:style-name="fr2" draw:name="Objekt147" text:anchor-type="as-char" svg:width="9.777cm" svg:height="0.531cm" draw:z-index="155"><draw:object xlink:href="./Object 157" xlink:type="simple" xlink:show="embed" xlink:actuate="onLoad"/><draw:image xlink:href="./ObjectReplacements/Object 157" xlink:type="simple" xlink:show="embed" xlink:actuate="onLoad"/></draw:frame></text:p>
      <text:p text:style-name="P4"><draw:frame draw:style-name="fr2" draw:name="Objekt148" text:anchor-type="as-char" svg:width="9.051cm" svg:height="0.531cm" draw:z-index="156"><draw:object xlink:href="./Object 158" xlink:type="simple" xlink:show="embed" xlink:actuate="onLoad"/><draw:image xlink:href="./ObjectReplacements/Object 158" xlink:type="simple" xlink:show="embed" xlink:actuate="onLoad"/></draw:frame></text:p>
      <text:p text:style-name="P4"/>
      <text:p text:style-name="P4">Kontrolle mit dem GTR / Schaubild:</text:p>
      <text:p text:style-name="P4"><draw:g text:anchor-type="paragraph" draw:z-index="157" draw:style-name="gr101"><draw:g draw:style-name="gr17"><draw:path draw:style-name="gr102" draw:text-style-name="P29" svg:width="5.48cm" svg:height="0cm" svg:x="1.408cm" svg:y="11.54cm" svg:viewBox="0 0 5481 0" svg:d="m0 0h458m5023 0h-458"><text:p/></draw:path><draw:g draw:style-name="gr17"><draw:frame draw:style-name="gr103" draw:text-style-name="P29" svg:width="0.669cm" svg:height="0.922cm" svg:x="0.464cm" svg:y="11.182cm"><draw:text-box><text:p text:style-name="P24"><text:span text:style-name="T8">0 </text:span></text:p></draw:text-box></draw:frame></draw:g><draw:path draw:style-name="gr104" draw:text-style-name="P29" svg:width="5.48cm" svg:height="0cm" svg:x="1.408cm" svg:y="8.801cm" svg:viewBox="0 0 5481 0" svg:d="m0 0h458m5023 0h-458"><text:p/></draw:path><draw:g draw:style-name="gr17"><draw:frame draw:style-name="gr105" draw:text-style-name="P29" svg:width="0.669cm" svg:height="0.92cm" svg:x="0.461cm" svg:y="8.453cm"><draw:text-box><text:p text:style-name="P24"><text:span text:style-name="T8">5 </text:span></text:p></draw:text-box></draw:frame></draw:g><draw:path draw:style-name="gr106" draw:text-style-name="P29" svg:width="5.48cm" svg:height="0cm" svg:x="1.408cm" svg:y="6.065cm" svg:viewBox="0 0 5481 0" svg:d="m0 0h458m5023 0h-458"><text:p/></draw:path><draw:g draw:style-name="gr17"><draw:frame draw:style-name="gr107" draw:text-style-name="P29" svg:width="1.128cm" svg:height="0.922cm" svg:x="0.036cm" svg:y="5.708cm"><draw:text-box><text:p text:style-name="P24"><text:span text:style-name="T8">10 </text:span></text:p></draw:text-box></draw:frame></draw:g><draw:path draw:style-name="gr108" draw:text-style-name="P29" svg:width="5.48cm" svg:height="0cm" svg:x="1.408cm" svg:y="3.325cm" svg:viewBox="0 0 5481 0" svg:d="m0 0h458m5023 0h-458"><text:p/></draw:path><draw:g draw:style-name="gr17"><draw:frame draw:style-name="gr109" draw:text-style-name="P29" svg:width="1.13cm" svg:height="0.92cm" svg:x="0.028cm" svg:y="2.969cm"><draw:text-box><text:p text:style-name="P24"><text:span text:style-name="T8">15 </text:span></text:p></draw:text-box></draw:frame></draw:g><draw:path draw:style-name="gr110" draw:text-style-name="P29" svg:width="5.48cm" svg:height="0cm" svg:x="1.408cm" svg:y="0.584cm" svg:viewBox="0 0 5481 0" svg:d="m0 0h458m5023 0h-458"><text:p/></draw:path><draw:g draw:style-name="gr17"><draw:frame draw:style-name="gr111" draw:text-style-name="P29" svg:width="1.128cm" svg:height="0.922cm" svg:x="0.002cm" svg:y="0.228cm"><draw:text-box><text:p text:style-name="P24"><text:span text:style-name="T8">20 </text:span></text:p></draw:text-box></draw:frame></draw:g><draw:path draw:style-name="gr112" draw:text-style-name="P29" svg:width="0cm" svg:height="12.601cm" svg:x="1.959cm" svg:y="0.584cm" svg:viewBox="0 0 0 12602" svg:d="m0 12602v-459m0-12143v458"><text:p/></draw:path><draw:g draw:style-name="gr17"><draw:frame draw:style-name="gr113" draw:text-style-name="P29" svg:width="0.923cm" svg:height="0.92cm" svg:x="1.51cm" svg:y="13.75cm"><draw:text-box><text:p text:style-name="P24"><text:span text:style-name="T8">-4 </text:span></text:p></draw:text-box></draw:frame></draw:g><draw:path draw:style-name="gr114" draw:text-style-name="P29" svg:width="0cm" svg:height="12.601cm" svg:x="3.053cm" svg:y="0.584cm" svg:viewBox="0 0 0 12602" svg:d="m0 12602v-459m0-12143v458"><text:p/></draw:path><draw:g draw:style-name="gr17"><draw:frame draw:style-name="gr115" draw:text-style-name="P29" svg:width="0.923cm" svg:height="0.92cm" svg:x="2.607cm" svg:y="13.746cm"><draw:text-box><text:p text:style-name="P24"><text:span text:style-name="T8">-2 </text:span></text:p></draw:text-box></draw:frame></draw:g><draw:path draw:style-name="gr116" draw:text-style-name="P29" svg:width="0cm" svg:height="12.601cm" svg:x="4.148cm" svg:y="0.584cm" svg:viewBox="0 0 0 12602" svg:d="m0 12602v-459m0-12143v458"><text:p/></draw:path><draw:g draw:style-name="gr17"><draw:frame draw:style-name="gr117" draw:text-style-name="P29" svg:width="0.671cm" svg:height="0.92cm" svg:x="3.831cm" svg:y="13.746cm"><draw:text-box><text:p text:style-name="P24"><text:span text:style-name="T8">0 </text:span></text:p></draw:text-box></draw:frame></draw:g><draw:path draw:style-name="gr118" draw:text-style-name="P29" svg:width="0cm" svg:height="12.601cm" svg:x="5.243cm" svg:y="0.584cm" svg:viewBox="0 0 0 12602" svg:d="m0 12602v-459m0-12143v458"><text:p/></draw:path><draw:g draw:style-name="gr17"><draw:frame draw:style-name="gr119" draw:text-style-name="P29" svg:width="0.671cm" svg:height="0.92cm" svg:x="4.921cm" svg:y="13.746cm"><draw:text-box><text:p text:style-name="P24"><text:span text:style-name="T8">2 </text:span></text:p></draw:text-box></draw:frame></draw:g><draw:path draw:style-name="gr120" draw:text-style-name="P29" svg:width="0cm" svg:height="12.601cm" svg:x="6.34cm" svg:y="0.584cm" svg:viewBox="0 0 0 12602" svg:d="m0 12602v-459m0-12143v458"><text:p/></draw:path><draw:g draw:style-name="gr17"><draw:frame draw:style-name="gr121" draw:text-style-name="P29" svg:width="0.671cm" svg:height="0.92cm" svg:x="6.012cm" svg:y="13.75cm"><draw:text-box><text:p text:style-name="P24"><text:span text:style-name="T8">4 </text:span></text:p></draw:text-box></draw:frame></draw:g></draw:g><draw:g draw:style-name="gr17"><draw:path draw:style-name="gr122" draw:text-style-name="P29" svg:width="5.482cm" svg:height="12.603cm" svg:x="1.408cm" svg:y="0.584cm" svg:viewBox="0 0 5483 12604" svg:d="m0 10956h5483m-2744 1648v-12604"><text:p/></draw:path></draw:g><draw:g draw:style-name="gr17"><draw:polygon draw:style-name="gr123" draw:text-style-name="P29" svg:width="5.482cm" svg:height="12.603cm" svg:x="1.408cm" svg:y="0.584cm" svg:viewBox="0 0 5483 12604" draw:points="0,0 0,12604 5483,12604 5483,0"><text:p/></draw:polygon></draw:g><draw:g draw:style-name="gr17"><draw:polyline draw:style-name="gr124" draw:text-style-name="P29" svg:width="4.9cm" svg:height="10.957cm" svg:x="1.699cm" svg:y="0.584cm" svg:viewBox="0 0 4901 10958" draw:points="0,0 40,366 87,780 133,1182 183,1579 229,1962 275,2343 325,2714 372,3076 418,3429 464,3775 514,4116 560,4441 606,4763 656,5078 703,5384 749,5679 795,5970 845,6249 891,6524 938,6790 984,7044 1034,7294 1080,7533 1126,7768 1176,7991 1222,8205 1269,8415 1315,8613 1365,8801 1411,8984 1457,9163 1503,9331 1554,9489 1600,9637 1646,9779 1696,9916 1742,10039 1788,10161 1833,10268 1885,10370 1931,10467 1977,10549 2027,10630 2073,10696 2120,10757 2164,10813 2216,10854 2262,10894 2308,10921 2352,10940 2404,10958 2451,10958 2495,10958 2547,10940 2593,10921 2639,10894 2684,10854 2736,10813 2782,10757 2826,10696 2872,10630 2924,10549 2970,10467 3015,10370 3067,10268 3113,10161 3157,10039 3203,9916 3255,9779 3300,9637 3346,9489 3398,9331 3444,9163 3488,8984 3534,8801 3586,8613 3631,8415 3677,8205 3723,7991 3775,7768 3819,7533 3866,7294 3918,7044 3962,6790 4008,6524 4054,6249 4106,5970 4150,5679 4197,5384 4243,5078 4293,4763 4339,4441 4385,4116 4437,3775 4482,3429 4528,3076 4574,2714 4624,2343 4670,1962 4716,1579 4768,1182 4813,780 4859,366 4901,0"><text:p/></draw:polyline><draw:polyline draw:style-name="gr125" draw:text-style-name="P29" svg:width="4.448cm" svg:height="3.994cm" svg:x="1.408cm" svg:y="9.194cm" svg:viewBox="0 0 4449 3995" draw:points="0,0 46,40 96,81 142,127 189,167 235,208 285,254 331,295 377,337 424,381 474,424 520,464 566,510 616,551 662,591 708,637 755,678 805,718 851,764 897,805 947,845 993,891 1040,932 1086,972 1136,1018 1182,1059 1228,1099 1272,1145 1324,1186 1371,1228 1417,1272 1467,1315 1513,1355 1559,1401 1604,1442 1656,1482 1702,1529 1748,1569 1792,1609 1844,1656 1890,1696 1935,1736 1987,1783 2033,1823 2079,1863 2123,1910 2175,1950 2222,1992 2266,2037 2318,2077 2364,2120 2408,2164 2454,2206 2506,2247 2553,2293 2597,2333 2643,2374 2695,2420 2739,2460 2786,2501 2838,2547 2884,2587 2928,2628 2974,2674 3026,2714 3071,2755 3117,2801 3163,2841 3215,2884 3259,2928 3305,2970 3357,3011 3402,3055 3448,3097 3494,3138 3546,3184 3590,3225 3636,3265 3688,3311 3733,3352 3779,3392 3825,3438 3875,3479 3921,3519 3968,3565 4014,3606 4064,3646 4110,3692 4156,3733 4206,3775 4253,3819 4299,3862 4345,3902 4395,3948 4441,3989 4449,3995"><text:p/></draw:polyline><draw:polyline draw:style-name="gr126" draw:text-style-name="P29" svg:width="1.418cm" svg:height="12.603cm" svg:x="5.183cm" svg:y="0.584cm" svg:viewBox="0 0 1419 12604" draw:points="0,12604 6,12555 50,12138 102,11714 148,11296 194,10875 239,10457 291,10034 337,9616 381,9194 433,8776 479,8353 526,7935 570,7514 622,7096 668,6672 712,6255 758,5831 810,5415 855,4992 901,4574 953,4150 999,3733 1043,3311 1090,2893 1142,2470 1186,2048 1232,1631 1284,1207 1330,789 1375,366 1419,0"><text:p/></draw:polyline></draw:g><draw:g draw:style-name="gr17"><draw:polygon draw:style-name="gr127" draw:text-style-name="P29" svg:width="5.482cm" svg:height="12.603cm" svg:x="1.408cm" svg:y="0.584cm" svg:viewBox="0 0 5483 12604" draw:points="0,0 0,12604 5483,12604 5483,0"><text:p/></draw:polygon></draw:g></draw: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Arial2" svg:font-family="Arial"/>
    <style:font-face style:name="Lohit Hindi1" svg:font-family="'Lohit Hindi'"/>
    <style:font-face style:name="OpenSymbol" svg:font-family="OpenSymbol"/>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46" draw:display-name="Hatch 46" draw:style="single" draw:color="#000000" draw:distance="0.011cm" draw:rotation="0"/>
    <draw:fill-image draw:name="Bitmape_20_1" draw:display-name="Bitmape 1" xlink:href="Pictures/10000000000000200000002000309F1C.png" xlink:type="simple" xlink:show="embed" xlink:actuate="onLoad"/>
    <draw:marker draw:name="Arrow" svg:viewBox="0 0 20 30" svg:d="m10 0-10 30h20z"/>
    <draw:stroke-dash draw:name="Dash_20_1" draw:display-name="Dash 1" draw:style="rect" draw:dots1="1" draw:dots1-length="0.011cm" draw:dots2="1" draw:dots2-length="0.011cm" draw:distance="0.011cm"/>
    <draw:stroke-dash draw:name="Fine_20_Dashed_20__28_var_29_" draw:display-name="Fine Dashed (var)" draw:style="rect" draw:dots1="1" draw:dots1-length="112%" draw:distance="112%"/>
    <draw:stroke-dash draw:name="Ultrafine_20_Dashed" draw:display-name="Ultrafine Dashed" draw:style="rect" draw:dots1="1" draw:dots1-length="0.029cm" draw:dots2="1" draw:dots2-length="0.029cm" draw:distance="0.029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9-15T19:39:29</meta:creation-date>
    <dc:date>2010-10-06T11:47:42</dc:date>
    <meta:editing-duration>PT11H50M34S</meta:editing-duration>
    <meta:editing-cycles>15</meta:editing-cycles>
    <meta:generator>OpenOffice.org/3.2$Linux OpenOffice.org_project/320m12$Build-9483</meta:generator>
    <meta:document-statistic meta:table-count="1" meta:image-count="0" meta:object-count="148" meta:page-count="12" meta:paragraph-count="186" meta:word-count="2116" meta:character-count="14221"/>
  </office:meta>
</office:document-meta>
</file>

<file path=Object 1/content.xml><?xml version="1.0" encoding="utf-8"?>
<math xmlns="http://www.w3.org/1998/Math/MathML">
  <semantics>
    <msub>
      <mi>D</mi>
      <mi>f</mi>
    </msub>
    <annotation encoding="StarMath 5.0">D_f</annotation>
  </semantics>
</math>
</file>

<file path=Object 10/content.xml><?xml version="1.0" encoding="utf-8"?>
<math xmlns="http://www.w3.org/1998/Math/MathML">
  <semantics>
    <mrow>
      <mn>20</mn>
      <mfrac>
        <mi>m</mi>
        <mi>s</mi>
      </mfrac>
    </mrow>
    <annotation encoding="StarMath 5.0">{20} m over s</annotation>
  </semantics>
</math>
</file>

<file path=Object 100/content.xml><?xml version="1.0" encoding="utf-8"?>
<math xmlns="http://www.w3.org/1998/Math/MathML">
  <semantics>
    <mrow>
      <msub>
        <mi>x</mi>
        <mn>0</mn>
      </msub>
      <mi mathvariant="normal">=</mi>
      <mn>0</mn>
    </mrow>
    <annotation encoding="StarMath 5.0">x_{0}={0} </annotation>
  </semantics>
</math>
</file>

<file path=Object 101/content.xml><?xml version="1.0" encoding="utf-8"?>
<math xmlns="http://www.w3.org/1998/Math/MathML">
  <semantics>
    <mrow>
      <mi>P</mi>
      <mfenced open="" close="">
        <mrow>
          <msub>
            <mi>x</mi>
            <mn>0</mn>
          </msub>
          <mi>;</mi>
          <mi>f</mi>
          <mrow>
            <mo stretchy="false">(</mo>
            <msub>
              <mi>x</mi>
              <mn>0</mn>
            </msub>
            <mo stretchy="false">)</mo>
          </mrow>
        </mrow>
      </mfenced>
    </mrow>
    <annotation encoding="StarMath 5.0">P left(x_{0} ; f(x_{0}) right)</annotation>
  </semantics>
</math>
</file>

<file path=Object 102/content.xml><?xml version="1.0" encoding="utf-8"?>
<math xmlns="http://www.w3.org/1998/Math/MathML">
  <semantics>
    <msub>
      <mi>x</mi>
      <mn>0</mn>
    </msub>
    <annotation encoding="StarMath 5.0">x_{0}</annotation>
  </semantics>
</math>
</file>

<file path=Object 103/content.xml><?xml version="1.0" encoding="utf-8"?>
<math xmlns="http://www.w3.org/1998/Math/MathML">
  <semantics>
    <mrow>
      <mrow>
        <mi>m</mi>
        <mi mathvariant="normal">=</mi>
        <mi>f</mi>
      </mrow>
      <mi>'</mi>
      <mrow>
        <mo stretchy="false">(</mo>
        <msub>
          <mi>x</mi>
          <mn>0</mn>
        </msub>
        <mo stretchy="false">)</mo>
      </mrow>
    </mrow>
    <annotation encoding="StarMath 5.0">m=f'(x_{0})</annotation>
  </semantics>
</math>
</file>

<file path=Object 104/content.xml><?xml version="1.0" encoding="utf-8"?>
<math xmlns="http://www.w3.org/1998/Math/MathML">
  <semantics>
    <mrow>
      <mi>t</mi>
      <mrow>
        <mrow>
          <mo stretchy="false">(</mo>
          <mi>x</mi>
          <mo stretchy="false">)</mo>
        </mrow>
        <mi mathvariant="normal">=</mi>
        <mrow>
          <mrow>
            <mi>m</mi>
            <mi mathvariant="normal">⋅</mi>
            <mi>x</mi>
          </mrow>
          <mo stretchy="false">+</mo>
          <mi>c</mi>
        </mrow>
      </mrow>
    </mrow>
    <annotation encoding="StarMath 5.0">t(x)=m cdot x+c</annotation>
  </semantics>
</math>
</file>

<file path=Object 105/content.xml><?xml version="1.0" encoding="utf-8"?>
<math xmlns="http://www.w3.org/1998/Math/MathML">
  <semantics>
    <msub>
      <mi>x</mi>
      <mn>0</mn>
    </msub>
    <annotation encoding="StarMath 5.0">x_{0}</annotation>
  </semantics>
</math>
</file>

<file path=Object 106/content.xml><?xml version="1.0" encoding="utf-8"?>
<math xmlns="http://www.w3.org/1998/Math/MathML">
  <semantics>
    <mrow>
      <mi>P</mi>
      <mfenced open="" close="">
        <mrow>
          <msub>
            <mi>x</mi>
            <mn>0</mn>
          </msub>
          <mi>;</mi>
          <mi>f</mi>
          <mrow>
            <mo stretchy="false">(</mo>
            <msub>
              <mi>x</mi>
              <mn>0</mn>
            </msub>
            <mo stretchy="false">)</mo>
          </mrow>
        </mrow>
      </mfenced>
    </mrow>
    <annotation encoding="StarMath 5.0">P left(x_{0} ; f(x_{0}) right)</annotation>
  </semantics>
</math>
</file>

<file path=Object 107/content.xml><?xml version="1.0" encoding="utf-8"?>
<math xmlns="http://www.w3.org/1998/Math/MathML">
  <semantics>
    <msub>
      <mi>m</mi>
      <mi>n</mi>
    </msub>
    <annotation encoding="StarMath 5.0">m_n</annotation>
  </semantics>
</math>
</file>

<file path=Object 108/content.xml><?xml version="1.0" encoding="utf-8"?>
<math xmlns="http://www.w3.org/1998/Math/MathML">
  <semantics>
    <msub>
      <mi>m</mi>
      <mi>n</mi>
    </msub>
    <annotation encoding="StarMath 5.0">m_n</annotation>
  </semantics>
</math>
</file>

<file path=Object 109/content.xml><?xml version="1.0" encoding="utf-8"?>
<math xmlns="http://www.w3.org/1998/Math/MathML">
  <semantics>
    <mrow>
      <mi>m</mi>
      <mi mathvariant="normal">=</mi>
      <mfrac>
        <mrow>
          <mo stretchy="false">Δ</mo>
          <mi>y</mi>
        </mrow>
        <mrow>
          <mo stretchy="false">Δ</mo>
          <mi>x</mi>
        </mrow>
      </mfrac>
    </mrow>
    <annotation encoding="StarMath 5.0">m={%DELTA y} over {%DELTA x}</annotation>
  </semantics>
</math>
</file>

<file path=Object 11/content.xml><?xml version="1.0" encoding="utf-8"?>
<math xmlns="http://www.w3.org/1998/Math/MathML">
  <semantics>
    <msub>
      <mi>t</mi>
      <mn>0</mn>
    </msub>
    <annotation encoding="StarMath 5.0">t_{0}</annotation>
  </semantics>
</math>
</file>

<file path=Object 110/content.xml><?xml version="1.0" encoding="utf-8"?>
<math xmlns="http://www.w3.org/1998/Math/MathML">
  <semantics>
    <mrow>
      <mo stretchy="false">Δ</mo>
      <mi>x</mi>
    </mrow>
    <annotation encoding="StarMath 5.0">%DELTA x</annotation>
  </semantics>
</math>
</file>

<file path=Object 111/content.xml><?xml version="1.0" encoding="utf-8"?>
<math xmlns="http://www.w3.org/1998/Math/MathML">
  <semantics>
    <mrow>
      <mo stretchy="false">Δ</mo>
      <mi>y</mi>
    </mrow>
    <annotation encoding="StarMath 5.0">%DELTA y</annotation>
  </semantics>
</math>
</file>

<file path=Object 116/content.xml><?xml version="1.0" encoding="utf-8"?>
<math xmlns="http://www.w3.org/1998/Math/MathML">
  <semantics>
    <mrow>
      <mo stretchy="false">Δ</mo>
      <mi>x</mi>
    </mrow>
    <annotation encoding="StarMath 5.0">%DELTA x</annotation>
  </semantics>
</math>
</file>

<file path=Object 118/content.xml><?xml version="1.0" encoding="utf-8"?>
<math xmlns="http://www.w3.org/1998/Math/MathML">
  <semantics>
    <mrow>
      <mo stretchy="false">Δ</mo>
      <mrow>
        <msub>
          <mi>x</mi>
          <mi>n</mi>
        </msub>
        <mi mathvariant="normal">=</mi>
        <mo stretchy="false">Δ</mo>
      </mrow>
      <mi>y</mi>
    </mrow>
    <annotation encoding="StarMath 5.0">%DELTA x_n=%DELTA y</annotation>
  </semantics>
</math>
</file>

<file path=Object 12/content.xml><?xml version="1.0" encoding="utf-8"?>
<math xmlns="http://www.w3.org/1998/Math/MathML">
  <semantics>
    <msub>
      <mi>t</mi>
      <mn>1</mn>
    </msub>
    <annotation encoding="StarMath 5.0">t_{1}</annotation>
  </semantics>
</math>
</file>

<file path=Object 120/content.xml><?xml version="1.0" encoding="utf-8"?>
<math xmlns="http://www.w3.org/1998/Math/MathML">
  <semantics>
    <mrow>
      <mo stretchy="false">Δ</mo>
      <mi>y</mi>
    </mrow>
    <annotation encoding="StarMath 5.0">%DELTA y</annotation>
  </semantics>
</math>
</file>

<file path=Object 121/content.xml><?xml version="1.0" encoding="utf-8"?>
<math xmlns="http://www.w3.org/1998/Math/MathML">
  <semantics>
    <mrow>
      <mo stretchy="false">Δ</mo>
      <mrow>
        <msub>
          <mi>y</mi>
          <mi>n</mi>
        </msub>
        <mi mathvariant="normal">=</mi>
        <mrow>
          <mi mathvariant="normal">−</mi>
          <mo stretchy="false">Δ</mo>
        </mrow>
      </mrow>
      <mi>x</mi>
    </mrow>
    <annotation encoding="StarMath 5.0">%DELTA y_n =- %DELTA x</annotation>
  </semantics>
</math>
</file>

<file path=Object 122/content.xml><?xml version="1.0" encoding="utf-8"?>
<math xmlns="http://www.w3.org/1998/Math/MathML">
  <semantics>
    <mrow>
      <mo stretchy="false">Δ</mo>
      <msub>
        <mi>y</mi>
        <mi>n</mi>
      </msub>
    </mrow>
    <annotation encoding="StarMath 5.0">%DELTA y_n</annotation>
  </semantics>
</math>
</file>

<file path=Object 123/content.xml><?xml version="1.0" encoding="utf-8"?>
<math xmlns="http://www.w3.org/1998/Math/MathML">
  <semantics>
    <mrow>
      <mo stretchy="false">Δ</mo>
      <mi>x</mi>
    </mrow>
    <annotation encoding="StarMath 5.0">%DELTA x</annotation>
  </semantics>
</math>
</file>

<file path=Object 124/content.xml><?xml version="1.0" encoding="utf-8"?>
<math xmlns="http://www.w3.org/1998/Math/MathML">
  <semantics>
    <mrow>
      <mo stretchy="false">Δ</mo>
      <msub>
        <mi>x</mi>
        <mi>n</mi>
      </msub>
    </mrow>
    <annotation encoding="StarMath 5.0">%DELTA x_n</annotation>
  </semantics>
</math>
</file>

<file path=Object 125/content.xml><?xml version="1.0" encoding="utf-8"?>
<math xmlns="http://www.w3.org/1998/Math/MathML">
  <semantics>
    <mrow>
      <mo stretchy="false">Δ</mo>
      <mi>y</mi>
    </mrow>
    <annotation encoding="StarMath 5.0">%DELTA y</annotation>
  </semantics>
</math>
</file>

<file path=Object 126/content.xml><?xml version="1.0" encoding="utf-8"?>
<math xmlns="http://www.w3.org/1998/Math/MathML">
  <semantics>
    <mrow>
      <mrow>
        <mrow>
          <msub>
            <mi>m</mi>
            <mi>n</mi>
          </msub>
          <mi mathvariant="normal">=</mi>
          <mfrac>
            <mrow>
              <mo stretchy="false">Δ</mo>
              <msub>
                <mi>y</mi>
                <mi>n</mi>
              </msub>
            </mrow>
            <mrow>
              <mo stretchy="false">Δ</mo>
              <msub>
                <mi>x</mi>
                <mi>n</mi>
              </msub>
            </mrow>
          </mfrac>
        </mrow>
        <mi mathvariant="normal">=</mi>
        <mfrac>
          <mrow>
            <mrow>
              <mi mathvariant="normal">−</mi>
              <mo stretchy="false">Δ</mo>
            </mrow>
            <mi>x</mi>
          </mrow>
          <mrow>
            <mo stretchy="false">Δ</mo>
            <mi>y</mi>
          </mrow>
        </mfrac>
      </mrow>
      <mi mathvariant="normal">=</mi>
      <mrow>
        <mi mathvariant="normal">−</mi>
        <mfrac>
          <mn>1</mn>
          <mi>m</mi>
        </mfrac>
      </mrow>
    </mrow>
    <annotation encoding="StarMath 5.0">m_n={%DELTA y_n} over {%DELTA x_n}={- %DELTA x} over {%DELTA y}=- {{1} over m }</annotation>
  </semantics>
</math>
</file>

<file path=Object 127/content.xml><?xml version="1.0" encoding="utf-8"?>
<math xmlns="http://www.w3.org/1998/Math/MathML">
  <semantics>
    <mrow>
      <mi>f</mi>
      <mrow>
        <mrow>
          <mo stretchy="false">(</mo>
          <mi>x</mi>
          <mo stretchy="false">)</mo>
        </mrow>
        <mi mathvariant="normal">=</mi>
        <msup>
          <mi>x</mi>
          <mn>2</mn>
        </msup>
      </mrow>
    </mrow>
    <annotation encoding="StarMath 5.0">f(x)=x^{2}</annotation>
  </semantics>
</math>
</file>

<file path=Object 128/content.xml><?xml version="1.0" encoding="utf-8"?>
<math xmlns="http://www.w3.org/1998/Math/MathML">
  <semantics>
    <mrow>
      <msub>
        <mi>x</mi>
        <mn>0</mn>
      </msub>
      <mi mathvariant="normal">=</mi>
      <mn>2</mn>
    </mrow>
    <annotation encoding="StarMath 5.0">x_{0}={2}</annotation>
  </semantics>
</math>
</file>

<file path=Object 129/content.xml><?xml version="1.0" encoding="utf-8"?>
<math xmlns="http://www.w3.org/1998/Math/MathML">
  <semantics>
    <mrow>
      <mi>f</mi>
      <mi>'</mi>
      <mrow>
        <mrow>
          <mo stretchy="false">(</mo>
          <mi>x</mi>
          <mo stretchy="false">)</mo>
        </mrow>
        <mi mathvariant="normal">=</mi>
        <mn>2</mn>
      </mrow>
      <mi>x</mi>
      <mi mathvariant="normal">⇒</mi>
      <mrow>
        <mi>m</mi>
        <mi mathvariant="normal">=</mi>
        <mi>f</mi>
      </mrow>
      <mi>'</mi>
      <mrow>
        <mrow>
          <mrow>
            <mo stretchy="false">(</mo>
            <mn>2</mn>
            <mo stretchy="false">)</mo>
          </mrow>
          <mi mathvariant="normal">=</mi>
          <mrow>
            <mn>2</mn>
            <mi mathvariant="normal">⋅</mi>
            <mn>2</mn>
          </mrow>
        </mrow>
        <mi mathvariant="normal">=</mi>
        <mn>4</mn>
      </mrow>
    </mrow>
    <annotation encoding="StarMath 5.0">f'(x)={2}x drarrow m=f'({2})={2} cdot {2}={4}</annotation>
  </semantics>
</math>
</file>

<file path=Object 13/content.xml><?xml version="1.0" encoding="utf-8"?>
<math xmlns="http://www.w3.org/1998/Math/MathML">
  <semantics>
    <mrow>
      <mi>s</mi>
      <mrow>
        <mo stretchy="false">(</mo>
        <msub>
          <mi>t</mi>
          <mn>0</mn>
        </msub>
        <mo stretchy="false">)</mo>
      </mrow>
    </mrow>
    <annotation encoding="StarMath 5.0">s(t_{0})</annotation>
  </semantics>
</math>
</file>

<file path=Object 130/content.xml><?xml version="1.0" encoding="utf-8"?>
<math xmlns="http://www.w3.org/1998/Math/MathML">
  <semantics>
    <mrow>
      <mrow>
        <msub>
          <mi>m</mi>
          <mi>n</mi>
        </msub>
        <mi mathvariant="normal">=</mi>
        <mrow>
          <mi mathvariant="normal">−</mi>
          <mfrac>
            <mn>1</mn>
            <mi>m</mi>
          </mfrac>
        </mrow>
      </mrow>
      <mi mathvariant="normal">=</mi>
      <mrow>
        <mi mathvariant="normal">−</mi>
        <mfrac>
          <mn>1</mn>
          <mn>4</mn>
        </mfrac>
      </mrow>
    </mrow>
    <annotation encoding="StarMath 5.0">m_n=-{{1} over m}=-{{1} over {4}}</annotation>
  </semantics>
</math>
</file>

<file path=Object 131/content.xml><?xml version="1.0" encoding="utf-8"?>
<math xmlns="http://www.w3.org/1998/Math/MathML">
  <semantics>
    <mrow>
      <mi>P</mi>
      <mrow>
        <mrow>
          <mo stretchy="false">(</mo>
          <mrow>
            <mn>2</mn>
            <mstyle mathvariant="normal">
              <mrow>
                <mi mathvariant="normal">;</mi>
              </mrow>
            </mstyle>
            <mi>f</mi>
            <mrow>
              <mo stretchy="false">(</mo>
              <mn>2</mn>
              <mo stretchy="false">)</mo>
            </mrow>
          </mrow>
          <mo stretchy="false">)</mo>
        </mrow>
        <mi mathvariant="normal">=</mi>
        <mi>P</mi>
      </mrow>
      <mrow>
        <mo stretchy="false">(</mo>
        <mrow>
          <mn>2</mn>
          <mstyle mathvariant="normal">
            <mrow>
              <mi mathvariant="normal">;</mi>
            </mrow>
          </mstyle>
          <mn>4</mn>
        </mrow>
        <mo stretchy="false">)</mo>
      </mrow>
    </mrow>
    <annotation encoding="StarMath 5.0">P({2} nitalic; f({2}))=P({2} nitalic; {4})</annotation>
  </semantics>
</math>
</file>

<file path=Object 132/content.xml><?xml version="1.0" encoding="utf-8"?>
<math xmlns="http://www.w3.org/1998/Math/MathML">
  <semantics>
    <mrow>
      <mi>y</mi>
      <mi mathvariant="normal">=</mi>
      <mrow>
        <mrow>
          <mn>4</mn>
          <mi mathvariant="normal">⋅</mi>
          <mi>x</mi>
        </mrow>
        <mo stretchy="false">+</mo>
        <mi>c</mi>
      </mrow>
    </mrow>
    <annotation encoding="StarMath 5.0">y={4} cdot x +c</annotation>
  </semantics>
</math>
</file>

<file path=Object 133/content.xml><?xml version="1.0" encoding="utf-8"?>
<math xmlns="http://www.w3.org/1998/Math/MathML">
  <semantics>
    <mrow>
      <mi>P</mi>
      <mi mathvariant="normal">∈</mi>
      <mi>t</mi>
    </mrow>
    <annotation encoding="StarMath 5.0">P in t</annotation>
  </semantics>
</math>
</file>

<file path=Object 134/content.xml><?xml version="1.0" encoding="utf-8"?>
<math xmlns="http://www.w3.org/1998/Math/MathML">
  <semantics>
    <mrow>
      <mn>4</mn>
      <mi mathvariant="normal">=</mi>
      <mrow>
        <mrow>
          <mn>4</mn>
          <mi mathvariant="normal">⋅</mi>
          <mn>2</mn>
        </mrow>
        <mo stretchy="false">+</mo>
        <mi>c</mi>
      </mrow>
    </mrow>
    <annotation encoding="StarMath 5.0">{4}={4} cdot {2} +c</annotation>
  </semantics>
</math>
</file>

<file path=Object 135/content.xml><?xml version="1.0" encoding="utf-8"?>
<math xmlns="http://www.w3.org/1998/Math/MathML">
  <semantics>
    <mrow>
      <mrow>
        <mi>c</mi>
        <mi mathvariant="normal">=</mi>
        <mrow>
          <mn>4</mn>
          <mi mathvariant="normal">−</mi>
          <mn>8</mn>
        </mrow>
      </mrow>
      <mi mathvariant="normal">=</mi>
      <mrow>
        <mi mathvariant="normal">−</mi>
        <mn>4</mn>
      </mrow>
    </mrow>
    <annotation encoding="StarMath 5.0">c={4}-{8}=-{4}</annotation>
  </semantics>
</math>
</file>

<file path=Object 136/content.xml><?xml version="1.0" encoding="utf-8"?>
<math xmlns="http://www.w3.org/1998/Math/MathML">
  <semantics>
    <mrow>
      <mi>t</mi>
      <mrow>
        <mrow>
          <mo stretchy="false">(</mo>
          <mi>x</mi>
          <mo stretchy="false">)</mo>
        </mrow>
        <mi mathvariant="normal">=</mi>
        <mrow>
          <mrow>
            <mn>4</mn>
            <mi mathvariant="normal">⋅</mi>
            <mi>x</mi>
          </mrow>
          <mi mathvariant="normal">−</mi>
          <mn>4</mn>
        </mrow>
      </mrow>
    </mrow>
    <annotation encoding="StarMath 5.0">t(x)={4} cdot x-{4}</annotation>
  </semantics>
</math>
</file>

<file path=Object 137/content.xml><?xml version="1.0" encoding="utf-8"?>
<math xmlns="http://www.w3.org/1998/Math/MathML">
  <semantics>
    <mrow>
      <mi>y</mi>
      <mi mathvariant="normal">=</mi>
      <mrow>
        <mrow>
          <mrow>
            <mi mathvariant="normal">−</mi>
            <mfrac>
              <mn>1</mn>
              <mn>4</mn>
            </mfrac>
          </mrow>
          <mi mathvariant="normal">⋅</mi>
          <mi>x</mi>
        </mrow>
        <mo stretchy="false">+</mo>
        <mi>c</mi>
      </mrow>
    </mrow>
    <annotation encoding="StarMath 5.0">y=-{{1} over {4}} cdot x +c</annotation>
  </semantics>
</math>
</file>

<file path=Object 138/content.xml><?xml version="1.0" encoding="utf-8"?>
<math xmlns="http://www.w3.org/1998/Math/MathML">
  <semantics>
    <mrow>
      <mi>P</mi>
      <mi mathvariant="normal">∈</mi>
      <mi>n</mi>
    </mrow>
    <annotation encoding="StarMath 5.0">P in n</annotation>
  </semantics>
</math>
</file>

<file path=Object 139/content.xml><?xml version="1.0" encoding="utf-8"?>
<math xmlns="http://www.w3.org/1998/Math/MathML">
  <semantics>
    <mrow>
      <mn>4</mn>
      <mi mathvariant="normal">=</mi>
      <mrow>
        <mrow>
          <mrow>
            <mi mathvariant="normal">−</mi>
            <mfrac>
              <mn>1</mn>
              <mn>4</mn>
            </mfrac>
          </mrow>
          <mi mathvariant="normal">⋅</mi>
          <mn>2</mn>
        </mrow>
        <mo stretchy="false">+</mo>
        <mi>c</mi>
      </mrow>
    </mrow>
    <annotation encoding="StarMath 5.0">{4}=-{{1} over {4}} cdot {2}+c</annotation>
  </semantics>
</math>
</file>

<file path=Object 14/content.xml><?xml version="1.0" encoding="utf-8"?>
<math xmlns="http://www.w3.org/1998/Math/MathML">
  <semantics>
    <mrow>
      <mi>s</mi>
      <mrow>
        <mo stretchy="false">(</mo>
        <msub>
          <mi>t</mi>
          <mn>1</mn>
        </msub>
        <mo stretchy="false">)</mo>
      </mrow>
    </mrow>
    <annotation encoding="StarMath 5.0">s(t_{1})</annotation>
  </semantics>
</math>
</file>

<file path=Object 140/content.xml><?xml version="1.0" encoding="utf-8"?>
<math xmlns="http://www.w3.org/1998/Math/MathML">
  <semantics>
    <mrow>
      <mrow>
        <mi>c</mi>
        <mi mathvariant="normal">=</mi>
        <mrow>
          <mn>4</mn>
          <mo stretchy="false">+</mo>
          <mn>0,5</mn>
        </mrow>
      </mrow>
      <mi mathvariant="normal">=</mi>
      <mn>4,5</mn>
    </mrow>
    <annotation encoding="StarMath 5.0">c={4}+{0,5}={4,5}</annotation>
  </semantics>
</math>
</file>

<file path=Object 141/content.xml><?xml version="1.0" encoding="utf-8"?>
<math xmlns="http://www.w3.org/1998/Math/MathML">
  <semantics>
    <mrow>
      <mi>n</mi>
      <mrow>
        <mrow>
          <mo stretchy="false">(</mo>
          <mi>x</mi>
          <mo stretchy="false">)</mo>
        </mrow>
        <mi mathvariant="normal">=</mi>
        <mrow>
          <mrow>
            <mrow>
              <mi mathvariant="normal">−</mi>
              <mfrac>
                <mn>1</mn>
                <mn>4</mn>
              </mfrac>
            </mrow>
            <mi mathvariant="normal">⋅</mi>
            <mi>x</mi>
          </mrow>
          <mo stretchy="false">+</mo>
          <mn>4,5</mn>
        </mrow>
      </mrow>
    </mrow>
    <annotation encoding="StarMath 5.0">n(x)=-{1 over 4} cdot x +{4,5}</annotation>
  </semantics>
</math>
</file>

<file path=Object 142/content.xml><?xml version="1.0" encoding="utf-8"?>
<math xmlns="http://www.w3.org/1998/Math/MathML">
  <semantics>
    <mrow>
      <mi>f</mi>
      <mrow>
        <mrow>
          <mo stretchy="false">(</mo>
          <mi>x</mi>
          <mo stretchy="false">)</mo>
        </mrow>
        <mi mathvariant="normal">=</mi>
        <msup>
          <mi>x</mi>
          <mn>2</mn>
        </msup>
      </mrow>
    </mrow>
    <annotation encoding="StarMath 5.0">f(x)=x^{2}</annotation>
  </semantics>
</math>
</file>

<file path=Object 143/content.xml><?xml version="1.0" encoding="utf-8"?>
<math xmlns="http://www.w3.org/1998/Math/MathML">
  <semantics>
    <mrow>
      <mrow>
        <mi>m</mi>
        <mi mathvariant="normal">=</mi>
        <mi>f</mi>
      </mrow>
      <mi>'</mi>
      <mrow>
        <mo stretchy="false">(</mo>
        <msub>
          <mi>x</mi>
          <mi>q</mi>
        </msub>
        <mo stretchy="false">)</mo>
      </mrow>
    </mrow>
    <annotation encoding="StarMath 5.0">m=f'(x_q)</annotation>
  </semantics>
</math>
</file>

<file path=Object 144/content.xml><?xml version="1.0" encoding="utf-8"?>
<math xmlns="http://www.w3.org/1998/Math/MathML">
  <semantics>
    <mrow>
      <mfrac>
        <mrow>
          <msub>
            <mi>y</mi>
            <mi>q</mi>
          </msub>
          <mi mathvariant="normal">−</mi>
          <msub>
            <mi>y</mi>
            <mi>p</mi>
          </msub>
        </mrow>
        <mrow>
          <msub>
            <mi>x</mi>
            <mi>q</mi>
          </msub>
          <mi mathvariant="normal">−</mi>
          <msub>
            <mi>x</mi>
            <mi>p</mi>
          </msub>
        </mrow>
      </mfrac>
      <mi mathvariant="normal">=</mi>
      <mi>m</mi>
    </mrow>
    <annotation encoding="StarMath 5.0">{y_q-y_p}over{x_q-x_p}=m</annotation>
  </semantics>
</math>
</file>

<file path=Object 145/content.xml><?xml version="1.0" encoding="utf-8"?>
<math xmlns="http://www.w3.org/1998/Math/MathML">
  <semantics>
    <mrow>
      <mrow>
        <msub>
          <mi>y</mi>
          <mi>q</mi>
        </msub>
        <mi mathvariant="normal">=</mi>
        <mi>f</mi>
      </mrow>
      <mrow>
        <mo stretchy="false">(</mo>
        <msub>
          <mi>x</mi>
          <mi>q</mi>
        </msub>
        <mo stretchy="false">)</mo>
      </mrow>
    </mrow>
    <annotation encoding="StarMath 5.0">y_q=f(x_q)</annotation>
  </semantics>
</math>
</file>

<file path=Object 146/content.xml><?xml version="1.0" encoding="utf-8"?>
<math xmlns="http://www.w3.org/1998/Math/MathML">
  <semantics>
    <mrow>
      <mrow>
        <mfrac>
          <mrow>
            <mi>f</mi>
            <mrow>
              <mrow>
                <mo stretchy="false">(</mo>
                <msub>
                  <mi>x</mi>
                  <mi>q</mi>
                </msub>
                <mo stretchy="false">)</mo>
              </mrow>
              <mi mathvariant="normal">−</mi>
              <msub>
                <mi>y</mi>
                <mi>p</mi>
              </msub>
            </mrow>
          </mrow>
          <mrow>
            <msub>
              <mi>x</mi>
              <mi>q</mi>
            </msub>
            <mi mathvariant="normal">−</mi>
            <msub>
              <mi>x</mi>
              <mi>p</mi>
            </msub>
          </mrow>
        </mfrac>
        <mi mathvariant="normal">=</mi>
        <mi>f</mi>
      </mrow>
      <mi>'</mi>
      <mrow>
        <mo stretchy="false">(</mo>
        <msub>
          <mi>x</mi>
          <mi>q</mi>
        </msub>
        <mo stretchy="false">)</mo>
      </mrow>
    </mrow>
    <annotation encoding="StarMath 5.0">{f(x_q)-y_p}over{x_q-x_p}=f'(x_q)</annotation>
  </semantics>
</math>
</file>

<file path=Object 147/content.xml><?xml version="1.0" encoding="utf-8"?>
<math xmlns="http://www.w3.org/1998/Math/MathML">
  <semantics>
    <msub>
      <mi>x</mi>
      <mi>q</mi>
    </msub>
    <annotation encoding="StarMath 5.0">x_q</annotation>
  </semantics>
</math>
</file>

<file path=Object 148/content.xml><?xml version="1.0" encoding="utf-8"?>
<math xmlns="http://www.w3.org/1998/Math/MathML">
  <semantics>
    <mrow>
      <mi>f</mi>
      <mrow>
        <mrow>
          <mo stretchy="false">(</mo>
          <mi>x</mi>
          <mo stretchy="false">)</mo>
        </mrow>
        <mi mathvariant="normal">=</mi>
        <msup>
          <mi>x</mi>
          <mn>2</mn>
        </msup>
      </mrow>
    </mrow>
    <annotation encoding="StarMath 5.0">f(x)=x^{2}</annotation>
  </semantics>
</math>
</file>

<file path=Object 149/content.xml><?xml version="1.0" encoding="utf-8"?>
<math xmlns="http://www.w3.org/1998/Math/MathML">
  <semantics>
    <mrow>
      <mi>f</mi>
      <mi>'</mi>
      <mrow>
        <mrow>
          <mo stretchy="false">(</mo>
          <mi>x</mi>
          <mo stretchy="false">)</mo>
        </mrow>
        <mi mathvariant="normal">=</mi>
        <mn>2</mn>
      </mrow>
      <mi>x</mi>
    </mrow>
    <annotation encoding="StarMath 5.0">f'(x)={2}x</annotation>
  </semantics>
</math>
</file>

<file path=Object 15/content.xml><?xml version="1.0" encoding="utf-8"?>
<math xmlns="http://www.w3.org/1998/Math/MathML">
  <semantics>
    <mrow>
      <mrow>
        <msub>
          <mi>v</mi>
          <mi mathvariant="italic">mittel</mi>
        </msub>
        <mi mathvariant="normal">=</mi>
        <mfrac>
          <mrow>
            <mo stretchy="false">Δ</mo>
            <mi>s</mi>
          </mrow>
          <mrow>
            <mo stretchy="false">Δ</mo>
            <mi>t</mi>
          </mrow>
        </mfrac>
      </mrow>
      <mi mathvariant="normal">=</mi>
      <mfrac>
        <mrow>
          <mi>s</mi>
          <mrow>
            <mo stretchy="false">(</mo>
            <msub>
              <mi>t</mi>
              <mn>1</mn>
            </msub>
            <mo stretchy="false">)</mo>
          </mrow>
          <mi>–</mi>
          <mi>s</mi>
          <mrow>
            <mo stretchy="false">(</mo>
            <msub>
              <mi>t</mi>
              <mn>0</mn>
            </msub>
            <mo stretchy="false">)</mo>
          </mrow>
        </mrow>
        <mrow>
          <msub>
            <mi>t</mi>
            <mn>1</mn>
          </msub>
          <mi>–</mi>
          <msub>
            <mi>t</mi>
            <mn>0</mn>
          </msub>
        </mrow>
      </mfrac>
    </mrow>
    <annotation encoding="StarMath 5.0">v_mittel={%DELTA s} over {%DELTA t}={s(t_1)–s(t_0)} over {t_{1}–t_{0}}</annotation>
  </semantics>
</math>
</file>

<file path=Object 150/content.xml><?xml version="1.0" encoding="utf-8"?>
<math xmlns="http://www.w3.org/1998/Math/MathML">
  <semantics>
    <mrow>
      <mrow>
        <mfrac>
          <mrow>
            <msubsup>
              <mi>x</mi>
              <mi>q</mi>
              <mn>2</mn>
            </msubsup>
            <mi mathvariant="normal">−</mi>
            <mrow>
              <mo stretchy="false">(</mo>
              <mrow>
                <mi mathvariant="normal">−</mi>
                <mn>2</mn>
              </mrow>
              <mo stretchy="false">)</mo>
            </mrow>
          </mrow>
          <mrow>
            <msub>
              <mi>x</mi>
              <mi>q</mi>
            </msub>
            <mi mathvariant="normal">−</mi>
            <mn>2</mn>
          </mrow>
        </mfrac>
        <mi mathvariant="normal">=</mi>
        <mn>2</mn>
      </mrow>
      <msub>
        <mi>x</mi>
        <mi>q</mi>
      </msub>
    </mrow>
    <annotation encoding="StarMath 5.0">{x_q^{2}-(-{2})}over{x_q-{2}}={2}x_q</annotation>
  </semantics>
</math>
</file>

<file path=Object 151/content.xml><?xml version="1.0" encoding="utf-8"?>
<math xmlns="http://www.w3.org/1998/Math/MathML">
  <semantics>
    <mrow>
      <mrow>
        <mrow>
          <msubsup>
            <mi>x</mi>
            <mi>q</mi>
            <mn>2</mn>
          </msubsup>
          <mo stretchy="false">+</mo>
          <mn>2</mn>
        </mrow>
        <mi mathvariant="normal">=</mi>
        <mn>2</mn>
      </mrow>
      <msub>
        <mi>x</mi>
        <mi>q</mi>
      </msub>
      <mrow>
        <mo stretchy="false">(</mo>
        <mrow>
          <msub>
            <mi>x</mi>
            <mi>q</mi>
          </msub>
          <mi mathvariant="normal">−</mi>
          <mn>2</mn>
        </mrow>
        <mo stretchy="false">)</mo>
      </mrow>
    </mrow>
    <annotation encoding="StarMath 5.0">x_q^{2}+{2}={2}x_q(x_q-{2})</annotation>
  </semantics>
</math>
</file>

<file path=Object 152/content.xml><?xml version="1.0" encoding="utf-8"?>
<math xmlns="http://www.w3.org/1998/Math/MathML">
  <semantics>
    <mrow>
      <mrow>
        <mrow>
          <mi mathvariant="normal">−</mi>
          <msubsup>
            <mi>x</mi>
            <mi>q</mi>
            <mn>2</mn>
          </msubsup>
        </mrow>
        <mo stretchy="false">+</mo>
        <mn>4</mn>
      </mrow>
      <mrow>
        <mrow>
          <msub>
            <mi>x</mi>
            <mi>q</mi>
          </msub>
          <mo stretchy="false">+</mo>
          <mn>2</mn>
        </mrow>
        <mi mathvariant="normal">=</mi>
        <mn>0</mn>
      </mrow>
    </mrow>
    <annotation encoding="StarMath 5.0">-x_q^{2}+{4}x_q+{2}={0}</annotation>
  </semantics>
</math>
</file>

<file path=Object 153/content.xml><?xml version="1.0" encoding="utf-8"?>
<math xmlns="http://www.w3.org/1998/Math/MathML">
  <semantics>
    <mrow>
      <msub>
        <mi>x</mi>
        <mn>1</mn>
      </msub>
      <mi mathvariant="normal">=</mi>
      <mrow>
        <mn>2</mn>
        <mo stretchy="false">+</mo>
        <msqrt>
          <mn>6</mn>
        </msqrt>
      </mrow>
    </mrow>
    <annotation encoding="StarMath 5.0">x_{1}={2}+sqrt{6}</annotation>
  </semantics>
</math>
</file>

<file path=Object 154/content.xml><?xml version="1.0" encoding="utf-8"?>
<math xmlns="http://www.w3.org/1998/Math/MathML">
  <semantics>
    <mrow>
      <msub>
        <mi>x</mi>
        <mn>2</mn>
      </msub>
      <mi mathvariant="normal">=</mi>
      <mrow>
        <mn>2</mn>
        <mi mathvariant="normal">−</mi>
        <msqrt>
          <mn>6</mn>
        </msqrt>
      </mrow>
    </mrow>
    <annotation encoding="StarMath 5.0">x_{2}={2}-sqrt{6}</annotation>
  </semantics>
</math>
</file>

<file path=Object 155/content.xml><?xml version="1.0" encoding="utf-8"?>
<math xmlns="http://www.w3.org/1998/Math/MathML">
  <semantics>
    <mrow>
      <mi>R</mi>
      <mrow>
        <mo stretchy="false">(</mo>
        <mrow>
          <msub>
            <mi>x</mi>
            <mn>1</mn>
          </msub>
          <mstyle mathvariant="normal">
            <mrow>
              <mi mathvariant="normal">;</mi>
            </mrow>
          </mstyle>
          <mi>f</mi>
          <mrow>
            <mo stretchy="false">(</mo>
            <msub>
              <mi>x</mi>
              <mn>1</mn>
            </msub>
            <mo stretchy="false">)</mo>
          </mrow>
        </mrow>
        <mo stretchy="false">)</mo>
      </mrow>
      <mn>.</mn>
    </mrow>
    <annotation encoding="StarMath 5.0">R(x_{1} nitalic; f(x_{1})).</annotation>
  </semantics>
</math>
</file>

<file path=Object 156/content.xml><?xml version="1.0" encoding="utf-8"?>
<math xmlns="http://www.w3.org/1998/Math/MathML">
  <semantics>
    <mrow>
      <mi>Q</mi>
      <mrow>
        <mo stretchy="false">(</mo>
        <mrow>
          <msub>
            <mi>x</mi>
            <mn>2</mn>
          </msub>
          <mstyle mathvariant="normal">
            <mrow>
              <mi mathvariant="normal">;</mi>
            </mrow>
          </mstyle>
          <mi>f</mi>
          <mrow>
            <mo stretchy="false">(</mo>
            <msub>
              <mi>x</mi>
              <mn>2</mn>
            </msub>
            <mo stretchy="false">)</mo>
          </mrow>
        </mrow>
        <mo stretchy="false">)</mo>
      </mrow>
    </mrow>
    <annotation encoding="StarMath 5.0">Q(x_{2} nitalic; f(x_{2}))</annotation>
  </semantics>
</math>
</file>

<file path=Object 157/content.xml><?xml version="1.0" encoding="utf-8"?>
<math xmlns="http://www.w3.org/1998/Math/MathML">
  <semantics>
    <mrow>
      <msub>
        <mi>t</mi>
        <mn>1</mn>
      </msub>
      <mrow>
        <mrow>
          <mo stretchy="false">(</mo>
          <mi>x</mi>
          <mo stretchy="false">)</mo>
        </mrow>
        <mi mathvariant="normal">=</mi>
        <mrow>
          <mi mathvariant="normal">−</mi>
          <mn>0,8989794855663558</mn>
        </mrow>
      </mrow>
      <mrow>
        <mi>x</mi>
        <mi mathvariant="normal">−</mi>
        <mn>0,2020410288672885</mn>
      </mrow>
    </mrow>
    <annotation encoding="StarMath 5.0">t_{1}(x)= -{0,8989794855663558}  x-{0,2020410288672885}</annotation>
  </semantics>
</math>
</file>

<file path=Object 158/content.xml><?xml version="1.0" encoding="utf-8"?>
<math xmlns="http://www.w3.org/1998/Math/MathML">
  <semantics>
    <mrow>
      <msub>
        <mi>t</mi>
        <mn>2</mn>
      </msub>
      <mrow>
        <mrow>
          <mo stretchy="false">(</mo>
          <mi>x</mi>
          <mo stretchy="false">)</mo>
        </mrow>
        <mi mathvariant="normal">=</mi>
        <mn>8.898979485566356</mn>
      </mrow>
      <mrow>
        <mi>x</mi>
        <mi mathvariant="normal">−</mi>
        <mn>19.79795897113271</mn>
      </mrow>
    </mrow>
    <annotation encoding="StarMath 5.0">t_{2}(x)={8.898979485566356} x-{19.79795897113271}</annotation>
  </semantics>
</math>
</file>

<file path=Object 16/content.xml><?xml version="1.0" encoding="utf-8"?>
<math xmlns="http://www.w3.org/1998/Math/MathML">
  <semantics>
    <msub>
      <mi>t</mi>
      <mn>0</mn>
    </msub>
    <annotation encoding="StarMath 5.0">t_{0}</annotation>
  </semantics>
</math>
</file>

<file path=Object 17/content.xml><?xml version="1.0" encoding="utf-8"?>
<math xmlns="http://www.w3.org/1998/Math/MathML">
  <semantics>
    <mrow>
      <mo stretchy="false">(</mo>
      <mrow>
        <msub>
          <mi>t</mi>
          <mn>0</mn>
        </msub>
        <mstyle mathvariant="normal">
          <mrow>
            <mi mathvariant="normal">;</mi>
          </mrow>
        </mstyle>
        <mi>s</mi>
        <mrow>
          <mo stretchy="false">(</mo>
          <msub>
            <mi>t</mi>
            <mn>0</mn>
          </msub>
          <mo stretchy="false">)</mo>
        </mrow>
      </mrow>
      <mo stretchy="false">)</mo>
    </mrow>
    <annotation encoding="StarMath 5.0">(t_{0} nitalic; s(t_{0}))</annotation>
  </semantics>
</math>
</file>

<file path=Object 18/content.xml><?xml version="1.0" encoding="utf-8"?>
<math xmlns="http://www.w3.org/1998/Math/MathML">
  <semantics>
    <mrow>
      <mfrac>
        <mi>d</mi>
        <mi mathvariant="italic">dx</mi>
      </mfrac>
      <mrow>
        <msup>
          <mi>x</mi>
          <mn>2</mn>
        </msup>
        <mi mathvariant="normal">=</mi>
        <mn>2</mn>
      </mrow>
      <mi>x</mi>
    </mrow>
    <annotation encoding="StarMath 5.0">d over dx x^2={2}x</annotation>
  </semantics>
</math>
</file>

<file path=Object 19/content.xml><?xml version="1.0" encoding="utf-8"?>
<math xmlns="http://www.w3.org/1998/Math/MathML">
  <semantics>
    <mrow>
      <mi>f</mi>
      <mrow>
        <mrow>
          <mo stretchy="false">(</mo>
          <mi>x</mi>
          <mo stretchy="false">)</mo>
        </mrow>
        <mi mathvariant="normal">=</mi>
        <msup>
          <mi>x</mi>
          <mi>r</mi>
        </msup>
      </mrow>
    </mrow>
    <annotation encoding="StarMath 5.0">f(x)=x^r </annotation>
  </semantics>
</math>
</file>

<file path=Object 2/content.xml><?xml version="1.0" encoding="utf-8"?>
<math xmlns="http://www.w3.org/1998/Math/MathML">
  <semantics>
    <mrow>
      <mi>f</mi>
      <mrow>
        <mrow>
          <mo stretchy="false">(</mo>
          <mi>x</mi>
          <mo stretchy="false">)</mo>
        </mrow>
        <mi mathvariant="normal">=</mi>
        <msqrt>
          <mrow>
            <mo stretchy="false">(</mo>
            <mi>x</mi>
            <mo stretchy="false">)</mo>
          </mrow>
        </msqrt>
      </mrow>
    </mrow>
    <annotation encoding="StarMath 5.0">f(x)=sqrt(x)</annotation>
  </semantics>
</math>
</file>

<file path=Object 20/content.xml><?xml version="1.0" encoding="utf-8"?>
<math xmlns="http://www.w3.org/1998/Math/MathML">
  <semantics>
    <mrow>
      <mi>f</mi>
      <mi>'</mi>
      <mrow>
        <mrow>
          <mo stretchy="false">(</mo>
          <mi>x</mi>
          <mo stretchy="false">)</mo>
        </mrow>
        <mi mathvariant="normal">=</mi>
        <mrow>
          <mi>r</mi>
          <mi mathvariant="normal">⋅</mi>
          <msup>
            <mi>x</mi>
            <mrow>
              <mi>r</mi>
              <mi>–</mi>
              <mn>1</mn>
            </mrow>
          </msup>
        </mrow>
      </mrow>
    </mrow>
    <annotation encoding="StarMath 5.0">f'(x)=r cdot x^{r–1}</annotation>
  </semantics>
</math>
</file>

<file path=Object 21/content.xml><?xml version="1.0" encoding="utf-8"?>
<math xmlns="http://www.w3.org/1998/Math/MathML">
  <semantics>
    <mrow>
      <mrow>
        <mi>r</mi>
        <mi mathvariant="normal">∈</mi>
        <mi mathvariant="normal">ℝ</mi>
      </mrow>
      <mi>,</mi>
      <mrow>
        <mi>r</mi>
        <mi mathvariant="normal">≠</mi>
        <mn>0</mn>
      </mrow>
    </mrow>
    <annotation encoding="StarMath 5.0">r in setR, r &lt;&gt;0</annotation>
  </semantics>
</math>
</file>

<file path=Object 22/content.xml><?xml version="1.0" encoding="utf-8"?>
<math xmlns="http://www.w3.org/1998/Math/MathML">
  <semantics>
    <mrow>
      <mi>f</mi>
      <mrow>
        <mrow>
          <mo stretchy="false">(</mo>
          <mi>x</mi>
          <mo stretchy="false">)</mo>
        </mrow>
        <mi mathvariant="normal">=</mi>
        <mn>2</mn>
      </mrow>
      <msup>
        <mi>x</mi>
        <mn>2</mn>
      </msup>
    </mrow>
    <annotation encoding="StarMath 5.0">f(x)={2}x^2</annotation>
  </semantics>
</math>
</file>

<file path=Object 23/content.xml><?xml version="1.0" encoding="utf-8"?>
<math xmlns="http://www.w3.org/1998/Math/MathML">
  <semantics>
    <mrow>
      <mi>f</mi>
      <mi>'</mi>
      <mrow>
        <mrow>
          <mo stretchy="false">(</mo>
          <mi>x</mi>
          <mo stretchy="false">)</mo>
        </mrow>
        <mi mathvariant="normal">=</mi>
        <mrow>
          <mn>2</mn>
          <mi mathvariant="normal">⋅</mi>
          <mn>2</mn>
        </mrow>
      </mrow>
      <mrow>
        <msup>
          <mi>x</mi>
          <mn>1</mn>
        </msup>
        <mi mathvariant="normal">=</mi>
        <mn>4</mn>
      </mrow>
      <mi>x</mi>
    </mrow>
    <annotation encoding="StarMath 5.0">f'(x)={2} cdot {2}x^1={4}x</annotation>
  </semantics>
</math>
</file>

<file path=Object 24/content.xml><?xml version="1.0" encoding="utf-8"?>
<math xmlns="http://www.w3.org/1998/Math/MathML">
  <semantics>
    <mrow>
      <mi>f</mi>
      <mrow>
        <mrow>
          <mrow>
            <mo stretchy="false">(</mo>
            <mi>x</mi>
            <mo stretchy="false">)</mo>
          </mrow>
          <mi mathvariant="normal">=</mi>
          <msqrt>
            <mi>x</mi>
          </msqrt>
        </mrow>
        <mi mathvariant="normal">=</mi>
        <msup>
          <mi>x</mi>
          <mfrac>
            <mn>1</mn>
            <mn>2</mn>
          </mfrac>
        </msup>
      </mrow>
    </mrow>
    <annotation encoding="StarMath 5.0">f(x)=sqrt{x}=x^{1 over 2}</annotation>
  </semantics>
</math>
</file>

<file path=Object 25/content.xml><?xml version="1.0" encoding="utf-8"?>
<math xmlns="http://www.w3.org/1998/Math/MathML">
  <semantics>
    <mrow>
      <mi>f</mi>
      <mi>'</mi>
      <mrow>
        <mrow>
          <mo stretchy="false">(</mo>
          <mi>x</mi>
          <mo stretchy="false">)</mo>
        </mrow>
        <mi mathvariant="normal">=</mi>
        <mfrac>
          <mn>1</mn>
          <mn>2</mn>
        </mfrac>
      </mrow>
      <mrow>
        <msup>
          <mi>x</mi>
          <mrow>
            <mi>–</mi>
            <mfrac>
              <mn>1</mn>
              <mn>2</mn>
            </mfrac>
          </mrow>
        </msup>
        <mi mathvariant="normal">=</mi>
        <mfrac>
          <mn>1</mn>
          <mrow>
            <mn>2</mn>
            <msqrt>
              <mi>x</mi>
            </msqrt>
          </mrow>
        </mfrac>
      </mrow>
    </mrow>
    <annotation encoding="StarMath 5.0">f'(x)={1} over {2} x^{–1 over 2}={1} over {{2} sqrt{x}}</annotation>
  </semantics>
</math>
</file>

<file path=Object 26/content.xml><?xml version="1.0" encoding="utf-8"?>
<math xmlns="http://www.w3.org/1998/Math/MathML">
  <semantics>
    <mrow>
      <mi>f</mi>
      <mrow>
        <mrow>
          <mo stretchy="false">(</mo>
          <mi>x</mi>
          <mo stretchy="false">)</mo>
        </mrow>
        <mi mathvariant="normal">=</mi>
        <msup>
          <mi>x</mi>
          <mn>2</mn>
        </msup>
      </mrow>
    </mrow>
    <annotation encoding="StarMath 5.0">f(x)=x^2</annotation>
  </semantics>
</math>
</file>

<file path=Object 27/content.xml><?xml version="1.0" encoding="utf-8"?>
<math xmlns="http://www.w3.org/1998/Math/MathML">
  <semantics>
    <mrow>
      <mi>g</mi>
      <mrow>
        <mrow>
          <mo stretchy="false">(</mo>
          <mi>x</mi>
          <mo stretchy="false">)</mo>
        </mrow>
        <mi mathvariant="normal">=</mi>
        <msup>
          <mi>x</mi>
          <mn>3</mn>
        </msup>
      </mrow>
    </mrow>
    <annotation encoding="StarMath 5.0">g(x)=x^3</annotation>
  </semantics>
</math>
</file>

<file path=Object 28/content.xml><?xml version="1.0" encoding="utf-8"?>
<math xmlns="http://www.w3.org/1998/Math/MathML">
  <semantics>
    <mrow>
      <mi>h</mi>
      <mrow>
        <mrow>
          <mo stretchy="false">(</mo>
          <mi>x</mi>
          <mo stretchy="false">)</mo>
        </mrow>
        <mi mathvariant="normal">=</mi>
        <mn>2</mn>
      </mrow>
      <mrow>
        <msup>
          <mi>x</mi>
          <mn>2</mn>
        </msup>
        <mo stretchy="false">+</mo>
        <mn>4</mn>
      </mrow>
      <msup>
        <mi>x</mi>
        <mn>3</mn>
      </msup>
    </mrow>
    <annotation encoding="StarMath 5.0">h(x)={2}x^2+{4}x^3</annotation>
  </semantics>
</math>
</file>

<file path=Object 29/content.xml><?xml version="1.0" encoding="utf-8"?>
<math xmlns="http://www.w3.org/1998/Math/MathML">
  <semantics>
    <mrow>
      <mi>h</mi>
      <mrow>
        <mrow>
          <mo stretchy="false">(</mo>
          <mi>x</mi>
          <mo stretchy="false">)</mo>
        </mrow>
        <mi mathvariant="normal">=</mi>
        <mn>2</mn>
      </mrow>
      <mi>f</mi>
      <mrow>
        <mrow>
          <mo stretchy="false">(</mo>
          <mi>x</mi>
          <mo stretchy="false">)</mo>
        </mrow>
        <mo stretchy="false">+</mo>
        <mn>4</mn>
      </mrow>
      <mi>g</mi>
      <mrow>
        <mo stretchy="false">(</mo>
        <mi>x</mi>
        <mo stretchy="false">)</mo>
      </mrow>
    </mrow>
    <annotation encoding="StarMath 5.0">h(x)={2}f(x)+{4}g(x)</annotation>
  </semantics>
</math>
</file>

<file path=Object 3/content.xml><?xml version="1.0" encoding="utf-8"?>
<math xmlns="http://www.w3.org/1998/Math/MathML">
  <semantics>
    <mrow>
      <mi>f</mi>
      <mrow>
        <mrow>
          <mo stretchy="false">(</mo>
          <mn>4</mn>
          <mo stretchy="false">)</mo>
        </mrow>
        <mi mathvariant="normal">=</mi>
        <mn>2</mn>
      </mrow>
    </mrow>
    <annotation encoding="StarMath 5.0">f({4})={2}</annotation>
  </semantics>
</math>
</file>

<file path=Object 30/content.xml><?xml version="1.0" encoding="utf-8"?>
<math xmlns="http://www.w3.org/1998/Math/MathML">
  <semantics>
    <mrow>
      <mi>h</mi>
      <mi>'</mi>
      <mrow>
        <mrow>
          <mo stretchy="false">(</mo>
          <mi>x</mi>
          <mo stretchy="false">)</mo>
        </mrow>
        <mi mathvariant="normal">=</mi>
        <mn>2</mn>
      </mrow>
      <mi>f</mi>
      <mi>'</mi>
      <mrow>
        <mrow>
          <mo stretchy="false">(</mo>
          <mi>x</mi>
          <mo stretchy="false">)</mo>
        </mrow>
        <mo stretchy="false">+</mo>
        <mn>4</mn>
      </mrow>
      <mi>g</mi>
      <mi>'</mi>
      <mrow>
        <mrow>
          <mo stretchy="false">(</mo>
          <mi>x</mi>
          <mo stretchy="false">)</mo>
        </mrow>
        <mi mathvariant="normal">=</mi>
        <mrow>
          <mn>2</mn>
          <mi mathvariant="normal">⋅</mi>
          <mn>2</mn>
        </mrow>
      </mrow>
      <mrow>
        <mi>x</mi>
        <mo stretchy="false">+</mo>
        <mrow>
          <mn>4</mn>
          <mi mathvariant="normal">⋅</mi>
          <mn>3</mn>
        </mrow>
      </mrow>
      <mrow>
        <msup>
          <mi>x</mi>
          <mn>2</mn>
        </msup>
        <mi mathvariant="normal">=</mi>
        <mn>4</mn>
      </mrow>
      <mrow>
        <mi>x</mi>
        <mo stretchy="false">+</mo>
        <mn>12</mn>
      </mrow>
      <msup>
        <mi>x</mi>
        <mn>2</mn>
      </msup>
    </mrow>
    <annotation encoding="StarMath 5.0">h'(x)={2}f'(x)+{4}g'(x)={2} cdot {2}x+{4} cdot {3}x^2={4}x+{12}x^2</annotation>
  </semantics>
</math>
</file>

<file path=Object 31/content.xml><?xml version="1.0" encoding="utf-8"?>
<math xmlns="http://www.w3.org/1998/Math/MathML">
  <semantics>
    <mrow>
      <mi>f</mi>
      <mi>'</mi>
    </mrow>
    <annotation encoding="StarMath 5.0">f'</annotation>
  </semantics>
</math>
</file>

<file path=Object 32/content.xml><?xml version="1.0" encoding="utf-8"?>
<math xmlns="http://www.w3.org/1998/Math/MathML">
  <semantics>
    <mrow>
      <mi>f</mi>
      <mi>'</mi>
      <mi>'</mi>
    </mrow>
    <annotation encoding="StarMath 5.0">f''</annotation>
  </semantics>
</math>
</file>

<file path=Object 33/content.xml><?xml version="1.0" encoding="utf-8"?>
<math xmlns="http://www.w3.org/1998/Math/MathML">
  <semantics>
    <mrow>
      <mfrac>
        <mrow>
          <mi>f</mi>
          <mrow>
            <mo stretchy="false">(</mo>
            <mrow>
              <msub>
                <mi>x</mi>
                <mn>0</mn>
              </msub>
              <mo stretchy="false">+</mo>
              <mi>h</mi>
            </mrow>
            <mo stretchy="false">)</mo>
          </mrow>
          <mi>–</mi>
          <mi>f</mi>
          <mrow>
            <mo stretchy="false">(</mo>
            <msub>
              <mi>x</mi>
              <mn>0</mn>
            </msub>
            <mo stretchy="false">)</mo>
          </mrow>
        </mrow>
        <mrow>
          <mrow>
            <msub>
              <mi>x</mi>
              <mn>0</mn>
            </msub>
            <mo stretchy="false">+</mo>
            <mi>h</mi>
          </mrow>
          <mi>–</mi>
          <msub>
            <mi>x</mi>
            <mn>0</mn>
          </msub>
        </mrow>
      </mfrac>
      <mi mathvariant="normal">=</mi>
      <mfrac>
        <mrow>
          <mi>f</mi>
          <mrow>
            <mo stretchy="false">(</mo>
            <mrow>
              <msub>
                <mi>x</mi>
                <mn>0</mn>
              </msub>
              <mo stretchy="false">+</mo>
              <mi>h</mi>
            </mrow>
            <mo stretchy="false">)</mo>
          </mrow>
          <mi>–</mi>
          <mi>f</mi>
          <mrow>
            <mo stretchy="false">(</mo>
            <msub>
              <mi>x</mi>
              <mn>0</mn>
            </msub>
            <mo stretchy="false">)</mo>
          </mrow>
        </mrow>
        <mi>h</mi>
      </mfrac>
    </mrow>
    <annotation encoding="StarMath 5.0">{f(x_{0}+h)–f(x_{0})} over {x_{0}+h–x_{0}} = {f(x_{0}+h)–f (x_{0})} over {h}</annotation>
  </semantics>
</math>
</file>

<file path=Object 34/content.xml><?xml version="1.0" encoding="utf-8"?>
<math xmlns="http://www.w3.org/1998/Math/MathML">
  <semantics>
    <mrow>
      <mi>f</mi>
      <mrow>
        <mo stretchy="false">(</mo>
        <mrow>
          <msub>
            <mi>x</mi>
            <mn>0</mn>
          </msub>
          <mo stretchy="false">+</mo>
          <mi>h</mi>
        </mrow>
        <mo stretchy="false">)</mo>
      </mrow>
      <mi>–</mi>
      <mi>f</mi>
      <mrow>
        <mo stretchy="false">(</mo>
        <msub>
          <mi>x</mi>
          <mn>0</mn>
        </msub>
        <mo stretchy="false">)</mo>
      </mrow>
    </mrow>
    <annotation encoding="StarMath 5.0">f(x_{0}+h)–f(x_{0})</annotation>
  </semantics>
</math>
</file>

<file path=Object 35/content.xml><?xml version="1.0" encoding="utf-8"?>
<math xmlns="http://www.w3.org/1998/Math/MathML">
  <semantics>
    <mrow>
      <munder>
        <mi>lim</mi>
        <mrow>
          <mi>h</mi>
          <mo stretchy="false">→</mo>
          <mn>0</mn>
        </mrow>
      </munder>
      <mfrac>
        <mrow>
          <mi>f</mi>
          <mrow>
            <mo stretchy="false">(</mo>
            <mrow>
              <msub>
                <mi>x</mi>
                <mn>0</mn>
              </msub>
              <mo stretchy="false">+</mo>
              <mi>h</mi>
            </mrow>
            <mo stretchy="false">)</mo>
          </mrow>
          <mi>–</mi>
          <mi>f</mi>
          <mrow>
            <mo stretchy="false">(</mo>
            <msub>
              <mi>x</mi>
              <mn>0</mn>
            </msub>
            <mo stretchy="false">)</mo>
          </mrow>
        </mrow>
        <mi>h</mi>
      </mfrac>
    </mrow>
    <annotation encoding="StarMath 5.0"> Lim from{ h rightarrow {0} } { {f(x_{0}+h)–f(x_{0})} over {h}} </annotation>
  </semantics>
</math>
</file>

<file path=Object 36/content.xml><?xml version="1.0" encoding="utf-8"?>
<math xmlns="http://www.w3.org/1998/Math/MathML">
  <semantics>
    <msub>
      <mi>x</mi>
      <mn>0</mn>
    </msub>
    <annotation encoding="StarMath 5.0">x_{0}</annotation>
  </semantics>
</math>
</file>

<file path=Object 37/content.xml><?xml version="1.0" encoding="utf-8"?>
<math xmlns="http://www.w3.org/1998/Math/MathML">
  <semantics>
    <mrow>
      <mi>f</mi>
      <mi>'</mi>
      <mrow>
        <mo stretchy="false">(</mo>
        <msub>
          <mi>x</mi>
          <mn>0</mn>
        </msub>
        <mo stretchy="false">)</mo>
      </mrow>
    </mrow>
    <annotation encoding="StarMath 5.0">f'(x_{0})</annotation>
  </semantics>
</math>
</file>

<file path=Object 38/content.xml><?xml version="1.0" encoding="utf-8"?>
<math xmlns="http://www.w3.org/1998/Math/MathML">
  <semantics>
    <mrow>
      <mi>f</mi>
      <mi>'</mi>
      <mrow>
        <mo stretchy="false">(</mo>
        <mi>x</mi>
        <mo stretchy="false">)</mo>
      </mrow>
    </mrow>
    <annotation encoding="StarMath 5.0">f'(x)</annotation>
  </semantics>
</math>
</file>

<file path=Object 39/content.xml><?xml version="1.0" encoding="utf-8"?>
<math xmlns="http://www.w3.org/1998/Math/MathML">
  <semantics>
    <mrow>
      <mi>x</mi>
      <mi mathvariant="normal">∈</mi>
      <mi>I</mi>
    </mrow>
    <annotation encoding="StarMath 5.0">x in I</annotation>
  </semantics>
</math>
</file>

<file path=Object 4/content.xml><?xml version="1.0" encoding="utf-8"?>
<math xmlns="http://www.w3.org/1998/Math/MathML">
  <semantics>
    <mrow>
      <mi mathvariant="normal">[</mi>
      <mn>0</mn>
      <mstyle mathvariant="normal">
        <mrow>
          <mi mathvariant="normal">;</mi>
        </mrow>
      </mstyle>
      <mi mathvariant="normal">∞</mi>
      <mi mathvariant="normal">[</mi>
    </mrow>
    <annotation encoding="StarMath 5.0">\[{0} nitalic; infinity \[</annotation>
  </semantics>
</math>
</file>

<file path=Object 40/content.xml><?xml version="1.0" encoding="utf-8"?>
<math xmlns="http://www.w3.org/1998/Math/MathML">
  <semantics>
    <mrow>
      <mi>f</mi>
      <mi>'</mi>
      <mrow>
        <mo stretchy="false">(</mo>
        <mi>x</mi>
        <mo stretchy="false">)</mo>
      </mrow>
    </mrow>
    <annotation encoding="StarMath 5.0">f'(x)</annotation>
  </semantics>
</math>
</file>

<file path=Object 41/content.xml><?xml version="1.0" encoding="utf-8"?>
<math xmlns="http://www.w3.org/1998/Math/MathML">
  <semantics>
    <mrow>
      <mi>v</mi>
      <mrow>
        <mrow>
          <mo stretchy="false">(</mo>
          <mi>t</mi>
          <mo stretchy="false">)</mo>
        </mrow>
        <mi mathvariant="normal">=</mi>
        <mi>s</mi>
      </mrow>
      <mi>'</mi>
      <mrow>
        <mo stretchy="false">(</mo>
        <mi>t</mi>
        <mo stretchy="false">)</mo>
      </mrow>
    </mrow>
    <annotation encoding="StarMath 5.0">v(t)=s'(t)</annotation>
  </semantics>
</math>
</file>

<file path=Object 42/content.xml><?xml version="1.0" encoding="utf-8"?>
<math xmlns="http://www.w3.org/1998/Math/MathML">
  <semantics>
    <mfrac>
      <mi>m</mi>
      <mi>s</mi>
    </mfrac>
    <annotation encoding="StarMath 5.0">m over s</annotation>
  </semantics>
</math>
</file>

<file path=Object 43/content.xml><?xml version="1.0" encoding="utf-8"?>
<math xmlns="http://www.w3.org/1998/Math/MathML">
  <semantics>
    <mrow>
      <mi>f</mi>
      <mi>'</mi>
      <mrow>
        <mo stretchy="false">(</mo>
        <mi>x</mi>
        <mo stretchy="false">)</mo>
      </mrow>
    </mrow>
    <annotation encoding="StarMath 5.0">f'(x)</annotation>
  </semantics>
</math>
</file>

<file path=Object 44/content.xml><?xml version="1.0" encoding="utf-8"?>
<math xmlns="http://www.w3.org/1998/Math/MathML">
  <semantics>
    <mrow>
      <mi>f</mi>
      <mrow>
        <mrow>
          <mrow>
            <mo stretchy="false">(</mo>
            <mi>x</mi>
            <mo stretchy="false">)</mo>
          </mrow>
          <mi mathvariant="normal">=</mi>
          <mfrac>
            <mn>1</mn>
            <mi>x</mi>
          </mfrac>
        </mrow>
        <mi mathvariant="normal">=</mi>
        <msup>
          <mi>x</mi>
          <mrow>
            <mi>–</mi>
            <mn>1</mn>
          </mrow>
        </msup>
      </mrow>
    </mrow>
    <annotation encoding="StarMath 5.0">f(x)={1} over x=x^{–1}</annotation>
  </semantics>
</math>
</file>

<file path=Object 45/content.xml><?xml version="1.0" encoding="utf-8"?>
<math xmlns="http://www.w3.org/1998/Math/MathML">
  <semantics>
    <mrow>
      <mi>f</mi>
      <mi>'</mi>
      <mrow>
        <mrow>
          <mo stretchy="false">(</mo>
          <mi>x</mi>
          <mo stretchy="false">)</mo>
        </mrow>
        <mi mathvariant="normal">=</mi>
        <mi>–</mi>
      </mrow>
      <mrow>
        <mrow>
          <mn>1</mn>
          <mi mathvariant="normal">⋅</mi>
          <msup>
            <mi>x</mi>
            <mrow>
              <mi>–</mi>
              <mn>2</mn>
            </mrow>
          </msup>
        </mrow>
        <mi mathvariant="normal">=</mi>
        <mi>–</mi>
      </mrow>
      <mfrac>
        <mn>1</mn>
        <msup>
          <mi>x</mi>
          <mn>2</mn>
        </msup>
      </mfrac>
    </mrow>
    <annotation encoding="StarMath 5.0">f'(x)=–{1} cdot x^{–2}=– {1} over x^2</annotation>
  </semantics>
</math>
</file>

<file path=Object 46/content.xml><?xml version="1.0" encoding="utf-8"?>
<math xmlns="http://www.w3.org/1998/Math/MathML">
  <semantics>
    <mrow>
      <mi>f</mi>
      <mrow>
        <mrow>
          <mrow>
            <mo stretchy="false">(</mo>
            <mi>x</mi>
            <mo stretchy="false">)</mo>
          </mrow>
          <mi mathvariant="normal">=</mi>
          <mrow>
            <mi>a</mi>
            <mi mathvariant="normal">⋅</mi>
            <mi>x</mi>
          </mrow>
        </mrow>
        <mi mathvariant="normal">=</mi>
        <mrow>
          <mi>a</mi>
          <mi mathvariant="normal">⋅</mi>
          <msup>
            <mi>x</mi>
            <mn>1</mn>
          </msup>
        </mrow>
      </mrow>
    </mrow>
    <annotation encoding="StarMath 5.0">f(x)=a cdot x=a cdot x^1</annotation>
  </semantics>
</math>
</file>

<file path=Object 47/content.xml><?xml version="1.0" encoding="utf-8"?>
<math xmlns="http://www.w3.org/1998/Math/MathML">
  <semantics>
    <mrow>
      <mi>f</mi>
      <mi>'</mi>
      <mrow>
        <mrow>
          <mrow>
            <mrow>
              <mo stretchy="false">(</mo>
              <mi>x</mi>
              <mo stretchy="false">)</mo>
            </mrow>
            <mi mathvariant="normal">=</mi>
            <mrow>
              <mrow>
                <mi>a</mi>
                <mi mathvariant="normal">⋅</mi>
                <mn>1</mn>
              </mrow>
              <mi mathvariant="normal">⋅</mi>
              <msup>
                <mi>x</mi>
                <mn>0</mn>
              </msup>
            </mrow>
          </mrow>
          <mi mathvariant="normal">=</mi>
          <mrow>
            <mrow>
              <mi>a</mi>
              <mi mathvariant="normal">⋅</mi>
              <mn>1</mn>
            </mrow>
            <mi mathvariant="normal">⋅</mi>
            <mn>1</mn>
          </mrow>
        </mrow>
        <mi mathvariant="normal">=</mi>
        <mi>a</mi>
      </mrow>
    </mrow>
    <annotation encoding="StarMath 5.0">f'(x)=a cdot {1} cdot x^0=a cdot {1} cdot {1}=a</annotation>
  </semantics>
</math>
</file>

<file path=Object 48/content.xml><?xml version="1.0" encoding="utf-8"?>
<math xmlns="http://www.w3.org/1998/Math/MathML">
  <semantics>
    <mrow>
      <mi>c</mi>
      <mi mathvariant="normal">∈</mi>
      <mi mathvariant="normal">ℝ</mi>
    </mrow>
    <annotation encoding="StarMath 5.0">c in setR</annotation>
  </semantics>
</math>
</file>

<file path=Object 49/content.xml><?xml version="1.0" encoding="utf-8"?>
<math xmlns="http://www.w3.org/1998/Math/MathML">
  <semantics>
    <mi>c</mi>
    <annotation encoding="StarMath 5.0">c</annotation>
  </semantics>
</math>
</file>

<file path=Object 5/content.xml><?xml version="1.0" encoding="utf-8"?>
<math xmlns="http://www.w3.org/1998/Math/MathML">
  <semantics>
    <mrow>
      <msub>
        <mi>v</mi>
        <mi mathvariant="italic">mittel</mi>
      </msub>
      <mi mathvariant="normal">=</mi>
      <mfrac>
        <mrow>
          <mi mathvariant="italic">Zurückgelegte</mi>
          <mi mathvariant="italic">Strecke</mi>
        </mrow>
        <mrow>
          <mi mathvariant="italic">dafür</mi>
          <mi mathvariant="italic">benötigte</mi>
          <mi mathvariant="italic">Zeit</mi>
        </mrow>
      </mfrac>
    </mrow>
    <annotation encoding="StarMath 5.0">v_mittel={Zurückgelegte Strecke} over {dafür benötigte Zeit}</annotation>
  </semantics>
</math>
</file>

<file path=Object 50/content.xml><?xml version="1.0" encoding="utf-8"?>
<math xmlns="http://www.w3.org/1998/Math/MathML">
  <semantics>
    <mrow>
      <msup>
        <mi>x</mi>
        <mi>n</mi>
      </msup>
      <mi mathvariant="italic">mit</mi>
      <mrow>
        <mi>n</mi>
        <mi mathvariant="normal">∈</mi>
        <mi mathvariant="normal">ℕ</mi>
      </mrow>
    </mrow>
    <annotation encoding="StarMath 5.0">x^n mit n in setN</annotation>
  </semantics>
</math>
</file>

<file path=Object 51/content.xml><?xml version="1.0" encoding="utf-8"?>
<math xmlns="http://www.w3.org/1998/Math/MathML">
  <semantics>
    <mrow>
      <mn>12</mn>
      <msup>
        <mi>x</mi>
        <mn>9</mn>
      </msup>
      <mi>–</mi>
      <mn>3</mn>
      <msup>
        <mi>x</mi>
        <mn>7</mn>
      </msup>
      <mi>–</mi>
      <mn>4</mn>
      <msup>
        <mi>x</mi>
        <mn>2</mn>
      </msup>
    </mrow>
    <annotation encoding="StarMath 5.0">{12}x^9–{3}x^7–{4}x^2</annotation>
  </semantics>
</math>
</file>

<file path=Object 52/content.xml><?xml version="1.0" encoding="utf-8"?>
<math xmlns="http://www.w3.org/1998/Math/MathML">
  <semantics>
    <msub>
      <mi>x</mi>
      <mn>0</mn>
    </msub>
    <annotation encoding="StarMath 5.0">x_{0}</annotation>
  </semantics>
</math>
</file>

<file path=Object 53/content.xml><?xml version="1.0" encoding="utf-8"?>
<math xmlns="http://www.w3.org/1998/Math/MathML">
  <semantics>
    <mrow>
      <mi>f</mi>
      <mi>'</mi>
      <mrow>
        <mrow>
          <mo stretchy="false">(</mo>
          <msub>
            <mi>x</mi>
            <mn>0</mn>
          </msub>
          <mo stretchy="false">)</mo>
        </mrow>
        <mi mathvariant="normal">=</mi>
        <mn>0</mn>
      </mrow>
    </mrow>
    <annotation encoding="StarMath 5.0">f'(x_{0})={0} </annotation>
  </semantics>
</math>
</file>

<file path=Object 54/content.xml><?xml version="1.0" encoding="utf-8"?>
<math xmlns="http://www.w3.org/1998/Math/MathML">
  <semantics>
    <msub>
      <mi>x</mi>
      <mn>0</mn>
    </msub>
    <annotation encoding="StarMath 5.0">x_{0}</annotation>
  </semantics>
</math>
</file>

<file path=Object 55/content.xml><?xml version="1.0" encoding="utf-8"?>
<math xmlns="http://www.w3.org/1998/Math/MathML">
  <semantics>
    <mrow>
      <mi mathvariant="normal">⇒</mi>
      <mi>f</mi>
      <mi>'</mi>
      <mrow>
        <mrow>
          <mo stretchy="false">(</mo>
          <msub>
            <mi>x</mi>
            <mn>0</mn>
          </msub>
          <mo stretchy="false">)</mo>
        </mrow>
        <mi mathvariant="normal">=</mi>
        <mn>0</mn>
      </mrow>
    </mrow>
    <annotation encoding="StarMath 5.0"> drarrow f'(x_{0})={0}</annotation>
  </semantics>
</math>
</file>

<file path=Object 56/content.xml><?xml version="1.0" encoding="utf-8"?>
<math xmlns="http://www.w3.org/1998/Math/MathML">
  <semantics>
    <mrow>
      <mi>f</mi>
      <mi>'</mi>
      <mrow>
        <mrow>
          <mo stretchy="false">(</mo>
          <msub>
            <mi>x</mi>
            <mn>0</mn>
          </msub>
          <mo stretchy="false">)</mo>
        </mrow>
        <mi mathvariant="normal">=</mi>
        <mn>0</mn>
      </mrow>
      <mi mathvariant="normal">⇒</mi>
    </mrow>
    <annotation encoding="StarMath 5.0">f'(x_{0})={0} drarrow </annotation>
  </semantics>
</math>
</file>

<file path=Object 57/content.xml><?xml version="1.0" encoding="utf-8"?>
<math xmlns="http://www.w3.org/1998/Math/MathML">
  <semantics>
    <msub>
      <mi>x</mi>
      <mn>0</mn>
    </msub>
    <annotation encoding="StarMath 5.0">x_{0}</annotation>
  </semantics>
</math>
</file>

<file path=Object 58/content.xml><?xml version="1.0" encoding="utf-8"?>
<math xmlns="http://www.w3.org/1998/Math/MathML">
  <semantics>
    <msub>
      <mi>x</mi>
      <mn>0</mn>
    </msub>
    <annotation encoding="StarMath 5.0">x_{0}</annotation>
  </semantics>
</math>
</file>

<file path=Object 59/content.xml><?xml version="1.0" encoding="utf-8"?>
<math xmlns="http://www.w3.org/1998/Math/MathML">
  <semantics>
    <mrow>
      <mi>f</mi>
      <mi>'</mi>
      <mrow>
        <mrow>
          <mo stretchy="false">(</mo>
          <msub>
            <mi>x</mi>
            <mn>0</mn>
          </msub>
          <mo stretchy="false">)</mo>
        </mrow>
        <mi mathvariant="normal">=</mi>
        <mn>0</mn>
      </mrow>
    </mrow>
    <annotation encoding="StarMath 5.0">f'(x_{0})={0}</annotation>
  </semantics>
</math>
</file>

<file path=Object 6/content.xml><?xml version="1.0" encoding="utf-8"?>
<math xmlns="http://www.w3.org/1998/Math/MathML">
  <semantics>
    <mrow>
      <mrow>
        <msub>
          <mi>v</mi>
          <mi mathvariant="italic">mittel</mi>
        </msub>
        <mi mathvariant="normal">=</mi>
        <mfrac>
          <mrow>
            <mo stretchy="false">Δ</mo>
            <mi>s</mi>
          </mrow>
          <mrow>
            <mo stretchy="false">Δ</mo>
            <mi>t</mi>
          </mrow>
        </mfrac>
      </mrow>
      <mi mathvariant="normal">=</mi>
      <mfrac>
        <mrow>
          <mi>s</mi>
          <mrow>
            <mo stretchy="false">(</mo>
            <msub>
              <mi>t</mi>
              <mn>1</mn>
            </msub>
            <mo stretchy="false">)</mo>
          </mrow>
          <mi>–</mi>
          <mi>s</mi>
          <mrow>
            <mo stretchy="false">(</mo>
            <msub>
              <mi>t</mi>
              <mn>0</mn>
            </msub>
            <mo stretchy="false">)</mo>
          </mrow>
        </mrow>
        <mrow>
          <msub>
            <mi>t</mi>
            <mn>1</mn>
          </msub>
          <mi>–</mi>
          <msub>
            <mi>t</mi>
            <mn>0</mn>
          </msub>
        </mrow>
      </mfrac>
    </mrow>
    <annotation encoding="StarMath 5.0">v_mittel={%DELTA s} over {%DELTA t}={s(t_1)–s(t_0)} over {t_{1}–t_{0}}</annotation>
  </semantics>
</math>
</file>

<file path=Object 60/content.xml><?xml version="1.0" encoding="utf-8"?>
<math xmlns="http://www.w3.org/1998/Math/MathML">
  <semantics>
    <mrow>
      <mi>f</mi>
      <mi>'</mi>
      <mi>'</mi>
      <mrow>
        <mo stretchy="false">(</mo>
        <msub>
          <mi>x</mi>
          <mn>0</mn>
        </msub>
        <mo stretchy="false">)</mo>
      </mrow>
    </mrow>
    <annotation encoding="StarMath 5.0">f''(x_{0})</annotation>
  </semantics>
</math>
</file>

<file path=Object 61/content.xml><?xml version="1.0" encoding="utf-8"?>
<math xmlns="http://www.w3.org/1998/Math/MathML">
  <semantics>
    <mrow>
      <mi>f</mi>
      <mi>'</mi>
      <mrow>
        <mrow>
          <mo stretchy="false">(</mo>
          <msub>
            <mi>x</mi>
            <mn>0</mn>
          </msub>
          <mo stretchy="false">)</mo>
        </mrow>
        <mi mathvariant="normal">=</mi>
        <mn>0</mn>
      </mrow>
    </mrow>
    <annotation encoding="StarMath 5.0">f'(x_{0})={0}</annotation>
  </semantics>
</math>
</file>

<file path=Object 62/content.xml><?xml version="1.0" encoding="utf-8"?>
<math xmlns="http://www.w3.org/1998/Math/MathML">
  <semantics>
    <mrow>
      <mi>f</mi>
      <mi>'</mi>
      <mi>'</mi>
      <mrow>
        <mrow>
          <mo stretchy="false">(</mo>
          <msub>
            <mi>x</mi>
            <mn>0</mn>
          </msub>
          <mo stretchy="false">)</mo>
        </mrow>
        <mi mathvariant="normal">≠</mi>
        <mn>0</mn>
      </mrow>
    </mrow>
    <annotation encoding="StarMath 5.0">f''(x_{0})&lt;&gt;{0}</annotation>
  </semantics>
</math>
</file>

<file path=Object 63/content.xml><?xml version="1.0" encoding="utf-8"?>
<math xmlns="http://www.w3.org/1998/Math/MathML">
  <semantics>
    <mi mathvariant="normal">⇒</mi>
    <annotation encoding="StarMath 5.0">drarrow</annotation>
  </semantics>
</math>
</file>

<file path=Object 64/content.xml><?xml version="1.0" encoding="utf-8"?>
<math xmlns="http://www.w3.org/1998/Math/MathML">
  <semantics>
    <msub>
      <mi>x</mi>
      <mn>0</mn>
    </msub>
    <annotation encoding="StarMath 5.0">x_{0}</annotation>
  </semantics>
</math>
</file>

<file path=Object 65/content.xml><?xml version="1.0" encoding="utf-8"?>
<math xmlns="http://www.w3.org/1998/Math/MathML">
  <semantics>
    <mrow>
      <mi>f</mi>
      <mi>'</mi>
    </mrow>
    <annotation encoding="StarMath 5.0">f'</annotation>
  </semantics>
</math>
</file>

<file path=Object 66/content.xml><?xml version="1.0" encoding="utf-8"?>
<math xmlns="http://www.w3.org/1998/Math/MathML">
  <semantics>
    <msub>
      <mi>x</mi>
      <mn>0</mn>
    </msub>
    <annotation encoding="StarMath 5.0">x_{0}</annotation>
  </semantics>
</math>
</file>

<file path=Object 67/content.xml><?xml version="1.0" encoding="utf-8"?>
<math xmlns="http://www.w3.org/1998/Math/MathML">
  <semantics>
    <mrow>
      <mi>f</mi>
      <mi>'</mi>
      <mrow>
        <mrow>
          <mo stretchy="false">(</mo>
          <msub>
            <mi>x</mi>
            <mn>0</mn>
          </msub>
          <mo stretchy="false">)</mo>
        </mrow>
        <mi mathvariant="normal">=</mi>
        <mn>0</mn>
      </mrow>
    </mrow>
    <annotation encoding="StarMath 5.0">f'(x_{0})={0}</annotation>
  </semantics>
</math>
</file>

<file path=Object 68/content.xml><?xml version="1.0" encoding="utf-8"?>
<math xmlns="http://www.w3.org/1998/Math/MathML">
  <semantics>
    <mrow>
      <mi>f</mi>
      <mi>'</mi>
    </mrow>
    <annotation encoding="StarMath 5.0">f'</annotation>
  </semantics>
</math>
</file>

<file path=Object 69/content.xml><?xml version="1.0" encoding="utf-8"?>
<math xmlns="http://www.w3.org/1998/Math/MathML">
  <semantics>
    <msub>
      <mi>x</mi>
      <mn>0</mn>
    </msub>
    <annotation encoding="StarMath 5.0">x_{0}</annotation>
  </semantics>
</math>
</file>

<file path=Object 7/content.xml><?xml version="1.0" encoding="utf-8"?>
<math xmlns="http://www.w3.org/1998/Math/MathML">
  <semantics>
    <mrow>
      <msub>
        <mi>t</mi>
        <mn>0</mn>
      </msub>
      <mi mathvariant="normal">=</mi>
      <mn>0s</mn>
    </mrow>
    <annotation encoding="StarMath 5.0">t_{0}=0s</annotation>
  </semantics>
</math>
</file>

<file path=Object 70/content.xml><?xml version="1.0" encoding="utf-8"?>
<math xmlns="http://www.w3.org/1998/Math/MathML">
  <semantics>
    <mi>f</mi>
    <annotation encoding="StarMath 5.0">f</annotation>
  </semantics>
</math>
</file>

<file path=Object 71/content.xml><?xml version="1.0" encoding="utf-8"?>
<math xmlns="http://www.w3.org/1998/Math/MathML">
  <semantics>
    <msub>
      <mi>x</mi>
      <mn>0</mn>
    </msub>
    <annotation encoding="StarMath 5.0">x_{0}</annotation>
  </semantics>
</math>
</file>

<file path=Object 72/content.xml><?xml version="1.0" encoding="utf-8"?>
<math xmlns="http://www.w3.org/1998/Math/MathML">
  <semantics>
    <mrow>
      <mi>f</mi>
      <mi>'</mi>
      <mrow>
        <mrow>
          <mo stretchy="false">(</mo>
          <msub>
            <mi>x</mi>
            <mn>0</mn>
          </msub>
          <mo stretchy="false">)</mo>
        </mrow>
        <mi mathvariant="normal">=</mi>
        <mn>0</mn>
      </mrow>
    </mrow>
    <annotation encoding="StarMath 5.0">f'(x_{0})={0}</annotation>
  </semantics>
</math>
</file>

<file path=Object 73/content.xml><?xml version="1.0" encoding="utf-8"?>
<math xmlns="http://www.w3.org/1998/Math/MathML">
  <semantics>
    <mrow>
      <mi>f</mi>
      <mi>'</mi>
      <mi>'</mi>
      <mrow>
        <mrow>
          <mo stretchy="false">(</mo>
          <msub>
            <mi>x</mi>
            <mn>0</mn>
          </msub>
          <mo stretchy="false">)</mo>
        </mrow>
        <mi mathvariant="normal">≠</mi>
        <mn>0</mn>
      </mrow>
    </mrow>
    <annotation encoding="StarMath 5.0">f''(x_{0})&lt;&gt;{0}</annotation>
  </semantics>
</math>
</file>

<file path=Object 74/content.xml><?xml version="1.0" encoding="utf-8"?>
<math xmlns="http://www.w3.org/1998/Math/MathML">
  <semantics>
    <mi>f</mi>
    <annotation encoding="StarMath 5.0">f</annotation>
  </semantics>
</math>
</file>

<file path=Object 75/content.xml><?xml version="1.0" encoding="utf-8"?>
<math xmlns="http://www.w3.org/1998/Math/MathML">
  <semantics>
    <msub>
      <mi>x</mi>
      <mn>0</mn>
    </msub>
    <annotation encoding="StarMath 5.0">x_{0}</annotation>
  </semantics>
</math>
</file>

<file path=Object 76/content.xml><?xml version="1.0" encoding="utf-8"?>
<math xmlns="http://www.w3.org/1998/Math/MathML">
  <semantics>
    <mrow>
      <mi>f</mi>
      <mi>'</mi>
      <mi>'</mi>
      <mrow>
        <mrow>
          <mo stretchy="false">(</mo>
          <msub>
            <mi>x</mi>
            <mn>0</mn>
          </msub>
          <mo stretchy="false">)</mo>
        </mrow>
        <mo stretchy="false">&lt;</mo>
        <mn>0</mn>
      </mrow>
    </mrow>
    <annotation encoding="StarMath 5.0">f''(x_{0})&lt;{0}</annotation>
  </semantics>
</math>
</file>

<file path=Object 77/content.xml><?xml version="1.0" encoding="utf-8"?>
<math xmlns="http://www.w3.org/1998/Math/MathML">
  <semantics>
    <mrow>
      <mi>f</mi>
      <mi>'</mi>
      <mi>'</mi>
      <mrow>
        <mrow>
          <mo stretchy="false">(</mo>
          <msub>
            <mi>x</mi>
            <mn>0</mn>
          </msub>
          <mo stretchy="false">)</mo>
        </mrow>
        <mo stretchy="false">&gt;</mo>
        <mn>0</mn>
      </mrow>
    </mrow>
    <annotation encoding="StarMath 5.0">f''(x_{0})&gt;{0}</annotation>
  </semantics>
</math>
</file>

<file path=Object 78/content.xml><?xml version="1.0" encoding="utf-8"?>
<math xmlns="http://www.w3.org/1998/Math/MathML">
  <semantics>
    <mrow>
      <mi>f</mi>
      <mi>'</mi>
    </mrow>
    <annotation encoding="StarMath 5.0">f'</annotation>
  </semantics>
</math>
</file>

<file path=Object 79/content.xml><?xml version="1.0" encoding="utf-8"?>
<math xmlns="http://www.w3.org/1998/Math/MathML">
  <semantics>
    <msub>
      <mi>x</mi>
      <mn>0</mn>
    </msub>
    <annotation encoding="StarMath 5.0">x_{0}</annotation>
  </semantics>
</math>
</file>

<file path=Object 8/content.xml><?xml version="1.0" encoding="utf-8"?>
<math xmlns="http://www.w3.org/1998/Math/MathML">
  <semantics>
    <mrow>
      <mrow>
        <msub>
          <mi>t</mi>
          <mn>1</mn>
        </msub>
        <mi mathvariant="normal">=</mi>
        <mn>100</mn>
      </mrow>
      <mi>s</mi>
    </mrow>
    <annotation encoding="StarMath 5.0">t_{1}={100}s</annotation>
  </semantics>
</math>
</file>

<file path=Object 80/content.xml><?xml version="1.0" encoding="utf-8"?>
<math xmlns="http://www.w3.org/1998/Math/MathML">
  <semantics>
    <mrow>
      <mi>f</mi>
      <mrow>
        <mrow>
          <mo stretchy="false">(</mo>
          <mi>x</mi>
          <mo stretchy="false">)</mo>
        </mrow>
        <mi mathvariant="normal">=</mi>
        <mn>1</mn>
      </mrow>
    </mrow>
    <annotation encoding="StarMath 5.0">f(x)={1} </annotation>
  </semantics>
</math>
</file>

<file path=Object 81/content.xml><?xml version="1.0" encoding="utf-8"?>
<math xmlns="http://www.w3.org/1998/Math/MathML">
  <semantics>
    <mrow>
      <mi>f</mi>
      <mi>'</mi>
      <mi>'</mi>
      <mrow>
        <mrow>
          <mo stretchy="false">(</mo>
          <msub>
            <mi>x</mi>
            <mn>0</mn>
          </msub>
          <mo stretchy="false">)</mo>
        </mrow>
        <mi mathvariant="normal">=</mi>
        <mn>0</mn>
      </mrow>
    </mrow>
    <annotation encoding="StarMath 5.0">f''(x_{0})={0}</annotation>
  </semantics>
</math>
</file>

<file path=Object 82/content.xml><?xml version="1.0" encoding="utf-8"?>
<math xmlns="http://www.w3.org/1998/Math/MathML">
  <semantics>
    <mrow>
      <mi>f</mi>
      <mi>'</mi>
      <mi>'</mi>
    </mrow>
    <annotation encoding="StarMath 5.0">f''</annotation>
  </semantics>
</math>
</file>

<file path=Object 83/content.xml><?xml version="1.0" encoding="utf-8"?>
<math xmlns="http://www.w3.org/1998/Math/MathML">
  <semantics>
    <msub>
      <mi>x</mi>
      <mn>0</mn>
    </msub>
    <annotation encoding="StarMath 5.0">x_{0}</annotation>
  </semantics>
</math>
</file>

<file path=Object 84/content.xml><?xml version="1.0" encoding="utf-8"?>
<math xmlns="http://www.w3.org/1998/Math/MathML">
  <semantics>
    <mi>f</mi>
    <annotation encoding="StarMath 5.0">f</annotation>
  </semantics>
</math>
</file>

<file path=Object 85/content.xml><?xml version="1.0" encoding="utf-8"?>
<math xmlns="http://www.w3.org/1998/Math/MathML">
  <semantics>
    <msub>
      <mi>x</mi>
      <mn>0</mn>
    </msub>
    <annotation encoding="StarMath 5.0">x_{0}</annotation>
  </semantics>
</math>
</file>

<file path=Object 86/content.xml><?xml version="1.0" encoding="utf-8"?>
<math xmlns="http://www.w3.org/1998/Math/MathML">
  <semantics>
    <mrow>
      <mi>f</mi>
      <mi>'</mi>
      <mi>'</mi>
      <mrow>
        <mrow>
          <mo stretchy="false">(</mo>
          <msub>
            <mi>x</mi>
            <mn>0</mn>
          </msub>
          <mo stretchy="false">)</mo>
        </mrow>
        <mi mathvariant="normal">=</mi>
        <mn>0</mn>
      </mrow>
    </mrow>
    <annotation encoding="StarMath 5.0">f''(x_{0})={0}</annotation>
  </semantics>
</math>
</file>

<file path=Object 87/content.xml><?xml version="1.0" encoding="utf-8"?>
<math xmlns="http://www.w3.org/1998/Math/MathML">
  <semantics>
    <mrow>
      <mi>f</mi>
      <mi>'</mi>
      <mi>'</mi>
      <mi>'</mi>
      <mrow>
        <mrow>
          <mo stretchy="false">(</mo>
          <msub>
            <mi>x</mi>
            <mn>0</mn>
          </msub>
          <mo stretchy="false">)</mo>
        </mrow>
        <mi mathvariant="normal">≠</mi>
        <mn>0</mn>
      </mrow>
    </mrow>
    <annotation encoding="StarMath 5.0">f'''(x_{0})&lt;&gt;{0}</annotation>
  </semantics>
</math>
</file>

<file path=Object 88/content.xml><?xml version="1.0" encoding="utf-8"?>
<math xmlns="http://www.w3.org/1998/Math/MathML">
  <semantics>
    <mi>f</mi>
    <annotation encoding="StarMath 5.0">f</annotation>
  </semantics>
</math>
</file>

<file path=Object 89/content.xml><?xml version="1.0" encoding="utf-8"?>
<math xmlns="http://www.w3.org/1998/Math/MathML">
  <semantics>
    <msub>
      <mi>x</mi>
      <mn>0</mn>
    </msub>
    <annotation encoding="StarMath 5.0">x_{0}</annotation>
  </semantics>
</math>
</file>

<file path=Object 9/content.xml><?xml version="1.0" encoding="utf-8"?>
<math xmlns="http://www.w3.org/1998/Math/MathML">
  <semantics>
    <mrow>
      <mrow>
        <mrow>
          <mrow>
            <msub>
              <mi>v</mi>
              <mi mathvariant="italic">mittel</mi>
            </msub>
            <mi mathvariant="normal">=</mi>
            <mfrac>
              <mrow>
                <mn>5000</mn>
                <mi>m</mi>
                <mi>–</mi>
                <mn>3000</mn>
                <mi>m</mi>
              </mrow>
              <mrow>
                <mn>100</mn>
                <mi>s</mi>
                <mi>–</mi>
                <mn>0</mn>
                <mi>s</mi>
              </mrow>
            </mfrac>
          </mrow>
          <mi mathvariant="normal">=</mi>
          <mfrac>
            <mrow>
              <mn>2000</mn>
              <mi>m</mi>
            </mrow>
            <mrow>
              <mn>100</mn>
              <mi>s</mi>
            </mrow>
          </mfrac>
        </mrow>
        <mi mathvariant="normal">=</mi>
        <mn>20</mn>
      </mrow>
      <mfrac>
        <mi>m</mi>
        <mi>s</mi>
      </mfrac>
    </mrow>
    <annotation encoding="StarMath 5.0">v_mittel={{5000} m – {3000} m} over {{100} s – {0} s}={{2000} m} over {{100} s}= {20} m over s</annotation>
  </semantics>
</math>
</file>

<file path=Object 90/content.xml><?xml version="1.0" encoding="utf-8"?>
<math xmlns="http://www.w3.org/1998/Math/MathML">
  <semantics>
    <mrow>
      <mi>f</mi>
      <mi>'</mi>
    </mrow>
    <annotation encoding="StarMath 5.0">f'</annotation>
  </semantics>
</math>
</file>

<file path=Object 91/content.xml><?xml version="1.0" encoding="utf-8"?>
<math xmlns="http://www.w3.org/1998/Math/MathML">
  <semantics>
    <mrow>
      <mi>f</mi>
      <mi>'</mi>
      <mi>'</mi>
    </mrow>
    <annotation encoding="StarMath 5.0">f''</annotation>
  </semantics>
</math>
</file>

<file path=Object 92/content.xml><?xml version="1.0" encoding="utf-8"?>
<math xmlns="http://www.w3.org/1998/Math/MathML">
  <semantics>
    <mrow>
      <mi>f</mi>
      <mi>'</mi>
      <mi>'</mi>
    </mrow>
    <annotation encoding="StarMath 5.0">f''</annotation>
  </semantics>
</math>
</file>

<file path=Object 93/content.xml><?xml version="1.0" encoding="utf-8"?>
<math xmlns="http://www.w3.org/1998/Math/MathML">
  <semantics>
    <mrow>
      <mi>f</mi>
      <mi>'</mi>
      <mi>'</mi>
      <mi>'</mi>
    </mrow>
    <annotation encoding="StarMath 5.0">f'''</annotation>
  </semantics>
</math>
</file>

<file path=Object 94/content.xml><?xml version="1.0" encoding="utf-8"?>
<math xmlns="http://www.w3.org/1998/Math/MathML">
  <semantics>
    <mrow>
      <mi>f</mi>
      <mi>'</mi>
      <mrow>
        <mrow>
          <mo stretchy="false">(</mo>
          <mi>x</mi>
          <mo stretchy="false">)</mo>
        </mrow>
        <mi mathvariant="normal">=</mi>
        <mn>0</mn>
      </mrow>
    </mrow>
    <annotation encoding="StarMath 5.0">f'(x)={0}</annotation>
  </semantics>
</math>
</file>

<file path=Object 95/content.xml><?xml version="1.0" encoding="utf-8"?>
<math xmlns="http://www.w3.org/1998/Math/MathML">
  <semantics>
    <mrow>
      <mi>f</mi>
      <mi>'</mi>
      <mi>'</mi>
      <mrow>
        <mrow>
          <mo stretchy="false">(</mo>
          <mi>x</mi>
          <mo stretchy="false">)</mo>
        </mrow>
        <mi mathvariant="normal">=</mi>
        <mn>0</mn>
      </mrow>
    </mrow>
    <annotation encoding="StarMath 5.0">f''(x)={0} </annotation>
  </semantics>
</math>
</file>

<file path=Object 96/content.xml><?xml version="1.0" encoding="utf-8"?>
<math xmlns="http://www.w3.org/1998/Math/MathML">
  <semantics>
    <mrow>
      <mi>f</mi>
      <mrow>
        <mrow>
          <mo stretchy="false">(</mo>
          <msub>
            <mi>x</mi>
            <mn>0</mn>
          </msub>
          <mo stretchy="false">)</mo>
        </mrow>
        <mo stretchy="false">≤</mo>
        <mi>f</mi>
      </mrow>
      <mrow>
        <mo stretchy="false">(</mo>
        <mi>x</mi>
        <mo stretchy="false">)</mo>
      </mrow>
    </mrow>
    <annotation encoding="StarMath 5.0">f(x_{0}) leslant f(x)</annotation>
  </semantics>
</math>
</file>

<file path=Object 97/content.xml><?xml version="1.0" encoding="utf-8"?>
<math xmlns="http://www.w3.org/1998/Math/MathML">
  <semantics>
    <msub>
      <mi>x</mi>
      <mn>0</mn>
    </msub>
    <annotation encoding="StarMath 5.0">x_{0}</annotation>
  </semantics>
</math>
</file>

<file path=Object 98/content.xml><?xml version="1.0" encoding="utf-8"?>
<math xmlns="http://www.w3.org/1998/Math/MathML">
  <semantics>
    <mrow>
      <mi>f</mi>
      <mrow>
        <mrow>
          <mo stretchy="false">(</mo>
          <msub>
            <mi>x</mi>
            <mn>0</mn>
          </msub>
          <mo stretchy="false">)</mo>
        </mrow>
        <mo stretchy="false">&lt;</mo>
        <mi>f</mi>
      </mrow>
      <mrow>
        <mo stretchy="false">(</mo>
        <mi>x</mi>
        <mo stretchy="false">)</mo>
      </mrow>
    </mrow>
    <annotation encoding="StarMath 5.0">f(x_{0})&lt;f(x)</annotation>
  </semantics>
</math>
</file>

<file path=Object 99/content.xml><?xml version="1.0" encoding="utf-8"?>
<math xmlns="http://www.w3.org/1998/Math/MathML">
  <semantics>
    <mrow>
      <mi>f</mi>
      <mrow>
        <mrow>
          <mo stretchy="false">(</mo>
          <mi>x</mi>
          <mo stretchy="false">)</mo>
        </mrow>
        <mi mathvariant="normal">=</mi>
        <msup>
          <mi>x</mi>
          <mn>4</mn>
        </msup>
      </mrow>
    </mrow>
    <annotation encoding="StarMath 5.0">f(x)=x^{4}</annotation>
  </semantics>
</math>
</file>